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Horiz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Aim Cum)</text:p>
          </table:table-cell>
          <table:table-cell office:value-type="string" calcext:value-type="string">
            <text:p>Depth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]=&quot;forward&quot;; [.B2])" office:value-type="float" office:value="5" calcext:value-type="float">
            <text:p>5</text:p>
          </table:table-cell>
          <table:table-cell table:formula="of:=IF([.A2]=&quot;down&quot;; [.B2]; IF([.A2]=&quot;up&quot;; -[.B2];0))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table:formula="of:=IF([.A2] = &quot;forward&quot;; [.B2]*[.E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]=&quot;forward&quot;; [.B3])" office:value-type="float" office:value="0" calcext:value-type="float">
            <text:p>0</text:p>
          </table:table-cell>
          <table:table-cell table:formula="of:=IF([.A3]=&quot;down&quot;; [.B3]; IF([.A3]=&quot;up&quot;; -[.B3];0))" office:value-type="float" office:value="8" calcext:value-type="float">
            <text:p>8</text:p>
          </table:table-cell>
          <table:table-cell table:formula="of:=SUM([.$D$2:.D3])" office:value-type="float" office:value="8" calcext:value-type="float">
            <text:p>8</text:p>
          </table:table-cell>
          <table:table-cell table:formula="of:=IF([.A3] = &quot;forward&quot;; [.B3]*[.E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]=&quot;forward&quot;; [.B4])" office:value-type="float" office:value="0" calcext:value-type="float">
            <text:p>0</text:p>
          </table:table-cell>
          <table:table-cell table:formula="of:=IF([.A4]=&quot;down&quot;; [.B4]; IF([.A4]=&quot;up&quot;; -[.B4];0))" office:value-type="float" office:value="6" calcext:value-type="float">
            <text:p>6</text:p>
          </table:table-cell>
          <table:table-cell table:formula="of:=SUM([.$D$2:.D4])" office:value-type="float" office:value="14" calcext:value-type="float">
            <text:p>14</text:p>
          </table:table-cell>
          <table:table-cell table:formula="of:=IF([.A4] = &quot;forward&quot;; [.B4]*[.E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]=&quot;forward&quot;; [.B5])" office:value-type="float" office:value="0" calcext:value-type="float">
            <text:p>0</text:p>
          </table:table-cell>
          <table:table-cell table:formula="of:=IF([.A5]=&quot;down&quot;; [.B5]; IF([.A5]=&quot;up&quot;; -[.B5];0))" office:value-type="float" office:value="7" calcext:value-type="float">
            <text:p>7</text:p>
          </table:table-cell>
          <table:table-cell table:formula="of:=SUM([.$D$2:.D5])" office:value-type="float" office:value="21" calcext:value-type="float">
            <text:p>21</text:p>
          </table:table-cell>
          <table:table-cell table:formula="of:=IF([.A5] = &quot;forward&quot;; [.B5]*[.E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]=&quot;forward&quot;; [.B6])" office:value-type="float" office:value="0" calcext:value-type="float">
            <text:p>0</text:p>
          </table:table-cell>
          <table:table-cell table:formula="of:=IF([.A6]=&quot;down&quot;; [.B6]; IF([.A6]=&quot;up&quot;; -[.B6];0))" office:value-type="float" office:value="8" calcext:value-type="float">
            <text:p>8</text:p>
          </table:table-cell>
          <table:table-cell table:formula="of:=SUM([.$D$2:.D6])" office:value-type="float" office:value="29" calcext:value-type="float">
            <text:p>29</text:p>
          </table:table-cell>
          <table:table-cell table:formula="of:=IF([.A6] = &quot;forward&quot;; [.B6]*[.E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]=&quot;forward&quot;; [.B7])" office:value-type="float" office:value="7" calcext:value-type="float">
            <text:p>7</text:p>
          </table:table-cell>
          <table:table-cell table:formula="of:=IF([.A7]=&quot;down&quot;; [.B7]; IF([.A7]=&quot;up&quot;; -[.B7];0))" office:value-type="float" office:value="0" calcext:value-type="float">
            <text:p>0</text:p>
          </table:table-cell>
          <table:table-cell table:formula="of:=SUM([.$D$2:.D7])" office:value-type="float" office:value="29" calcext:value-type="float">
            <text:p>29</text:p>
          </table:table-cell>
          <table:table-cell table:formula="of:=IF([.A7] = &quot;forward&quot;; [.B7]*[.E7]; 0)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]=&quot;forward&quot;; [.B8])" office:value-type="float" office:value="0" calcext:value-type="float">
            <text:p>0</text:p>
          </table:table-cell>
          <table:table-cell table:formula="of:=IF([.A8]=&quot;down&quot;; [.B8]; IF([.A8]=&quot;up&quot;; -[.B8];0))" office:value-type="float" office:value="3" calcext:value-type="float">
            <text:p>3</text:p>
          </table:table-cell>
          <table:table-cell table:formula="of:=SUM([.$D$2:.D8])" office:value-type="float" office:value="32" calcext:value-type="float">
            <text:p>32</text:p>
          </table:table-cell>
          <table:table-cell table:formula="of:=IF([.A8] = &quot;forward&quot;; [.B8]*[.E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]=&quot;forward&quot;; [.B9])" office:value-type="float" office:value="0" calcext:value-type="float">
            <text:p>0</text:p>
          </table:table-cell>
          <table:table-cell table:formula="of:=IF([.A9]=&quot;down&quot;; [.B9]; IF([.A9]=&quot;up&quot;; -[.B9];0))" office:value-type="float" office:value="-6" calcext:value-type="float">
            <text:p>-6</text:p>
          </table:table-cell>
          <table:table-cell table:formula="of:=SUM([.$D$2:.D9])" office:value-type="float" office:value="26" calcext:value-type="float">
            <text:p>26</text:p>
          </table:table-cell>
          <table:table-cell table:formula="of:=IF([.A9] = &quot;forward&quot;; [.B9]*[.E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0]=&quot;forward&quot;; [.B10])" office:value-type="float" office:value="6" calcext:value-type="float">
            <text:p>6</text:p>
          </table:table-cell>
          <table:table-cell table:formula="of:=IF([.A10]=&quot;down&quot;; [.B10]; IF([.A10]=&quot;up&quot;; -[.B10];0))" office:value-type="float" office:value="0" calcext:value-type="float">
            <text:p>0</text:p>
          </table:table-cell>
          <table:table-cell table:formula="of:=SUM([.$D$2:.D10])" office:value-type="float" office:value="26" calcext:value-type="float">
            <text:p>26</text:p>
          </table:table-cell>
          <table:table-cell table:formula="of:=IF([.A10] = &quot;forward&quot;; [.B10]*[.E10]; 0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1]=&quot;forward&quot;; [.B11])" office:value-type="float" office:value="0" calcext:value-type="float">
            <text:p>0</text:p>
          </table:table-cell>
          <table:table-cell table:formula="of:=IF([.A11]=&quot;down&quot;; [.B11]; IF([.A11]=&quot;up&quot;; -[.B11];0))" office:value-type="float" office:value="2" calcext:value-type="float">
            <text:p>2</text:p>
          </table:table-cell>
          <table:table-cell table:formula="of:=SUM([.$D$2:.D11])" office:value-type="float" office:value="28" calcext:value-type="float">
            <text:p>28</text:p>
          </table:table-cell>
          <table:table-cell table:formula="of:=IF([.A11] = &quot;forward&quot;; [.B11]*[.E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2]=&quot;forward&quot;; [.B12])" office:value-type="float" office:value="5" calcext:value-type="float">
            <text:p>5</text:p>
          </table:table-cell>
          <table:table-cell table:formula="of:=IF([.A12]=&quot;down&quot;; [.B12]; IF([.A12]=&quot;up&quot;; -[.B12];0))" office:value-type="float" office:value="0" calcext:value-type="float">
            <text:p>0</text:p>
          </table:table-cell>
          <table:table-cell table:formula="of:=SUM([.$D$2:.D12])" office:value-type="float" office:value="28" calcext:value-type="float">
            <text:p>28</text:p>
          </table:table-cell>
          <table:table-cell table:formula="of:=IF([.A12] = &quot;forward&quot;; [.B12]*[.E12]; 0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3]=&quot;forward&quot;; [.B13])" office:value-type="float" office:value="0" calcext:value-type="float">
            <text:p>0</text:p>
          </table:table-cell>
          <table:table-cell table:formula="of:=IF([.A13]=&quot;down&quot;; [.B13]; IF([.A13]=&quot;up&quot;; -[.B13];0))" office:value-type="float" office:value="6" calcext:value-type="float">
            <text:p>6</text:p>
          </table:table-cell>
          <table:table-cell table:formula="of:=SUM([.$D$2:.D13])" office:value-type="float" office:value="34" calcext:value-type="float">
            <text:p>34</text:p>
          </table:table-cell>
          <table:table-cell table:formula="of:=IF([.A13] = &quot;forward&quot;; [.B13]*[.E1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4]=&quot;forward&quot;; [.B14])" office:value-type="float" office:value="0" calcext:value-type="float">
            <text:p>0</text:p>
          </table:table-cell>
          <table:table-cell table:formula="of:=IF([.A14]=&quot;down&quot;; [.B14]; IF([.A14]=&quot;up&quot;; -[.B14];0))" office:value-type="float" office:value="-3" calcext:value-type="float">
            <text:p>-3</text:p>
          </table:table-cell>
          <table:table-cell table:formula="of:=SUM([.$D$2:.D14])" office:value-type="float" office:value="31" calcext:value-type="float">
            <text:p>31</text:p>
          </table:table-cell>
          <table:table-cell table:formula="of:=IF([.A14] = &quot;forward&quot;; [.B14]*[.E1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5]=&quot;forward&quot;; [.B15])" office:value-type="float" office:value="0" calcext:value-type="float">
            <text:p>0</text:p>
          </table:table-cell>
          <table:table-cell table:formula="of:=IF([.A15]=&quot;down&quot;; [.B15]; IF([.A15]=&quot;up&quot;; -[.B15];0))" office:value-type="float" office:value="4" calcext:value-type="float">
            <text:p>4</text:p>
          </table:table-cell>
          <table:table-cell table:formula="of:=SUM([.$D$2:.D15])" office:value-type="float" office:value="35" calcext:value-type="float">
            <text:p>35</text:p>
          </table:table-cell>
          <table:table-cell table:formula="of:=IF([.A15] = &quot;forward&quot;; [.B15]*[.E1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6]=&quot;forward&quot;; [.B16])" office:value-type="float" office:value="4" calcext:value-type="float">
            <text:p>4</text:p>
          </table:table-cell>
          <table:table-cell table:formula="of:=IF([.A16]=&quot;down&quot;; [.B16]; IF([.A16]=&quot;up&quot;; -[.B16];0))" office:value-type="float" office:value="0" calcext:value-type="float">
            <text:p>0</text:p>
          </table:table-cell>
          <table:table-cell table:formula="of:=SUM([.$D$2:.D16])" office:value-type="float" office:value="35" calcext:value-type="float">
            <text:p>35</text:p>
          </table:table-cell>
          <table:table-cell table:formula="of:=IF([.A16] = &quot;forward&quot;; [.B16]*[.E16]; 0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7]=&quot;forward&quot;; [.B17])" office:value-type="float" office:value="0" calcext:value-type="float">
            <text:p>0</text:p>
          </table:table-cell>
          <table:table-cell table:formula="of:=IF([.A17]=&quot;down&quot;; [.B17]; IF([.A17]=&quot;up&quot;; -[.B17];0))" office:value-type="float" office:value="6" calcext:value-type="float">
            <text:p>6</text:p>
          </table:table-cell>
          <table:table-cell table:formula="of:=SUM([.$D$2:.D17])" office:value-type="float" office:value="41" calcext:value-type="float">
            <text:p>41</text:p>
          </table:table-cell>
          <table:table-cell table:formula="of:=IF([.A17] = &quot;forward&quot;; [.B17]*[.E1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8]=&quot;forward&quot;; [.B18])" office:value-type="float" office:value="0" calcext:value-type="float">
            <text:p>0</text:p>
          </table:table-cell>
          <table:table-cell table:formula="of:=IF([.A18]=&quot;down&quot;; [.B18]; IF([.A18]=&quot;up&quot;; -[.B18];0))" office:value-type="float" office:value="1" calcext:value-type="float">
            <text:p>1</text:p>
          </table:table-cell>
          <table:table-cell table:formula="of:=SUM([.$D$2:.D18])" office:value-type="float" office:value="42" calcext:value-type="float">
            <text:p>42</text:p>
          </table:table-cell>
          <table:table-cell table:formula="of:=IF([.A18] = &quot;forward&quot;; [.B18]*[.E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9]=&quot;forward&quot;; [.B19])" office:value-type="float" office:value="0" calcext:value-type="float">
            <text:p>0</text:p>
          </table:table-cell>
          <table:table-cell table:formula="of:=IF([.A19]=&quot;down&quot;; [.B19]; IF([.A19]=&quot;up&quot;; -[.B19];0))" office:value-type="float" office:value="-5" calcext:value-type="float">
            <text:p>-5</text:p>
          </table:table-cell>
          <table:table-cell table:formula="of:=SUM([.$D$2:.D19])" office:value-type="float" office:value="37" calcext:value-type="float">
            <text:p>37</text:p>
          </table:table-cell>
          <table:table-cell table:formula="of:=IF([.A19] = &quot;forward&quot;; [.B19]*[.E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0]=&quot;forward&quot;; [.B20])" office:value-type="float" office:value="5" calcext:value-type="float">
            <text:p>5</text:p>
          </table:table-cell>
          <table:table-cell table:formula="of:=IF([.A20]=&quot;down&quot;; [.B20]; IF([.A20]=&quot;up&quot;; -[.B20];0))" office:value-type="float" office:value="0" calcext:value-type="float">
            <text:p>0</text:p>
          </table:table-cell>
          <table:table-cell table:formula="of:=SUM([.$D$2:.D20])" office:value-type="float" office:value="37" calcext:value-type="float">
            <text:p>37</text:p>
          </table:table-cell>
          <table:table-cell table:formula="of:=IF([.A20] = &quot;forward&quot;; [.B20]*[.E20]; 0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1]=&quot;forward&quot;; [.B21])" office:value-type="float" office:value="0" calcext:value-type="float">
            <text:p>0</text:p>
          </table:table-cell>
          <table:table-cell table:formula="of:=IF([.A21]=&quot;down&quot;; [.B21]; IF([.A21]=&quot;up&quot;; -[.B21];0))" office:value-type="float" office:value="1" calcext:value-type="float">
            <text:p>1</text:p>
          </table:table-cell>
          <table:table-cell table:formula="of:=SUM([.$D$2:.D21])" office:value-type="float" office:value="38" calcext:value-type="float">
            <text:p>38</text:p>
          </table:table-cell>
          <table:table-cell table:formula="of:=IF([.A21] = &quot;forward&quot;; [.B21]*[.E2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2]=&quot;forward&quot;; [.B22])" office:value-type="float" office:value="0" calcext:value-type="float">
            <text:p>0</text:p>
          </table:table-cell>
          <table:table-cell table:formula="of:=IF([.A22]=&quot;down&quot;; [.B22]; IF([.A22]=&quot;up&quot;; -[.B22];0))" office:value-type="float" office:value="7" calcext:value-type="float">
            <text:p>7</text:p>
          </table:table-cell>
          <table:table-cell table:formula="of:=SUM([.$D$2:.D22])" office:value-type="float" office:value="45" calcext:value-type="float">
            <text:p>45</text:p>
          </table:table-cell>
          <table:table-cell table:formula="of:=IF([.A22] = &quot;forward&quot;; [.B22]*[.E2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3]=&quot;forward&quot;; [.B23])" office:value-type="float" office:value="0" calcext:value-type="float">
            <text:p>0</text:p>
          </table:table-cell>
          <table:table-cell table:formula="of:=IF([.A23]=&quot;down&quot;; [.B23]; IF([.A23]=&quot;up&quot;; -[.B23];0))" office:value-type="float" office:value="-2" calcext:value-type="float">
            <text:p>-2</text:p>
          </table:table-cell>
          <table:table-cell table:formula="of:=SUM([.$D$2:.D23])" office:value-type="float" office:value="43" calcext:value-type="float">
            <text:p>43</text:p>
          </table:table-cell>
          <table:table-cell table:formula="of:=IF([.A23] = &quot;forward&quot;; [.B23]*[.E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4]=&quot;forward&quot;; [.B24])" office:value-type="float" office:value="0" calcext:value-type="float">
            <text:p>0</text:p>
          </table:table-cell>
          <table:table-cell table:formula="of:=IF([.A24]=&quot;down&quot;; [.B24]; IF([.A24]=&quot;up&quot;; -[.B24];0))" office:value-type="float" office:value="7" calcext:value-type="float">
            <text:p>7</text:p>
          </table:table-cell>
          <table:table-cell table:formula="of:=SUM([.$D$2:.D24])" office:value-type="float" office:value="50" calcext:value-type="float">
            <text:p>50</text:p>
          </table:table-cell>
          <table:table-cell table:formula="of:=IF([.A24] = &quot;forward&quot;; [.B24]*[.E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5]=&quot;forward&quot;; [.B25])" office:value-type="float" office:value="1" calcext:value-type="float">
            <text:p>1</text:p>
          </table:table-cell>
          <table:table-cell table:formula="of:=IF([.A25]=&quot;down&quot;; [.B25]; IF([.A25]=&quot;up&quot;; -[.B25];0))" office:value-type="float" office:value="0" calcext:value-type="float">
            <text:p>0</text:p>
          </table:table-cell>
          <table:table-cell table:formula="of:=SUM([.$D$2:.D25])" office:value-type="float" office:value="50" calcext:value-type="float">
            <text:p>50</text:p>
          </table:table-cell>
          <table:table-cell table:formula="of:=IF([.A25] = &quot;forward&quot;; [.B25]*[.E25]; 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6]=&quot;forward&quot;; [.B26])" office:value-type="float" office:value="6" calcext:value-type="float">
            <text:p>6</text:p>
          </table:table-cell>
          <table:table-cell table:formula="of:=IF([.A26]=&quot;down&quot;; [.B26]; IF([.A26]=&quot;up&quot;; -[.B26];0))" office:value-type="float" office:value="0" calcext:value-type="float">
            <text:p>0</text:p>
          </table:table-cell>
          <table:table-cell table:formula="of:=SUM([.$D$2:.D26])" office:value-type="float" office:value="50" calcext:value-type="float">
            <text:p>50</text:p>
          </table:table-cell>
          <table:table-cell table:formula="of:=IF([.A26] = &quot;forward&quot;; [.B26]*[.E26]; 0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7]=&quot;forward&quot;; [.B27])" office:value-type="float" office:value="0" calcext:value-type="float">
            <text:p>0</text:p>
          </table:table-cell>
          <table:table-cell table:formula="of:=IF([.A27]=&quot;down&quot;; [.B27]; IF([.A27]=&quot;up&quot;; -[.B27];0))" office:value-type="float" office:value="1" calcext:value-type="float">
            <text:p>1</text:p>
          </table:table-cell>
          <table:table-cell table:formula="of:=SUM([.$D$2:.D27])" office:value-type="float" office:value="51" calcext:value-type="float">
            <text:p>51</text:p>
          </table:table-cell>
          <table:table-cell table:formula="of:=IF([.A27] = &quot;forward&quot;; [.B27]*[.E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8]=&quot;forward&quot;; [.B28])" office:value-type="float" office:value="0" calcext:value-type="float">
            <text:p>0</text:p>
          </table:table-cell>
          <table:table-cell table:formula="of:=IF([.A28]=&quot;down&quot;; [.B28]; IF([.A28]=&quot;up&quot;; -[.B28];0))" office:value-type="float" office:value="-1" calcext:value-type="float">
            <text:p>-1</text:p>
          </table:table-cell>
          <table:table-cell table:formula="of:=SUM([.$D$2:.D28])" office:value-type="float" office:value="50" calcext:value-type="float">
            <text:p>50</text:p>
          </table:table-cell>
          <table:table-cell table:formula="of:=IF([.A28] = &quot;forward&quot;; [.B28]*[.E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9]=&quot;forward&quot;; [.B29])" office:value-type="float" office:value="0" calcext:value-type="float">
            <text:p>0</text:p>
          </table:table-cell>
          <table:table-cell table:formula="of:=IF([.A29]=&quot;down&quot;; [.B29]; IF([.A29]=&quot;up&quot;; -[.B29];0))" office:value-type="float" office:value="-4" calcext:value-type="float">
            <text:p>-4</text:p>
          </table:table-cell>
          <table:table-cell table:formula="of:=SUM([.$D$2:.D29])" office:value-type="float" office:value="46" calcext:value-type="float">
            <text:p>46</text:p>
          </table:table-cell>
          <table:table-cell table:formula="of:=IF([.A29] = &quot;forward&quot;; [.B29]*[.E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0]=&quot;forward&quot;; [.B30])" office:value-type="float" office:value="3" calcext:value-type="float">
            <text:p>3</text:p>
          </table:table-cell>
          <table:table-cell table:formula="of:=IF([.A30]=&quot;down&quot;; [.B30]; IF([.A30]=&quot;up&quot;; -[.B30];0))" office:value-type="float" office:value="0" calcext:value-type="float">
            <text:p>0</text:p>
          </table:table-cell>
          <table:table-cell table:formula="of:=SUM([.$D$2:.D30])" office:value-type="float" office:value="46" calcext:value-type="float">
            <text:p>46</text:p>
          </table:table-cell>
          <table:table-cell table:formula="of:=IF([.A30] = &quot;forward&quot;; [.B30]*[.E30]; 0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1]=&quot;forward&quot;; [.B31])" office:value-type="float" office:value="6" calcext:value-type="float">
            <text:p>6</text:p>
          </table:table-cell>
          <table:table-cell table:formula="of:=IF([.A31]=&quot;down&quot;; [.B31]; IF([.A31]=&quot;up&quot;; -[.B31];0))" office:value-type="float" office:value="0" calcext:value-type="float">
            <text:p>0</text:p>
          </table:table-cell>
          <table:table-cell table:formula="of:=SUM([.$D$2:.D31])" office:value-type="float" office:value="46" calcext:value-type="float">
            <text:p>46</text:p>
          </table:table-cell>
          <table:table-cell table:formula="of:=IF([.A31] = &quot;forward&quot;; [.B31]*[.E31]; 0)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2]=&quot;forward&quot;; [.B32])" office:value-type="float" office:value="1" calcext:value-type="float">
            <text:p>1</text:p>
          </table:table-cell>
          <table:table-cell table:formula="of:=IF([.A32]=&quot;down&quot;; [.B32]; IF([.A32]=&quot;up&quot;; -[.B32];0))" office:value-type="float" office:value="0" calcext:value-type="float">
            <text:p>0</text:p>
          </table:table-cell>
          <table:table-cell table:formula="of:=SUM([.$D$2:.D32])" office:value-type="float" office:value="46" calcext:value-type="float">
            <text:p>46</text:p>
          </table:table-cell>
          <table:table-cell table:formula="of:=IF([.A32] = &quot;forward&quot;; [.B32]*[.E32]; 0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3]=&quot;forward&quot;; [.B33])" office:value-type="float" office:value="4" calcext:value-type="float">
            <text:p>4</text:p>
          </table:table-cell>
          <table:table-cell table:formula="of:=IF([.A33]=&quot;down&quot;; [.B33]; IF([.A33]=&quot;up&quot;; -[.B33];0))" office:value-type="float" office:value="0" calcext:value-type="float">
            <text:p>0</text:p>
          </table:table-cell>
          <table:table-cell table:formula="of:=SUM([.$D$2:.D33])" office:value-type="float" office:value="46" calcext:value-type="float">
            <text:p>46</text:p>
          </table:table-cell>
          <table:table-cell table:formula="of:=IF([.A33] = &quot;forward&quot;; [.B33]*[.E33]; 0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4]=&quot;forward&quot;; [.B34])" office:value-type="float" office:value="0" calcext:value-type="float">
            <text:p>0</text:p>
          </table:table-cell>
          <table:table-cell table:formula="of:=IF([.A34]=&quot;down&quot;; [.B34]; IF([.A34]=&quot;up&quot;; -[.B34];0))" office:value-type="float" office:value="-3" calcext:value-type="float">
            <text:p>-3</text:p>
          </table:table-cell>
          <table:table-cell table:formula="of:=SUM([.$D$2:.D34])" office:value-type="float" office:value="43" calcext:value-type="float">
            <text:p>43</text:p>
          </table:table-cell>
          <table:table-cell table:formula="of:=IF([.A34] = &quot;forward&quot;; [.B34]*[.E3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5]=&quot;forward&quot;; [.B35])" office:value-type="float" office:value="1" calcext:value-type="float">
            <text:p>1</text:p>
          </table:table-cell>
          <table:table-cell table:formula="of:=IF([.A35]=&quot;down&quot;; [.B35]; IF([.A35]=&quot;up&quot;; -[.B35];0))" office:value-type="float" office:value="0" calcext:value-type="float">
            <text:p>0</text:p>
          </table:table-cell>
          <table:table-cell table:formula="of:=SUM([.$D$2:.D35])" office:value-type="float" office:value="43" calcext:value-type="float">
            <text:p>43</text:p>
          </table:table-cell>
          <table:table-cell table:formula="of:=IF([.A35] = &quot;forward&quot;; [.B35]*[.E35]; 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6]=&quot;forward&quot;; [.B36])" office:value-type="float" office:value="4" calcext:value-type="float">
            <text:p>4</text:p>
          </table:table-cell>
          <table:table-cell table:formula="of:=IF([.A36]=&quot;down&quot;; [.B36]; IF([.A36]=&quot;up&quot;; -[.B36];0))" office:value-type="float" office:value="0" calcext:value-type="float">
            <text:p>0</text:p>
          </table:table-cell>
          <table:table-cell table:formula="of:=SUM([.$D$2:.D36])" office:value-type="float" office:value="43" calcext:value-type="float">
            <text:p>43</text:p>
          </table:table-cell>
          <table:table-cell table:formula="of:=IF([.A36] = &quot;forward&quot;; [.B36]*[.E36]; 0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7]=&quot;forward&quot;; [.B37])" office:value-type="float" office:value="0" calcext:value-type="float">
            <text:p>0</text:p>
          </table:table-cell>
          <table:table-cell table:formula="of:=IF([.A37]=&quot;down&quot;; [.B37]; IF([.A37]=&quot;up&quot;; -[.B37];0))" office:value-type="float" office:value="9" calcext:value-type="float">
            <text:p>9</text:p>
          </table:table-cell>
          <table:table-cell table:formula="of:=SUM([.$D$2:.D37])" office:value-type="float" office:value="52" calcext:value-type="float">
            <text:p>52</text:p>
          </table:table-cell>
          <table:table-cell table:formula="of:=IF([.A37] = &quot;forward&quot;; [.B37]*[.E3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8]=&quot;forward&quot;; [.B38])" office:value-type="float" office:value="4" calcext:value-type="float">
            <text:p>4</text:p>
          </table:table-cell>
          <table:table-cell table:formula="of:=IF([.A38]=&quot;down&quot;; [.B38]; IF([.A38]=&quot;up&quot;; -[.B38];0))" office:value-type="float" office:value="0" calcext:value-type="float">
            <text:p>0</text:p>
          </table:table-cell>
          <table:table-cell table:formula="of:=SUM([.$D$2:.D38])" office:value-type="float" office:value="52" calcext:value-type="float">
            <text:p>52</text:p>
          </table:table-cell>
          <table:table-cell table:formula="of:=IF([.A38] = &quot;forward&quot;; [.B38]*[.E38]; 0)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9]=&quot;forward&quot;; [.B39])" office:value-type="float" office:value="8" calcext:value-type="float">
            <text:p>8</text:p>
          </table:table-cell>
          <table:table-cell table:formula="of:=IF([.A39]=&quot;down&quot;; [.B39]; IF([.A39]=&quot;up&quot;; -[.B39];0))" office:value-type="float" office:value="0" calcext:value-type="float">
            <text:p>0</text:p>
          </table:table-cell>
          <table:table-cell table:formula="of:=SUM([.$D$2:.D39])" office:value-type="float" office:value="52" calcext:value-type="float">
            <text:p>52</text:p>
          </table:table-cell>
          <table:table-cell table:formula="of:=IF([.A39] = &quot;forward&quot;; [.B39]*[.E39]; 0)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0]=&quot;forward&quot;; [.B40])" office:value-type="float" office:value="0" calcext:value-type="float">
            <text:p>0</text:p>
          </table:table-cell>
          <table:table-cell table:formula="of:=IF([.A40]=&quot;down&quot;; [.B40]; IF([.A40]=&quot;up&quot;; -[.B40];0))" office:value-type="float" office:value="-8" calcext:value-type="float">
            <text:p>-8</text:p>
          </table:table-cell>
          <table:table-cell table:formula="of:=SUM([.$D$2:.D40])" office:value-type="float" office:value="44" calcext:value-type="float">
            <text:p>44</text:p>
          </table:table-cell>
          <table:table-cell table:formula="of:=IF([.A40] = &quot;forward&quot;; [.B40]*[.E4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]=&quot;forward&quot;; [.B41])" office:value-type="float" office:value="5" calcext:value-type="float">
            <text:p>5</text:p>
          </table:table-cell>
          <table:table-cell table:formula="of:=IF([.A41]=&quot;down&quot;; [.B41]; IF([.A41]=&quot;up&quot;; -[.B41];0))" office:value-type="float" office:value="0" calcext:value-type="float">
            <text:p>0</text:p>
          </table:table-cell>
          <table:table-cell table:formula="of:=SUM([.$D$2:.D41])" office:value-type="float" office:value="44" calcext:value-type="float">
            <text:p>44</text:p>
          </table:table-cell>
          <table:table-cell table:formula="of:=IF([.A41] = &quot;forward&quot;; [.B41]*[.E41]; 0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42]=&quot;forward&quot;; [.B42])" office:value-type="float" office:value="0" calcext:value-type="float">
            <text:p>0</text:p>
          </table:table-cell>
          <table:table-cell table:formula="of:=IF([.A42]=&quot;down&quot;; [.B42]; IF([.A42]=&quot;up&quot;; -[.B42];0))" office:value-type="float" office:value="-4" calcext:value-type="float">
            <text:p>-4</text:p>
          </table:table-cell>
          <table:table-cell table:formula="of:=SUM([.$D$2:.D42])" office:value-type="float" office:value="40" calcext:value-type="float">
            <text:p>40</text:p>
          </table:table-cell>
          <table:table-cell table:formula="of:=IF([.A42] = &quot;forward&quot;; [.B42]*[.E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43]=&quot;forward&quot;; [.B43])" office:value-type="float" office:value="0" calcext:value-type="float">
            <text:p>0</text:p>
          </table:table-cell>
          <table:table-cell table:formula="of:=IF([.A43]=&quot;down&quot;; [.B43]; IF([.A43]=&quot;up&quot;; -[.B43];0))" office:value-type="float" office:value="-3" calcext:value-type="float">
            <text:p>-3</text:p>
          </table:table-cell>
          <table:table-cell table:formula="of:=SUM([.$D$2:.D43])" office:value-type="float" office:value="37" calcext:value-type="float">
            <text:p>37</text:p>
          </table:table-cell>
          <table:table-cell table:formula="of:=IF([.A43] = &quot;forward&quot;; [.B43]*[.E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4]=&quot;forward&quot;; [.B44])" office:value-type="float" office:value="0" calcext:value-type="float">
            <text:p>0</text:p>
          </table:table-cell>
          <table:table-cell table:formula="of:=IF([.A44]=&quot;down&quot;; [.B44]; IF([.A44]=&quot;up&quot;; -[.B44];0))" office:value-type="float" office:value="8" calcext:value-type="float">
            <text:p>8</text:p>
          </table:table-cell>
          <table:table-cell table:formula="of:=SUM([.$D$2:.D44])" office:value-type="float" office:value="45" calcext:value-type="float">
            <text:p>45</text:p>
          </table:table-cell>
          <table:table-cell table:formula="of:=IF([.A44] = &quot;forward&quot;; [.B44]*[.E4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5]=&quot;forward&quot;; [.B45])" office:value-type="float" office:value="5" calcext:value-type="float">
            <text:p>5</text:p>
          </table:table-cell>
          <table:table-cell table:formula="of:=IF([.A45]=&quot;down&quot;; [.B45]; IF([.A45]=&quot;up&quot;; -[.B45];0))" office:value-type="float" office:value="0" calcext:value-type="float">
            <text:p>0</text:p>
          </table:table-cell>
          <table:table-cell table:formula="of:=SUM([.$D$2:.D45])" office:value-type="float" office:value="45" calcext:value-type="float">
            <text:p>45</text:p>
          </table:table-cell>
          <table:table-cell table:formula="of:=IF([.A45] = &quot;forward&quot;; [.B45]*[.E45]; 0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6]=&quot;forward&quot;; [.B46])" office:value-type="float" office:value="0" calcext:value-type="float">
            <text:p>0</text:p>
          </table:table-cell>
          <table:table-cell table:formula="of:=IF([.A46]=&quot;down&quot;; [.B46]; IF([.A46]=&quot;up&quot;; -[.B46];0))" office:value-type="float" office:value="4" calcext:value-type="float">
            <text:p>4</text:p>
          </table:table-cell>
          <table:table-cell table:formula="of:=SUM([.$D$2:.D46])" office:value-type="float" office:value="49" calcext:value-type="float">
            <text:p>49</text:p>
          </table:table-cell>
          <table:table-cell table:formula="of:=IF([.A46] = &quot;forward&quot;; [.B46]*[.E4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7]=&quot;forward&quot;; [.B47])" office:value-type="float" office:value="1" calcext:value-type="float">
            <text:p>1</text:p>
          </table:table-cell>
          <table:table-cell table:formula="of:=IF([.A47]=&quot;down&quot;; [.B47]; IF([.A47]=&quot;up&quot;; -[.B47];0))" office:value-type="float" office:value="0" calcext:value-type="float">
            <text:p>0</text:p>
          </table:table-cell>
          <table:table-cell table:formula="of:=SUM([.$D$2:.D47])" office:value-type="float" office:value="49" calcext:value-type="float">
            <text:p>49</text:p>
          </table:table-cell>
          <table:table-cell table:formula="of:=IF([.A47] = &quot;forward&quot;; [.B47]*[.E47]; 0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8]=&quot;forward&quot;; [.B48])" office:value-type="float" office:value="7" calcext:value-type="float">
            <text:p>7</text:p>
          </table:table-cell>
          <table:table-cell table:formula="of:=IF([.A48]=&quot;down&quot;; [.B48]; IF([.A48]=&quot;up&quot;; -[.B48];0))" office:value-type="float" office:value="0" calcext:value-type="float">
            <text:p>0</text:p>
          </table:table-cell>
          <table:table-cell table:formula="of:=SUM([.$D$2:.D48])" office:value-type="float" office:value="49" calcext:value-type="float">
            <text:p>49</text:p>
          </table:table-cell>
          <table:table-cell table:formula="of:=IF([.A48] = &quot;forward&quot;; [.B48]*[.E48]; 0)"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9]=&quot;forward&quot;; [.B49])" office:value-type="float" office:value="0" calcext:value-type="float">
            <text:p>0</text:p>
          </table:table-cell>
          <table:table-cell table:formula="of:=IF([.A49]=&quot;down&quot;; [.B49]; IF([.A49]=&quot;up&quot;; -[.B49];0))" office:value-type="float" office:value="1" calcext:value-type="float">
            <text:p>1</text:p>
          </table:table-cell>
          <table:table-cell table:formula="of:=SUM([.$D$2:.D49])" office:value-type="float" office:value="50" calcext:value-type="float">
            <text:p>50</text:p>
          </table:table-cell>
          <table:table-cell table:formula="of:=IF([.A49] = &quot;forward&quot;; [.B49]*[.E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0]=&quot;forward&quot;; [.B50])" office:value-type="float" office:value="8" calcext:value-type="float">
            <text:p>8</text:p>
          </table:table-cell>
          <table:table-cell table:formula="of:=IF([.A50]=&quot;down&quot;; [.B50]; IF([.A50]=&quot;up&quot;; -[.B50];0))" office:value-type="float" office:value="0" calcext:value-type="float">
            <text:p>0</text:p>
          </table:table-cell>
          <table:table-cell table:formula="of:=SUM([.$D$2:.D50])" office:value-type="float" office:value="50" calcext:value-type="float">
            <text:p>50</text:p>
          </table:table-cell>
          <table:table-cell table:formula="of:=IF([.A50] = &quot;forward&quot;; [.B50]*[.E50]; 0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1]=&quot;forward&quot;; [.B51])" office:value-type="float" office:value="0" calcext:value-type="float">
            <text:p>0</text:p>
          </table:table-cell>
          <table:table-cell table:formula="of:=IF([.A51]=&quot;down&quot;; [.B51]; IF([.A51]=&quot;up&quot;; -[.B51];0))" office:value-type="float" office:value="4" calcext:value-type="float">
            <text:p>4</text:p>
          </table:table-cell>
          <table:table-cell table:formula="of:=SUM([.$D$2:.D51])" office:value-type="float" office:value="54" calcext:value-type="float">
            <text:p>54</text:p>
          </table:table-cell>
          <table:table-cell table:formula="of:=IF([.A51] = &quot;forward&quot;; [.B51]*[.E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2]=&quot;forward&quot;; [.B52])" office:value-type="float" office:value="2" calcext:value-type="float">
            <text:p>2</text:p>
          </table:table-cell>
          <table:table-cell table:formula="of:=IF([.A52]=&quot;down&quot;; [.B52]; IF([.A52]=&quot;up&quot;; -[.B52];0))" office:value-type="float" office:value="0" calcext:value-type="float">
            <text:p>0</text:p>
          </table:table-cell>
          <table:table-cell table:formula="of:=SUM([.$D$2:.D52])" office:value-type="float" office:value="54" calcext:value-type="float">
            <text:p>54</text:p>
          </table:table-cell>
          <table:table-cell table:formula="of:=IF([.A52] = &quot;forward&quot;; [.B52]*[.E52]; 0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3]=&quot;forward&quot;; [.B53])" office:value-type="float" office:value="7" calcext:value-type="float">
            <text:p>7</text:p>
          </table:table-cell>
          <table:table-cell table:formula="of:=IF([.A53]=&quot;down&quot;; [.B53]; IF([.A53]=&quot;up&quot;; -[.B53];0))" office:value-type="float" office:value="0" calcext:value-type="float">
            <text:p>0</text:p>
          </table:table-cell>
          <table:table-cell table:formula="of:=SUM([.$D$2:.D53])" office:value-type="float" office:value="54" calcext:value-type="float">
            <text:p>54</text:p>
          </table:table-cell>
          <table:table-cell table:formula="of:=IF([.A53] = &quot;forward&quot;; [.B53]*[.E53]; 0)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4]=&quot;forward&quot;; [.B54])" office:value-type="float" office:value="9" calcext:value-type="float">
            <text:p>9</text:p>
          </table:table-cell>
          <table:table-cell table:formula="of:=IF([.A54]=&quot;down&quot;; [.B54]; IF([.A54]=&quot;up&quot;; -[.B54];0))" office:value-type="float" office:value="0" calcext:value-type="float">
            <text:p>0</text:p>
          </table:table-cell>
          <table:table-cell table:formula="of:=SUM([.$D$2:.D54])" office:value-type="float" office:value="54" calcext:value-type="float">
            <text:p>54</text:p>
          </table:table-cell>
          <table:table-cell table:formula="of:=IF([.A54] = &quot;forward&quot;; [.B54]*[.E54]; 0)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55]=&quot;forward&quot;; [.B55])" office:value-type="float" office:value="0" calcext:value-type="float">
            <text:p>0</text:p>
          </table:table-cell>
          <table:table-cell table:formula="of:=IF([.A55]=&quot;down&quot;; [.B55]; IF([.A55]=&quot;up&quot;; -[.B55];0))" office:value-type="float" office:value="-4" calcext:value-type="float">
            <text:p>-4</text:p>
          </table:table-cell>
          <table:table-cell table:formula="of:=SUM([.$D$2:.D55])" office:value-type="float" office:value="50" calcext:value-type="float">
            <text:p>50</text:p>
          </table:table-cell>
          <table:table-cell table:formula="of:=IF([.A55] = &quot;forward&quot;; [.B55]*[.E5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6]=&quot;forward&quot;; [.B56])" office:value-type="float" office:value="0" calcext:value-type="float">
            <text:p>0</text:p>
          </table:table-cell>
          <table:table-cell table:formula="of:=IF([.A56]=&quot;down&quot;; [.B56]; IF([.A56]=&quot;up&quot;; -[.B56];0))" office:value-type="float" office:value="3" calcext:value-type="float">
            <text:p>3</text:p>
          </table:table-cell>
          <table:table-cell table:formula="of:=SUM([.$D$2:.D56])" office:value-type="float" office:value="53" calcext:value-type="float">
            <text:p>53</text:p>
          </table:table-cell>
          <table:table-cell table:formula="of:=IF([.A56] = &quot;forward&quot;; [.B56]*[.E5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7]=&quot;forward&quot;; [.B57])" office:value-type="float" office:value="7" calcext:value-type="float">
            <text:p>7</text:p>
          </table:table-cell>
          <table:table-cell table:formula="of:=IF([.A57]=&quot;down&quot;; [.B57]; IF([.A57]=&quot;up&quot;; -[.B57];0))" office:value-type="float" office:value="0" calcext:value-type="float">
            <text:p>0</text:p>
          </table:table-cell>
          <table:table-cell table:formula="of:=SUM([.$D$2:.D57])" office:value-type="float" office:value="53" calcext:value-type="float">
            <text:p>53</text:p>
          </table:table-cell>
          <table:table-cell table:formula="of:=IF([.A57] = &quot;forward&quot;; [.B57]*[.E57]; 0)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8]=&quot;forward&quot;; [.B58])" office:value-type="float" office:value="6" calcext:value-type="float">
            <text:p>6</text:p>
          </table:table-cell>
          <table:table-cell table:formula="of:=IF([.A58]=&quot;down&quot;; [.B58]; IF([.A58]=&quot;up&quot;; -[.B58];0))" office:value-type="float" office:value="0" calcext:value-type="float">
            <text:p>0</text:p>
          </table:table-cell>
          <table:table-cell table:formula="of:=SUM([.$D$2:.D58])" office:value-type="float" office:value="53" calcext:value-type="float">
            <text:p>53</text:p>
          </table:table-cell>
          <table:table-cell table:formula="of:=IF([.A58] = &quot;forward&quot;; [.B58]*[.E58]; 0)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9]=&quot;forward&quot;; [.B59])" office:value-type="float" office:value="0" calcext:value-type="float">
            <text:p>0</text:p>
          </table:table-cell>
          <table:table-cell table:formula="of:=IF([.A59]=&quot;down&quot;; [.B59]; IF([.A59]=&quot;up&quot;; -[.B59];0))" office:value-type="float" office:value="8" calcext:value-type="float">
            <text:p>8</text:p>
          </table:table-cell>
          <table:table-cell table:formula="of:=SUM([.$D$2:.D59])" office:value-type="float" office:value="61" calcext:value-type="float">
            <text:p>61</text:p>
          </table:table-cell>
          <table:table-cell table:formula="of:=IF([.A59] = &quot;forward&quot;; [.B59]*[.E5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0]=&quot;forward&quot;; [.B60])" office:value-type="float" office:value="2" calcext:value-type="float">
            <text:p>2</text:p>
          </table:table-cell>
          <table:table-cell table:formula="of:=IF([.A60]=&quot;down&quot;; [.B60]; IF([.A60]=&quot;up&quot;; -[.B60];0))" office:value-type="float" office:value="0" calcext:value-type="float">
            <text:p>0</text:p>
          </table:table-cell>
          <table:table-cell table:formula="of:=SUM([.$D$2:.D60])" office:value-type="float" office:value="61" calcext:value-type="float">
            <text:p>61</text:p>
          </table:table-cell>
          <table:table-cell table:formula="of:=IF([.A60] = &quot;forward&quot;; [.B60]*[.E60]; 0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1]=&quot;forward&quot;; [.B61])" office:value-type="float" office:value="5" calcext:value-type="float">
            <text:p>5</text:p>
          </table:table-cell>
          <table:table-cell table:formula="of:=IF([.A61]=&quot;down&quot;; [.B61]; IF([.A61]=&quot;up&quot;; -[.B61];0))" office:value-type="float" office:value="0" calcext:value-type="float">
            <text:p>0</text:p>
          </table:table-cell>
          <table:table-cell table:formula="of:=SUM([.$D$2:.D61])" office:value-type="float" office:value="61" calcext:value-type="float">
            <text:p>61</text:p>
          </table:table-cell>
          <table:table-cell table:formula="of:=IF([.A61] = &quot;forward&quot;; [.B61]*[.E61]; 0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2]=&quot;forward&quot;; [.B62])" office:value-type="float" office:value="4" calcext:value-type="float">
            <text:p>4</text:p>
          </table:table-cell>
          <table:table-cell table:formula="of:=IF([.A62]=&quot;down&quot;; [.B62]; IF([.A62]=&quot;up&quot;; -[.B62];0))" office:value-type="float" office:value="0" calcext:value-type="float">
            <text:p>0</text:p>
          </table:table-cell>
          <table:table-cell table:formula="of:=SUM([.$D$2:.D62])" office:value-type="float" office:value="61" calcext:value-type="float">
            <text:p>61</text:p>
          </table:table-cell>
          <table:table-cell table:formula="of:=IF([.A62] = &quot;forward&quot;; [.B62]*[.E62]; 0)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3]=&quot;forward&quot;; [.B63])" office:value-type="float" office:value="0" calcext:value-type="float">
            <text:p>0</text:p>
          </table:table-cell>
          <table:table-cell table:formula="of:=IF([.A63]=&quot;down&quot;; [.B63]; IF([.A63]=&quot;up&quot;; -[.B63];0))" office:value-type="float" office:value="6" calcext:value-type="float">
            <text:p>6</text:p>
          </table:table-cell>
          <table:table-cell table:formula="of:=SUM([.$D$2:.D63])" office:value-type="float" office:value="67" calcext:value-type="float">
            <text:p>67</text:p>
          </table:table-cell>
          <table:table-cell table:formula="of:=IF([.A63] = &quot;forward&quot;; [.B63]*[.E6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4]=&quot;forward&quot;; [.B64])" office:value-type="float" office:value="6" calcext:value-type="float">
            <text:p>6</text:p>
          </table:table-cell>
          <table:table-cell table:formula="of:=IF([.A64]=&quot;down&quot;; [.B64]; IF([.A64]=&quot;up&quot;; -[.B64];0))" office:value-type="float" office:value="0" calcext:value-type="float">
            <text:p>0</text:p>
          </table:table-cell>
          <table:table-cell table:formula="of:=SUM([.$D$2:.D64])" office:value-type="float" office:value="67" calcext:value-type="float">
            <text:p>67</text:p>
          </table:table-cell>
          <table:table-cell table:formula="of:=IF([.A64] = &quot;forward&quot;; [.B64]*[.E64]; 0)"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5]=&quot;forward&quot;; [.B65])" office:value-type="float" office:value="0" calcext:value-type="float">
            <text:p>0</text:p>
          </table:table-cell>
          <table:table-cell table:formula="of:=IF([.A65]=&quot;down&quot;; [.B65]; IF([.A65]=&quot;up&quot;; -[.B65];0))" office:value-type="float" office:value="-5" calcext:value-type="float">
            <text:p>-5</text:p>
          </table:table-cell>
          <table:table-cell table:formula="of:=SUM([.$D$2:.D65])" office:value-type="float" office:value="62" calcext:value-type="float">
            <text:p>62</text:p>
          </table:table-cell>
          <table:table-cell table:formula="of:=IF([.A65] = &quot;forward&quot;; [.B65]*[.E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6]=&quot;forward&quot;; [.B66])" office:value-type="float" office:value="0" calcext:value-type="float">
            <text:p>0</text:p>
          </table:table-cell>
          <table:table-cell table:formula="of:=IF([.A66]=&quot;down&quot;; [.B66]; IF([.A66]=&quot;up&quot;; -[.B66];0))" office:value-type="float" office:value="3" calcext:value-type="float">
            <text:p>3</text:p>
          </table:table-cell>
          <table:table-cell table:formula="of:=SUM([.$D$2:.D66])" office:value-type="float" office:value="65" calcext:value-type="float">
            <text:p>65</text:p>
          </table:table-cell>
          <table:table-cell table:formula="of:=IF([.A66] = &quot;forward&quot;; [.B66]*[.E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7]=&quot;forward&quot;; [.B67])" office:value-type="float" office:value="0" calcext:value-type="float">
            <text:p>0</text:p>
          </table:table-cell>
          <table:table-cell table:formula="of:=IF([.A67]=&quot;down&quot;; [.B67]; IF([.A67]=&quot;up&quot;; -[.B67];0))" office:value-type="float" office:value="6" calcext:value-type="float">
            <text:p>6</text:p>
          </table:table-cell>
          <table:table-cell table:formula="of:=SUM([.$D$2:.D67])" office:value-type="float" office:value="71" calcext:value-type="float">
            <text:p>71</text:p>
          </table:table-cell>
          <table:table-cell table:formula="of:=IF([.A67] = &quot;forward&quot;; [.B67]*[.E6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8]=&quot;forward&quot;; [.B68])" office:value-type="float" office:value="0" calcext:value-type="float">
            <text:p>0</text:p>
          </table:table-cell>
          <table:table-cell table:formula="of:=IF([.A68]=&quot;down&quot;; [.B68]; IF([.A68]=&quot;up&quot;; -[.B68];0))" office:value-type="float" office:value="5" calcext:value-type="float">
            <text:p>5</text:p>
          </table:table-cell>
          <table:table-cell table:formula="of:=SUM([.$D$2:.D68])" office:value-type="float" office:value="76" calcext:value-type="float">
            <text:p>76</text:p>
          </table:table-cell>
          <table:table-cell table:formula="of:=IF([.A68] = &quot;forward&quot;; [.B68]*[.E6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9]=&quot;forward&quot;; [.B69])" office:value-type="float" office:value="0" calcext:value-type="float">
            <text:p>0</text:p>
          </table:table-cell>
          <table:table-cell table:formula="of:=IF([.A69]=&quot;down&quot;; [.B69]; IF([.A69]=&quot;up&quot;; -[.B69];0))" office:value-type="float" office:value="7" calcext:value-type="float">
            <text:p>7</text:p>
          </table:table-cell>
          <table:table-cell table:formula="of:=SUM([.$D$2:.D69])" office:value-type="float" office:value="83" calcext:value-type="float">
            <text:p>83</text:p>
          </table:table-cell>
          <table:table-cell table:formula="of:=IF([.A69] = &quot;forward&quot;; [.B69]*[.E6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0]=&quot;forward&quot;; [.B70])" office:value-type="float" office:value="0" calcext:value-type="float">
            <text:p>0</text:p>
          </table:table-cell>
          <table:table-cell table:formula="of:=IF([.A70]=&quot;down&quot;; [.B70]; IF([.A70]=&quot;up&quot;; -[.B70];0))" office:value-type="float" office:value="8" calcext:value-type="float">
            <text:p>8</text:p>
          </table:table-cell>
          <table:table-cell table:formula="of:=SUM([.$D$2:.D70])" office:value-type="float" office:value="91" calcext:value-type="float">
            <text:p>91</text:p>
          </table:table-cell>
          <table:table-cell table:formula="of:=IF([.A70] = &quot;forward&quot;; [.B70]*[.E7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1]=&quot;forward&quot;; [.B71])" office:value-type="float" office:value="0" calcext:value-type="float">
            <text:p>0</text:p>
          </table:table-cell>
          <table:table-cell table:formula="of:=IF([.A71]=&quot;down&quot;; [.B71]; IF([.A71]=&quot;up&quot;; -[.B71];0))" office:value-type="float" office:value="-5" calcext:value-type="float">
            <text:p>-5</text:p>
          </table:table-cell>
          <table:table-cell table:formula="of:=SUM([.$D$2:.D71])" office:value-type="float" office:value="86" calcext:value-type="float">
            <text:p>86</text:p>
          </table:table-cell>
          <table:table-cell table:formula="of:=IF([.A71] = &quot;forward&quot;; [.B71]*[.E7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2]=&quot;forward&quot;; [.B72])" office:value-type="float" office:value="0" calcext:value-type="float">
            <text:p>0</text:p>
          </table:table-cell>
          <table:table-cell table:formula="of:=IF([.A72]=&quot;down&quot;; [.B72]; IF([.A72]=&quot;up&quot;; -[.B72];0))" office:value-type="float" office:value="5" calcext:value-type="float">
            <text:p>5</text:p>
          </table:table-cell>
          <table:table-cell table:formula="of:=SUM([.$D$2:.D72])" office:value-type="float" office:value="91" calcext:value-type="float">
            <text:p>91</text:p>
          </table:table-cell>
          <table:table-cell table:formula="of:=IF([.A72] = &quot;forward&quot;; [.B72]*[.E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3]=&quot;forward&quot;; [.B73])" office:value-type="float" office:value="5" calcext:value-type="float">
            <text:p>5</text:p>
          </table:table-cell>
          <table:table-cell table:formula="of:=IF([.A73]=&quot;down&quot;; [.B73]; IF([.A73]=&quot;up&quot;; -[.B73];0))" office:value-type="float" office:value="0" calcext:value-type="float">
            <text:p>0</text:p>
          </table:table-cell>
          <table:table-cell table:formula="of:=SUM([.$D$2:.D73])" office:value-type="float" office:value="91" calcext:value-type="float">
            <text:p>91</text:p>
          </table:table-cell>
          <table:table-cell table:formula="of:=IF([.A73] = &quot;forward&quot;; [.B73]*[.E73]; 0)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4]=&quot;forward&quot;; [.B74])" office:value-type="float" office:value="4" calcext:value-type="float">
            <text:p>4</text:p>
          </table:table-cell>
          <table:table-cell table:formula="of:=IF([.A74]=&quot;down&quot;; [.B74]; IF([.A74]=&quot;up&quot;; -[.B74];0))" office:value-type="float" office:value="0" calcext:value-type="float">
            <text:p>0</text:p>
          </table:table-cell>
          <table:table-cell table:formula="of:=SUM([.$D$2:.D74])" office:value-type="float" office:value="91" calcext:value-type="float">
            <text:p>91</text:p>
          </table:table-cell>
          <table:table-cell table:formula="of:=IF([.A74] = &quot;forward&quot;; [.B74]*[.E74]; 0)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5]=&quot;forward&quot;; [.B75])" office:value-type="float" office:value="0" calcext:value-type="float">
            <text:p>0</text:p>
          </table:table-cell>
          <table:table-cell table:formula="of:=IF([.A75]=&quot;down&quot;; [.B75]; IF([.A75]=&quot;up&quot;; -[.B75];0))" office:value-type="float" office:value="-3" calcext:value-type="float">
            <text:p>-3</text:p>
          </table:table-cell>
          <table:table-cell table:formula="of:=SUM([.$D$2:.D75])" office:value-type="float" office:value="88" calcext:value-type="float">
            <text:p>88</text:p>
          </table:table-cell>
          <table:table-cell table:formula="of:=IF([.A75] = &quot;forward&quot;; [.B75]*[.E7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6]=&quot;forward&quot;; [.B76])" office:value-type="float" office:value="0" calcext:value-type="float">
            <text:p>0</text:p>
          </table:table-cell>
          <table:table-cell table:formula="of:=IF([.A76]=&quot;down&quot;; [.B76]; IF([.A76]=&quot;up&quot;; -[.B76];0))" office:value-type="float" office:value="7" calcext:value-type="float">
            <text:p>7</text:p>
          </table:table-cell>
          <table:table-cell table:formula="of:=SUM([.$D$2:.D76])" office:value-type="float" office:value="95" calcext:value-type="float">
            <text:p>95</text:p>
          </table:table-cell>
          <table:table-cell table:formula="of:=IF([.A76] = &quot;forward&quot;; [.B76]*[.E7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7]=&quot;forward&quot;; [.B77])" office:value-type="float" office:value="0" calcext:value-type="float">
            <text:p>0</text:p>
          </table:table-cell>
          <table:table-cell table:formula="of:=IF([.A77]=&quot;down&quot;; [.B77]; IF([.A77]=&quot;up&quot;; -[.B77];0))" office:value-type="float" office:value="3" calcext:value-type="float">
            <text:p>3</text:p>
          </table:table-cell>
          <table:table-cell table:formula="of:=SUM([.$D$2:.D77])" office:value-type="float" office:value="98" calcext:value-type="float">
            <text:p>98</text:p>
          </table:table-cell>
          <table:table-cell table:formula="of:=IF([.A77] = &quot;forward&quot;; [.B77]*[.E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8]=&quot;forward&quot;; [.B78])" office:value-type="float" office:value="4" calcext:value-type="float">
            <text:p>4</text:p>
          </table:table-cell>
          <table:table-cell table:formula="of:=IF([.A78]=&quot;down&quot;; [.B78]; IF([.A78]=&quot;up&quot;; -[.B78];0))" office:value-type="float" office:value="0" calcext:value-type="float">
            <text:p>0</text:p>
          </table:table-cell>
          <table:table-cell table:formula="of:=SUM([.$D$2:.D78])" office:value-type="float" office:value="98" calcext:value-type="float">
            <text:p>98</text:p>
          </table:table-cell>
          <table:table-cell table:formula="of:=IF([.A78] = &quot;forward&quot;; [.B78]*[.E78]; 0)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9]=&quot;forward&quot;; [.B79])" office:value-type="float" office:value="0" calcext:value-type="float">
            <text:p>0</text:p>
          </table:table-cell>
          <table:table-cell table:formula="of:=IF([.A79]=&quot;down&quot;; [.B79]; IF([.A79]=&quot;up&quot;; -[.B79];0))" office:value-type="float" office:value="2" calcext:value-type="float">
            <text:p>2</text:p>
          </table:table-cell>
          <table:table-cell table:formula="of:=SUM([.$D$2:.D79])" office:value-type="float" office:value="100" calcext:value-type="float">
            <text:p>100</text:p>
          </table:table-cell>
          <table:table-cell table:formula="of:=IF([.A79] = &quot;forward&quot;; [.B79]*[.E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0]=&quot;forward&quot;; [.B80])" office:value-type="float" office:value="4" calcext:value-type="float">
            <text:p>4</text:p>
          </table:table-cell>
          <table:table-cell table:formula="of:=IF([.A80]=&quot;down&quot;; [.B80]; IF([.A80]=&quot;up&quot;; -[.B80];0))" office:value-type="float" office:value="0" calcext:value-type="float">
            <text:p>0</text:p>
          </table:table-cell>
          <table:table-cell table:formula="of:=SUM([.$D$2:.D80])" office:value-type="float" office:value="100" calcext:value-type="float">
            <text:p>100</text:p>
          </table:table-cell>
          <table:table-cell table:formula="of:=IF([.A80] = &quot;forward&quot;; [.B80]*[.E80]; 0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1]=&quot;forward&quot;; [.B81])" office:value-type="float" office:value="3" calcext:value-type="float">
            <text:p>3</text:p>
          </table:table-cell>
          <table:table-cell table:formula="of:=IF([.A81]=&quot;down&quot;; [.B81]; IF([.A81]=&quot;up&quot;; -[.B81];0))" office:value-type="float" office:value="0" calcext:value-type="float">
            <text:p>0</text:p>
          </table:table-cell>
          <table:table-cell table:formula="of:=SUM([.$D$2:.D81])" office:value-type="float" office:value="100" calcext:value-type="float">
            <text:p>100</text:p>
          </table:table-cell>
          <table:table-cell table:formula="of:=IF([.A81] = &quot;forward&quot;; [.B81]*[.E81]; 0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2]=&quot;forward&quot;; [.B82])" office:value-type="float" office:value="4" calcext:value-type="float">
            <text:p>4</text:p>
          </table:table-cell>
          <table:table-cell table:formula="of:=IF([.A82]=&quot;down&quot;; [.B82]; IF([.A82]=&quot;up&quot;; -[.B82];0))" office:value-type="float" office:value="0" calcext:value-type="float">
            <text:p>0</text:p>
          </table:table-cell>
          <table:table-cell table:formula="of:=SUM([.$D$2:.D82])" office:value-type="float" office:value="100" calcext:value-type="float">
            <text:p>100</text:p>
          </table:table-cell>
          <table:table-cell table:formula="of:=IF([.A82] = &quot;forward&quot;; [.B82]*[.E82]; 0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3]=&quot;forward&quot;; [.B83])" office:value-type="float" office:value="9" calcext:value-type="float">
            <text:p>9</text:p>
          </table:table-cell>
          <table:table-cell table:formula="of:=IF([.A83]=&quot;down&quot;; [.B83]; IF([.A83]=&quot;up&quot;; -[.B83];0))" office:value-type="float" office:value="0" calcext:value-type="float">
            <text:p>0</text:p>
          </table:table-cell>
          <table:table-cell table:formula="of:=SUM([.$D$2:.D83])" office:value-type="float" office:value="100" calcext:value-type="float">
            <text:p>100</text:p>
          </table:table-cell>
          <table:table-cell table:formula="of:=IF([.A83] = &quot;forward&quot;; [.B83]*[.E83]; 0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4]=&quot;forward&quot;; [.B84])" office:value-type="float" office:value="6" calcext:value-type="float">
            <text:p>6</text:p>
          </table:table-cell>
          <table:table-cell table:formula="of:=IF([.A84]=&quot;down&quot;; [.B84]; IF([.A84]=&quot;up&quot;; -[.B84];0))" office:value-type="float" office:value="0" calcext:value-type="float">
            <text:p>0</text:p>
          </table:table-cell>
          <table:table-cell table:formula="of:=SUM([.$D$2:.D84])" office:value-type="float" office:value="100" calcext:value-type="float">
            <text:p>100</text:p>
          </table:table-cell>
          <table:table-cell table:formula="of:=IF([.A84] = &quot;forward&quot;; [.B84]*[.E84]; 0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5]=&quot;forward&quot;; [.B85])" office:value-type="float" office:value="8" calcext:value-type="float">
            <text:p>8</text:p>
          </table:table-cell>
          <table:table-cell table:formula="of:=IF([.A85]=&quot;down&quot;; [.B85]; IF([.A85]=&quot;up&quot;; -[.B85];0))" office:value-type="float" office:value="0" calcext:value-type="float">
            <text:p>0</text:p>
          </table:table-cell>
          <table:table-cell table:formula="of:=SUM([.$D$2:.D85])" office:value-type="float" office:value="100" calcext:value-type="float">
            <text:p>100</text:p>
          </table:table-cell>
          <table:table-cell table:formula="of:=IF([.A85] = &quot;forward&quot;; [.B85]*[.E85]; 0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6]=&quot;forward&quot;; [.B86])" office:value-type="float" office:value="0" calcext:value-type="float">
            <text:p>0</text:p>
          </table:table-cell>
          <table:table-cell table:formula="of:=IF([.A86]=&quot;down&quot;; [.B86]; IF([.A86]=&quot;up&quot;; -[.B86];0))" office:value-type="float" office:value="-8" calcext:value-type="float">
            <text:p>-8</text:p>
          </table:table-cell>
          <table:table-cell table:formula="of:=SUM([.$D$2:.D86])" office:value-type="float" office:value="92" calcext:value-type="float">
            <text:p>92</text:p>
          </table:table-cell>
          <table:table-cell table:formula="of:=IF([.A86] = &quot;forward&quot;; [.B86]*[.E8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7]=&quot;forward&quot;; [.B87])" office:value-type="float" office:value="0" calcext:value-type="float">
            <text:p>0</text:p>
          </table:table-cell>
          <table:table-cell table:formula="of:=IF([.A87]=&quot;down&quot;; [.B87]; IF([.A87]=&quot;up&quot;; -[.B87];0))" office:value-type="float" office:value="8" calcext:value-type="float">
            <text:p>8</text:p>
          </table:table-cell>
          <table:table-cell table:formula="of:=SUM([.$D$2:.D87])" office:value-type="float" office:value="100" calcext:value-type="float">
            <text:p>100</text:p>
          </table:table-cell>
          <table:table-cell table:formula="of:=IF([.A87] = &quot;forward&quot;; [.B87]*[.E8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8]=&quot;forward&quot;; [.B88])" office:value-type="float" office:value="0" calcext:value-type="float">
            <text:p>0</text:p>
          </table:table-cell>
          <table:table-cell table:formula="of:=IF([.A88]=&quot;down&quot;; [.B88]; IF([.A88]=&quot;up&quot;; -[.B88];0))" office:value-type="float" office:value="-5" calcext:value-type="float">
            <text:p>-5</text:p>
          </table:table-cell>
          <table:table-cell table:formula="of:=SUM([.$D$2:.D88])" office:value-type="float" office:value="95" calcext:value-type="float">
            <text:p>95</text:p>
          </table:table-cell>
          <table:table-cell table:formula="of:=IF([.A88] = &quot;forward&quot;; [.B88]*[.E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9]=&quot;forward&quot;; [.B89])" office:value-type="float" office:value="0" calcext:value-type="float">
            <text:p>0</text:p>
          </table:table-cell>
          <table:table-cell table:formula="of:=IF([.A89]=&quot;down&quot;; [.B89]; IF([.A89]=&quot;up&quot;; -[.B89];0))" office:value-type="float" office:value="4" calcext:value-type="float">
            <text:p>4</text:p>
          </table:table-cell>
          <table:table-cell table:formula="of:=SUM([.$D$2:.D89])" office:value-type="float" office:value="99" calcext:value-type="float">
            <text:p>99</text:p>
          </table:table-cell>
          <table:table-cell table:formula="of:=IF([.A89] = &quot;forward&quot;; [.B89]*[.E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0]=&quot;forward&quot;; [.B90])" office:value-type="float" office:value="0" calcext:value-type="float">
            <text:p>0</text:p>
          </table:table-cell>
          <table:table-cell table:formula="of:=IF([.A90]=&quot;down&quot;; [.B90]; IF([.A90]=&quot;up&quot;; -[.B90];0))" office:value-type="float" office:value="8" calcext:value-type="float">
            <text:p>8</text:p>
          </table:table-cell>
          <table:table-cell table:formula="of:=SUM([.$D$2:.D90])" office:value-type="float" office:value="107" calcext:value-type="float">
            <text:p>107</text:p>
          </table:table-cell>
          <table:table-cell table:formula="of:=IF([.A90] = &quot;forward&quot;; [.B90]*[.E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1]=&quot;forward&quot;; [.B91])" office:value-type="float" office:value="0" calcext:value-type="float">
            <text:p>0</text:p>
          </table:table-cell>
          <table:table-cell table:formula="of:=IF([.A91]=&quot;down&quot;; [.B91]; IF([.A91]=&quot;up&quot;; -[.B91];0))" office:value-type="float" office:value="-7" calcext:value-type="float">
            <text:p>-7</text:p>
          </table:table-cell>
          <table:table-cell table:formula="of:=SUM([.$D$2:.D91])" office:value-type="float" office:value="100" calcext:value-type="float">
            <text:p>100</text:p>
          </table:table-cell>
          <table:table-cell table:formula="of:=IF([.A91] = &quot;forward&quot;; [.B91]*[.E9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2]=&quot;forward&quot;; [.B92])" office:value-type="float" office:value="0" calcext:value-type="float">
            <text:p>0</text:p>
          </table:table-cell>
          <table:table-cell table:formula="of:=IF([.A92]=&quot;down&quot;; [.B92]; IF([.A92]=&quot;up&quot;; -[.B92];0))" office:value-type="float" office:value="-8" calcext:value-type="float">
            <text:p>-8</text:p>
          </table:table-cell>
          <table:table-cell table:formula="of:=SUM([.$D$2:.D92])" office:value-type="float" office:value="92" calcext:value-type="float">
            <text:p>92</text:p>
          </table:table-cell>
          <table:table-cell table:formula="of:=IF([.A92] = &quot;forward&quot;; [.B92]*[.E9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3]=&quot;forward&quot;; [.B93])" office:value-type="float" office:value="0" calcext:value-type="float">
            <text:p>0</text:p>
          </table:table-cell>
          <table:table-cell table:formula="of:=IF([.A93]=&quot;down&quot;; [.B93]; IF([.A93]=&quot;up&quot;; -[.B93];0))" office:value-type="float" office:value="6" calcext:value-type="float">
            <text:p>6</text:p>
          </table:table-cell>
          <table:table-cell table:formula="of:=SUM([.$D$2:.D93])" office:value-type="float" office:value="98" calcext:value-type="float">
            <text:p>98</text:p>
          </table:table-cell>
          <table:table-cell table:formula="of:=IF([.A93] = &quot;forward&quot;; [.B93]*[.E9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4]=&quot;forward&quot;; [.B94])" office:value-type="float" office:value="0" calcext:value-type="float">
            <text:p>0</text:p>
          </table:table-cell>
          <table:table-cell table:formula="of:=IF([.A94]=&quot;down&quot;; [.B94]; IF([.A94]=&quot;up&quot;; -[.B94];0))" office:value-type="float" office:value="3" calcext:value-type="float">
            <text:p>3</text:p>
          </table:table-cell>
          <table:table-cell table:formula="of:=SUM([.$D$2:.D94])" office:value-type="float" office:value="101" calcext:value-type="float">
            <text:p>101</text:p>
          </table:table-cell>
          <table:table-cell table:formula="of:=IF([.A94] = &quot;forward&quot;; [.B94]*[.E9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5]=&quot;forward&quot;; [.B95])" office:value-type="float" office:value="2" calcext:value-type="float">
            <text:p>2</text:p>
          </table:table-cell>
          <table:table-cell table:formula="of:=IF([.A95]=&quot;down&quot;; [.B95]; IF([.A95]=&quot;up&quot;; -[.B95];0))" office:value-type="float" office:value="0" calcext:value-type="float">
            <text:p>0</text:p>
          </table:table-cell>
          <table:table-cell table:formula="of:=SUM([.$D$2:.D95])" office:value-type="float" office:value="101" calcext:value-type="float">
            <text:p>101</text:p>
          </table:table-cell>
          <table:table-cell table:formula="of:=IF([.A95] = &quot;forward&quot;; [.B95]*[.E95]; 0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6]=&quot;forward&quot;; [.B96])" office:value-type="float" office:value="7" calcext:value-type="float">
            <text:p>7</text:p>
          </table:table-cell>
          <table:table-cell table:formula="of:=IF([.A96]=&quot;down&quot;; [.B96]; IF([.A96]=&quot;up&quot;; -[.B96];0))" office:value-type="float" office:value="0" calcext:value-type="float">
            <text:p>0</text:p>
          </table:table-cell>
          <table:table-cell table:formula="of:=SUM([.$D$2:.D96])" office:value-type="float" office:value="101" calcext:value-type="float">
            <text:p>101</text:p>
          </table:table-cell>
          <table:table-cell table:formula="of:=IF([.A96] = &quot;forward&quot;; [.B96]*[.E96]; 0)"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7]=&quot;forward&quot;; [.B97])" office:value-type="float" office:value="0" calcext:value-type="float">
            <text:p>0</text:p>
          </table:table-cell>
          <table:table-cell table:formula="of:=IF([.A97]=&quot;down&quot;; [.B97]; IF([.A97]=&quot;up&quot;; -[.B97];0))" office:value-type="float" office:value="-1" calcext:value-type="float">
            <text:p>-1</text:p>
          </table:table-cell>
          <table:table-cell table:formula="of:=SUM([.$D$2:.D97])" office:value-type="float" office:value="100" calcext:value-type="float">
            <text:p>100</text:p>
          </table:table-cell>
          <table:table-cell table:formula="of:=IF([.A97] = &quot;forward&quot;; [.B97]*[.E9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8]=&quot;forward&quot;; [.B98])" office:value-type="float" office:value="0" calcext:value-type="float">
            <text:p>0</text:p>
          </table:table-cell>
          <table:table-cell table:formula="of:=IF([.A98]=&quot;down&quot;; [.B98]; IF([.A98]=&quot;up&quot;; -[.B98];0))" office:value-type="float" office:value="-2" calcext:value-type="float">
            <text:p>-2</text:p>
          </table:table-cell>
          <table:table-cell table:formula="of:=SUM([.$D$2:.D98])" office:value-type="float" office:value="98" calcext:value-type="float">
            <text:p>98</text:p>
          </table:table-cell>
          <table:table-cell table:formula="of:=IF([.A98] = &quot;forward&quot;; [.B98]*[.E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9]=&quot;forward&quot;; [.B99])" office:value-type="float" office:value="2" calcext:value-type="float">
            <text:p>2</text:p>
          </table:table-cell>
          <table:table-cell table:formula="of:=IF([.A99]=&quot;down&quot;; [.B99]; IF([.A99]=&quot;up&quot;; -[.B99];0))" office:value-type="float" office:value="0" calcext:value-type="float">
            <text:p>0</text:p>
          </table:table-cell>
          <table:table-cell table:formula="of:=SUM([.$D$2:.D99])" office:value-type="float" office:value="98" calcext:value-type="float">
            <text:p>98</text:p>
          </table:table-cell>
          <table:table-cell table:formula="of:=IF([.A99] = &quot;forward&quot;; [.B99]*[.E99]; 0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00]=&quot;forward&quot;; [.B100])" office:value-type="float" office:value="0" calcext:value-type="float">
            <text:p>0</text:p>
          </table:table-cell>
          <table:table-cell table:formula="of:=IF([.A100]=&quot;down&quot;; [.B100]; IF([.A100]=&quot;up&quot;; -[.B100];0))" office:value-type="float" office:value="7" calcext:value-type="float">
            <text:p>7</text:p>
          </table:table-cell>
          <table:table-cell table:formula="of:=SUM([.$D$2:.D100])" office:value-type="float" office:value="105" calcext:value-type="float">
            <text:p>105</text:p>
          </table:table-cell>
          <table:table-cell table:formula="of:=IF([.A100] = &quot;forward&quot;; [.B100]*[.E10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01]=&quot;forward&quot;; [.B101])" office:value-type="float" office:value="0" calcext:value-type="float">
            <text:p>0</text:p>
          </table:table-cell>
          <table:table-cell table:formula="of:=IF([.A101]=&quot;down&quot;; [.B101]; IF([.A101]=&quot;up&quot;; -[.B101];0))" office:value-type="float" office:value="1" calcext:value-type="float">
            <text:p>1</text:p>
          </table:table-cell>
          <table:table-cell table:formula="of:=SUM([.$D$2:.D101])" office:value-type="float" office:value="106" calcext:value-type="float">
            <text:p>106</text:p>
          </table:table-cell>
          <table:table-cell table:formula="of:=IF([.A101] = &quot;forward&quot;; [.B101]*[.E10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02]=&quot;forward&quot;; [.B102])" office:value-type="float" office:value="0" calcext:value-type="float">
            <text:p>0</text:p>
          </table:table-cell>
          <table:table-cell table:formula="of:=IF([.A102]=&quot;down&quot;; [.B102]; IF([.A102]=&quot;up&quot;; -[.B102];0))" office:value-type="float" office:value="-9" calcext:value-type="float">
            <text:p>-9</text:p>
          </table:table-cell>
          <table:table-cell table:formula="of:=SUM([.$D$2:.D102])" office:value-type="float" office:value="97" calcext:value-type="float">
            <text:p>97</text:p>
          </table:table-cell>
          <table:table-cell table:formula="of:=IF([.A102] = &quot;forward&quot;; [.B102]*[.E10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03]=&quot;forward&quot;; [.B103])" office:value-type="float" office:value="6" calcext:value-type="float">
            <text:p>6</text:p>
          </table:table-cell>
          <table:table-cell table:formula="of:=IF([.A103]=&quot;down&quot;; [.B103]; IF([.A103]=&quot;up&quot;; -[.B103];0))" office:value-type="float" office:value="0" calcext:value-type="float">
            <text:p>0</text:p>
          </table:table-cell>
          <table:table-cell table:formula="of:=SUM([.$D$2:.D103])" office:value-type="float" office:value="97" calcext:value-type="float">
            <text:p>97</text:p>
          </table:table-cell>
          <table:table-cell table:formula="of:=IF([.A103] = &quot;forward&quot;; [.B103]*[.E103]; 0)"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04]=&quot;forward&quot;; [.B104])" office:value-type="float" office:value="4" calcext:value-type="float">
            <text:p>4</text:p>
          </table:table-cell>
          <table:table-cell table:formula="of:=IF([.A104]=&quot;down&quot;; [.B104]; IF([.A104]=&quot;up&quot;; -[.B104];0))" office:value-type="float" office:value="0" calcext:value-type="float">
            <text:p>0</text:p>
          </table:table-cell>
          <table:table-cell table:formula="of:=SUM([.$D$2:.D104])" office:value-type="float" office:value="97" calcext:value-type="float">
            <text:p>97</text:p>
          </table:table-cell>
          <table:table-cell table:formula="of:=IF([.A104] = &quot;forward&quot;; [.B104]*[.E104]; 0)"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05]=&quot;forward&quot;; [.B105])" office:value-type="float" office:value="0" calcext:value-type="float">
            <text:p>0</text:p>
          </table:table-cell>
          <table:table-cell table:formula="of:=IF([.A105]=&quot;down&quot;; [.B105]; IF([.A105]=&quot;up&quot;; -[.B105];0))" office:value-type="float" office:value="2" calcext:value-type="float">
            <text:p>2</text:p>
          </table:table-cell>
          <table:table-cell table:formula="of:=SUM([.$D$2:.D105])" office:value-type="float" office:value="99" calcext:value-type="float">
            <text:p>99</text:p>
          </table:table-cell>
          <table:table-cell table:formula="of:=IF([.A105] = &quot;forward&quot;; [.B105]*[.E10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06]=&quot;forward&quot;; [.B106])" office:value-type="float" office:value="0" calcext:value-type="float">
            <text:p>0</text:p>
          </table:table-cell>
          <table:table-cell table:formula="of:=IF([.A106]=&quot;down&quot;; [.B106]; IF([.A106]=&quot;up&quot;; -[.B106];0))" office:value-type="float" office:value="-6" calcext:value-type="float">
            <text:p>-6</text:p>
          </table:table-cell>
          <table:table-cell table:formula="of:=SUM([.$D$2:.D106])" office:value-type="float" office:value="93" calcext:value-type="float">
            <text:p>93</text:p>
          </table:table-cell>
          <table:table-cell table:formula="of:=IF([.A106] = &quot;forward&quot;; [.B106]*[.E1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07]=&quot;forward&quot;; [.B107])" office:value-type="float" office:value="0" calcext:value-type="float">
            <text:p>0</text:p>
          </table:table-cell>
          <table:table-cell table:formula="of:=IF([.A107]=&quot;down&quot;; [.B107]; IF([.A107]=&quot;up&quot;; -[.B107];0))" office:value-type="float" office:value="2" calcext:value-type="float">
            <text:p>2</text:p>
          </table:table-cell>
          <table:table-cell table:formula="of:=SUM([.$D$2:.D107])" office:value-type="float" office:value="95" calcext:value-type="float">
            <text:p>95</text:p>
          </table:table-cell>
          <table:table-cell table:formula="of:=IF([.A107] = &quot;forward&quot;; [.B107]*[.E10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08]=&quot;forward&quot;; [.B108])" office:value-type="float" office:value="0" calcext:value-type="float">
            <text:p>0</text:p>
          </table:table-cell>
          <table:table-cell table:formula="of:=IF([.A108]=&quot;down&quot;; [.B108]; IF([.A108]=&quot;up&quot;; -[.B108];0))" office:value-type="float" office:value="1" calcext:value-type="float">
            <text:p>1</text:p>
          </table:table-cell>
          <table:table-cell table:formula="of:=SUM([.$D$2:.D108])" office:value-type="float" office:value="96" calcext:value-type="float">
            <text:p>96</text:p>
          </table:table-cell>
          <table:table-cell table:formula="of:=IF([.A108] = &quot;forward&quot;; [.B108]*[.E10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09]=&quot;forward&quot;; [.B109])" office:value-type="float" office:value="0" calcext:value-type="float">
            <text:p>0</text:p>
          </table:table-cell>
          <table:table-cell table:formula="of:=IF([.A109]=&quot;down&quot;; [.B109]; IF([.A109]=&quot;up&quot;; -[.B109];0))" office:value-type="float" office:value="3" calcext:value-type="float">
            <text:p>3</text:p>
          </table:table-cell>
          <table:table-cell table:formula="of:=SUM([.$D$2:.D109])" office:value-type="float" office:value="99" calcext:value-type="float">
            <text:p>99</text:p>
          </table:table-cell>
          <table:table-cell table:formula="of:=IF([.A109] = &quot;forward&quot;; [.B109]*[.E10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10]=&quot;forward&quot;; [.B110])" office:value-type="float" office:value="0" calcext:value-type="float">
            <text:p>0</text:p>
          </table:table-cell>
          <table:table-cell table:formula="of:=IF([.A110]=&quot;down&quot;; [.B110]; IF([.A110]=&quot;up&quot;; -[.B110];0))" office:value-type="float" office:value="-6" calcext:value-type="float">
            <text:p>-6</text:p>
          </table:table-cell>
          <table:table-cell table:formula="of:=SUM([.$D$2:.D110])" office:value-type="float" office:value="93" calcext:value-type="float">
            <text:p>93</text:p>
          </table:table-cell>
          <table:table-cell table:formula="of:=IF([.A110] = &quot;forward&quot;; [.B110]*[.E1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11]=&quot;forward&quot;; [.B111])" office:value-type="float" office:value="0" calcext:value-type="float">
            <text:p>0</text:p>
          </table:table-cell>
          <table:table-cell table:formula="of:=IF([.A111]=&quot;down&quot;; [.B111]; IF([.A111]=&quot;up&quot;; -[.B111];0))" office:value-type="float" office:value="1" calcext:value-type="float">
            <text:p>1</text:p>
          </table:table-cell>
          <table:table-cell table:formula="of:=SUM([.$D$2:.D111])" office:value-type="float" office:value="94" calcext:value-type="float">
            <text:p>94</text:p>
          </table:table-cell>
          <table:table-cell table:formula="of:=IF([.A111] = &quot;forward&quot;; [.B111]*[.E1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12]=&quot;forward&quot;; [.B112])" office:value-type="float" office:value="0" calcext:value-type="float">
            <text:p>0</text:p>
          </table:table-cell>
          <table:table-cell table:formula="of:=IF([.A112]=&quot;down&quot;; [.B112]; IF([.A112]=&quot;up&quot;; -[.B112];0))" office:value-type="float" office:value="8" calcext:value-type="float">
            <text:p>8</text:p>
          </table:table-cell>
          <table:table-cell table:formula="of:=SUM([.$D$2:.D112])" office:value-type="float" office:value="102" calcext:value-type="float">
            <text:p>102</text:p>
          </table:table-cell>
          <table:table-cell table:formula="of:=IF([.A112] = &quot;forward&quot;; [.B112]*[.E11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13]=&quot;forward&quot;; [.B113])" office:value-type="float" office:value="7" calcext:value-type="float">
            <text:p>7</text:p>
          </table:table-cell>
          <table:table-cell table:formula="of:=IF([.A113]=&quot;down&quot;; [.B113]; IF([.A113]=&quot;up&quot;; -[.B113];0))" office:value-type="float" office:value="0" calcext:value-type="float">
            <text:p>0</text:p>
          </table:table-cell>
          <table:table-cell table:formula="of:=SUM([.$D$2:.D113])" office:value-type="float" office:value="102" calcext:value-type="float">
            <text:p>102</text:p>
          </table:table-cell>
          <table:table-cell table:formula="of:=IF([.A113] = &quot;forward&quot;; [.B113]*[.E113]; 0)"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114]=&quot;forward&quot;; [.B114])" office:value-type="float" office:value="0" calcext:value-type="float">
            <text:p>0</text:p>
          </table:table-cell>
          <table:table-cell table:formula="of:=IF([.A114]=&quot;down&quot;; [.B114]; IF([.A114]=&quot;up&quot;; -[.B114];0))" office:value-type="float" office:value="-8" calcext:value-type="float">
            <text:p>-8</text:p>
          </table:table-cell>
          <table:table-cell table:formula="of:=SUM([.$D$2:.D114])" office:value-type="float" office:value="94" calcext:value-type="float">
            <text:p>94</text:p>
          </table:table-cell>
          <table:table-cell table:formula="of:=IF([.A114] = &quot;forward&quot;; [.B114]*[.E11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15]=&quot;forward&quot;; [.B115])" office:value-type="float" office:value="5" calcext:value-type="float">
            <text:p>5</text:p>
          </table:table-cell>
          <table:table-cell table:formula="of:=IF([.A115]=&quot;down&quot;; [.B115]; IF([.A115]=&quot;up&quot;; -[.B115];0))" office:value-type="float" office:value="0" calcext:value-type="float">
            <text:p>0</text:p>
          </table:table-cell>
          <table:table-cell table:formula="of:=SUM([.$D$2:.D115])" office:value-type="float" office:value="94" calcext:value-type="float">
            <text:p>94</text:p>
          </table:table-cell>
          <table:table-cell table:formula="of:=IF([.A115] = &quot;forward&quot;; [.B115]*[.E115]; 0)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16]=&quot;forward&quot;; [.B116])" office:value-type="float" office:value="8" calcext:value-type="float">
            <text:p>8</text:p>
          </table:table-cell>
          <table:table-cell table:formula="of:=IF([.A116]=&quot;down&quot;; [.B116]; IF([.A116]=&quot;up&quot;; -[.B116];0))" office:value-type="float" office:value="0" calcext:value-type="float">
            <text:p>0</text:p>
          </table:table-cell>
          <table:table-cell table:formula="of:=SUM([.$D$2:.D116])" office:value-type="float" office:value="94" calcext:value-type="float">
            <text:p>94</text:p>
          </table:table-cell>
          <table:table-cell table:formula="of:=IF([.A116] = &quot;forward&quot;; [.B116]*[.E116]; 0)"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17]=&quot;forward&quot;; [.B117])" office:value-type="float" office:value="0" calcext:value-type="float">
            <text:p>0</text:p>
          </table:table-cell>
          <table:table-cell table:formula="of:=IF([.A117]=&quot;down&quot;; [.B117]; IF([.A117]=&quot;up&quot;; -[.B117];0))" office:value-type="float" office:value="8" calcext:value-type="float">
            <text:p>8</text:p>
          </table:table-cell>
          <table:table-cell table:formula="of:=SUM([.$D$2:.D117])" office:value-type="float" office:value="102" calcext:value-type="float">
            <text:p>102</text:p>
          </table:table-cell>
          <table:table-cell table:formula="of:=IF([.A117] = &quot;forward&quot;; [.B117]*[.E11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18]=&quot;forward&quot;; [.B118])" office:value-type="float" office:value="6" calcext:value-type="float">
            <text:p>6</text:p>
          </table:table-cell>
          <table:table-cell table:formula="of:=IF([.A118]=&quot;down&quot;; [.B118]; IF([.A118]=&quot;up&quot;; -[.B118];0))" office:value-type="float" office:value="0" calcext:value-type="float">
            <text:p>0</text:p>
          </table:table-cell>
          <table:table-cell table:formula="of:=SUM([.$D$2:.D118])" office:value-type="float" office:value="102" calcext:value-type="float">
            <text:p>102</text:p>
          </table:table-cell>
          <table:table-cell table:formula="of:=IF([.A118] = &quot;forward&quot;; [.B118]*[.E118]; 0)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19]=&quot;forward&quot;; [.B119])" office:value-type="float" office:value="8" calcext:value-type="float">
            <text:p>8</text:p>
          </table:table-cell>
          <table:table-cell table:formula="of:=IF([.A119]=&quot;down&quot;; [.B119]; IF([.A119]=&quot;up&quot;; -[.B119];0))" office:value-type="float" office:value="0" calcext:value-type="float">
            <text:p>0</text:p>
          </table:table-cell>
          <table:table-cell table:formula="of:=SUM([.$D$2:.D119])" office:value-type="float" office:value="102" calcext:value-type="float">
            <text:p>102</text:p>
          </table:table-cell>
          <table:table-cell table:formula="of:=IF([.A119] = &quot;forward&quot;; [.B119]*[.E119]; 0)"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20]=&quot;forward&quot;; [.B120])" office:value-type="float" office:value="0" calcext:value-type="float">
            <text:p>0</text:p>
          </table:table-cell>
          <table:table-cell table:formula="of:=IF([.A120]=&quot;down&quot;; [.B120]; IF([.A120]=&quot;up&quot;; -[.B120];0))" office:value-type="float" office:value="3" calcext:value-type="float">
            <text:p>3</text:p>
          </table:table-cell>
          <table:table-cell table:formula="of:=SUM([.$D$2:.D120])" office:value-type="float" office:value="105" calcext:value-type="float">
            <text:p>105</text:p>
          </table:table-cell>
          <table:table-cell table:formula="of:=IF([.A120] = &quot;forward&quot;; [.B120]*[.E1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21]=&quot;forward&quot;; [.B121])" office:value-type="float" office:value="0" calcext:value-type="float">
            <text:p>0</text:p>
          </table:table-cell>
          <table:table-cell table:formula="of:=IF([.A121]=&quot;down&quot;; [.B121]; IF([.A121]=&quot;up&quot;; -[.B121];0))" office:value-type="float" office:value="4" calcext:value-type="float">
            <text:p>4</text:p>
          </table:table-cell>
          <table:table-cell table:formula="of:=SUM([.$D$2:.D121])" office:value-type="float" office:value="109" calcext:value-type="float">
            <text:p>109</text:p>
          </table:table-cell>
          <table:table-cell table:formula="of:=IF([.A121] = &quot;forward&quot;; [.B121]*[.E12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22]=&quot;forward&quot;; [.B122])" office:value-type="float" office:value="0" calcext:value-type="float">
            <text:p>0</text:p>
          </table:table-cell>
          <table:table-cell table:formula="of:=IF([.A122]=&quot;down&quot;; [.B122]; IF([.A122]=&quot;up&quot;; -[.B122];0))" office:value-type="float" office:value="6" calcext:value-type="float">
            <text:p>6</text:p>
          </table:table-cell>
          <table:table-cell table:formula="of:=SUM([.$D$2:.D122])" office:value-type="float" office:value="115" calcext:value-type="float">
            <text:p>115</text:p>
          </table:table-cell>
          <table:table-cell table:formula="of:=IF([.A122] = &quot;forward&quot;; [.B122]*[.E12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23]=&quot;forward&quot;; [.B123])" office:value-type="float" office:value="0" calcext:value-type="float">
            <text:p>0</text:p>
          </table:table-cell>
          <table:table-cell table:formula="of:=IF([.A123]=&quot;down&quot;; [.B123]; IF([.A123]=&quot;up&quot;; -[.B123];0))" office:value-type="float" office:value="-2" calcext:value-type="float">
            <text:p>-2</text:p>
          </table:table-cell>
          <table:table-cell table:formula="of:=SUM([.$D$2:.D123])" office:value-type="float" office:value="113" calcext:value-type="float">
            <text:p>113</text:p>
          </table:table-cell>
          <table:table-cell table:formula="of:=IF([.A123] = &quot;forward&quot;; [.B123]*[.E1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24]=&quot;forward&quot;; [.B124])" office:value-type="float" office:value="6" calcext:value-type="float">
            <text:p>6</text:p>
          </table:table-cell>
          <table:table-cell table:formula="of:=IF([.A124]=&quot;down&quot;; [.B124]; IF([.A124]=&quot;up&quot;; -[.B124];0))" office:value-type="float" office:value="0" calcext:value-type="float">
            <text:p>0</text:p>
          </table:table-cell>
          <table:table-cell table:formula="of:=SUM([.$D$2:.D124])" office:value-type="float" office:value="113" calcext:value-type="float">
            <text:p>113</text:p>
          </table:table-cell>
          <table:table-cell table:formula="of:=IF([.A124] = &quot;forward&quot;; [.B124]*[.E124]; 0)"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25]=&quot;forward&quot;; [.B125])" office:value-type="float" office:value="0" calcext:value-type="float">
            <text:p>0</text:p>
          </table:table-cell>
          <table:table-cell table:formula="of:=IF([.A125]=&quot;down&quot;; [.B125]; IF([.A125]=&quot;up&quot;; -[.B125];0))" office:value-type="float" office:value="-9" calcext:value-type="float">
            <text:p>-9</text:p>
          </table:table-cell>
          <table:table-cell table:formula="of:=SUM([.$D$2:.D125])" office:value-type="float" office:value="104" calcext:value-type="float">
            <text:p>104</text:p>
          </table:table-cell>
          <table:table-cell table:formula="of:=IF([.A125] = &quot;forward&quot;; [.B125]*[.E12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26]=&quot;forward&quot;; [.B126])" office:value-type="float" office:value="4" calcext:value-type="float">
            <text:p>4</text:p>
          </table:table-cell>
          <table:table-cell table:formula="of:=IF([.A126]=&quot;down&quot;; [.B126]; IF([.A126]=&quot;up&quot;; -[.B126];0))" office:value-type="float" office:value="0" calcext:value-type="float">
            <text:p>0</text:p>
          </table:table-cell>
          <table:table-cell table:formula="of:=SUM([.$D$2:.D126])" office:value-type="float" office:value="104" calcext:value-type="float">
            <text:p>104</text:p>
          </table:table-cell>
          <table:table-cell table:formula="of:=IF([.A126] = &quot;forward&quot;; [.B126]*[.E126]; 0)"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27]=&quot;forward&quot;; [.B127])" office:value-type="float" office:value="8" calcext:value-type="float">
            <text:p>8</text:p>
          </table:table-cell>
          <table:table-cell table:formula="of:=IF([.A127]=&quot;down&quot;; [.B127]; IF([.A127]=&quot;up&quot;; -[.B127];0))" office:value-type="float" office:value="0" calcext:value-type="float">
            <text:p>0</text:p>
          </table:table-cell>
          <table:table-cell table:formula="of:=SUM([.$D$2:.D127])" office:value-type="float" office:value="104" calcext:value-type="float">
            <text:p>104</text:p>
          </table:table-cell>
          <table:table-cell table:formula="of:=IF([.A127] = &quot;forward&quot;; [.B127]*[.E127]; 0)"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28]=&quot;forward&quot;; [.B128])" office:value-type="float" office:value="0" calcext:value-type="float">
            <text:p>0</text:p>
          </table:table-cell>
          <table:table-cell table:formula="of:=IF([.A128]=&quot;down&quot;; [.B128]; IF([.A128]=&quot;up&quot;; -[.B128];0))" office:value-type="float" office:value="-4" calcext:value-type="float">
            <text:p>-4</text:p>
          </table:table-cell>
          <table:table-cell table:formula="of:=SUM([.$D$2:.D128])" office:value-type="float" office:value="100" calcext:value-type="float">
            <text:p>100</text:p>
          </table:table-cell>
          <table:table-cell table:formula="of:=IF([.A128] = &quot;forward&quot;; [.B128]*[.E1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29]=&quot;forward&quot;; [.B129])" office:value-type="float" office:value="0" calcext:value-type="float">
            <text:p>0</text:p>
          </table:table-cell>
          <table:table-cell table:formula="of:=IF([.A129]=&quot;down&quot;; [.B129]; IF([.A129]=&quot;up&quot;; -[.B129];0))" office:value-type="float" office:value="8" calcext:value-type="float">
            <text:p>8</text:p>
          </table:table-cell>
          <table:table-cell table:formula="of:=SUM([.$D$2:.D129])" office:value-type="float" office:value="108" calcext:value-type="float">
            <text:p>108</text:p>
          </table:table-cell>
          <table:table-cell table:formula="of:=IF([.A129] = &quot;forward&quot;; [.B129]*[.E1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30]=&quot;forward&quot;; [.B130])" office:value-type="float" office:value="8" calcext:value-type="float">
            <text:p>8</text:p>
          </table:table-cell>
          <table:table-cell table:formula="of:=IF([.A130]=&quot;down&quot;; [.B130]; IF([.A130]=&quot;up&quot;; -[.B130];0))" office:value-type="float" office:value="0" calcext:value-type="float">
            <text:p>0</text:p>
          </table:table-cell>
          <table:table-cell table:formula="of:=SUM([.$D$2:.D130])" office:value-type="float" office:value="108" calcext:value-type="float">
            <text:p>108</text:p>
          </table:table-cell>
          <table:table-cell table:formula="of:=IF([.A130] = &quot;forward&quot;; [.B130]*[.E130]; 0)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31]=&quot;forward&quot;; [.B131])" office:value-type="float" office:value="0" calcext:value-type="float">
            <text:p>0</text:p>
          </table:table-cell>
          <table:table-cell table:formula="of:=IF([.A131]=&quot;down&quot;; [.B131]; IF([.A131]=&quot;up&quot;; -[.B131];0))" office:value-type="float" office:value="8" calcext:value-type="float">
            <text:p>8</text:p>
          </table:table-cell>
          <table:table-cell table:formula="of:=SUM([.$D$2:.D131])" office:value-type="float" office:value="116" calcext:value-type="float">
            <text:p>116</text:p>
          </table:table-cell>
          <table:table-cell table:formula="of:=IF([.A131] = &quot;forward&quot;; [.B131]*[.E13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32]=&quot;forward&quot;; [.B132])" office:value-type="float" office:value="0" calcext:value-type="float">
            <text:p>0</text:p>
          </table:table-cell>
          <table:table-cell table:formula="of:=IF([.A132]=&quot;down&quot;; [.B132]; IF([.A132]=&quot;up&quot;; -[.B132];0))" office:value-type="float" office:value="4" calcext:value-type="float">
            <text:p>4</text:p>
          </table:table-cell>
          <table:table-cell table:formula="of:=SUM([.$D$2:.D132])" office:value-type="float" office:value="120" calcext:value-type="float">
            <text:p>120</text:p>
          </table:table-cell>
          <table:table-cell table:formula="of:=IF([.A132] = &quot;forward&quot;; [.B132]*[.E1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33]=&quot;forward&quot;; [.B133])" office:value-type="float" office:value="0" calcext:value-type="float">
            <text:p>0</text:p>
          </table:table-cell>
          <table:table-cell table:formula="of:=IF([.A133]=&quot;down&quot;; [.B133]; IF([.A133]=&quot;up&quot;; -[.B133];0))" office:value-type="float" office:value="5" calcext:value-type="float">
            <text:p>5</text:p>
          </table:table-cell>
          <table:table-cell table:formula="of:=SUM([.$D$2:.D133])" office:value-type="float" office:value="125" calcext:value-type="float">
            <text:p>125</text:p>
          </table:table-cell>
          <table:table-cell table:formula="of:=IF([.A133] = &quot;forward&quot;; [.B133]*[.E1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34]=&quot;forward&quot;; [.B134])" office:value-type="float" office:value="7" calcext:value-type="float">
            <text:p>7</text:p>
          </table:table-cell>
          <table:table-cell table:formula="of:=IF([.A134]=&quot;down&quot;; [.B134]; IF([.A134]=&quot;up&quot;; -[.B134];0))" office:value-type="float" office:value="0" calcext:value-type="float">
            <text:p>0</text:p>
          </table:table-cell>
          <table:table-cell table:formula="of:=SUM([.$D$2:.D134])" office:value-type="float" office:value="125" calcext:value-type="float">
            <text:p>125</text:p>
          </table:table-cell>
          <table:table-cell table:formula="of:=IF([.A134] = &quot;forward&quot;; [.B134]*[.E134]; 0)"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35]=&quot;forward&quot;; [.B135])" office:value-type="float" office:value="0" calcext:value-type="float">
            <text:p>0</text:p>
          </table:table-cell>
          <table:table-cell table:formula="of:=IF([.A135]=&quot;down&quot;; [.B135]; IF([.A135]=&quot;up&quot;; -[.B135];0))" office:value-type="float" office:value="6" calcext:value-type="float">
            <text:p>6</text:p>
          </table:table-cell>
          <table:table-cell table:formula="of:=SUM([.$D$2:.D135])" office:value-type="float" office:value="131" calcext:value-type="float">
            <text:p>131</text:p>
          </table:table-cell>
          <table:table-cell table:formula="of:=IF([.A135] = &quot;forward&quot;; [.B135]*[.E13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36]=&quot;forward&quot;; [.B136])" office:value-type="float" office:value="0" calcext:value-type="float">
            <text:p>0</text:p>
          </table:table-cell>
          <table:table-cell table:formula="of:=IF([.A136]=&quot;down&quot;; [.B136]; IF([.A136]=&quot;up&quot;; -[.B136];0))" office:value-type="float" office:value="6" calcext:value-type="float">
            <text:p>6</text:p>
          </table:table-cell>
          <table:table-cell table:formula="of:=SUM([.$D$2:.D136])" office:value-type="float" office:value="137" calcext:value-type="float">
            <text:p>137</text:p>
          </table:table-cell>
          <table:table-cell table:formula="of:=IF([.A136] = &quot;forward&quot;; [.B136]*[.E13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37]=&quot;forward&quot;; [.B137])" office:value-type="float" office:value="0" calcext:value-type="float">
            <text:p>0</text:p>
          </table:table-cell>
          <table:table-cell table:formula="of:=IF([.A137]=&quot;down&quot;; [.B137]; IF([.A137]=&quot;up&quot;; -[.B137];0))" office:value-type="float" office:value="-2" calcext:value-type="float">
            <text:p>-2</text:p>
          </table:table-cell>
          <table:table-cell table:formula="of:=SUM([.$D$2:.D137])" office:value-type="float" office:value="135" calcext:value-type="float">
            <text:p>135</text:p>
          </table:table-cell>
          <table:table-cell table:formula="of:=IF([.A137] = &quot;forward&quot;; [.B137]*[.E13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38]=&quot;forward&quot;; [.B138])" office:value-type="float" office:value="0" calcext:value-type="float">
            <text:p>0</text:p>
          </table:table-cell>
          <table:table-cell table:formula="of:=IF([.A138]=&quot;down&quot;; [.B138]; IF([.A138]=&quot;up&quot;; -[.B138];0))" office:value-type="float" office:value="-1" calcext:value-type="float">
            <text:p>-1</text:p>
          </table:table-cell>
          <table:table-cell table:formula="of:=SUM([.$D$2:.D138])" office:value-type="float" office:value="134" calcext:value-type="float">
            <text:p>134</text:p>
          </table:table-cell>
          <table:table-cell table:formula="of:=IF([.A138] = &quot;forward&quot;; [.B138]*[.E13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39]=&quot;forward&quot;; [.B139])" office:value-type="float" office:value="7" calcext:value-type="float">
            <text:p>7</text:p>
          </table:table-cell>
          <table:table-cell table:formula="of:=IF([.A139]=&quot;down&quot;; [.B139]; IF([.A139]=&quot;up&quot;; -[.B139];0))" office:value-type="float" office:value="0" calcext:value-type="float">
            <text:p>0</text:p>
          </table:table-cell>
          <table:table-cell table:formula="of:=SUM([.$D$2:.D139])" office:value-type="float" office:value="134" calcext:value-type="float">
            <text:p>134</text:p>
          </table:table-cell>
          <table:table-cell table:formula="of:=IF([.A139] = &quot;forward&quot;; [.B139]*[.E139]; 0)"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40]=&quot;forward&quot;; [.B140])" office:value-type="float" office:value="8" calcext:value-type="float">
            <text:p>8</text:p>
          </table:table-cell>
          <table:table-cell table:formula="of:=IF([.A140]=&quot;down&quot;; [.B140]; IF([.A140]=&quot;up&quot;; -[.B140];0))" office:value-type="float" office:value="0" calcext:value-type="float">
            <text:p>0</text:p>
          </table:table-cell>
          <table:table-cell table:formula="of:=SUM([.$D$2:.D140])" office:value-type="float" office:value="134" calcext:value-type="float">
            <text:p>134</text:p>
          </table:table-cell>
          <table:table-cell table:formula="of:=IF([.A140] = &quot;forward&quot;; [.B140]*[.E140]; 0)"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41]=&quot;forward&quot;; [.B141])" office:value-type="float" office:value="4" calcext:value-type="float">
            <text:p>4</text:p>
          </table:table-cell>
          <table:table-cell table:formula="of:=IF([.A141]=&quot;down&quot;; [.B141]; IF([.A141]=&quot;up&quot;; -[.B141];0))" office:value-type="float" office:value="0" calcext:value-type="float">
            <text:p>0</text:p>
          </table:table-cell>
          <table:table-cell table:formula="of:=SUM([.$D$2:.D141])" office:value-type="float" office:value="134" calcext:value-type="float">
            <text:p>134</text:p>
          </table:table-cell>
          <table:table-cell table:formula="of:=IF([.A141] = &quot;forward&quot;; [.B141]*[.E141]; 0)"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42]=&quot;forward&quot;; [.B142])" office:value-type="float" office:value="9" calcext:value-type="float">
            <text:p>9</text:p>
          </table:table-cell>
          <table:table-cell table:formula="of:=IF([.A142]=&quot;down&quot;; [.B142]; IF([.A142]=&quot;up&quot;; -[.B142];0))" office:value-type="float" office:value="0" calcext:value-type="float">
            <text:p>0</text:p>
          </table:table-cell>
          <table:table-cell table:formula="of:=SUM([.$D$2:.D142])" office:value-type="float" office:value="134" calcext:value-type="float">
            <text:p>134</text:p>
          </table:table-cell>
          <table:table-cell table:formula="of:=IF([.A142] = &quot;forward&quot;; [.B142]*[.E142]; 0)" office:value-type="float" office:value="1206" calcext:value-type="float">
            <text:p>12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43]=&quot;forward&quot;; [.B143])" office:value-type="float" office:value="0" calcext:value-type="float">
            <text:p>0</text:p>
          </table:table-cell>
          <table:table-cell table:formula="of:=IF([.A143]=&quot;down&quot;; [.B143]; IF([.A143]=&quot;up&quot;; -[.B143];0))" office:value-type="float" office:value="7" calcext:value-type="float">
            <text:p>7</text:p>
          </table:table-cell>
          <table:table-cell table:formula="of:=SUM([.$D$2:.D143])" office:value-type="float" office:value="141" calcext:value-type="float">
            <text:p>141</text:p>
          </table:table-cell>
          <table:table-cell table:formula="of:=IF([.A143] = &quot;forward&quot;; [.B143]*[.E1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44]=&quot;forward&quot;; [.B144])" office:value-type="float" office:value="4" calcext:value-type="float">
            <text:p>4</text:p>
          </table:table-cell>
          <table:table-cell table:formula="of:=IF([.A144]=&quot;down&quot;; [.B144]; IF([.A144]=&quot;up&quot;; -[.B144];0))" office:value-type="float" office:value="0" calcext:value-type="float">
            <text:p>0</text:p>
          </table:table-cell>
          <table:table-cell table:formula="of:=SUM([.$D$2:.D144])" office:value-type="float" office:value="141" calcext:value-type="float">
            <text:p>141</text:p>
          </table:table-cell>
          <table:table-cell table:formula="of:=IF([.A144] = &quot;forward&quot;; [.B144]*[.E144]; 0)"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45]=&quot;forward&quot;; [.B145])" office:value-type="float" office:value="0" calcext:value-type="float">
            <text:p>0</text:p>
          </table:table-cell>
          <table:table-cell table:formula="of:=IF([.A145]=&quot;down&quot;; [.B145]; IF([.A145]=&quot;up&quot;; -[.B145];0))" office:value-type="float" office:value="-5" calcext:value-type="float">
            <text:p>-5</text:p>
          </table:table-cell>
          <table:table-cell table:formula="of:=SUM([.$D$2:.D145])" office:value-type="float" office:value="136" calcext:value-type="float">
            <text:p>136</text:p>
          </table:table-cell>
          <table:table-cell table:formula="of:=IF([.A145] = &quot;forward&quot;; [.B145]*[.E1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46]=&quot;forward&quot;; [.B146])" office:value-type="float" office:value="0" calcext:value-type="float">
            <text:p>0</text:p>
          </table:table-cell>
          <table:table-cell table:formula="of:=IF([.A146]=&quot;down&quot;; [.B146]; IF([.A146]=&quot;up&quot;; -[.B146];0))" office:value-type="float" office:value="3" calcext:value-type="float">
            <text:p>3</text:p>
          </table:table-cell>
          <table:table-cell table:formula="of:=SUM([.$D$2:.D146])" office:value-type="float" office:value="139" calcext:value-type="float">
            <text:p>139</text:p>
          </table:table-cell>
          <table:table-cell table:formula="of:=IF([.A146] = &quot;forward&quot;; [.B146]*[.E14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47]=&quot;forward&quot;; [.B147])" office:value-type="float" office:value="0" calcext:value-type="float">
            <text:p>0</text:p>
          </table:table-cell>
          <table:table-cell table:formula="of:=IF([.A147]=&quot;down&quot;; [.B147]; IF([.A147]=&quot;up&quot;; -[.B147];0))" office:value-type="float" office:value="-4" calcext:value-type="float">
            <text:p>-4</text:p>
          </table:table-cell>
          <table:table-cell table:formula="of:=SUM([.$D$2:.D147])" office:value-type="float" office:value="135" calcext:value-type="float">
            <text:p>135</text:p>
          </table:table-cell>
          <table:table-cell table:formula="of:=IF([.A147] = &quot;forward&quot;; [.B147]*[.E14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148]=&quot;forward&quot;; [.B148])" office:value-type="float" office:value="0" calcext:value-type="float">
            <text:p>0</text:p>
          </table:table-cell>
          <table:table-cell table:formula="of:=IF([.A148]=&quot;down&quot;; [.B148]; IF([.A148]=&quot;up&quot;; -[.B148];0))" office:value-type="float" office:value="9" calcext:value-type="float">
            <text:p>9</text:p>
          </table:table-cell>
          <table:table-cell table:formula="of:=SUM([.$D$2:.D148])" office:value-type="float" office:value="144" calcext:value-type="float">
            <text:p>144</text:p>
          </table:table-cell>
          <table:table-cell table:formula="of:=IF([.A148] = &quot;forward&quot;; [.B148]*[.E14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49]=&quot;forward&quot;; [.B149])" office:value-type="float" office:value="0" calcext:value-type="float">
            <text:p>0</text:p>
          </table:table-cell>
          <table:table-cell table:formula="of:=IF([.A149]=&quot;down&quot;; [.B149]; IF([.A149]=&quot;up&quot;; -[.B149];0))" office:value-type="float" office:value="2" calcext:value-type="float">
            <text:p>2</text:p>
          </table:table-cell>
          <table:table-cell table:formula="of:=SUM([.$D$2:.D149])" office:value-type="float" office:value="146" calcext:value-type="float">
            <text:p>146</text:p>
          </table:table-cell>
          <table:table-cell table:formula="of:=IF([.A149] = &quot;forward&quot;; [.B149]*[.E1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50]=&quot;forward&quot;; [.B150])" office:value-type="float" office:value="0" calcext:value-type="float">
            <text:p>0</text:p>
          </table:table-cell>
          <table:table-cell table:formula="of:=IF([.A150]=&quot;down&quot;; [.B150]; IF([.A150]=&quot;up&quot;; -[.B150];0))" office:value-type="float" office:value="8" calcext:value-type="float">
            <text:p>8</text:p>
          </table:table-cell>
          <table:table-cell table:formula="of:=SUM([.$D$2:.D150])" office:value-type="float" office:value="154" calcext:value-type="float">
            <text:p>154</text:p>
          </table:table-cell>
          <table:table-cell table:formula="of:=IF([.A150] = &quot;forward&quot;; [.B150]*[.E1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51]=&quot;forward&quot;; [.B151])" office:value-type="float" office:value="3" calcext:value-type="float">
            <text:p>3</text:p>
          </table:table-cell>
          <table:table-cell table:formula="of:=IF([.A151]=&quot;down&quot;; [.B151]; IF([.A151]=&quot;up&quot;; -[.B151];0))" office:value-type="float" office:value="0" calcext:value-type="float">
            <text:p>0</text:p>
          </table:table-cell>
          <table:table-cell table:formula="of:=SUM([.$D$2:.D151])" office:value-type="float" office:value="154" calcext:value-type="float">
            <text:p>154</text:p>
          </table:table-cell>
          <table:table-cell table:formula="of:=IF([.A151] = &quot;forward&quot;; [.B151]*[.E151]; 0)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52]=&quot;forward&quot;; [.B152])" office:value-type="float" office:value="5" calcext:value-type="float">
            <text:p>5</text:p>
          </table:table-cell>
          <table:table-cell table:formula="of:=IF([.A152]=&quot;down&quot;; [.B152]; IF([.A152]=&quot;up&quot;; -[.B152];0))" office:value-type="float" office:value="0" calcext:value-type="float">
            <text:p>0</text:p>
          </table:table-cell>
          <table:table-cell table:formula="of:=SUM([.$D$2:.D152])" office:value-type="float" office:value="154" calcext:value-type="float">
            <text:p>154</text:p>
          </table:table-cell>
          <table:table-cell table:formula="of:=IF([.A152] = &quot;forward&quot;; [.B152]*[.E152]; 0)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53]=&quot;forward&quot;; [.B153])" office:value-type="float" office:value="7" calcext:value-type="float">
            <text:p>7</text:p>
          </table:table-cell>
          <table:table-cell table:formula="of:=IF([.A153]=&quot;down&quot;; [.B153]; IF([.A153]=&quot;up&quot;; -[.B153];0))" office:value-type="float" office:value="0" calcext:value-type="float">
            <text:p>0</text:p>
          </table:table-cell>
          <table:table-cell table:formula="of:=SUM([.$D$2:.D153])" office:value-type="float" office:value="154" calcext:value-type="float">
            <text:p>154</text:p>
          </table:table-cell>
          <table:table-cell table:formula="of:=IF([.A153] = &quot;forward&quot;; [.B153]*[.E153]; 0)"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54]=&quot;forward&quot;; [.B154])" office:value-type="float" office:value="9" calcext:value-type="float">
            <text:p>9</text:p>
          </table:table-cell>
          <table:table-cell table:formula="of:=IF([.A154]=&quot;down&quot;; [.B154]; IF([.A154]=&quot;up&quot;; -[.B154];0))" office:value-type="float" office:value="0" calcext:value-type="float">
            <text:p>0</text:p>
          </table:table-cell>
          <table:table-cell table:formula="of:=SUM([.$D$2:.D154])" office:value-type="float" office:value="154" calcext:value-type="float">
            <text:p>154</text:p>
          </table:table-cell>
          <table:table-cell table:formula="of:=IF([.A154] = &quot;forward&quot;; [.B154]*[.E154]; 0)"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155]=&quot;forward&quot;; [.B155])" office:value-type="float" office:value="5" calcext:value-type="float">
            <text:p>5</text:p>
          </table:table-cell>
          <table:table-cell table:formula="of:=IF([.A155]=&quot;down&quot;; [.B155]; IF([.A155]=&quot;up&quot;; -[.B155];0))" office:value-type="float" office:value="0" calcext:value-type="float">
            <text:p>0</text:p>
          </table:table-cell>
          <table:table-cell table:formula="of:=SUM([.$D$2:.D155])" office:value-type="float" office:value="154" calcext:value-type="float">
            <text:p>154</text:p>
          </table:table-cell>
          <table:table-cell table:formula="of:=IF([.A155] = &quot;forward&quot;; [.B155]*[.E155]; 0)"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156]=&quot;forward&quot;; [.B156])" office:value-type="float" office:value="8" calcext:value-type="float">
            <text:p>8</text:p>
          </table:table-cell>
          <table:table-cell table:formula="of:=IF([.A156]=&quot;down&quot;; [.B156]; IF([.A156]=&quot;up&quot;; -[.B156];0))" office:value-type="float" office:value="0" calcext:value-type="float">
            <text:p>0</text:p>
          </table:table-cell>
          <table:table-cell table:formula="of:=SUM([.$D$2:.D156])" office:value-type="float" office:value="154" calcext:value-type="float">
            <text:p>154</text:p>
          </table:table-cell>
          <table:table-cell table:formula="of:=IF([.A156] = &quot;forward&quot;; [.B156]*[.E156]; 0)"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57]=&quot;forward&quot;; [.B157])" office:value-type="float" office:value="6" calcext:value-type="float">
            <text:p>6</text:p>
          </table:table-cell>
          <table:table-cell table:formula="of:=IF([.A157]=&quot;down&quot;; [.B157]; IF([.A157]=&quot;up&quot;; -[.B157];0))" office:value-type="float" office:value="0" calcext:value-type="float">
            <text:p>0</text:p>
          </table:table-cell>
          <table:table-cell table:formula="of:=SUM([.$D$2:.D157])" office:value-type="float" office:value="154" calcext:value-type="float">
            <text:p>154</text:p>
          </table:table-cell>
          <table:table-cell table:formula="of:=IF([.A157] = &quot;forward&quot;; [.B157]*[.E157]; 0)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58]=&quot;forward&quot;; [.B158])" office:value-type="float" office:value="4" calcext:value-type="float">
            <text:p>4</text:p>
          </table:table-cell>
          <table:table-cell table:formula="of:=IF([.A158]=&quot;down&quot;; [.B158]; IF([.A158]=&quot;up&quot;; -[.B158];0))" office:value-type="float" office:value="0" calcext:value-type="float">
            <text:p>0</text:p>
          </table:table-cell>
          <table:table-cell table:formula="of:=SUM([.$D$2:.D158])" office:value-type="float" office:value="154" calcext:value-type="float">
            <text:p>154</text:p>
          </table:table-cell>
          <table:table-cell table:formula="of:=IF([.A158] = &quot;forward&quot;; [.B158]*[.E158]; 0)"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59]=&quot;forward&quot;; [.B159])" office:value-type="float" office:value="6" calcext:value-type="float">
            <text:p>6</text:p>
          </table:table-cell>
          <table:table-cell table:formula="of:=IF([.A159]=&quot;down&quot;; [.B159]; IF([.A159]=&quot;up&quot;; -[.B159];0))" office:value-type="float" office:value="0" calcext:value-type="float">
            <text:p>0</text:p>
          </table:table-cell>
          <table:table-cell table:formula="of:=SUM([.$D$2:.D159])" office:value-type="float" office:value="154" calcext:value-type="float">
            <text:p>154</text:p>
          </table:table-cell>
          <table:table-cell table:formula="of:=IF([.A159] = &quot;forward&quot;; [.B159]*[.E159]; 0)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60]=&quot;forward&quot;; [.B160])" office:value-type="float" office:value="7" calcext:value-type="float">
            <text:p>7</text:p>
          </table:table-cell>
          <table:table-cell table:formula="of:=IF([.A160]=&quot;down&quot;; [.B160]; IF([.A160]=&quot;up&quot;; -[.B160];0))" office:value-type="float" office:value="0" calcext:value-type="float">
            <text:p>0</text:p>
          </table:table-cell>
          <table:table-cell table:formula="of:=SUM([.$D$2:.D160])" office:value-type="float" office:value="154" calcext:value-type="float">
            <text:p>154</text:p>
          </table:table-cell>
          <table:table-cell table:formula="of:=IF([.A160] = &quot;forward&quot;; [.B160]*[.E160]; 0)"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161]=&quot;forward&quot;; [.B161])" office:value-type="float" office:value="2" calcext:value-type="float">
            <text:p>2</text:p>
          </table:table-cell>
          <table:table-cell table:formula="of:=IF([.A161]=&quot;down&quot;; [.B161]; IF([.A161]=&quot;up&quot;; -[.B161];0))" office:value-type="float" office:value="0" calcext:value-type="float">
            <text:p>0</text:p>
          </table:table-cell>
          <table:table-cell table:formula="of:=SUM([.$D$2:.D161])" office:value-type="float" office:value="154" calcext:value-type="float">
            <text:p>154</text:p>
          </table:table-cell>
          <table:table-cell table:formula="of:=IF([.A161] = &quot;forward&quot;; [.B161]*[.E161]; 0)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62]=&quot;forward&quot;; [.B162])" office:value-type="float" office:value="0" calcext:value-type="float">
            <text:p>0</text:p>
          </table:table-cell>
          <table:table-cell table:formula="of:=IF([.A162]=&quot;down&quot;; [.B162]; IF([.A162]=&quot;up&quot;; -[.B162];0))" office:value-type="float" office:value="1" calcext:value-type="float">
            <text:p>1</text:p>
          </table:table-cell>
          <table:table-cell table:formula="of:=SUM([.$D$2:.D162])" office:value-type="float" office:value="155" calcext:value-type="float">
            <text:p>155</text:p>
          </table:table-cell>
          <table:table-cell table:formula="of:=IF([.A162] = &quot;forward&quot;; [.B162]*[.E16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163]=&quot;forward&quot;; [.B163])" office:value-type="float" office:value="0" calcext:value-type="float">
            <text:p>0</text:p>
          </table:table-cell>
          <table:table-cell table:formula="of:=IF([.A163]=&quot;down&quot;; [.B163]; IF([.A163]=&quot;up&quot;; -[.B163];0))" office:value-type="float" office:value="8" calcext:value-type="float">
            <text:p>8</text:p>
          </table:table-cell>
          <table:table-cell table:formula="of:=SUM([.$D$2:.D163])" office:value-type="float" office:value="163" calcext:value-type="float">
            <text:p>163</text:p>
          </table:table-cell>
          <table:table-cell table:formula="of:=IF([.A163] = &quot;forward&quot;; [.B163]*[.E16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64]=&quot;forward&quot;; [.B164])" office:value-type="float" office:value="0" calcext:value-type="float">
            <text:p>0</text:p>
          </table:table-cell>
          <table:table-cell table:formula="of:=IF([.A164]=&quot;down&quot;; [.B164]; IF([.A164]=&quot;up&quot;; -[.B164];0))" office:value-type="float" office:value="4" calcext:value-type="float">
            <text:p>4</text:p>
          </table:table-cell>
          <table:table-cell table:formula="of:=SUM([.$D$2:.D164])" office:value-type="float" office:value="167" calcext:value-type="float">
            <text:p>167</text:p>
          </table:table-cell>
          <table:table-cell table:formula="of:=IF([.A164] = &quot;forward&quot;; [.B164]*[.E16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165]=&quot;forward&quot;; [.B165])" office:value-type="float" office:value="0" calcext:value-type="float">
            <text:p>0</text:p>
          </table:table-cell>
          <table:table-cell table:formula="of:=IF([.A165]=&quot;down&quot;; [.B165]; IF([.A165]=&quot;up&quot;; -[.B165];0))" office:value-type="float" office:value="5" calcext:value-type="float">
            <text:p>5</text:p>
          </table:table-cell>
          <table:table-cell table:formula="of:=SUM([.$D$2:.D165])" office:value-type="float" office:value="172" calcext:value-type="float">
            <text:p>172</text:p>
          </table:table-cell>
          <table:table-cell table:formula="of:=IF([.A165] = &quot;forward&quot;; [.B165]*[.E1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66]=&quot;forward&quot;; [.B166])" office:value-type="float" office:value="0" calcext:value-type="float">
            <text:p>0</text:p>
          </table:table-cell>
          <table:table-cell table:formula="of:=IF([.A166]=&quot;down&quot;; [.B166]; IF([.A166]=&quot;up&quot;; -[.B166];0))" office:value-type="float" office:value="6" calcext:value-type="float">
            <text:p>6</text:p>
          </table:table-cell>
          <table:table-cell table:formula="of:=SUM([.$D$2:.D166])" office:value-type="float" office:value="178" calcext:value-type="float">
            <text:p>178</text:p>
          </table:table-cell>
          <table:table-cell table:formula="of:=IF([.A166] = &quot;forward&quot;; [.B166]*[.E1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67]=&quot;forward&quot;; [.B167])" office:value-type="float" office:value="0" calcext:value-type="float">
            <text:p>0</text:p>
          </table:table-cell>
          <table:table-cell table:formula="of:=IF([.A167]=&quot;down&quot;; [.B167]; IF([.A167]=&quot;up&quot;; -[.B167];0))" office:value-type="float" office:value="-3" calcext:value-type="float">
            <text:p>-3</text:p>
          </table:table-cell>
          <table:table-cell table:formula="of:=SUM([.$D$2:.D167])" office:value-type="float" office:value="175" calcext:value-type="float">
            <text:p>175</text:p>
          </table:table-cell>
          <table:table-cell table:formula="of:=IF([.A167] = &quot;forward&quot;; [.B167]*[.E16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168]=&quot;forward&quot;; [.B168])" office:value-type="float" office:value="0" calcext:value-type="float">
            <text:p>0</text:p>
          </table:table-cell>
          <table:table-cell table:formula="of:=IF([.A168]=&quot;down&quot;; [.B168]; IF([.A168]=&quot;up&quot;; -[.B168];0))" office:value-type="float" office:value="-2" calcext:value-type="float">
            <text:p>-2</text:p>
          </table:table-cell>
          <table:table-cell table:formula="of:=SUM([.$D$2:.D168])" office:value-type="float" office:value="173" calcext:value-type="float">
            <text:p>173</text:p>
          </table:table-cell>
          <table:table-cell table:formula="of:=IF([.A168] = &quot;forward&quot;; [.B168]*[.E16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69]=&quot;forward&quot;; [.B169])" office:value-type="float" office:value="4" calcext:value-type="float">
            <text:p>4</text:p>
          </table:table-cell>
          <table:table-cell table:formula="of:=IF([.A169]=&quot;down&quot;; [.B169]; IF([.A169]=&quot;up&quot;; -[.B169];0))" office:value-type="float" office:value="0" calcext:value-type="float">
            <text:p>0</text:p>
          </table:table-cell>
          <table:table-cell table:formula="of:=SUM([.$D$2:.D169])" office:value-type="float" office:value="173" calcext:value-type="float">
            <text:p>173</text:p>
          </table:table-cell>
          <table:table-cell table:formula="of:=IF([.A169] = &quot;forward&quot;; [.B169]*[.E169]; 0)"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70]=&quot;forward&quot;; [.B170])" office:value-type="float" office:value="0" calcext:value-type="float">
            <text:p>0</text:p>
          </table:table-cell>
          <table:table-cell table:formula="of:=IF([.A170]=&quot;down&quot;; [.B170]; IF([.A170]=&quot;up&quot;; -[.B170];0))" office:value-type="float" office:value="4" calcext:value-type="float">
            <text:p>4</text:p>
          </table:table-cell>
          <table:table-cell table:formula="of:=SUM([.$D$2:.D170])" office:value-type="float" office:value="177" calcext:value-type="float">
            <text:p>177</text:p>
          </table:table-cell>
          <table:table-cell table:formula="of:=IF([.A170] = &quot;forward&quot;; [.B170]*[.E17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71]=&quot;forward&quot;; [.B171])" office:value-type="float" office:value="7" calcext:value-type="float">
            <text:p>7</text:p>
          </table:table-cell>
          <table:table-cell table:formula="of:=IF([.A171]=&quot;down&quot;; [.B171]; IF([.A171]=&quot;up&quot;; -[.B171];0))" office:value-type="float" office:value="0" calcext:value-type="float">
            <text:p>0</text:p>
          </table:table-cell>
          <table:table-cell table:formula="of:=SUM([.$D$2:.D171])" office:value-type="float" office:value="177" calcext:value-type="float">
            <text:p>177</text:p>
          </table:table-cell>
          <table:table-cell table:formula="of:=IF([.A171] = &quot;forward&quot;; [.B171]*[.E171]; 0)"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72]=&quot;forward&quot;; [.B172])" office:value-type="float" office:value="0" calcext:value-type="float">
            <text:p>0</text:p>
          </table:table-cell>
          <table:table-cell table:formula="of:=IF([.A172]=&quot;down&quot;; [.B172]; IF([.A172]=&quot;up&quot;; -[.B172];0))" office:value-type="float" office:value="-6" calcext:value-type="float">
            <text:p>-6</text:p>
          </table:table-cell>
          <table:table-cell table:formula="of:=SUM([.$D$2:.D172])" office:value-type="float" office:value="171" calcext:value-type="float">
            <text:p>171</text:p>
          </table:table-cell>
          <table:table-cell table:formula="of:=IF([.A172] = &quot;forward&quot;; [.B172]*[.E1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173]=&quot;forward&quot;; [.B173])" office:value-type="float" office:value="0" calcext:value-type="float">
            <text:p>0</text:p>
          </table:table-cell>
          <table:table-cell table:formula="of:=IF([.A173]=&quot;down&quot;; [.B173]; IF([.A173]=&quot;up&quot;; -[.B173];0))" office:value-type="float" office:value="-9" calcext:value-type="float">
            <text:p>-9</text:p>
          </table:table-cell>
          <table:table-cell table:formula="of:=SUM([.$D$2:.D173])" office:value-type="float" office:value="162" calcext:value-type="float">
            <text:p>162</text:p>
          </table:table-cell>
          <table:table-cell table:formula="of:=IF([.A173] = &quot;forward&quot;; [.B173]*[.E1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74]=&quot;forward&quot;; [.B174])" office:value-type="float" office:value="0" calcext:value-type="float">
            <text:p>0</text:p>
          </table:table-cell>
          <table:table-cell table:formula="of:=IF([.A174]=&quot;down&quot;; [.B174]; IF([.A174]=&quot;up&quot;; -[.B174];0))" office:value-type="float" office:value="1" calcext:value-type="float">
            <text:p>1</text:p>
          </table:table-cell>
          <table:table-cell table:formula="of:=SUM([.$D$2:.D174])" office:value-type="float" office:value="163" calcext:value-type="float">
            <text:p>163</text:p>
          </table:table-cell>
          <table:table-cell table:formula="of:=IF([.A174] = &quot;forward&quot;; [.B174]*[.E17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75]=&quot;forward&quot;; [.B175])" office:value-type="float" office:value="0" calcext:value-type="float">
            <text:p>0</text:p>
          </table:table-cell>
          <table:table-cell table:formula="of:=IF([.A175]=&quot;down&quot;; [.B175]; IF([.A175]=&quot;up&quot;; -[.B175];0))" office:value-type="float" office:value="3" calcext:value-type="float">
            <text:p>3</text:p>
          </table:table-cell>
          <table:table-cell table:formula="of:=SUM([.$D$2:.D175])" office:value-type="float" office:value="166" calcext:value-type="float">
            <text:p>166</text:p>
          </table:table-cell>
          <table:table-cell table:formula="of:=IF([.A175] = &quot;forward&quot;; [.B175]*[.E17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76]=&quot;forward&quot;; [.B176])" office:value-type="float" office:value="0" calcext:value-type="float">
            <text:p>0</text:p>
          </table:table-cell>
          <table:table-cell table:formula="of:=IF([.A176]=&quot;down&quot;; [.B176]; IF([.A176]=&quot;up&quot;; -[.B176];0))" office:value-type="float" office:value="1" calcext:value-type="float">
            <text:p>1</text:p>
          </table:table-cell>
          <table:table-cell table:formula="of:=SUM([.$D$2:.D176])" office:value-type="float" office:value="167" calcext:value-type="float">
            <text:p>167</text:p>
          </table:table-cell>
          <table:table-cell table:formula="of:=IF([.A176] = &quot;forward&quot;; [.B176]*[.E17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177]=&quot;forward&quot;; [.B177])" office:value-type="float" office:value="0" calcext:value-type="float">
            <text:p>0</text:p>
          </table:table-cell>
          <table:table-cell table:formula="of:=IF([.A177]=&quot;down&quot;; [.B177]; IF([.A177]=&quot;up&quot;; -[.B177];0))" office:value-type="float" office:value="-3" calcext:value-type="float">
            <text:p>-3</text:p>
          </table:table-cell>
          <table:table-cell table:formula="of:=SUM([.$D$2:.D177])" office:value-type="float" office:value="164" calcext:value-type="float">
            <text:p>164</text:p>
          </table:table-cell>
          <table:table-cell table:formula="of:=IF([.A177] = &quot;forward&quot;; [.B177]*[.E1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178]=&quot;forward&quot;; [.B178])" office:value-type="float" office:value="0" calcext:value-type="float">
            <text:p>0</text:p>
          </table:table-cell>
          <table:table-cell table:formula="of:=IF([.A178]=&quot;down&quot;; [.B178]; IF([.A178]=&quot;up&quot;; -[.B178];0))" office:value-type="float" office:value="-1" calcext:value-type="float">
            <text:p>-1</text:p>
          </table:table-cell>
          <table:table-cell table:formula="of:=SUM([.$D$2:.D178])" office:value-type="float" office:value="163" calcext:value-type="float">
            <text:p>163</text:p>
          </table:table-cell>
          <table:table-cell table:formula="of:=IF([.A178] = &quot;forward&quot;; [.B178]*[.E17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179]=&quot;forward&quot;; [.B179])" office:value-type="float" office:value="0" calcext:value-type="float">
            <text:p>0</text:p>
          </table:table-cell>
          <table:table-cell table:formula="of:=IF([.A179]=&quot;down&quot;; [.B179]; IF([.A179]=&quot;up&quot;; -[.B179];0))" office:value-type="float" office:value="2" calcext:value-type="float">
            <text:p>2</text:p>
          </table:table-cell>
          <table:table-cell table:formula="of:=SUM([.$D$2:.D179])" office:value-type="float" office:value="165" calcext:value-type="float">
            <text:p>165</text:p>
          </table:table-cell>
          <table:table-cell table:formula="of:=IF([.A179] = &quot;forward&quot;; [.B179]*[.E1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180]=&quot;forward&quot;; [.B180])" office:value-type="float" office:value="0" calcext:value-type="float">
            <text:p>0</text:p>
          </table:table-cell>
          <table:table-cell table:formula="of:=IF([.A180]=&quot;down&quot;; [.B180]; IF([.A180]=&quot;up&quot;; -[.B180];0))" office:value-type="float" office:value="-5" calcext:value-type="float">
            <text:p>-5</text:p>
          </table:table-cell>
          <table:table-cell table:formula="of:=SUM([.$D$2:.D180])" office:value-type="float" office:value="160" calcext:value-type="float">
            <text:p>160</text:p>
          </table:table-cell>
          <table:table-cell table:formula="of:=IF([.A180] = &quot;forward&quot;; [.B180]*[.E18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81]=&quot;forward&quot;; [.B181])" office:value-type="float" office:value="1" calcext:value-type="float">
            <text:p>1</text:p>
          </table:table-cell>
          <table:table-cell table:formula="of:=IF([.A181]=&quot;down&quot;; [.B181]; IF([.A181]=&quot;up&quot;; -[.B181];0))" office:value-type="float" office:value="0" calcext:value-type="float">
            <text:p>0</text:p>
          </table:table-cell>
          <table:table-cell table:formula="of:=SUM([.$D$2:.D181])" office:value-type="float" office:value="160" calcext:value-type="float">
            <text:p>160</text:p>
          </table:table-cell>
          <table:table-cell table:formula="of:=IF([.A181] = &quot;forward&quot;; [.B181]*[.E181]; 0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82]=&quot;forward&quot;; [.B182])" office:value-type="float" office:value="0" calcext:value-type="float">
            <text:p>0</text:p>
          </table:table-cell>
          <table:table-cell table:formula="of:=IF([.A182]=&quot;down&quot;; [.B182]; IF([.A182]=&quot;up&quot;; -[.B182];0))" office:value-type="float" office:value="7" calcext:value-type="float">
            <text:p>7</text:p>
          </table:table-cell>
          <table:table-cell table:formula="of:=SUM([.$D$2:.D182])" office:value-type="float" office:value="167" calcext:value-type="float">
            <text:p>167</text:p>
          </table:table-cell>
          <table:table-cell table:formula="of:=IF([.A182] = &quot;forward&quot;; [.B182]*[.E18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83]=&quot;forward&quot;; [.B183])" office:value-type="float" office:value="9" calcext:value-type="float">
            <text:p>9</text:p>
          </table:table-cell>
          <table:table-cell table:formula="of:=IF([.A183]=&quot;down&quot;; [.B183]; IF([.A183]=&quot;up&quot;; -[.B183];0))" office:value-type="float" office:value="0" calcext:value-type="float">
            <text:p>0</text:p>
          </table:table-cell>
          <table:table-cell table:formula="of:=SUM([.$D$2:.D183])" office:value-type="float" office:value="167" calcext:value-type="float">
            <text:p>167</text:p>
          </table:table-cell>
          <table:table-cell table:formula="of:=IF([.A183] = &quot;forward&quot;; [.B183]*[.E183]; 0)"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184]=&quot;forward&quot;; [.B184])" office:value-type="float" office:value="0" calcext:value-type="float">
            <text:p>0</text:p>
          </table:table-cell>
          <table:table-cell table:formula="of:=IF([.A184]=&quot;down&quot;; [.B184]; IF([.A184]=&quot;up&quot;; -[.B184];0))" office:value-type="float" office:value="4" calcext:value-type="float">
            <text:p>4</text:p>
          </table:table-cell>
          <table:table-cell table:formula="of:=SUM([.$D$2:.D184])" office:value-type="float" office:value="171" calcext:value-type="float">
            <text:p>171</text:p>
          </table:table-cell>
          <table:table-cell table:formula="of:=IF([.A184] = &quot;forward&quot;; [.B184]*[.E18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85]=&quot;forward&quot;; [.B185])" office:value-type="float" office:value="0" calcext:value-type="float">
            <text:p>0</text:p>
          </table:table-cell>
          <table:table-cell table:formula="of:=IF([.A185]=&quot;down&quot;; [.B185]; IF([.A185]=&quot;up&quot;; -[.B185];0))" office:value-type="float" office:value="-4" calcext:value-type="float">
            <text:p>-4</text:p>
          </table:table-cell>
          <table:table-cell table:formula="of:=SUM([.$D$2:.D185])" office:value-type="float" office:value="167" calcext:value-type="float">
            <text:p>167</text:p>
          </table:table-cell>
          <table:table-cell table:formula="of:=IF([.A185] = &quot;forward&quot;; [.B185]*[.E18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186]=&quot;forward&quot;; [.B186])" office:value-type="float" office:value="0" calcext:value-type="float">
            <text:p>0</text:p>
          </table:table-cell>
          <table:table-cell table:formula="of:=IF([.A186]=&quot;down&quot;; [.B186]; IF([.A186]=&quot;up&quot;; -[.B186];0))" office:value-type="float" office:value="6" calcext:value-type="float">
            <text:p>6</text:p>
          </table:table-cell>
          <table:table-cell table:formula="of:=SUM([.$D$2:.D186])" office:value-type="float" office:value="173" calcext:value-type="float">
            <text:p>173</text:p>
          </table:table-cell>
          <table:table-cell table:formula="of:=IF([.A186] = &quot;forward&quot;; [.B186]*[.E18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87]=&quot;forward&quot;; [.B187])" office:value-type="float" office:value="0" calcext:value-type="float">
            <text:p>0</text:p>
          </table:table-cell>
          <table:table-cell table:formula="of:=IF([.A187]=&quot;down&quot;; [.B187]; IF([.A187]=&quot;up&quot;; -[.B187];0))" office:value-type="float" office:value="3" calcext:value-type="float">
            <text:p>3</text:p>
          </table:table-cell>
          <table:table-cell table:formula="of:=SUM([.$D$2:.D187])" office:value-type="float" office:value="176" calcext:value-type="float">
            <text:p>176</text:p>
          </table:table-cell>
          <table:table-cell table:formula="of:=IF([.A187] = &quot;forward&quot;; [.B187]*[.E18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188]=&quot;forward&quot;; [.B188])" office:value-type="float" office:value="4" calcext:value-type="float">
            <text:p>4</text:p>
          </table:table-cell>
          <table:table-cell table:formula="of:=IF([.A188]=&quot;down&quot;; [.B188]; IF([.A188]=&quot;up&quot;; -[.B188];0))" office:value-type="float" office:value="0" calcext:value-type="float">
            <text:p>0</text:p>
          </table:table-cell>
          <table:table-cell table:formula="of:=SUM([.$D$2:.D188])" office:value-type="float" office:value="176" calcext:value-type="float">
            <text:p>176</text:p>
          </table:table-cell>
          <table:table-cell table:formula="of:=IF([.A188] = &quot;forward&quot;; [.B188]*[.E188]; 0)"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189]=&quot;forward&quot;; [.B189])" office:value-type="float" office:value="0" calcext:value-type="float">
            <text:p>0</text:p>
          </table:table-cell>
          <table:table-cell table:formula="of:=IF([.A189]=&quot;down&quot;; [.B189]; IF([.A189]=&quot;up&quot;; -[.B189];0))" office:value-type="float" office:value="-6" calcext:value-type="float">
            <text:p>-6</text:p>
          </table:table-cell>
          <table:table-cell table:formula="of:=SUM([.$D$2:.D189])" office:value-type="float" office:value="170" calcext:value-type="float">
            <text:p>170</text:p>
          </table:table-cell>
          <table:table-cell table:formula="of:=IF([.A189] = &quot;forward&quot;; [.B189]*[.E1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190]=&quot;forward&quot;; [.B190])" office:value-type="float" office:value="0" calcext:value-type="float">
            <text:p>0</text:p>
          </table:table-cell>
          <table:table-cell table:formula="of:=IF([.A190]=&quot;down&quot;; [.B190]; IF([.A190]=&quot;up&quot;; -[.B190];0))" office:value-type="float" office:value="-4" calcext:value-type="float">
            <text:p>-4</text:p>
          </table:table-cell>
          <table:table-cell table:formula="of:=SUM([.$D$2:.D190])" office:value-type="float" office:value="166" calcext:value-type="float">
            <text:p>166</text:p>
          </table:table-cell>
          <table:table-cell table:formula="of:=IF([.A190] = &quot;forward&quot;; [.B190]*[.E1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191]=&quot;forward&quot;; [.B191])" office:value-type="float" office:value="1" calcext:value-type="float">
            <text:p>1</text:p>
          </table:table-cell>
          <table:table-cell table:formula="of:=IF([.A191]=&quot;down&quot;; [.B191]; IF([.A191]=&quot;up&quot;; -[.B191];0))" office:value-type="float" office:value="0" calcext:value-type="float">
            <text:p>0</text:p>
          </table:table-cell>
          <table:table-cell table:formula="of:=SUM([.$D$2:.D191])" office:value-type="float" office:value="166" calcext:value-type="float">
            <text:p>166</text:p>
          </table:table-cell>
          <table:table-cell table:formula="of:=IF([.A191] = &quot;forward&quot;; [.B191]*[.E191]; 0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192]=&quot;forward&quot;; [.B192])" office:value-type="float" office:value="0" calcext:value-type="float">
            <text:p>0</text:p>
          </table:table-cell>
          <table:table-cell table:formula="of:=IF([.A192]=&quot;down&quot;; [.B192]; IF([.A192]=&quot;up&quot;; -[.B192];0))" office:value-type="float" office:value="-7" calcext:value-type="float">
            <text:p>-7</text:p>
          </table:table-cell>
          <table:table-cell table:formula="of:=SUM([.$D$2:.D192])" office:value-type="float" office:value="159" calcext:value-type="float">
            <text:p>159</text:p>
          </table:table-cell>
          <table:table-cell table:formula="of:=IF([.A192] = &quot;forward&quot;; [.B192]*[.E19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193]=&quot;forward&quot;; [.B193])" office:value-type="float" office:value="0" calcext:value-type="float">
            <text:p>0</text:p>
          </table:table-cell>
          <table:table-cell table:formula="of:=IF([.A193]=&quot;down&quot;; [.B193]; IF([.A193]=&quot;up&quot;; -[.B193];0))" office:value-type="float" office:value="1" calcext:value-type="float">
            <text:p>1</text:p>
          </table:table-cell>
          <table:table-cell table:formula="of:=SUM([.$D$2:.D193])" office:value-type="float" office:value="160" calcext:value-type="float">
            <text:p>160</text:p>
          </table:table-cell>
          <table:table-cell table:formula="of:=IF([.A193] = &quot;forward&quot;; [.B193]*[.E19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94]=&quot;forward&quot;; [.B194])" office:value-type="float" office:value="0" calcext:value-type="float">
            <text:p>0</text:p>
          </table:table-cell>
          <table:table-cell table:formula="of:=IF([.A194]=&quot;down&quot;; [.B194]; IF([.A194]=&quot;up&quot;; -[.B194];0))" office:value-type="float" office:value="7" calcext:value-type="float">
            <text:p>7</text:p>
          </table:table-cell>
          <table:table-cell table:formula="of:=SUM([.$D$2:.D194])" office:value-type="float" office:value="167" calcext:value-type="float">
            <text:p>167</text:p>
          </table:table-cell>
          <table:table-cell table:formula="of:=IF([.A194] = &quot;forward&quot;; [.B194]*[.E19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195]=&quot;forward&quot;; [.B195])" office:value-type="float" office:value="0" calcext:value-type="float">
            <text:p>0</text:p>
          </table:table-cell>
          <table:table-cell table:formula="of:=IF([.A195]=&quot;down&quot;; [.B195]; IF([.A195]=&quot;up&quot;; -[.B195];0))" office:value-type="float" office:value="7" calcext:value-type="float">
            <text:p>7</text:p>
          </table:table-cell>
          <table:table-cell table:formula="of:=SUM([.$D$2:.D195])" office:value-type="float" office:value="174" calcext:value-type="float">
            <text:p>174</text:p>
          </table:table-cell>
          <table:table-cell table:formula="of:=IF([.A195] = &quot;forward&quot;; [.B195]*[.E19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196]=&quot;forward&quot;; [.B196])" office:value-type="float" office:value="9" calcext:value-type="float">
            <text:p>9</text:p>
          </table:table-cell>
          <table:table-cell table:formula="of:=IF([.A196]=&quot;down&quot;; [.B196]; IF([.A196]=&quot;up&quot;; -[.B196];0))" office:value-type="float" office:value="0" calcext:value-type="float">
            <text:p>0</text:p>
          </table:table-cell>
          <table:table-cell table:formula="of:=SUM([.$D$2:.D196])" office:value-type="float" office:value="174" calcext:value-type="float">
            <text:p>174</text:p>
          </table:table-cell>
          <table:table-cell table:formula="of:=IF([.A196] = &quot;forward&quot;; [.B196]*[.E196]; 0)"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97]=&quot;forward&quot;; [.B197])" office:value-type="float" office:value="0" calcext:value-type="float">
            <text:p>0</text:p>
          </table:table-cell>
          <table:table-cell table:formula="of:=IF([.A197]=&quot;down&quot;; [.B197]; IF([.A197]=&quot;up&quot;; -[.B197];0))" office:value-type="float" office:value="3" calcext:value-type="float">
            <text:p>3</text:p>
          </table:table-cell>
          <table:table-cell table:formula="of:=SUM([.$D$2:.D197])" office:value-type="float" office:value="177" calcext:value-type="float">
            <text:p>177</text:p>
          </table:table-cell>
          <table:table-cell table:formula="of:=IF([.A197] = &quot;forward&quot;; [.B197]*[.E19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198]=&quot;forward&quot;; [.B198])" office:value-type="float" office:value="0" calcext:value-type="float">
            <text:p>0</text:p>
          </table:table-cell>
          <table:table-cell table:formula="of:=IF([.A198]=&quot;down&quot;; [.B198]; IF([.A198]=&quot;up&quot;; -[.B198];0))" office:value-type="float" office:value="3" calcext:value-type="float">
            <text:p>3</text:p>
          </table:table-cell>
          <table:table-cell table:formula="of:=SUM([.$D$2:.D198])" office:value-type="float" office:value="180" calcext:value-type="float">
            <text:p>180</text:p>
          </table:table-cell>
          <table:table-cell table:formula="of:=IF([.A198] = &quot;forward&quot;; [.B198]*[.E1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199]=&quot;forward&quot;; [.B199])" office:value-type="float" office:value="6" calcext:value-type="float">
            <text:p>6</text:p>
          </table:table-cell>
          <table:table-cell table:formula="of:=IF([.A199]=&quot;down&quot;; [.B199]; IF([.A199]=&quot;up&quot;; -[.B199];0))" office:value-type="float" office:value="0" calcext:value-type="float">
            <text:p>0</text:p>
          </table:table-cell>
          <table:table-cell table:formula="of:=SUM([.$D$2:.D199])" office:value-type="float" office:value="180" calcext:value-type="float">
            <text:p>180</text:p>
          </table:table-cell>
          <table:table-cell table:formula="of:=IF([.A199] = &quot;forward&quot;; [.B199]*[.E199]; 0)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00]=&quot;forward&quot;; [.B200])" office:value-type="float" office:value="0" calcext:value-type="float">
            <text:p>0</text:p>
          </table:table-cell>
          <table:table-cell table:formula="of:=IF([.A200]=&quot;down&quot;; [.B200]; IF([.A200]=&quot;up&quot;; -[.B200];0))" office:value-type="float" office:value="2" calcext:value-type="float">
            <text:p>2</text:p>
          </table:table-cell>
          <table:table-cell table:formula="of:=SUM([.$D$2:.D200])" office:value-type="float" office:value="182" calcext:value-type="float">
            <text:p>182</text:p>
          </table:table-cell>
          <table:table-cell table:formula="of:=IF([.A200] = &quot;forward&quot;; [.B200]*[.E20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01]=&quot;forward&quot;; [.B201])" office:value-type="float" office:value="7" calcext:value-type="float">
            <text:p>7</text:p>
          </table:table-cell>
          <table:table-cell table:formula="of:=IF([.A201]=&quot;down&quot;; [.B201]; IF([.A201]=&quot;up&quot;; -[.B201];0))" office:value-type="float" office:value="0" calcext:value-type="float">
            <text:p>0</text:p>
          </table:table-cell>
          <table:table-cell table:formula="of:=SUM([.$D$2:.D201])" office:value-type="float" office:value="182" calcext:value-type="float">
            <text:p>182</text:p>
          </table:table-cell>
          <table:table-cell table:formula="of:=IF([.A201] = &quot;forward&quot;; [.B201]*[.E201]; 0)" office:value-type="float" office:value="1274" calcext:value-type="float">
            <text:p>127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202]=&quot;forward&quot;; [.B202])" office:value-type="float" office:value="0" calcext:value-type="float">
            <text:p>0</text:p>
          </table:table-cell>
          <table:table-cell table:formula="of:=IF([.A202]=&quot;down&quot;; [.B202]; IF([.A202]=&quot;up&quot;; -[.B202];0))" office:value-type="float" office:value="-4" calcext:value-type="float">
            <text:p>-4</text:p>
          </table:table-cell>
          <table:table-cell table:formula="of:=SUM([.$D$2:.D202])" office:value-type="float" office:value="178" calcext:value-type="float">
            <text:p>178</text:p>
          </table:table-cell>
          <table:table-cell table:formula="of:=IF([.A202] = &quot;forward&quot;; [.B202]*[.E20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203]=&quot;forward&quot;; [.B203])" office:value-type="float" office:value="0" calcext:value-type="float">
            <text:p>0</text:p>
          </table:table-cell>
          <table:table-cell table:formula="of:=IF([.A203]=&quot;down&quot;; [.B203]; IF([.A203]=&quot;up&quot;; -[.B203];0))" office:value-type="float" office:value="-8" calcext:value-type="float">
            <text:p>-8</text:p>
          </table:table-cell>
          <table:table-cell table:formula="of:=SUM([.$D$2:.D203])" office:value-type="float" office:value="170" calcext:value-type="float">
            <text:p>170</text:p>
          </table:table-cell>
          <table:table-cell table:formula="of:=IF([.A203] = &quot;forward&quot;; [.B203]*[.E20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04]=&quot;forward&quot;; [.B204])" office:value-type="float" office:value="0" calcext:value-type="float">
            <text:p>0</text:p>
          </table:table-cell>
          <table:table-cell table:formula="of:=IF([.A204]=&quot;down&quot;; [.B204]; IF([.A204]=&quot;up&quot;; -[.B204];0))" office:value-type="float" office:value="8" calcext:value-type="float">
            <text:p>8</text:p>
          </table:table-cell>
          <table:table-cell table:formula="of:=SUM([.$D$2:.D204])" office:value-type="float" office:value="178" calcext:value-type="float">
            <text:p>178</text:p>
          </table:table-cell>
          <table:table-cell table:formula="of:=IF([.A204] = &quot;forward&quot;; [.B204]*[.E20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05]=&quot;forward&quot;; [.B205])" office:value-type="float" office:value="7" calcext:value-type="float">
            <text:p>7</text:p>
          </table:table-cell>
          <table:table-cell table:formula="of:=IF([.A205]=&quot;down&quot;; [.B205]; IF([.A205]=&quot;up&quot;; -[.B205];0))" office:value-type="float" office:value="0" calcext:value-type="float">
            <text:p>0</text:p>
          </table:table-cell>
          <table:table-cell table:formula="of:=SUM([.$D$2:.D205])" office:value-type="float" office:value="178" calcext:value-type="float">
            <text:p>178</text:p>
          </table:table-cell>
          <table:table-cell table:formula="of:=IF([.A205] = &quot;forward&quot;; [.B205]*[.E205]; 0)" office:value-type="float" office:value="1246" calcext:value-type="float">
            <text:p>12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06]=&quot;forward&quot;; [.B206])" office:value-type="float" office:value="6" calcext:value-type="float">
            <text:p>6</text:p>
          </table:table-cell>
          <table:table-cell table:formula="of:=IF([.A206]=&quot;down&quot;; [.B206]; IF([.A206]=&quot;up&quot;; -[.B206];0))" office:value-type="float" office:value="0" calcext:value-type="float">
            <text:p>0</text:p>
          </table:table-cell>
          <table:table-cell table:formula="of:=SUM([.$D$2:.D206])" office:value-type="float" office:value="178" calcext:value-type="float">
            <text:p>178</text:p>
          </table:table-cell>
          <table:table-cell table:formula="of:=IF([.A206] = &quot;forward&quot;; [.B206]*[.E206]; 0)"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07]=&quot;forward&quot;; [.B207])" office:value-type="float" office:value="0" calcext:value-type="float">
            <text:p>0</text:p>
          </table:table-cell>
          <table:table-cell table:formula="of:=IF([.A207]=&quot;down&quot;; [.B207]; IF([.A207]=&quot;up&quot;; -[.B207];0))" office:value-type="float" office:value="7" calcext:value-type="float">
            <text:p>7</text:p>
          </table:table-cell>
          <table:table-cell table:formula="of:=SUM([.$D$2:.D207])" office:value-type="float" office:value="185" calcext:value-type="float">
            <text:p>185</text:p>
          </table:table-cell>
          <table:table-cell table:formula="of:=IF([.A207] = &quot;forward&quot;; [.B207]*[.E20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08]=&quot;forward&quot;; [.B208])" office:value-type="float" office:value="5" calcext:value-type="float">
            <text:p>5</text:p>
          </table:table-cell>
          <table:table-cell table:formula="of:=IF([.A208]=&quot;down&quot;; [.B208]; IF([.A208]=&quot;up&quot;; -[.B208];0))" office:value-type="float" office:value="0" calcext:value-type="float">
            <text:p>0</text:p>
          </table:table-cell>
          <table:table-cell table:formula="of:=SUM([.$D$2:.D208])" office:value-type="float" office:value="185" calcext:value-type="float">
            <text:p>185</text:p>
          </table:table-cell>
          <table:table-cell table:formula="of:=IF([.A208] = &quot;forward&quot;; [.B208]*[.E208]; 0)"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09]=&quot;forward&quot;; [.B209])" office:value-type="float" office:value="0" calcext:value-type="float">
            <text:p>0</text:p>
          </table:table-cell>
          <table:table-cell table:formula="of:=IF([.A209]=&quot;down&quot;; [.B209]; IF([.A209]=&quot;up&quot;; -[.B209];0))" office:value-type="float" office:value="-6" calcext:value-type="float">
            <text:p>-6</text:p>
          </table:table-cell>
          <table:table-cell table:formula="of:=SUM([.$D$2:.D209])" office:value-type="float" office:value="179" calcext:value-type="float">
            <text:p>179</text:p>
          </table:table-cell>
          <table:table-cell table:formula="of:=IF([.A209] = &quot;forward&quot;; [.B209]*[.E20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10]=&quot;forward&quot;; [.B210])" office:value-type="float" office:value="0" calcext:value-type="float">
            <text:p>0</text:p>
          </table:table-cell>
          <table:table-cell table:formula="of:=IF([.A210]=&quot;down&quot;; [.B210]; IF([.A210]=&quot;up&quot;; -[.B210];0))" office:value-type="float" office:value="-6" calcext:value-type="float">
            <text:p>-6</text:p>
          </table:table-cell>
          <table:table-cell table:formula="of:=SUM([.$D$2:.D210])" office:value-type="float" office:value="173" calcext:value-type="float">
            <text:p>173</text:p>
          </table:table-cell>
          <table:table-cell table:formula="of:=IF([.A210] = &quot;forward&quot;; [.B210]*[.E2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11]=&quot;forward&quot;; [.B211])" office:value-type="float" office:value="0" calcext:value-type="float">
            <text:p>0</text:p>
          </table:table-cell>
          <table:table-cell table:formula="of:=IF([.A211]=&quot;down&quot;; [.B211]; IF([.A211]=&quot;up&quot;; -[.B211];0))" office:value-type="float" office:value="9" calcext:value-type="float">
            <text:p>9</text:p>
          </table:table-cell>
          <table:table-cell table:formula="of:=SUM([.$D$2:.D211])" office:value-type="float" office:value="182" calcext:value-type="float">
            <text:p>182</text:p>
          </table:table-cell>
          <table:table-cell table:formula="of:=IF([.A211] = &quot;forward&quot;; [.B211]*[.E2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12]=&quot;forward&quot;; [.B212])" office:value-type="float" office:value="0" calcext:value-type="float">
            <text:p>0</text:p>
          </table:table-cell>
          <table:table-cell table:formula="of:=IF([.A212]=&quot;down&quot;; [.B212]; IF([.A212]=&quot;up&quot;; -[.B212];0))" office:value-type="float" office:value="-6" calcext:value-type="float">
            <text:p>-6</text:p>
          </table:table-cell>
          <table:table-cell table:formula="of:=SUM([.$D$2:.D212])" office:value-type="float" office:value="176" calcext:value-type="float">
            <text:p>176</text:p>
          </table:table-cell>
          <table:table-cell table:formula="of:=IF([.A212] = &quot;forward&quot;; [.B212]*[.E21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213]=&quot;forward&quot;; [.B213])" office:value-type="float" office:value="0" calcext:value-type="float">
            <text:p>0</text:p>
          </table:table-cell>
          <table:table-cell table:formula="of:=IF([.A213]=&quot;down&quot;; [.B213]; IF([.A213]=&quot;up&quot;; -[.B213];0))" office:value-type="float" office:value="-2" calcext:value-type="float">
            <text:p>-2</text:p>
          </table:table-cell>
          <table:table-cell table:formula="of:=SUM([.$D$2:.D213])" office:value-type="float" office:value="174" calcext:value-type="float">
            <text:p>174</text:p>
          </table:table-cell>
          <table:table-cell table:formula="of:=IF([.A213] = &quot;forward&quot;; [.B213]*[.E21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14]=&quot;forward&quot;; [.B214])" office:value-type="float" office:value="9" calcext:value-type="float">
            <text:p>9</text:p>
          </table:table-cell>
          <table:table-cell table:formula="of:=IF([.A214]=&quot;down&quot;; [.B214]; IF([.A214]=&quot;up&quot;; -[.B214];0))" office:value-type="float" office:value="0" calcext:value-type="float">
            <text:p>0</text:p>
          </table:table-cell>
          <table:table-cell table:formula="of:=SUM([.$D$2:.D214])" office:value-type="float" office:value="174" calcext:value-type="float">
            <text:p>174</text:p>
          </table:table-cell>
          <table:table-cell table:formula="of:=IF([.A214] = &quot;forward&quot;; [.B214]*[.E214]; 0)"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15]=&quot;forward&quot;; [.B215])" office:value-type="float" office:value="1" calcext:value-type="float">
            <text:p>1</text:p>
          </table:table-cell>
          <table:table-cell table:formula="of:=IF([.A215]=&quot;down&quot;; [.B215]; IF([.A215]=&quot;up&quot;; -[.B215];0))" office:value-type="float" office:value="0" calcext:value-type="float">
            <text:p>0</text:p>
          </table:table-cell>
          <table:table-cell table:formula="of:=SUM([.$D$2:.D215])" office:value-type="float" office:value="174" calcext:value-type="float">
            <text:p>174</text:p>
          </table:table-cell>
          <table:table-cell table:formula="of:=IF([.A215] = &quot;forward&quot;; [.B215]*[.E215]; 0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16]=&quot;forward&quot;; [.B216])" office:value-type="float" office:value="0" calcext:value-type="float">
            <text:p>0</text:p>
          </table:table-cell>
          <table:table-cell table:formula="of:=IF([.A216]=&quot;down&quot;; [.B216]; IF([.A216]=&quot;up&quot;; -[.B216];0))" office:value-type="float" office:value="-5" calcext:value-type="float">
            <text:p>-5</text:p>
          </table:table-cell>
          <table:table-cell table:formula="of:=SUM([.$D$2:.D216])" office:value-type="float" office:value="169" calcext:value-type="float">
            <text:p>169</text:p>
          </table:table-cell>
          <table:table-cell table:formula="of:=IF([.A216] = &quot;forward&quot;; [.B216]*[.E2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217]=&quot;forward&quot;; [.B217])" office:value-type="float" office:value="0" calcext:value-type="float">
            <text:p>0</text:p>
          </table:table-cell>
          <table:table-cell table:formula="of:=IF([.A217]=&quot;down&quot;; [.B217]; IF([.A217]=&quot;up&quot;; -[.B217];0))" office:value-type="float" office:value="-3" calcext:value-type="float">
            <text:p>-3</text:p>
          </table:table-cell>
          <table:table-cell table:formula="of:=SUM([.$D$2:.D217])" office:value-type="float" office:value="166" calcext:value-type="float">
            <text:p>166</text:p>
          </table:table-cell>
          <table:table-cell table:formula="of:=IF([.A217] = &quot;forward&quot;; [.B217]*[.E21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18]=&quot;forward&quot;; [.B218])" office:value-type="float" office:value="0" calcext:value-type="float">
            <text:p>0</text:p>
          </table:table-cell>
          <table:table-cell table:formula="of:=IF([.A218]=&quot;down&quot;; [.B218]; IF([.A218]=&quot;up&quot;; -[.B218];0))" office:value-type="float" office:value="9" calcext:value-type="float">
            <text:p>9</text:p>
          </table:table-cell>
          <table:table-cell table:formula="of:=SUM([.$D$2:.D218])" office:value-type="float" office:value="175" calcext:value-type="float">
            <text:p>175</text:p>
          </table:table-cell>
          <table:table-cell table:formula="of:=IF([.A218] = &quot;forward&quot;; [.B218]*[.E2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219]=&quot;forward&quot;; [.B219])" office:value-type="float" office:value="0" calcext:value-type="float">
            <text:p>0</text:p>
          </table:table-cell>
          <table:table-cell table:formula="of:=IF([.A219]=&quot;down&quot;; [.B219]; IF([.A219]=&quot;up&quot;; -[.B219];0))" office:value-type="float" office:value="-8" calcext:value-type="float">
            <text:p>-8</text:p>
          </table:table-cell>
          <table:table-cell table:formula="of:=SUM([.$D$2:.D219])" office:value-type="float" office:value="167" calcext:value-type="float">
            <text:p>167</text:p>
          </table:table-cell>
          <table:table-cell table:formula="of:=IF([.A219] = &quot;forward&quot;; [.B219]*[.E2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20]=&quot;forward&quot;; [.B220])" office:value-type="float" office:value="0" calcext:value-type="float">
            <text:p>0</text:p>
          </table:table-cell>
          <table:table-cell table:formula="of:=IF([.A220]=&quot;down&quot;; [.B220]; IF([.A220]=&quot;up&quot;; -[.B220];0))" office:value-type="float" office:value="7" calcext:value-type="float">
            <text:p>7</text:p>
          </table:table-cell>
          <table:table-cell table:formula="of:=SUM([.$D$2:.D220])" office:value-type="float" office:value="174" calcext:value-type="float">
            <text:p>174</text:p>
          </table:table-cell>
          <table:table-cell table:formula="of:=IF([.A220] = &quot;forward&quot;; [.B220]*[.E2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21]=&quot;forward&quot;; [.B221])" office:value-type="float" office:value="0" calcext:value-type="float">
            <text:p>0</text:p>
          </table:table-cell>
          <table:table-cell table:formula="of:=IF([.A221]=&quot;down&quot;; [.B221]; IF([.A221]=&quot;up&quot;; -[.B221];0))" office:value-type="float" office:value="-7" calcext:value-type="float">
            <text:p>-7</text:p>
          </table:table-cell>
          <table:table-cell table:formula="of:=SUM([.$D$2:.D221])" office:value-type="float" office:value="167" calcext:value-type="float">
            <text:p>167</text:p>
          </table:table-cell>
          <table:table-cell table:formula="of:=IF([.A221] = &quot;forward&quot;; [.B221]*[.E22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22]=&quot;forward&quot;; [.B222])" office:value-type="float" office:value="5" calcext:value-type="float">
            <text:p>5</text:p>
          </table:table-cell>
          <table:table-cell table:formula="of:=IF([.A222]=&quot;down&quot;; [.B222]; IF([.A222]=&quot;up&quot;; -[.B222];0))" office:value-type="float" office:value="0" calcext:value-type="float">
            <text:p>0</text:p>
          </table:table-cell>
          <table:table-cell table:formula="of:=SUM([.$D$2:.D222])" office:value-type="float" office:value="167" calcext:value-type="float">
            <text:p>167</text:p>
          </table:table-cell>
          <table:table-cell table:formula="of:=IF([.A222] = &quot;forward&quot;; [.B222]*[.E222]; 0)" office:value-type="float" office:value="835" calcext:value-type="float">
            <text:p>83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23]=&quot;forward&quot;; [.B223])" office:value-type="float" office:value="0" calcext:value-type="float">
            <text:p>0</text:p>
          </table:table-cell>
          <table:table-cell table:formula="of:=IF([.A223]=&quot;down&quot;; [.B223]; IF([.A223]=&quot;up&quot;; -[.B223];0))" office:value-type="float" office:value="7" calcext:value-type="float">
            <text:p>7</text:p>
          </table:table-cell>
          <table:table-cell table:formula="of:=SUM([.$D$2:.D223])" office:value-type="float" office:value="174" calcext:value-type="float">
            <text:p>174</text:p>
          </table:table-cell>
          <table:table-cell table:formula="of:=IF([.A223] = &quot;forward&quot;; [.B223]*[.E2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24]=&quot;forward&quot;; [.B224])" office:value-type="float" office:value="0" calcext:value-type="float">
            <text:p>0</text:p>
          </table:table-cell>
          <table:table-cell table:formula="of:=IF([.A224]=&quot;down&quot;; [.B224]; IF([.A224]=&quot;up&quot;; -[.B224];0))" office:value-type="float" office:value="4" calcext:value-type="float">
            <text:p>4</text:p>
          </table:table-cell>
          <table:table-cell table:formula="of:=SUM([.$D$2:.D224])" office:value-type="float" office:value="178" calcext:value-type="float">
            <text:p>178</text:p>
          </table:table-cell>
          <table:table-cell table:formula="of:=IF([.A224] = &quot;forward&quot;; [.B224]*[.E2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25]=&quot;forward&quot;; [.B225])" office:value-type="float" office:value="2" calcext:value-type="float">
            <text:p>2</text:p>
          </table:table-cell>
          <table:table-cell table:formula="of:=IF([.A225]=&quot;down&quot;; [.B225]; IF([.A225]=&quot;up&quot;; -[.B225];0))" office:value-type="float" office:value="0" calcext:value-type="float">
            <text:p>0</text:p>
          </table:table-cell>
          <table:table-cell table:formula="of:=SUM([.$D$2:.D225])" office:value-type="float" office:value="178" calcext:value-type="float">
            <text:p>178</text:p>
          </table:table-cell>
          <table:table-cell table:formula="of:=IF([.A225] = &quot;forward&quot;; [.B225]*[.E225]; 0)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26]=&quot;forward&quot;; [.B226])" office:value-type="float" office:value="3" calcext:value-type="float">
            <text:p>3</text:p>
          </table:table-cell>
          <table:table-cell table:formula="of:=IF([.A226]=&quot;down&quot;; [.B226]; IF([.A226]=&quot;up&quot;; -[.B226];0))" office:value-type="float" office:value="0" calcext:value-type="float">
            <text:p>0</text:p>
          </table:table-cell>
          <table:table-cell table:formula="of:=SUM([.$D$2:.D226])" office:value-type="float" office:value="178" calcext:value-type="float">
            <text:p>178</text:p>
          </table:table-cell>
          <table:table-cell table:formula="of:=IF([.A226] = &quot;forward&quot;; [.B226]*[.E226]; 0)"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27]=&quot;forward&quot;; [.B227])" office:value-type="float" office:value="5" calcext:value-type="float">
            <text:p>5</text:p>
          </table:table-cell>
          <table:table-cell table:formula="of:=IF([.A227]=&quot;down&quot;; [.B227]; IF([.A227]=&quot;up&quot;; -[.B227];0))" office:value-type="float" office:value="0" calcext:value-type="float">
            <text:p>0</text:p>
          </table:table-cell>
          <table:table-cell table:formula="of:=SUM([.$D$2:.D227])" office:value-type="float" office:value="178" calcext:value-type="float">
            <text:p>178</text:p>
          </table:table-cell>
          <table:table-cell table:formula="of:=IF([.A227] = &quot;forward&quot;; [.B227]*[.E227]; 0)"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28]=&quot;forward&quot;; [.B228])" office:value-type="float" office:value="0" calcext:value-type="float">
            <text:p>0</text:p>
          </table:table-cell>
          <table:table-cell table:formula="of:=IF([.A228]=&quot;down&quot;; [.B228]; IF([.A228]=&quot;up&quot;; -[.B228];0))" office:value-type="float" office:value="1" calcext:value-type="float">
            <text:p>1</text:p>
          </table:table-cell>
          <table:table-cell table:formula="of:=SUM([.$D$2:.D228])" office:value-type="float" office:value="179" calcext:value-type="float">
            <text:p>179</text:p>
          </table:table-cell>
          <table:table-cell table:formula="of:=IF([.A228] = &quot;forward&quot;; [.B228]*[.E2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29]=&quot;forward&quot;; [.B229])" office:value-type="float" office:value="0" calcext:value-type="float">
            <text:p>0</text:p>
          </table:table-cell>
          <table:table-cell table:formula="of:=IF([.A229]=&quot;down&quot;; [.B229]; IF([.A229]=&quot;up&quot;; -[.B229];0))" office:value-type="float" office:value="-6" calcext:value-type="float">
            <text:p>-6</text:p>
          </table:table-cell>
          <table:table-cell table:formula="of:=SUM([.$D$2:.D229])" office:value-type="float" office:value="173" calcext:value-type="float">
            <text:p>173</text:p>
          </table:table-cell>
          <table:table-cell table:formula="of:=IF([.A229] = &quot;forward&quot;; [.B229]*[.E2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30]=&quot;forward&quot;; [.B230])" office:value-type="float" office:value="0" calcext:value-type="float">
            <text:p>0</text:p>
          </table:table-cell>
          <table:table-cell table:formula="of:=IF([.A230]=&quot;down&quot;; [.B230]; IF([.A230]=&quot;up&quot;; -[.B230];0))" office:value-type="float" office:value="6" calcext:value-type="float">
            <text:p>6</text:p>
          </table:table-cell>
          <table:table-cell table:formula="of:=SUM([.$D$2:.D230])" office:value-type="float" office:value="179" calcext:value-type="float">
            <text:p>179</text:p>
          </table:table-cell>
          <table:table-cell table:formula="of:=IF([.A230] = &quot;forward&quot;; [.B230]*[.E2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31]=&quot;forward&quot;; [.B231])" office:value-type="float" office:value="0" calcext:value-type="float">
            <text:p>0</text:p>
          </table:table-cell>
          <table:table-cell table:formula="of:=IF([.A231]=&quot;down&quot;; [.B231]; IF([.A231]=&quot;up&quot;; -[.B231];0))" office:value-type="float" office:value="-6" calcext:value-type="float">
            <text:p>-6</text:p>
          </table:table-cell>
          <table:table-cell table:formula="of:=SUM([.$D$2:.D231])" office:value-type="float" office:value="173" calcext:value-type="float">
            <text:p>173</text:p>
          </table:table-cell>
          <table:table-cell table:formula="of:=IF([.A231] = &quot;forward&quot;; [.B231]*[.E23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32]=&quot;forward&quot;; [.B232])" office:value-type="float" office:value="0" calcext:value-type="float">
            <text:p>0</text:p>
          </table:table-cell>
          <table:table-cell table:formula="of:=IF([.A232]=&quot;down&quot;; [.B232]; IF([.A232]=&quot;up&quot;; -[.B232];0))" office:value-type="float" office:value="8" calcext:value-type="float">
            <text:p>8</text:p>
          </table:table-cell>
          <table:table-cell table:formula="of:=SUM([.$D$2:.D232])" office:value-type="float" office:value="181" calcext:value-type="float">
            <text:p>181</text:p>
          </table:table-cell>
          <table:table-cell table:formula="of:=IF([.A232] = &quot;forward&quot;; [.B232]*[.E2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33]=&quot;forward&quot;; [.B233])" office:value-type="float" office:value="0" calcext:value-type="float">
            <text:p>0</text:p>
          </table:table-cell>
          <table:table-cell table:formula="of:=IF([.A233]=&quot;down&quot;; [.B233]; IF([.A233]=&quot;up&quot;; -[.B233];0))" office:value-type="float" office:value="3" calcext:value-type="float">
            <text:p>3</text:p>
          </table:table-cell>
          <table:table-cell table:formula="of:=SUM([.$D$2:.D233])" office:value-type="float" office:value="184" calcext:value-type="float">
            <text:p>184</text:p>
          </table:table-cell>
          <table:table-cell table:formula="of:=IF([.A233] = &quot;forward&quot;; [.B233]*[.E2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34]=&quot;forward&quot;; [.B234])" office:value-type="float" office:value="0" calcext:value-type="float">
            <text:p>0</text:p>
          </table:table-cell>
          <table:table-cell table:formula="of:=IF([.A234]=&quot;down&quot;; [.B234]; IF([.A234]=&quot;up&quot;; -[.B234];0))" office:value-type="float" office:value="4" calcext:value-type="float">
            <text:p>4</text:p>
          </table:table-cell>
          <table:table-cell table:formula="of:=SUM([.$D$2:.D234])" office:value-type="float" office:value="188" calcext:value-type="float">
            <text:p>188</text:p>
          </table:table-cell>
          <table:table-cell table:formula="of:=IF([.A234] = &quot;forward&quot;; [.B234]*[.E23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35]=&quot;forward&quot;; [.B235])" office:value-type="float" office:value="9" calcext:value-type="float">
            <text:p>9</text:p>
          </table:table-cell>
          <table:table-cell table:formula="of:=IF([.A235]=&quot;down&quot;; [.B235]; IF([.A235]=&quot;up&quot;; -[.B235];0))" office:value-type="float" office:value="0" calcext:value-type="float">
            <text:p>0</text:p>
          </table:table-cell>
          <table:table-cell table:formula="of:=SUM([.$D$2:.D235])" office:value-type="float" office:value="188" calcext:value-type="float">
            <text:p>188</text:p>
          </table:table-cell>
          <table:table-cell table:formula="of:=IF([.A235] = &quot;forward&quot;; [.B235]*[.E235]; 0)"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36]=&quot;forward&quot;; [.B236])" office:value-type="float" office:value="0" calcext:value-type="float">
            <text:p>0</text:p>
          </table:table-cell>
          <table:table-cell table:formula="of:=IF([.A236]=&quot;down&quot;; [.B236]; IF([.A236]=&quot;up&quot;; -[.B236];0))" office:value-type="float" office:value="3" calcext:value-type="float">
            <text:p>3</text:p>
          </table:table-cell>
          <table:table-cell table:formula="of:=SUM([.$D$2:.D236])" office:value-type="float" office:value="191" calcext:value-type="float">
            <text:p>191</text:p>
          </table:table-cell>
          <table:table-cell table:formula="of:=IF([.A236] = &quot;forward&quot;; [.B236]*[.E23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37]=&quot;forward&quot;; [.B237])" office:value-type="float" office:value="3" calcext:value-type="float">
            <text:p>3</text:p>
          </table:table-cell>
          <table:table-cell table:formula="of:=IF([.A237]=&quot;down&quot;; [.B237]; IF([.A237]=&quot;up&quot;; -[.B237];0))" office:value-type="float" office:value="0" calcext:value-type="float">
            <text:p>0</text:p>
          </table:table-cell>
          <table:table-cell table:formula="of:=SUM([.$D$2:.D237])" office:value-type="float" office:value="191" calcext:value-type="float">
            <text:p>191</text:p>
          </table:table-cell>
          <table:table-cell table:formula="of:=IF([.A237] = &quot;forward&quot;; [.B237]*[.E237]; 0)"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38]=&quot;forward&quot;; [.B238])" office:value-type="float" office:value="0" calcext:value-type="float">
            <text:p>0</text:p>
          </table:table-cell>
          <table:table-cell table:formula="of:=IF([.A238]=&quot;down&quot;; [.B238]; IF([.A238]=&quot;up&quot;; -[.B238];0))" office:value-type="float" office:value="-1" calcext:value-type="float">
            <text:p>-1</text:p>
          </table:table-cell>
          <table:table-cell table:formula="of:=SUM([.$D$2:.D238])" office:value-type="float" office:value="190" calcext:value-type="float">
            <text:p>190</text:p>
          </table:table-cell>
          <table:table-cell table:formula="of:=IF([.A238] = &quot;forward&quot;; [.B238]*[.E23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39]=&quot;forward&quot;; [.B239])" office:value-type="float" office:value="0" calcext:value-type="float">
            <text:p>0</text:p>
          </table:table-cell>
          <table:table-cell table:formula="of:=IF([.A239]=&quot;down&quot;; [.B239]; IF([.A239]=&quot;up&quot;; -[.B239];0))" office:value-type="float" office:value="2" calcext:value-type="float">
            <text:p>2</text:p>
          </table:table-cell>
          <table:table-cell table:formula="of:=SUM([.$D$2:.D239])" office:value-type="float" office:value="192" calcext:value-type="float">
            <text:p>192</text:p>
          </table:table-cell>
          <table:table-cell table:formula="of:=IF([.A239] = &quot;forward&quot;; [.B239]*[.E2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40]=&quot;forward&quot;; [.B240])" office:value-type="float" office:value="8" calcext:value-type="float">
            <text:p>8</text:p>
          </table:table-cell>
          <table:table-cell table:formula="of:=IF([.A240]=&quot;down&quot;; [.B240]; IF([.A240]=&quot;up&quot;; -[.B240];0))" office:value-type="float" office:value="0" calcext:value-type="float">
            <text:p>0</text:p>
          </table:table-cell>
          <table:table-cell table:formula="of:=SUM([.$D$2:.D240])" office:value-type="float" office:value="192" calcext:value-type="float">
            <text:p>192</text:p>
          </table:table-cell>
          <table:table-cell table:formula="of:=IF([.A240] = &quot;forward&quot;; [.B240]*[.E240]; 0)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41]=&quot;forward&quot;; [.B241])" office:value-type="float" office:value="0" calcext:value-type="float">
            <text:p>0</text:p>
          </table:table-cell>
          <table:table-cell table:formula="of:=IF([.A241]=&quot;down&quot;; [.B241]; IF([.A241]=&quot;up&quot;; -[.B241];0))" office:value-type="float" office:value="7" calcext:value-type="float">
            <text:p>7</text:p>
          </table:table-cell>
          <table:table-cell table:formula="of:=SUM([.$D$2:.D241])" office:value-type="float" office:value="199" calcext:value-type="float">
            <text:p>199</text:p>
          </table:table-cell>
          <table:table-cell table:formula="of:=IF([.A241] = &quot;forward&quot;; [.B241]*[.E24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242]=&quot;forward&quot;; [.B242])" office:value-type="float" office:value="0" calcext:value-type="float">
            <text:p>0</text:p>
          </table:table-cell>
          <table:table-cell table:formula="of:=IF([.A242]=&quot;down&quot;; [.B242]; IF([.A242]=&quot;up&quot;; -[.B242];0))" office:value-type="float" office:value="-9" calcext:value-type="float">
            <text:p>-9</text:p>
          </table:table-cell>
          <table:table-cell table:formula="of:=SUM([.$D$2:.D242])" office:value-type="float" office:value="190" calcext:value-type="float">
            <text:p>190</text:p>
          </table:table-cell>
          <table:table-cell table:formula="of:=IF([.A242] = &quot;forward&quot;; [.B242]*[.E2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43]=&quot;forward&quot;; [.B243])" office:value-type="float" office:value="1" calcext:value-type="float">
            <text:p>1</text:p>
          </table:table-cell>
          <table:table-cell table:formula="of:=IF([.A243]=&quot;down&quot;; [.B243]; IF([.A243]=&quot;up&quot;; -[.B243];0))" office:value-type="float" office:value="0" calcext:value-type="float">
            <text:p>0</text:p>
          </table:table-cell>
          <table:table-cell table:formula="of:=SUM([.$D$2:.D243])" office:value-type="float" office:value="190" calcext:value-type="float">
            <text:p>190</text:p>
          </table:table-cell>
          <table:table-cell table:formula="of:=IF([.A243] = &quot;forward&quot;; [.B243]*[.E243]; 0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44]=&quot;forward&quot;; [.B244])" office:value-type="float" office:value="0" calcext:value-type="float">
            <text:p>0</text:p>
          </table:table-cell>
          <table:table-cell table:formula="of:=IF([.A244]=&quot;down&quot;; [.B244]; IF([.A244]=&quot;up&quot;; -[.B244];0))" office:value-type="float" office:value="3" calcext:value-type="float">
            <text:p>3</text:p>
          </table:table-cell>
          <table:table-cell table:formula="of:=SUM([.$D$2:.D244])" office:value-type="float" office:value="193" calcext:value-type="float">
            <text:p>193</text:p>
          </table:table-cell>
          <table:table-cell table:formula="of:=IF([.A244] = &quot;forward&quot;; [.B244]*[.E24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45]=&quot;forward&quot;; [.B245])" office:value-type="float" office:value="1" calcext:value-type="float">
            <text:p>1</text:p>
          </table:table-cell>
          <table:table-cell table:formula="of:=IF([.A245]=&quot;down&quot;; [.B245]; IF([.A245]=&quot;up&quot;; -[.B245];0))" office:value-type="float" office:value="0" calcext:value-type="float">
            <text:p>0</text:p>
          </table:table-cell>
          <table:table-cell table:formula="of:=SUM([.$D$2:.D245])" office:value-type="float" office:value="193" calcext:value-type="float">
            <text:p>193</text:p>
          </table:table-cell>
          <table:table-cell table:formula="of:=IF([.A245] = &quot;forward&quot;; [.B245]*[.E245]; 0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46]=&quot;forward&quot;; [.B246])" office:value-type="float" office:value="8" calcext:value-type="float">
            <text:p>8</text:p>
          </table:table-cell>
          <table:table-cell table:formula="of:=IF([.A246]=&quot;down&quot;; [.B246]; IF([.A246]=&quot;up&quot;; -[.B246];0))" office:value-type="float" office:value="0" calcext:value-type="float">
            <text:p>0</text:p>
          </table:table-cell>
          <table:table-cell table:formula="of:=SUM([.$D$2:.D246])" office:value-type="float" office:value="193" calcext:value-type="float">
            <text:p>193</text:p>
          </table:table-cell>
          <table:table-cell table:formula="of:=IF([.A246] = &quot;forward&quot;; [.B246]*[.E246]; 0)"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47]=&quot;forward&quot;; [.B247])" office:value-type="float" office:value="0" calcext:value-type="float">
            <text:p>0</text:p>
          </table:table-cell>
          <table:table-cell table:formula="of:=IF([.A247]=&quot;down&quot;; [.B247]; IF([.A247]=&quot;up&quot;; -[.B247];0))" office:value-type="float" office:value="3" calcext:value-type="float">
            <text:p>3</text:p>
          </table:table-cell>
          <table:table-cell table:formula="of:=SUM([.$D$2:.D247])" office:value-type="float" office:value="196" calcext:value-type="float">
            <text:p>196</text:p>
          </table:table-cell>
          <table:table-cell table:formula="of:=IF([.A247] = &quot;forward&quot;; [.B247]*[.E24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48]=&quot;forward&quot;; [.B248])" office:value-type="float" office:value="8" calcext:value-type="float">
            <text:p>8</text:p>
          </table:table-cell>
          <table:table-cell table:formula="of:=IF([.A248]=&quot;down&quot;; [.B248]; IF([.A248]=&quot;up&quot;; -[.B248];0))" office:value-type="float" office:value="0" calcext:value-type="float">
            <text:p>0</text:p>
          </table:table-cell>
          <table:table-cell table:formula="of:=SUM([.$D$2:.D248])" office:value-type="float" office:value="196" calcext:value-type="float">
            <text:p>196</text:p>
          </table:table-cell>
          <table:table-cell table:formula="of:=IF([.A248] = &quot;forward&quot;; [.B248]*[.E248]; 0)"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49]=&quot;forward&quot;; [.B249])" office:value-type="float" office:value="6" calcext:value-type="float">
            <text:p>6</text:p>
          </table:table-cell>
          <table:table-cell table:formula="of:=IF([.A249]=&quot;down&quot;; [.B249]; IF([.A249]=&quot;up&quot;; -[.B249];0))" office:value-type="float" office:value="0" calcext:value-type="float">
            <text:p>0</text:p>
          </table:table-cell>
          <table:table-cell table:formula="of:=SUM([.$D$2:.D249])" office:value-type="float" office:value="196" calcext:value-type="float">
            <text:p>196</text:p>
          </table:table-cell>
          <table:table-cell table:formula="of:=IF([.A249] = &quot;forward&quot;; [.B249]*[.E249]; 0)" office:value-type="float" office:value="1176" calcext:value-type="float">
            <text:p>11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50]=&quot;forward&quot;; [.B250])" office:value-type="float" office:value="0" calcext:value-type="float">
            <text:p>0</text:p>
          </table:table-cell>
          <table:table-cell table:formula="of:=IF([.A250]=&quot;down&quot;; [.B250]; IF([.A250]=&quot;up&quot;; -[.B250];0))" office:value-type="float" office:value="1" calcext:value-type="float">
            <text:p>1</text:p>
          </table:table-cell>
          <table:table-cell table:formula="of:=SUM([.$D$2:.D250])" office:value-type="float" office:value="197" calcext:value-type="float">
            <text:p>197</text:p>
          </table:table-cell>
          <table:table-cell table:formula="of:=IF([.A250] = &quot;forward&quot;; [.B250]*[.E2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51]=&quot;forward&quot;; [.B251])" office:value-type="float" office:value="0" calcext:value-type="float">
            <text:p>0</text:p>
          </table:table-cell>
          <table:table-cell table:formula="of:=IF([.A251]=&quot;down&quot;; [.B251]; IF([.A251]=&quot;up&quot;; -[.B251];0))" office:value-type="float" office:value="9" calcext:value-type="float">
            <text:p>9</text:p>
          </table:table-cell>
          <table:table-cell table:formula="of:=SUM([.$D$2:.D251])" office:value-type="float" office:value="206" calcext:value-type="float">
            <text:p>206</text:p>
          </table:table-cell>
          <table:table-cell table:formula="of:=IF([.A251] = &quot;forward&quot;; [.B251]*[.E2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52]=&quot;forward&quot;; [.B252])" office:value-type="float" office:value="2" calcext:value-type="float">
            <text:p>2</text:p>
          </table:table-cell>
          <table:table-cell table:formula="of:=IF([.A252]=&quot;down&quot;; [.B252]; IF([.A252]=&quot;up&quot;; -[.B252];0))" office:value-type="float" office:value="0" calcext:value-type="float">
            <text:p>0</text:p>
          </table:table-cell>
          <table:table-cell table:formula="of:=SUM([.$D$2:.D252])" office:value-type="float" office:value="206" calcext:value-type="float">
            <text:p>206</text:p>
          </table:table-cell>
          <table:table-cell table:formula="of:=IF([.A252] = &quot;forward&quot;; [.B252]*[.E252]; 0)"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253]=&quot;forward&quot;; [.B253])" office:value-type="float" office:value="0" calcext:value-type="float">
            <text:p>0</text:p>
          </table:table-cell>
          <table:table-cell table:formula="of:=IF([.A253]=&quot;down&quot;; [.B253]; IF([.A253]=&quot;up&quot;; -[.B253];0))" office:value-type="float" office:value="1" calcext:value-type="float">
            <text:p>1</text:p>
          </table:table-cell>
          <table:table-cell table:formula="of:=SUM([.$D$2:.D253])" office:value-type="float" office:value="207" calcext:value-type="float">
            <text:p>207</text:p>
          </table:table-cell>
          <table:table-cell table:formula="of:=IF([.A253] = &quot;forward&quot;; [.B253]*[.E25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54]=&quot;forward&quot;; [.B254])" office:value-type="float" office:value="0" calcext:value-type="float">
            <text:p>0</text:p>
          </table:table-cell>
          <table:table-cell table:formula="of:=IF([.A254]=&quot;down&quot;; [.B254]; IF([.A254]=&quot;up&quot;; -[.B254];0))" office:value-type="float" office:value="6" calcext:value-type="float">
            <text:p>6</text:p>
          </table:table-cell>
          <table:table-cell table:formula="of:=SUM([.$D$2:.D254])" office:value-type="float" office:value="213" calcext:value-type="float">
            <text:p>213</text:p>
          </table:table-cell>
          <table:table-cell table:formula="of:=IF([.A254] = &quot;forward&quot;; [.B254]*[.E25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255]=&quot;forward&quot;; [.B255])" office:value-type="float" office:value="0" calcext:value-type="float">
            <text:p>0</text:p>
          </table:table-cell>
          <table:table-cell table:formula="of:=IF([.A255]=&quot;down&quot;; [.B255]; IF([.A255]=&quot;up&quot;; -[.B255];0))" office:value-type="float" office:value="-1" calcext:value-type="float">
            <text:p>-1</text:p>
          </table:table-cell>
          <table:table-cell table:formula="of:=SUM([.$D$2:.D255])" office:value-type="float" office:value="212" calcext:value-type="float">
            <text:p>212</text:p>
          </table:table-cell>
          <table:table-cell table:formula="of:=IF([.A255] = &quot;forward&quot;; [.B255]*[.E25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256]=&quot;forward&quot;; [.B256])" office:value-type="float" office:value="0" calcext:value-type="float">
            <text:p>0</text:p>
          </table:table-cell>
          <table:table-cell table:formula="of:=IF([.A256]=&quot;down&quot;; [.B256]; IF([.A256]=&quot;up&quot;; -[.B256];0))" office:value-type="float" office:value="-7" calcext:value-type="float">
            <text:p>-7</text:p>
          </table:table-cell>
          <table:table-cell table:formula="of:=SUM([.$D$2:.D256])" office:value-type="float" office:value="205" calcext:value-type="float">
            <text:p>205</text:p>
          </table:table-cell>
          <table:table-cell table:formula="of:=IF([.A256] = &quot;forward&quot;; [.B256]*[.E25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257]=&quot;forward&quot;; [.B257])" office:value-type="float" office:value="0" calcext:value-type="float">
            <text:p>0</text:p>
          </table:table-cell>
          <table:table-cell table:formula="of:=IF([.A257]=&quot;down&quot;; [.B257]; IF([.A257]=&quot;up&quot;; -[.B257];0))" office:value-type="float" office:value="9" calcext:value-type="float">
            <text:p>9</text:p>
          </table:table-cell>
          <table:table-cell table:formula="of:=SUM([.$D$2:.D257])" office:value-type="float" office:value="214" calcext:value-type="float">
            <text:p>214</text:p>
          </table:table-cell>
          <table:table-cell table:formula="of:=IF([.A257] = &quot;forward&quot;; [.B257]*[.E2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58]=&quot;forward&quot;; [.B258])" office:value-type="float" office:value="6" calcext:value-type="float">
            <text:p>6</text:p>
          </table:table-cell>
          <table:table-cell table:formula="of:=IF([.A258]=&quot;down&quot;; [.B258]; IF([.A258]=&quot;up&quot;; -[.B258];0))" office:value-type="float" office:value="0" calcext:value-type="float">
            <text:p>0</text:p>
          </table:table-cell>
          <table:table-cell table:formula="of:=SUM([.$D$2:.D258])" office:value-type="float" office:value="214" calcext:value-type="float">
            <text:p>214</text:p>
          </table:table-cell>
          <table:table-cell table:formula="of:=IF([.A258] = &quot;forward&quot;; [.B258]*[.E258]; 0)"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59]=&quot;forward&quot;; [.B259])" office:value-type="float" office:value="5" calcext:value-type="float">
            <text:p>5</text:p>
          </table:table-cell>
          <table:table-cell table:formula="of:=IF([.A259]=&quot;down&quot;; [.B259]; IF([.A259]=&quot;up&quot;; -[.B259];0))" office:value-type="float" office:value="0" calcext:value-type="float">
            <text:p>0</text:p>
          </table:table-cell>
          <table:table-cell table:formula="of:=SUM([.$D$2:.D259])" office:value-type="float" office:value="214" calcext:value-type="float">
            <text:p>214</text:p>
          </table:table-cell>
          <table:table-cell table:formula="of:=IF([.A259] = &quot;forward&quot;; [.B259]*[.E259]; 0)"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260]=&quot;forward&quot;; [.B260])" office:value-type="float" office:value="2" calcext:value-type="float">
            <text:p>2</text:p>
          </table:table-cell>
          <table:table-cell table:formula="of:=IF([.A260]=&quot;down&quot;; [.B260]; IF([.A260]=&quot;up&quot;; -[.B260];0))" office:value-type="float" office:value="0" calcext:value-type="float">
            <text:p>0</text:p>
          </table:table-cell>
          <table:table-cell table:formula="of:=SUM([.$D$2:.D260])" office:value-type="float" office:value="214" calcext:value-type="float">
            <text:p>214</text:p>
          </table:table-cell>
          <table:table-cell table:formula="of:=IF([.A260] = &quot;forward&quot;; [.B260]*[.E260]; 0)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61]=&quot;forward&quot;; [.B261])" office:value-type="float" office:value="0" calcext:value-type="float">
            <text:p>0</text:p>
          </table:table-cell>
          <table:table-cell table:formula="of:=IF([.A261]=&quot;down&quot;; [.B261]; IF([.A261]=&quot;up&quot;; -[.B261];0))" office:value-type="float" office:value="-6" calcext:value-type="float">
            <text:p>-6</text:p>
          </table:table-cell>
          <table:table-cell table:formula="of:=SUM([.$D$2:.D261])" office:value-type="float" office:value="208" calcext:value-type="float">
            <text:p>208</text:p>
          </table:table-cell>
          <table:table-cell table:formula="of:=IF([.A261] = &quot;forward&quot;; [.B261]*[.E26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62]=&quot;forward&quot;; [.B262])" office:value-type="float" office:value="0" calcext:value-type="float">
            <text:p>0</text:p>
          </table:table-cell>
          <table:table-cell table:formula="of:=IF([.A262]=&quot;down&quot;; [.B262]; IF([.A262]=&quot;up&quot;; -[.B262];0))" office:value-type="float" office:value="6" calcext:value-type="float">
            <text:p>6</text:p>
          </table:table-cell>
          <table:table-cell table:formula="of:=SUM([.$D$2:.D262])" office:value-type="float" office:value="214" calcext:value-type="float">
            <text:p>214</text:p>
          </table:table-cell>
          <table:table-cell table:formula="of:=IF([.A262] = &quot;forward&quot;; [.B262]*[.E26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263]=&quot;forward&quot;; [.B263])" office:value-type="float" office:value="6" calcext:value-type="float">
            <text:p>6</text:p>
          </table:table-cell>
          <table:table-cell table:formula="of:=IF([.A263]=&quot;down&quot;; [.B263]; IF([.A263]=&quot;up&quot;; -[.B263];0))" office:value-type="float" office:value="0" calcext:value-type="float">
            <text:p>0</text:p>
          </table:table-cell>
          <table:table-cell table:formula="of:=SUM([.$D$2:.D263])" office:value-type="float" office:value="214" calcext:value-type="float">
            <text:p>214</text:p>
          </table:table-cell>
          <table:table-cell table:formula="of:=IF([.A263] = &quot;forward&quot;; [.B263]*[.E263]; 0)" office:value-type="float" office:value="1284" calcext:value-type="float">
            <text:p>128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264]=&quot;forward&quot;; [.B264])" office:value-type="float" office:value="0" calcext:value-type="float">
            <text:p>0</text:p>
          </table:table-cell>
          <table:table-cell table:formula="of:=IF([.A264]=&quot;down&quot;; [.B264]; IF([.A264]=&quot;up&quot;; -[.B264];0))" office:value-type="float" office:value="-3" calcext:value-type="float">
            <text:p>-3</text:p>
          </table:table-cell>
          <table:table-cell table:formula="of:=SUM([.$D$2:.D264])" office:value-type="float" office:value="211" calcext:value-type="float">
            <text:p>211</text:p>
          </table:table-cell>
          <table:table-cell table:formula="of:=IF([.A264] = &quot;forward&quot;; [.B264]*[.E26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65]=&quot;forward&quot;; [.B265])" office:value-type="float" office:value="0" calcext:value-type="float">
            <text:p>0</text:p>
          </table:table-cell>
          <table:table-cell table:formula="of:=IF([.A265]=&quot;down&quot;; [.B265]; IF([.A265]=&quot;up&quot;; -[.B265];0))" office:value-type="float" office:value="7" calcext:value-type="float">
            <text:p>7</text:p>
          </table:table-cell>
          <table:table-cell table:formula="of:=SUM([.$D$2:.D265])" office:value-type="float" office:value="218" calcext:value-type="float">
            <text:p>218</text:p>
          </table:table-cell>
          <table:table-cell table:formula="of:=IF([.A265] = &quot;forward&quot;; [.B265]*[.E2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66]=&quot;forward&quot;; [.B266])" office:value-type="float" office:value="0" calcext:value-type="float">
            <text:p>0</text:p>
          </table:table-cell>
          <table:table-cell table:formula="of:=IF([.A266]=&quot;down&quot;; [.B266]; IF([.A266]=&quot;up&quot;; -[.B266];0))" office:value-type="float" office:value="8" calcext:value-type="float">
            <text:p>8</text:p>
          </table:table-cell>
          <table:table-cell table:formula="of:=SUM([.$D$2:.D266])" office:value-type="float" office:value="226" calcext:value-type="float">
            <text:p>226</text:p>
          </table:table-cell>
          <table:table-cell table:formula="of:=IF([.A266] = &quot;forward&quot;; [.B266]*[.E2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267]=&quot;forward&quot;; [.B267])" office:value-type="float" office:value="5" calcext:value-type="float">
            <text:p>5</text:p>
          </table:table-cell>
          <table:table-cell table:formula="of:=IF([.A267]=&quot;down&quot;; [.B267]; IF([.A267]=&quot;up&quot;; -[.B267];0))" office:value-type="float" office:value="0" calcext:value-type="float">
            <text:p>0</text:p>
          </table:table-cell>
          <table:table-cell table:formula="of:=SUM([.$D$2:.D267])" office:value-type="float" office:value="226" calcext:value-type="float">
            <text:p>226</text:p>
          </table:table-cell>
          <table:table-cell table:formula="of:=IF([.A267] = &quot;forward&quot;; [.B267]*[.E267]; 0)" office:value-type="float" office:value="1130" calcext:value-type="float">
            <text:p>11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68]=&quot;forward&quot;; [.B268])" office:value-type="float" office:value="0" calcext:value-type="float">
            <text:p>0</text:p>
          </table:table-cell>
          <table:table-cell table:formula="of:=IF([.A268]=&quot;down&quot;; [.B268]; IF([.A268]=&quot;up&quot;; -[.B268];0))" office:value-type="float" office:value="7" calcext:value-type="float">
            <text:p>7</text:p>
          </table:table-cell>
          <table:table-cell table:formula="of:=SUM([.$D$2:.D268])" office:value-type="float" office:value="233" calcext:value-type="float">
            <text:p>233</text:p>
          </table:table-cell>
          <table:table-cell table:formula="of:=IF([.A268] = &quot;forward&quot;; [.B268]*[.E26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69]=&quot;forward&quot;; [.B269])" office:value-type="float" office:value="8" calcext:value-type="float">
            <text:p>8</text:p>
          </table:table-cell>
          <table:table-cell table:formula="of:=IF([.A269]=&quot;down&quot;; [.B269]; IF([.A269]=&quot;up&quot;; -[.B269];0))" office:value-type="float" office:value="0" calcext:value-type="float">
            <text:p>0</text:p>
          </table:table-cell>
          <table:table-cell table:formula="of:=SUM([.$D$2:.D269])" office:value-type="float" office:value="233" calcext:value-type="float">
            <text:p>233</text:p>
          </table:table-cell>
          <table:table-cell table:formula="of:=IF([.A269] = &quot;forward&quot;; [.B269]*[.E269]; 0)"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70]=&quot;forward&quot;; [.B270])" office:value-type="float" office:value="0" calcext:value-type="float">
            <text:p>0</text:p>
          </table:table-cell>
          <table:table-cell table:formula="of:=IF([.A270]=&quot;down&quot;; [.B270]; IF([.A270]=&quot;up&quot;; -[.B270];0))" office:value-type="float" office:value="8" calcext:value-type="float">
            <text:p>8</text:p>
          </table:table-cell>
          <table:table-cell table:formula="of:=SUM([.$D$2:.D270])" office:value-type="float" office:value="241" calcext:value-type="float">
            <text:p>241</text:p>
          </table:table-cell>
          <table:table-cell table:formula="of:=IF([.A270] = &quot;forward&quot;; [.B270]*[.E27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71]=&quot;forward&quot;; [.B271])" office:value-type="float" office:value="4" calcext:value-type="float">
            <text:p>4</text:p>
          </table:table-cell>
          <table:table-cell table:formula="of:=IF([.A271]=&quot;down&quot;; [.B271]; IF([.A271]=&quot;up&quot;; -[.B271];0))" office:value-type="float" office:value="0" calcext:value-type="float">
            <text:p>0</text:p>
          </table:table-cell>
          <table:table-cell table:formula="of:=SUM([.$D$2:.D271])" office:value-type="float" office:value="241" calcext:value-type="float">
            <text:p>241</text:p>
          </table:table-cell>
          <table:table-cell table:formula="of:=IF([.A271] = &quot;forward&quot;; [.B271]*[.E271]; 0)" office:value-type="float" office:value="964" calcext:value-type="float">
            <text:p>9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72]=&quot;forward&quot;; [.B272])" office:value-type="float" office:value="0" calcext:value-type="float">
            <text:p>0</text:p>
          </table:table-cell>
          <table:table-cell table:formula="of:=IF([.A272]=&quot;down&quot;; [.B272]; IF([.A272]=&quot;up&quot;; -[.B272];0))" office:value-type="float" office:value="6" calcext:value-type="float">
            <text:p>6</text:p>
          </table:table-cell>
          <table:table-cell table:formula="of:=SUM([.$D$2:.D272])" office:value-type="float" office:value="247" calcext:value-type="float">
            <text:p>247</text:p>
          </table:table-cell>
          <table:table-cell table:formula="of:=IF([.A272] = &quot;forward&quot;; [.B272]*[.E2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73]=&quot;forward&quot;; [.B273])" office:value-type="float" office:value="4" calcext:value-type="float">
            <text:p>4</text:p>
          </table:table-cell>
          <table:table-cell table:formula="of:=IF([.A273]=&quot;down&quot;; [.B273]; IF([.A273]=&quot;up&quot;; -[.B273];0))" office:value-type="float" office:value="0" calcext:value-type="float">
            <text:p>0</text:p>
          </table:table-cell>
          <table:table-cell table:formula="of:=SUM([.$D$2:.D273])" office:value-type="float" office:value="247" calcext:value-type="float">
            <text:p>247</text:p>
          </table:table-cell>
          <table:table-cell table:formula="of:=IF([.A273] = &quot;forward&quot;; [.B273]*[.E273]; 0)"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74]=&quot;forward&quot;; [.B274])" office:value-type="float" office:value="0" calcext:value-type="float">
            <text:p>0</text:p>
          </table:table-cell>
          <table:table-cell table:formula="of:=IF([.A274]=&quot;down&quot;; [.B274]; IF([.A274]=&quot;up&quot;; -[.B274];0))" office:value-type="float" office:value="7" calcext:value-type="float">
            <text:p>7</text:p>
          </table:table-cell>
          <table:table-cell table:formula="of:=SUM([.$D$2:.D274])" office:value-type="float" office:value="254" calcext:value-type="float">
            <text:p>254</text:p>
          </table:table-cell>
          <table:table-cell table:formula="of:=IF([.A274] = &quot;forward&quot;; [.B274]*[.E27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75]=&quot;forward&quot;; [.B275])" office:value-type="float" office:value="0" calcext:value-type="float">
            <text:p>0</text:p>
          </table:table-cell>
          <table:table-cell table:formula="of:=IF([.A275]=&quot;down&quot;; [.B275]; IF([.A275]=&quot;up&quot;; -[.B275];0))" office:value-type="float" office:value="-5" calcext:value-type="float">
            <text:p>-5</text:p>
          </table:table-cell>
          <table:table-cell table:formula="of:=SUM([.$D$2:.D275])" office:value-type="float" office:value="249" calcext:value-type="float">
            <text:p>249</text:p>
          </table:table-cell>
          <table:table-cell table:formula="of:=IF([.A275] = &quot;forward&quot;; [.B275]*[.E27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76]=&quot;forward&quot;; [.B276])" office:value-type="float" office:value="0" calcext:value-type="float">
            <text:p>0</text:p>
          </table:table-cell>
          <table:table-cell table:formula="of:=IF([.A276]=&quot;down&quot;; [.B276]; IF([.A276]=&quot;up&quot;; -[.B276];0))" office:value-type="float" office:value="5" calcext:value-type="float">
            <text:p>5</text:p>
          </table:table-cell>
          <table:table-cell table:formula="of:=SUM([.$D$2:.D276])" office:value-type="float" office:value="254" calcext:value-type="float">
            <text:p>254</text:p>
          </table:table-cell>
          <table:table-cell table:formula="of:=IF([.A276] = &quot;forward&quot;; [.B276]*[.E27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77]=&quot;forward&quot;; [.B277])" office:value-type="float" office:value="0" calcext:value-type="float">
            <text:p>0</text:p>
          </table:table-cell>
          <table:table-cell table:formula="of:=IF([.A277]=&quot;down&quot;; [.B277]; IF([.A277]=&quot;up&quot;; -[.B277];0))" office:value-type="float" office:value="5" calcext:value-type="float">
            <text:p>5</text:p>
          </table:table-cell>
          <table:table-cell table:formula="of:=SUM([.$D$2:.D277])" office:value-type="float" office:value="259" calcext:value-type="float">
            <text:p>259</text:p>
          </table:table-cell>
          <table:table-cell table:formula="of:=IF([.A277] = &quot;forward&quot;; [.B277]*[.E2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278]=&quot;forward&quot;; [.B278])" office:value-type="float" office:value="0" calcext:value-type="float">
            <text:p>0</text:p>
          </table:table-cell>
          <table:table-cell table:formula="of:=IF([.A278]=&quot;down&quot;; [.B278]; IF([.A278]=&quot;up&quot;; -[.B278];0))" office:value-type="float" office:value="4" calcext:value-type="float">
            <text:p>4</text:p>
          </table:table-cell>
          <table:table-cell table:formula="of:=SUM([.$D$2:.D278])" office:value-type="float" office:value="263" calcext:value-type="float">
            <text:p>263</text:p>
          </table:table-cell>
          <table:table-cell table:formula="of:=IF([.A278] = &quot;forward&quot;; [.B278]*[.E27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279]=&quot;forward&quot;; [.B279])" office:value-type="float" office:value="0" calcext:value-type="float">
            <text:p>0</text:p>
          </table:table-cell>
          <table:table-cell table:formula="of:=IF([.A279]=&quot;down&quot;; [.B279]; IF([.A279]=&quot;up&quot;; -[.B279];0))" office:value-type="float" office:value="3" calcext:value-type="float">
            <text:p>3</text:p>
          </table:table-cell>
          <table:table-cell table:formula="of:=SUM([.$D$2:.D279])" office:value-type="float" office:value="266" calcext:value-type="float">
            <text:p>266</text:p>
          </table:table-cell>
          <table:table-cell table:formula="of:=IF([.A279] = &quot;forward&quot;; [.B279]*[.E2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80]=&quot;forward&quot;; [.B280])" office:value-type="float" office:value="8" calcext:value-type="float">
            <text:p>8</text:p>
          </table:table-cell>
          <table:table-cell table:formula="of:=IF([.A280]=&quot;down&quot;; [.B280]; IF([.A280]=&quot;up&quot;; -[.B280];0))" office:value-type="float" office:value="0" calcext:value-type="float">
            <text:p>0</text:p>
          </table:table-cell>
          <table:table-cell table:formula="of:=SUM([.$D$2:.D280])" office:value-type="float" office:value="266" calcext:value-type="float">
            <text:p>266</text:p>
          </table:table-cell>
          <table:table-cell table:formula="of:=IF([.A280] = &quot;forward&quot;; [.B280]*[.E280]; 0)"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281]=&quot;forward&quot;; [.B281])" office:value-type="float" office:value="1" calcext:value-type="float">
            <text:p>1</text:p>
          </table:table-cell>
          <table:table-cell table:formula="of:=IF([.A281]=&quot;down&quot;; [.B281]; IF([.A281]=&quot;up&quot;; -[.B281];0))" office:value-type="float" office:value="0" calcext:value-type="float">
            <text:p>0</text:p>
          </table:table-cell>
          <table:table-cell table:formula="of:=SUM([.$D$2:.D281])" office:value-type="float" office:value="266" calcext:value-type="float">
            <text:p>266</text:p>
          </table:table-cell>
          <table:table-cell table:formula="of:=IF([.A281] = &quot;forward&quot;; [.B281]*[.E281]; 0)"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82]=&quot;forward&quot;; [.B282])" office:value-type="float" office:value="0" calcext:value-type="float">
            <text:p>0</text:p>
          </table:table-cell>
          <table:table-cell table:formula="of:=IF([.A282]=&quot;down&quot;; [.B282]; IF([.A282]=&quot;up&quot;; -[.B282];0))" office:value-type="float" office:value="8" calcext:value-type="float">
            <text:p>8</text:p>
          </table:table-cell>
          <table:table-cell table:formula="of:=SUM([.$D$2:.D282])" office:value-type="float" office:value="274" calcext:value-type="float">
            <text:p>274</text:p>
          </table:table-cell>
          <table:table-cell table:formula="of:=IF([.A282] = &quot;forward&quot;; [.B282]*[.E28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283]=&quot;forward&quot;; [.B283])" office:value-type="float" office:value="0" calcext:value-type="float">
            <text:p>0</text:p>
          </table:table-cell>
          <table:table-cell table:formula="of:=IF([.A283]=&quot;down&quot;; [.B283]; IF([.A283]=&quot;up&quot;; -[.B283];0))" office:value-type="float" office:value="2" calcext:value-type="float">
            <text:p>2</text:p>
          </table:table-cell>
          <table:table-cell table:formula="of:=SUM([.$D$2:.D283])" office:value-type="float" office:value="276" calcext:value-type="float">
            <text:p>276</text:p>
          </table:table-cell>
          <table:table-cell table:formula="of:=IF([.A283] = &quot;forward&quot;; [.B283]*[.E28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84]=&quot;forward&quot;; [.B284])" office:value-type="float" office:value="3" calcext:value-type="float">
            <text:p>3</text:p>
          </table:table-cell>
          <table:table-cell table:formula="of:=IF([.A284]=&quot;down&quot;; [.B284]; IF([.A284]=&quot;up&quot;; -[.B284];0))" office:value-type="float" office:value="0" calcext:value-type="float">
            <text:p>0</text:p>
          </table:table-cell>
          <table:table-cell table:formula="of:=SUM([.$D$2:.D284])" office:value-type="float" office:value="276" calcext:value-type="float">
            <text:p>276</text:p>
          </table:table-cell>
          <table:table-cell table:formula="of:=IF([.A284] = &quot;forward&quot;; [.B284]*[.E284]; 0)"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285]=&quot;forward&quot;; [.B285])" office:value-type="float" office:value="7" calcext:value-type="float">
            <text:p>7</text:p>
          </table:table-cell>
          <table:table-cell table:formula="of:=IF([.A285]=&quot;down&quot;; [.B285]; IF([.A285]=&quot;up&quot;; -[.B285];0))" office:value-type="float" office:value="0" calcext:value-type="float">
            <text:p>0</text:p>
          </table:table-cell>
          <table:table-cell table:formula="of:=SUM([.$D$2:.D285])" office:value-type="float" office:value="276" calcext:value-type="float">
            <text:p>276</text:p>
          </table:table-cell>
          <table:table-cell table:formula="of:=IF([.A285] = &quot;forward&quot;; [.B285]*[.E285]; 0)"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286]=&quot;forward&quot;; [.B286])" office:value-type="float" office:value="3" calcext:value-type="float">
            <text:p>3</text:p>
          </table:table-cell>
          <table:table-cell table:formula="of:=IF([.A286]=&quot;down&quot;; [.B286]; IF([.A286]=&quot;up&quot;; -[.B286];0))" office:value-type="float" office:value="0" calcext:value-type="float">
            <text:p>0</text:p>
          </table:table-cell>
          <table:table-cell table:formula="of:=SUM([.$D$2:.D286])" office:value-type="float" office:value="276" calcext:value-type="float">
            <text:p>276</text:p>
          </table:table-cell>
          <table:table-cell table:formula="of:=IF([.A286] = &quot;forward&quot;; [.B286]*[.E286]; 0)"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87]=&quot;forward&quot;; [.B287])" office:value-type="float" office:value="0" calcext:value-type="float">
            <text:p>0</text:p>
          </table:table-cell>
          <table:table-cell table:formula="of:=IF([.A287]=&quot;down&quot;; [.B287]; IF([.A287]=&quot;up&quot;; -[.B287];0))" office:value-type="float" office:value="5" calcext:value-type="float">
            <text:p>5</text:p>
          </table:table-cell>
          <table:table-cell table:formula="of:=SUM([.$D$2:.D287])" office:value-type="float" office:value="281" calcext:value-type="float">
            <text:p>281</text:p>
          </table:table-cell>
          <table:table-cell table:formula="of:=IF([.A287] = &quot;forward&quot;; [.B287]*[.E28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88]=&quot;forward&quot;; [.B288])" office:value-type="float" office:value="0" calcext:value-type="float">
            <text:p>0</text:p>
          </table:table-cell>
          <table:table-cell table:formula="of:=IF([.A288]=&quot;down&quot;; [.B288]; IF([.A288]=&quot;up&quot;; -[.B288];0))" office:value-type="float" office:value="6" calcext:value-type="float">
            <text:p>6</text:p>
          </table:table-cell>
          <table:table-cell table:formula="of:=SUM([.$D$2:.D288])" office:value-type="float" office:value="287" calcext:value-type="float">
            <text:p>287</text:p>
          </table:table-cell>
          <table:table-cell table:formula="of:=IF([.A288] = &quot;forward&quot;; [.B288]*[.E2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89]=&quot;forward&quot;; [.B289])" office:value-type="float" office:value="0" calcext:value-type="float">
            <text:p>0</text:p>
          </table:table-cell>
          <table:table-cell table:formula="of:=IF([.A289]=&quot;down&quot;; [.B289]; IF([.A289]=&quot;up&quot;; -[.B289];0))" office:value-type="float" office:value="8" calcext:value-type="float">
            <text:p>8</text:p>
          </table:table-cell>
          <table:table-cell table:formula="of:=SUM([.$D$2:.D289])" office:value-type="float" office:value="295" calcext:value-type="float">
            <text:p>295</text:p>
          </table:table-cell>
          <table:table-cell table:formula="of:=IF([.A289] = &quot;forward&quot;; [.B289]*[.E2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290]=&quot;forward&quot;; [.B290])" office:value-type="float" office:value="0" calcext:value-type="float">
            <text:p>0</text:p>
          </table:table-cell>
          <table:table-cell table:formula="of:=IF([.A290]=&quot;down&quot;; [.B290]; IF([.A290]=&quot;up&quot;; -[.B290];0))" office:value-type="float" office:value="6" calcext:value-type="float">
            <text:p>6</text:p>
          </table:table-cell>
          <table:table-cell table:formula="of:=SUM([.$D$2:.D290])" office:value-type="float" office:value="301" calcext:value-type="float">
            <text:p>301</text:p>
          </table:table-cell>
          <table:table-cell table:formula="of:=IF([.A290] = &quot;forward&quot;; [.B290]*[.E2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291]=&quot;forward&quot;; [.B291])" office:value-type="float" office:value="9" calcext:value-type="float">
            <text:p>9</text:p>
          </table:table-cell>
          <table:table-cell table:formula="of:=IF([.A291]=&quot;down&quot;; [.B291]; IF([.A291]=&quot;up&quot;; -[.B291];0))" office:value-type="float" office:value="0" calcext:value-type="float">
            <text:p>0</text:p>
          </table:table-cell>
          <table:table-cell table:formula="of:=SUM([.$D$2:.D291])" office:value-type="float" office:value="301" calcext:value-type="float">
            <text:p>301</text:p>
          </table:table-cell>
          <table:table-cell table:formula="of:=IF([.A291] = &quot;forward&quot;; [.B291]*[.E291]; 0)" office:value-type="float" office:value="2709" calcext:value-type="float">
            <text:p>270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92]=&quot;forward&quot;; [.B292])" office:value-type="float" office:value="4" calcext:value-type="float">
            <text:p>4</text:p>
          </table:table-cell>
          <table:table-cell table:formula="of:=IF([.A292]=&quot;down&quot;; [.B292]; IF([.A292]=&quot;up&quot;; -[.B292];0))" office:value-type="float" office:value="0" calcext:value-type="float">
            <text:p>0</text:p>
          </table:table-cell>
          <table:table-cell table:formula="of:=SUM([.$D$2:.D292])" office:value-type="float" office:value="301" calcext:value-type="float">
            <text:p>301</text:p>
          </table:table-cell>
          <table:table-cell table:formula="of:=IF([.A292] = &quot;forward&quot;; [.B292]*[.E292]; 0)" office:value-type="float" office:value="1204" calcext:value-type="float">
            <text:p>120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293]=&quot;forward&quot;; [.B293])" office:value-type="float" office:value="8" calcext:value-type="float">
            <text:p>8</text:p>
          </table:table-cell>
          <table:table-cell table:formula="of:=IF([.A293]=&quot;down&quot;; [.B293]; IF([.A293]=&quot;up&quot;; -[.B293];0))" office:value-type="float" office:value="0" calcext:value-type="float">
            <text:p>0</text:p>
          </table:table-cell>
          <table:table-cell table:formula="of:=SUM([.$D$2:.D293])" office:value-type="float" office:value="301" calcext:value-type="float">
            <text:p>301</text:p>
          </table:table-cell>
          <table:table-cell table:formula="of:=IF([.A293] = &quot;forward&quot;; [.B293]*[.E293]; 0)"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294]=&quot;forward&quot;; [.B294])" office:value-type="float" office:value="0" calcext:value-type="float">
            <text:p>0</text:p>
          </table:table-cell>
          <table:table-cell table:formula="of:=IF([.A294]=&quot;down&quot;; [.B294]; IF([.A294]=&quot;up&quot;; -[.B294];0))" office:value-type="float" office:value="5" calcext:value-type="float">
            <text:p>5</text:p>
          </table:table-cell>
          <table:table-cell table:formula="of:=SUM([.$D$2:.D294])" office:value-type="float" office:value="306" calcext:value-type="float">
            <text:p>306</text:p>
          </table:table-cell>
          <table:table-cell table:formula="of:=IF([.A294] = &quot;forward&quot;; [.B294]*[.E29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295]=&quot;forward&quot;; [.B295])" office:value-type="float" office:value="0" calcext:value-type="float">
            <text:p>0</text:p>
          </table:table-cell>
          <table:table-cell table:formula="of:=IF([.A295]=&quot;down&quot;; [.B295]; IF([.A295]=&quot;up&quot;; -[.B295];0))" office:value-type="float" office:value="7" calcext:value-type="float">
            <text:p>7</text:p>
          </table:table-cell>
          <table:table-cell table:formula="of:=SUM([.$D$2:.D295])" office:value-type="float" office:value="313" calcext:value-type="float">
            <text:p>313</text:p>
          </table:table-cell>
          <table:table-cell table:formula="of:=IF([.A295] = &quot;forward&quot;; [.B295]*[.E29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296]=&quot;forward&quot;; [.B296])" office:value-type="float" office:value="4" calcext:value-type="float">
            <text:p>4</text:p>
          </table:table-cell>
          <table:table-cell table:formula="of:=IF([.A296]=&quot;down&quot;; [.B296]; IF([.A296]=&quot;up&quot;; -[.B296];0))" office:value-type="float" office:value="0" calcext:value-type="float">
            <text:p>0</text:p>
          </table:table-cell>
          <table:table-cell table:formula="of:=SUM([.$D$2:.D296])" office:value-type="float" office:value="313" calcext:value-type="float">
            <text:p>313</text:p>
          </table:table-cell>
          <table:table-cell table:formula="of:=IF([.A296] = &quot;forward&quot;; [.B296]*[.E296]; 0)"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297]=&quot;forward&quot;; [.B297])" office:value-type="float" office:value="0" calcext:value-type="float">
            <text:p>0</text:p>
          </table:table-cell>
          <table:table-cell table:formula="of:=IF([.A297]=&quot;down&quot;; [.B297]; IF([.A297]=&quot;up&quot;; -[.B297];0))" office:value-type="float" office:value="-5" calcext:value-type="float">
            <text:p>-5</text:p>
          </table:table-cell>
          <table:table-cell table:formula="of:=SUM([.$D$2:.D297])" office:value-type="float" office:value="308" calcext:value-type="float">
            <text:p>308</text:p>
          </table:table-cell>
          <table:table-cell table:formula="of:=IF([.A297] = &quot;forward&quot;; [.B297]*[.E29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298]=&quot;forward&quot;; [.B298])" office:value-type="float" office:value="0" calcext:value-type="float">
            <text:p>0</text:p>
          </table:table-cell>
          <table:table-cell table:formula="of:=IF([.A298]=&quot;down&quot;; [.B298]; IF([.A298]=&quot;up&quot;; -[.B298];0))" office:value-type="float" office:value="8" calcext:value-type="float">
            <text:p>8</text:p>
          </table:table-cell>
          <table:table-cell table:formula="of:=SUM([.$D$2:.D298])" office:value-type="float" office:value="316" calcext:value-type="float">
            <text:p>316</text:p>
          </table:table-cell>
          <table:table-cell table:formula="of:=IF([.A298] = &quot;forward&quot;; [.B298]*[.E2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299]=&quot;forward&quot;; [.B299])" office:value-type="float" office:value="0" calcext:value-type="float">
            <text:p>0</text:p>
          </table:table-cell>
          <table:table-cell table:formula="of:=IF([.A299]=&quot;down&quot;; [.B299]; IF([.A299]=&quot;up&quot;; -[.B299];0))" office:value-type="float" office:value="-6" calcext:value-type="float">
            <text:p>-6</text:p>
          </table:table-cell>
          <table:table-cell table:formula="of:=SUM([.$D$2:.D299])" office:value-type="float" office:value="310" calcext:value-type="float">
            <text:p>310</text:p>
          </table:table-cell>
          <table:table-cell table:formula="of:=IF([.A299] = &quot;forward&quot;; [.B299]*[.E29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00]=&quot;forward&quot;; [.B300])" office:value-type="float" office:value="0" calcext:value-type="float">
            <text:p>0</text:p>
          </table:table-cell>
          <table:table-cell table:formula="of:=IF([.A300]=&quot;down&quot;; [.B300]; IF([.A300]=&quot;up&quot;; -[.B300];0))" office:value-type="float" office:value="-7" calcext:value-type="float">
            <text:p>-7</text:p>
          </table:table-cell>
          <table:table-cell table:formula="of:=SUM([.$D$2:.D300])" office:value-type="float" office:value="303" calcext:value-type="float">
            <text:p>303</text:p>
          </table:table-cell>
          <table:table-cell table:formula="of:=IF([.A300] = &quot;forward&quot;; [.B300]*[.E30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01]=&quot;forward&quot;; [.B301])" office:value-type="float" office:value="0" calcext:value-type="float">
            <text:p>0</text:p>
          </table:table-cell>
          <table:table-cell table:formula="of:=IF([.A301]=&quot;down&quot;; [.B301]; IF([.A301]=&quot;up&quot;; -[.B301];0))" office:value-type="float" office:value="6" calcext:value-type="float">
            <text:p>6</text:p>
          </table:table-cell>
          <table:table-cell table:formula="of:=SUM([.$D$2:.D301])" office:value-type="float" office:value="309" calcext:value-type="float">
            <text:p>309</text:p>
          </table:table-cell>
          <table:table-cell table:formula="of:=IF([.A301] = &quot;forward&quot;; [.B301]*[.E30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02]=&quot;forward&quot;; [.B302])" office:value-type="float" office:value="0" calcext:value-type="float">
            <text:p>0</text:p>
          </table:table-cell>
          <table:table-cell table:formula="of:=IF([.A302]=&quot;down&quot;; [.B302]; IF([.A302]=&quot;up&quot;; -[.B302];0))" office:value-type="float" office:value="8" calcext:value-type="float">
            <text:p>8</text:p>
          </table:table-cell>
          <table:table-cell table:formula="of:=SUM([.$D$2:.D302])" office:value-type="float" office:value="317" calcext:value-type="float">
            <text:p>317</text:p>
          </table:table-cell>
          <table:table-cell table:formula="of:=IF([.A302] = &quot;forward&quot;; [.B302]*[.E30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03]=&quot;forward&quot;; [.B303])" office:value-type="float" office:value="3" calcext:value-type="float">
            <text:p>3</text:p>
          </table:table-cell>
          <table:table-cell table:formula="of:=IF([.A303]=&quot;down&quot;; [.B303]; IF([.A303]=&quot;up&quot;; -[.B303];0))" office:value-type="float" office:value="0" calcext:value-type="float">
            <text:p>0</text:p>
          </table:table-cell>
          <table:table-cell table:formula="of:=SUM([.$D$2:.D303])" office:value-type="float" office:value="317" calcext:value-type="float">
            <text:p>317</text:p>
          </table:table-cell>
          <table:table-cell table:formula="of:=IF([.A303] = &quot;forward&quot;; [.B303]*[.E303]; 0)"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04]=&quot;forward&quot;; [.B304])" office:value-type="float" office:value="0" calcext:value-type="float">
            <text:p>0</text:p>
          </table:table-cell>
          <table:table-cell table:formula="of:=IF([.A304]=&quot;down&quot;; [.B304]; IF([.A304]=&quot;up&quot;; -[.B304];0))" office:value-type="float" office:value="-6" calcext:value-type="float">
            <text:p>-6</text:p>
          </table:table-cell>
          <table:table-cell table:formula="of:=SUM([.$D$2:.D304])" office:value-type="float" office:value="311" calcext:value-type="float">
            <text:p>311</text:p>
          </table:table-cell>
          <table:table-cell table:formula="of:=IF([.A304] = &quot;forward&quot;; [.B304]*[.E30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05]=&quot;forward&quot;; [.B305])" office:value-type="float" office:value="7" calcext:value-type="float">
            <text:p>7</text:p>
          </table:table-cell>
          <table:table-cell table:formula="of:=IF([.A305]=&quot;down&quot;; [.B305]; IF([.A305]=&quot;up&quot;; -[.B305];0))" office:value-type="float" office:value="0" calcext:value-type="float">
            <text:p>0</text:p>
          </table:table-cell>
          <table:table-cell table:formula="of:=SUM([.$D$2:.D305])" office:value-type="float" office:value="311" calcext:value-type="float">
            <text:p>311</text:p>
          </table:table-cell>
          <table:table-cell table:formula="of:=IF([.A305] = &quot;forward&quot;; [.B305]*[.E305]; 0)"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06]=&quot;forward&quot;; [.B306])" office:value-type="float" office:value="0" calcext:value-type="float">
            <text:p>0</text:p>
          </table:table-cell>
          <table:table-cell table:formula="of:=IF([.A306]=&quot;down&quot;; [.B306]; IF([.A306]=&quot;up&quot;; -[.B306];0))" office:value-type="float" office:value="4" calcext:value-type="float">
            <text:p>4</text:p>
          </table:table-cell>
          <table:table-cell table:formula="of:=SUM([.$D$2:.D306])" office:value-type="float" office:value="315" calcext:value-type="float">
            <text:p>315</text:p>
          </table:table-cell>
          <table:table-cell table:formula="of:=IF([.A306] = &quot;forward&quot;; [.B306]*[.E3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07]=&quot;forward&quot;; [.B307])" office:value-type="float" office:value="0" calcext:value-type="float">
            <text:p>0</text:p>
          </table:table-cell>
          <table:table-cell table:formula="of:=IF([.A307]=&quot;down&quot;; [.B307]; IF([.A307]=&quot;up&quot;; -[.B307];0))" office:value-type="float" office:value="-1" calcext:value-type="float">
            <text:p>-1</text:p>
          </table:table-cell>
          <table:table-cell table:formula="of:=SUM([.$D$2:.D307])" office:value-type="float" office:value="314" calcext:value-type="float">
            <text:p>314</text:p>
          </table:table-cell>
          <table:table-cell table:formula="of:=IF([.A307] = &quot;forward&quot;; [.B307]*[.E30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08]=&quot;forward&quot;; [.B308])" office:value-type="float" office:value="0" calcext:value-type="float">
            <text:p>0</text:p>
          </table:table-cell>
          <table:table-cell table:formula="of:=IF([.A308]=&quot;down&quot;; [.B308]; IF([.A308]=&quot;up&quot;; -[.B308];0))" office:value-type="float" office:value="-8" calcext:value-type="float">
            <text:p>-8</text:p>
          </table:table-cell>
          <table:table-cell table:formula="of:=SUM([.$D$2:.D308])" office:value-type="float" office:value="306" calcext:value-type="float">
            <text:p>306</text:p>
          </table:table-cell>
          <table:table-cell table:formula="of:=IF([.A308] = &quot;forward&quot;; [.B308]*[.E30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09]=&quot;forward&quot;; [.B309])" office:value-type="float" office:value="3" calcext:value-type="float">
            <text:p>3</text:p>
          </table:table-cell>
          <table:table-cell table:formula="of:=IF([.A309]=&quot;down&quot;; [.B309]; IF([.A309]=&quot;up&quot;; -[.B309];0))" office:value-type="float" office:value="0" calcext:value-type="float">
            <text:p>0</text:p>
          </table:table-cell>
          <table:table-cell table:formula="of:=SUM([.$D$2:.D309])" office:value-type="float" office:value="306" calcext:value-type="float">
            <text:p>306</text:p>
          </table:table-cell>
          <table:table-cell table:formula="of:=IF([.A309] = &quot;forward&quot;; [.B309]*[.E309]; 0)"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10]=&quot;forward&quot;; [.B310])" office:value-type="float" office:value="0" calcext:value-type="float">
            <text:p>0</text:p>
          </table:table-cell>
          <table:table-cell table:formula="of:=IF([.A310]=&quot;down&quot;; [.B310]; IF([.A310]=&quot;up&quot;; -[.B310];0))" office:value-type="float" office:value="6" calcext:value-type="float">
            <text:p>6</text:p>
          </table:table-cell>
          <table:table-cell table:formula="of:=SUM([.$D$2:.D310])" office:value-type="float" office:value="312" calcext:value-type="float">
            <text:p>312</text:p>
          </table:table-cell>
          <table:table-cell table:formula="of:=IF([.A310] = &quot;forward&quot;; [.B310]*[.E3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11]=&quot;forward&quot;; [.B311])" office:value-type="float" office:value="0" calcext:value-type="float">
            <text:p>0</text:p>
          </table:table-cell>
          <table:table-cell table:formula="of:=IF([.A311]=&quot;down&quot;; [.B311]; IF([.A311]=&quot;up&quot;; -[.B311];0))" office:value-type="float" office:value="1" calcext:value-type="float">
            <text:p>1</text:p>
          </table:table-cell>
          <table:table-cell table:formula="of:=SUM([.$D$2:.D311])" office:value-type="float" office:value="313" calcext:value-type="float">
            <text:p>313</text:p>
          </table:table-cell>
          <table:table-cell table:formula="of:=IF([.A311] = &quot;forward&quot;; [.B311]*[.E3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12]=&quot;forward&quot;; [.B312])" office:value-type="float" office:value="7" calcext:value-type="float">
            <text:p>7</text:p>
          </table:table-cell>
          <table:table-cell table:formula="of:=IF([.A312]=&quot;down&quot;; [.B312]; IF([.A312]=&quot;up&quot;; -[.B312];0))" office:value-type="float" office:value="0" calcext:value-type="float">
            <text:p>0</text:p>
          </table:table-cell>
          <table:table-cell table:formula="of:=SUM([.$D$2:.D312])" office:value-type="float" office:value="313" calcext:value-type="float">
            <text:p>313</text:p>
          </table:table-cell>
          <table:table-cell table:formula="of:=IF([.A312] = &quot;forward&quot;; [.B312]*[.E312]; 0)" office:value-type="float" office:value="2191" calcext:value-type="float">
            <text:p>219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13]=&quot;forward&quot;; [.B313])" office:value-type="float" office:value="0" calcext:value-type="float">
            <text:p>0</text:p>
          </table:table-cell>
          <table:table-cell table:formula="of:=IF([.A313]=&quot;down&quot;; [.B313]; IF([.A313]=&quot;up&quot;; -[.B313];0))" office:value-type="float" office:value="1" calcext:value-type="float">
            <text:p>1</text:p>
          </table:table-cell>
          <table:table-cell table:formula="of:=SUM([.$D$2:.D313])" office:value-type="float" office:value="314" calcext:value-type="float">
            <text:p>314</text:p>
          </table:table-cell>
          <table:table-cell table:formula="of:=IF([.A313] = &quot;forward&quot;; [.B313]*[.E31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14]=&quot;forward&quot;; [.B314])" office:value-type="float" office:value="0" calcext:value-type="float">
            <text:p>0</text:p>
          </table:table-cell>
          <table:table-cell table:formula="of:=IF([.A314]=&quot;down&quot;; [.B314]; IF([.A314]=&quot;up&quot;; -[.B314];0))" office:value-type="float" office:value="9" calcext:value-type="float">
            <text:p>9</text:p>
          </table:table-cell>
          <table:table-cell table:formula="of:=SUM([.$D$2:.D314])" office:value-type="float" office:value="323" calcext:value-type="float">
            <text:p>323</text:p>
          </table:table-cell>
          <table:table-cell table:formula="of:=IF([.A314] = &quot;forward&quot;; [.B314]*[.E31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15]=&quot;forward&quot;; [.B315])" office:value-type="float" office:value="6" calcext:value-type="float">
            <text:p>6</text:p>
          </table:table-cell>
          <table:table-cell table:formula="of:=IF([.A315]=&quot;down&quot;; [.B315]; IF([.A315]=&quot;up&quot;; -[.B315];0))" office:value-type="float" office:value="0" calcext:value-type="float">
            <text:p>0</text:p>
          </table:table-cell>
          <table:table-cell table:formula="of:=SUM([.$D$2:.D315])" office:value-type="float" office:value="323" calcext:value-type="float">
            <text:p>323</text:p>
          </table:table-cell>
          <table:table-cell table:formula="of:=IF([.A315] = &quot;forward&quot;; [.B315]*[.E315]; 0)"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316]=&quot;forward&quot;; [.B316])" office:value-type="float" office:value="0" calcext:value-type="float">
            <text:p>0</text:p>
          </table:table-cell>
          <table:table-cell table:formula="of:=IF([.A316]=&quot;down&quot;; [.B316]; IF([.A316]=&quot;up&quot;; -[.B316];0))" office:value-type="float" office:value="4" calcext:value-type="float">
            <text:p>4</text:p>
          </table:table-cell>
          <table:table-cell table:formula="of:=SUM([.$D$2:.D316])" office:value-type="float" office:value="327" calcext:value-type="float">
            <text:p>327</text:p>
          </table:table-cell>
          <table:table-cell table:formula="of:=IF([.A316] = &quot;forward&quot;; [.B316]*[.E3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17]=&quot;forward&quot;; [.B317])" office:value-type="float" office:value="3" calcext:value-type="float">
            <text:p>3</text:p>
          </table:table-cell>
          <table:table-cell table:formula="of:=IF([.A317]=&quot;down&quot;; [.B317]; IF([.A317]=&quot;up&quot;; -[.B317];0))" office:value-type="float" office:value="0" calcext:value-type="float">
            <text:p>0</text:p>
          </table:table-cell>
          <table:table-cell table:formula="of:=SUM([.$D$2:.D317])" office:value-type="float" office:value="327" calcext:value-type="float">
            <text:p>327</text:p>
          </table:table-cell>
          <table:table-cell table:formula="of:=IF([.A317] = &quot;forward&quot;; [.B317]*[.E317]; 0)"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18]=&quot;forward&quot;; [.B318])" office:value-type="float" office:value="1" calcext:value-type="float">
            <text:p>1</text:p>
          </table:table-cell>
          <table:table-cell table:formula="of:=IF([.A318]=&quot;down&quot;; [.B318]; IF([.A318]=&quot;up&quot;; -[.B318];0))" office:value-type="float" office:value="0" calcext:value-type="float">
            <text:p>0</text:p>
          </table:table-cell>
          <table:table-cell table:formula="of:=SUM([.$D$2:.D318])" office:value-type="float" office:value="327" calcext:value-type="float">
            <text:p>327</text:p>
          </table:table-cell>
          <table:table-cell table:formula="of:=IF([.A318] = &quot;forward&quot;; [.B318]*[.E318]; 0)"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19]=&quot;forward&quot;; [.B319])" office:value-type="float" office:value="0" calcext:value-type="float">
            <text:p>0</text:p>
          </table:table-cell>
          <table:table-cell table:formula="of:=IF([.A319]=&quot;down&quot;; [.B319]; IF([.A319]=&quot;up&quot;; -[.B319];0))" office:value-type="float" office:value="5" calcext:value-type="float">
            <text:p>5</text:p>
          </table:table-cell>
          <table:table-cell table:formula="of:=SUM([.$D$2:.D319])" office:value-type="float" office:value="332" calcext:value-type="float">
            <text:p>332</text:p>
          </table:table-cell>
          <table:table-cell table:formula="of:=IF([.A319] = &quot;forward&quot;; [.B319]*[.E3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20]=&quot;forward&quot;; [.B320])" office:value-type="float" office:value="0" calcext:value-type="float">
            <text:p>0</text:p>
          </table:table-cell>
          <table:table-cell table:formula="of:=IF([.A320]=&quot;down&quot;; [.B320]; IF([.A320]=&quot;up&quot;; -[.B320];0))" office:value-type="float" office:value="9" calcext:value-type="float">
            <text:p>9</text:p>
          </table:table-cell>
          <table:table-cell table:formula="of:=SUM([.$D$2:.D320])" office:value-type="float" office:value="341" calcext:value-type="float">
            <text:p>341</text:p>
          </table:table-cell>
          <table:table-cell table:formula="of:=IF([.A320] = &quot;forward&quot;; [.B320]*[.E3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21]=&quot;forward&quot;; [.B321])" office:value-type="float" office:value="0" calcext:value-type="float">
            <text:p>0</text:p>
          </table:table-cell>
          <table:table-cell table:formula="of:=IF([.A321]=&quot;down&quot;; [.B321]; IF([.A321]=&quot;up&quot;; -[.B321];0))" office:value-type="float" office:value="9" calcext:value-type="float">
            <text:p>9</text:p>
          </table:table-cell>
          <table:table-cell table:formula="of:=SUM([.$D$2:.D321])" office:value-type="float" office:value="350" calcext:value-type="float">
            <text:p>350</text:p>
          </table:table-cell>
          <table:table-cell table:formula="of:=IF([.A321] = &quot;forward&quot;; [.B321]*[.E32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22]=&quot;forward&quot;; [.B322])" office:value-type="float" office:value="0" calcext:value-type="float">
            <text:p>0</text:p>
          </table:table-cell>
          <table:table-cell table:formula="of:=IF([.A322]=&quot;down&quot;; [.B322]; IF([.A322]=&quot;up&quot;; -[.B322];0))" office:value-type="float" office:value="5" calcext:value-type="float">
            <text:p>5</text:p>
          </table:table-cell>
          <table:table-cell table:formula="of:=SUM([.$D$2:.D322])" office:value-type="float" office:value="355" calcext:value-type="float">
            <text:p>355</text:p>
          </table:table-cell>
          <table:table-cell table:formula="of:=IF([.A322] = &quot;forward&quot;; [.B322]*[.E32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23]=&quot;forward&quot;; [.B323])" office:value-type="float" office:value="0" calcext:value-type="float">
            <text:p>0</text:p>
          </table:table-cell>
          <table:table-cell table:formula="of:=IF([.A323]=&quot;down&quot;; [.B323]; IF([.A323]=&quot;up&quot;; -[.B323];0))" office:value-type="float" office:value="8" calcext:value-type="float">
            <text:p>8</text:p>
          </table:table-cell>
          <table:table-cell table:formula="of:=SUM([.$D$2:.D323])" office:value-type="float" office:value="363" calcext:value-type="float">
            <text:p>363</text:p>
          </table:table-cell>
          <table:table-cell table:formula="of:=IF([.A323] = &quot;forward&quot;; [.B323]*[.E3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24]=&quot;forward&quot;; [.B324])" office:value-type="float" office:value="0" calcext:value-type="float">
            <text:p>0</text:p>
          </table:table-cell>
          <table:table-cell table:formula="of:=IF([.A324]=&quot;down&quot;; [.B324]; IF([.A324]=&quot;up&quot;; -[.B324];0))" office:value-type="float" office:value="7" calcext:value-type="float">
            <text:p>7</text:p>
          </table:table-cell>
          <table:table-cell table:formula="of:=SUM([.$D$2:.D324])" office:value-type="float" office:value="370" calcext:value-type="float">
            <text:p>370</text:p>
          </table:table-cell>
          <table:table-cell table:formula="of:=IF([.A324] = &quot;forward&quot;; [.B324]*[.E3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25]=&quot;forward&quot;; [.B325])" office:value-type="float" office:value="1" calcext:value-type="float">
            <text:p>1</text:p>
          </table:table-cell>
          <table:table-cell table:formula="of:=IF([.A325]=&quot;down&quot;; [.B325]; IF([.A325]=&quot;up&quot;; -[.B325];0))" office:value-type="float" office:value="0" calcext:value-type="float">
            <text:p>0</text:p>
          </table:table-cell>
          <table:table-cell table:formula="of:=SUM([.$D$2:.D325])" office:value-type="float" office:value="370" calcext:value-type="float">
            <text:p>370</text:p>
          </table:table-cell>
          <table:table-cell table:formula="of:=IF([.A325] = &quot;forward&quot;; [.B325]*[.E325]; 0)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26]=&quot;forward&quot;; [.B326])" office:value-type="float" office:value="5" calcext:value-type="float">
            <text:p>5</text:p>
          </table:table-cell>
          <table:table-cell table:formula="of:=IF([.A326]=&quot;down&quot;; [.B326]; IF([.A326]=&quot;up&quot;; -[.B326];0))" office:value-type="float" office:value="0" calcext:value-type="float">
            <text:p>0</text:p>
          </table:table-cell>
          <table:table-cell table:formula="of:=SUM([.$D$2:.D326])" office:value-type="float" office:value="370" calcext:value-type="float">
            <text:p>370</text:p>
          </table:table-cell>
          <table:table-cell table:formula="of:=IF([.A326] = &quot;forward&quot;; [.B326]*[.E326]; 0)"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27]=&quot;forward&quot;; [.B327])" office:value-type="float" office:value="0" calcext:value-type="float">
            <text:p>0</text:p>
          </table:table-cell>
          <table:table-cell table:formula="of:=IF([.A327]=&quot;down&quot;; [.B327]; IF([.A327]=&quot;up&quot;; -[.B327];0))" office:value-type="float" office:value="2" calcext:value-type="float">
            <text:p>2</text:p>
          </table:table-cell>
          <table:table-cell table:formula="of:=SUM([.$D$2:.D327])" office:value-type="float" office:value="372" calcext:value-type="float">
            <text:p>372</text:p>
          </table:table-cell>
          <table:table-cell table:formula="of:=IF([.A327] = &quot;forward&quot;; [.B327]*[.E3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28]=&quot;forward&quot;; [.B328])" office:value-type="float" office:value="2" calcext:value-type="float">
            <text:p>2</text:p>
          </table:table-cell>
          <table:table-cell table:formula="of:=IF([.A328]=&quot;down&quot;; [.B328]; IF([.A328]=&quot;up&quot;; -[.B328];0))" office:value-type="float" office:value="0" calcext:value-type="float">
            <text:p>0</text:p>
          </table:table-cell>
          <table:table-cell table:formula="of:=SUM([.$D$2:.D328])" office:value-type="float" office:value="372" calcext:value-type="float">
            <text:p>372</text:p>
          </table:table-cell>
          <table:table-cell table:formula="of:=IF([.A328] = &quot;forward&quot;; [.B328]*[.E328]; 0)"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29]=&quot;forward&quot;; [.B329])" office:value-type="float" office:value="1" calcext:value-type="float">
            <text:p>1</text:p>
          </table:table-cell>
          <table:table-cell table:formula="of:=IF([.A329]=&quot;down&quot;; [.B329]; IF([.A329]=&quot;up&quot;; -[.B329];0))" office:value-type="float" office:value="0" calcext:value-type="float">
            <text:p>0</text:p>
          </table:table-cell>
          <table:table-cell table:formula="of:=SUM([.$D$2:.D329])" office:value-type="float" office:value="372" calcext:value-type="float">
            <text:p>372</text:p>
          </table:table-cell>
          <table:table-cell table:formula="of:=IF([.A329] = &quot;forward&quot;; [.B329]*[.E329]; 0)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30]=&quot;forward&quot;; [.B330])" office:value-type="float" office:value="0" calcext:value-type="float">
            <text:p>0</text:p>
          </table:table-cell>
          <table:table-cell table:formula="of:=IF([.A330]=&quot;down&quot;; [.B330]; IF([.A330]=&quot;up&quot;; -[.B330];0))" office:value-type="float" office:value="8" calcext:value-type="float">
            <text:p>8</text:p>
          </table:table-cell>
          <table:table-cell table:formula="of:=SUM([.$D$2:.D330])" office:value-type="float" office:value="380" calcext:value-type="float">
            <text:p>380</text:p>
          </table:table-cell>
          <table:table-cell table:formula="of:=IF([.A330] = &quot;forward&quot;; [.B330]*[.E3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31]=&quot;forward&quot;; [.B331])" office:value-type="float" office:value="6" calcext:value-type="float">
            <text:p>6</text:p>
          </table:table-cell>
          <table:table-cell table:formula="of:=IF([.A331]=&quot;down&quot;; [.B331]; IF([.A331]=&quot;up&quot;; -[.B331];0))" office:value-type="float" office:value="0" calcext:value-type="float">
            <text:p>0</text:p>
          </table:table-cell>
          <table:table-cell table:formula="of:=SUM([.$D$2:.D331])" office:value-type="float" office:value="380" calcext:value-type="float">
            <text:p>380</text:p>
          </table:table-cell>
          <table:table-cell table:formula="of:=IF([.A331] = &quot;forward&quot;; [.B331]*[.E331]; 0)"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32]=&quot;forward&quot;; [.B332])" office:value-type="float" office:value="0" calcext:value-type="float">
            <text:p>0</text:p>
          </table:table-cell>
          <table:table-cell table:formula="of:=IF([.A332]=&quot;down&quot;; [.B332]; IF([.A332]=&quot;up&quot;; -[.B332];0))" office:value-type="float" office:value="3" calcext:value-type="float">
            <text:p>3</text:p>
          </table:table-cell>
          <table:table-cell table:formula="of:=SUM([.$D$2:.D332])" office:value-type="float" office:value="383" calcext:value-type="float">
            <text:p>383</text:p>
          </table:table-cell>
          <table:table-cell table:formula="of:=IF([.A332] = &quot;forward&quot;; [.B332]*[.E3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33]=&quot;forward&quot;; [.B333])" office:value-type="float" office:value="4" calcext:value-type="float">
            <text:p>4</text:p>
          </table:table-cell>
          <table:table-cell table:formula="of:=IF([.A333]=&quot;down&quot;; [.B333]; IF([.A333]=&quot;up&quot;; -[.B333];0))" office:value-type="float" office:value="0" calcext:value-type="float">
            <text:p>0</text:p>
          </table:table-cell>
          <table:table-cell table:formula="of:=SUM([.$D$2:.D333])" office:value-type="float" office:value="383" calcext:value-type="float">
            <text:p>383</text:p>
          </table:table-cell>
          <table:table-cell table:formula="of:=IF([.A333] = &quot;forward&quot;; [.B333]*[.E333]; 0)" office:value-type="float" office:value="1532" calcext:value-type="float">
            <text:p>153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34]=&quot;forward&quot;; [.B334])" office:value-type="float" office:value="0" calcext:value-type="float">
            <text:p>0</text:p>
          </table:table-cell>
          <table:table-cell table:formula="of:=IF([.A334]=&quot;down&quot;; [.B334]; IF([.A334]=&quot;up&quot;; -[.B334];0))" office:value-type="float" office:value="-2" calcext:value-type="float">
            <text:p>-2</text:p>
          </table:table-cell>
          <table:table-cell table:formula="of:=SUM([.$D$2:.D334])" office:value-type="float" office:value="381" calcext:value-type="float">
            <text:p>381</text:p>
          </table:table-cell>
          <table:table-cell table:formula="of:=IF([.A334] = &quot;forward&quot;; [.B334]*[.E33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35]=&quot;forward&quot;; [.B335])" office:value-type="float" office:value="0" calcext:value-type="float">
            <text:p>0</text:p>
          </table:table-cell>
          <table:table-cell table:formula="of:=IF([.A335]=&quot;down&quot;; [.B335]; IF([.A335]=&quot;up&quot;; -[.B335];0))" office:value-type="float" office:value="-8" calcext:value-type="float">
            <text:p>-8</text:p>
          </table:table-cell>
          <table:table-cell table:formula="of:=SUM([.$D$2:.D335])" office:value-type="float" office:value="373" calcext:value-type="float">
            <text:p>373</text:p>
          </table:table-cell>
          <table:table-cell table:formula="of:=IF([.A335] = &quot;forward&quot;; [.B335]*[.E33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36]=&quot;forward&quot;; [.B336])" office:value-type="float" office:value="7" calcext:value-type="float">
            <text:p>7</text:p>
          </table:table-cell>
          <table:table-cell table:formula="of:=IF([.A336]=&quot;down&quot;; [.B336]; IF([.A336]=&quot;up&quot;; -[.B336];0))" office:value-type="float" office:value="0" calcext:value-type="float">
            <text:p>0</text:p>
          </table:table-cell>
          <table:table-cell table:formula="of:=SUM([.$D$2:.D336])" office:value-type="float" office:value="373" calcext:value-type="float">
            <text:p>373</text:p>
          </table:table-cell>
          <table:table-cell table:formula="of:=IF([.A336] = &quot;forward&quot;; [.B336]*[.E336]; 0)"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37]=&quot;forward&quot;; [.B337])" office:value-type="float" office:value="4" calcext:value-type="float">
            <text:p>4</text:p>
          </table:table-cell>
          <table:table-cell table:formula="of:=IF([.A337]=&quot;down&quot;; [.B337]; IF([.A337]=&quot;up&quot;; -[.B337];0))" office:value-type="float" office:value="0" calcext:value-type="float">
            <text:p>0</text:p>
          </table:table-cell>
          <table:table-cell table:formula="of:=SUM([.$D$2:.D337])" office:value-type="float" office:value="373" calcext:value-type="float">
            <text:p>373</text:p>
          </table:table-cell>
          <table:table-cell table:formula="of:=IF([.A337] = &quot;forward&quot;; [.B337]*[.E337]; 0)"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38]=&quot;forward&quot;; [.B338])" office:value-type="float" office:value="0" calcext:value-type="float">
            <text:p>0</text:p>
          </table:table-cell>
          <table:table-cell table:formula="of:=IF([.A338]=&quot;down&quot;; [.B338]; IF([.A338]=&quot;up&quot;; -[.B338];0))" office:value-type="float" office:value="8" calcext:value-type="float">
            <text:p>8</text:p>
          </table:table-cell>
          <table:table-cell table:formula="of:=SUM([.$D$2:.D338])" office:value-type="float" office:value="381" calcext:value-type="float">
            <text:p>381</text:p>
          </table:table-cell>
          <table:table-cell table:formula="of:=IF([.A338] = &quot;forward&quot;; [.B338]*[.E33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39]=&quot;forward&quot;; [.B339])" office:value-type="float" office:value="0" calcext:value-type="float">
            <text:p>0</text:p>
          </table:table-cell>
          <table:table-cell table:formula="of:=IF([.A339]=&quot;down&quot;; [.B339]; IF([.A339]=&quot;up&quot;; -[.B339];0))" office:value-type="float" office:value="-6" calcext:value-type="float">
            <text:p>-6</text:p>
          </table:table-cell>
          <table:table-cell table:formula="of:=SUM([.$D$2:.D339])" office:value-type="float" office:value="375" calcext:value-type="float">
            <text:p>375</text:p>
          </table:table-cell>
          <table:table-cell table:formula="of:=IF([.A339] = &quot;forward&quot;; [.B339]*[.E3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340]=&quot;forward&quot;; [.B340])" office:value-type="float" office:value="3" calcext:value-type="float">
            <text:p>3</text:p>
          </table:table-cell>
          <table:table-cell table:formula="of:=IF([.A340]=&quot;down&quot;; [.B340]; IF([.A340]=&quot;up&quot;; -[.B340];0))" office:value-type="float" office:value="0" calcext:value-type="float">
            <text:p>0</text:p>
          </table:table-cell>
          <table:table-cell table:formula="of:=SUM([.$D$2:.D340])" office:value-type="float" office:value="375" calcext:value-type="float">
            <text:p>375</text:p>
          </table:table-cell>
          <table:table-cell table:formula="of:=IF([.A340] = &quot;forward&quot;; [.B340]*[.E340]; 0)" office:value-type="float" office:value="1125" calcext:value-type="float">
            <text:p>112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41]=&quot;forward&quot;; [.B341])" office:value-type="float" office:value="0" calcext:value-type="float">
            <text:p>0</text:p>
          </table:table-cell>
          <table:table-cell table:formula="of:=IF([.A341]=&quot;down&quot;; [.B341]; IF([.A341]=&quot;up&quot;; -[.B341];0))" office:value-type="float" office:value="-1" calcext:value-type="float">
            <text:p>-1</text:p>
          </table:table-cell>
          <table:table-cell table:formula="of:=SUM([.$D$2:.D341])" office:value-type="float" office:value="374" calcext:value-type="float">
            <text:p>374</text:p>
          </table:table-cell>
          <table:table-cell table:formula="of:=IF([.A341] = &quot;forward&quot;; [.B341]*[.E34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342]=&quot;forward&quot;; [.B342])" office:value-type="float" office:value="0" calcext:value-type="float">
            <text:p>0</text:p>
          </table:table-cell>
          <table:table-cell table:formula="of:=IF([.A342]=&quot;down&quot;; [.B342]; IF([.A342]=&quot;up&quot;; -[.B342];0))" office:value-type="float" office:value="-2" calcext:value-type="float">
            <text:p>-2</text:p>
          </table:table-cell>
          <table:table-cell table:formula="of:=SUM([.$D$2:.D342])" office:value-type="float" office:value="372" calcext:value-type="float">
            <text:p>372</text:p>
          </table:table-cell>
          <table:table-cell table:formula="of:=IF([.A342] = &quot;forward&quot;; [.B342]*[.E3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43]=&quot;forward&quot;; [.B343])" office:value-type="float" office:value="5" calcext:value-type="float">
            <text:p>5</text:p>
          </table:table-cell>
          <table:table-cell table:formula="of:=IF([.A343]=&quot;down&quot;; [.B343]; IF([.A343]=&quot;up&quot;; -[.B343];0))" office:value-type="float" office:value="0" calcext:value-type="float">
            <text:p>0</text:p>
          </table:table-cell>
          <table:table-cell table:formula="of:=SUM([.$D$2:.D343])" office:value-type="float" office:value="372" calcext:value-type="float">
            <text:p>372</text:p>
          </table:table-cell>
          <table:table-cell table:formula="of:=IF([.A343] = &quot;forward&quot;; [.B343]*[.E343]; 0)"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44]=&quot;forward&quot;; [.B344])" office:value-type="float" office:value="9" calcext:value-type="float">
            <text:p>9</text:p>
          </table:table-cell>
          <table:table-cell table:formula="of:=IF([.A344]=&quot;down&quot;; [.B344]; IF([.A344]=&quot;up&quot;; -[.B344];0))" office:value-type="float" office:value="0" calcext:value-type="float">
            <text:p>0</text:p>
          </table:table-cell>
          <table:table-cell table:formula="of:=SUM([.$D$2:.D344])" office:value-type="float" office:value="372" calcext:value-type="float">
            <text:p>372</text:p>
          </table:table-cell>
          <table:table-cell table:formula="of:=IF([.A344] = &quot;forward&quot;; [.B344]*[.E344]; 0)"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45]=&quot;forward&quot;; [.B345])" office:value-type="float" office:value="0" calcext:value-type="float">
            <text:p>0</text:p>
          </table:table-cell>
          <table:table-cell table:formula="of:=IF([.A345]=&quot;down&quot;; [.B345]; IF([.A345]=&quot;up&quot;; -[.B345];0))" office:value-type="float" office:value="5" calcext:value-type="float">
            <text:p>5</text:p>
          </table:table-cell>
          <table:table-cell table:formula="of:=SUM([.$D$2:.D345])" office:value-type="float" office:value="377" calcext:value-type="float">
            <text:p>377</text:p>
          </table:table-cell>
          <table:table-cell table:formula="of:=IF([.A345] = &quot;forward&quot;; [.B345]*[.E3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346]=&quot;forward&quot;; [.B346])" office:value-type="float" office:value="2" calcext:value-type="float">
            <text:p>2</text:p>
          </table:table-cell>
          <table:table-cell table:formula="of:=IF([.A346]=&quot;down&quot;; [.B346]; IF([.A346]=&quot;up&quot;; -[.B346];0))" office:value-type="float" office:value="0" calcext:value-type="float">
            <text:p>0</text:p>
          </table:table-cell>
          <table:table-cell table:formula="of:=SUM([.$D$2:.D346])" office:value-type="float" office:value="377" calcext:value-type="float">
            <text:p>377</text:p>
          </table:table-cell>
          <table:table-cell table:formula="of:=IF([.A346] = &quot;forward&quot;; [.B346]*[.E346]; 0)" office:value-type="float" office:value="754" calcext:value-type="float">
            <text:p>75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47]=&quot;forward&quot;; [.B347])" office:value-type="float" office:value="5" calcext:value-type="float">
            <text:p>5</text:p>
          </table:table-cell>
          <table:table-cell table:formula="of:=IF([.A347]=&quot;down&quot;; [.B347]; IF([.A347]=&quot;up&quot;; -[.B347];0))" office:value-type="float" office:value="0" calcext:value-type="float">
            <text:p>0</text:p>
          </table:table-cell>
          <table:table-cell table:formula="of:=SUM([.$D$2:.D347])" office:value-type="float" office:value="377" calcext:value-type="float">
            <text:p>377</text:p>
          </table:table-cell>
          <table:table-cell table:formula="of:=IF([.A347] = &quot;forward&quot;; [.B347]*[.E347]; 0)" office:value-type="float" office:value="1885" calcext:value-type="float">
            <text:p>188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48]=&quot;forward&quot;; [.B348])" office:value-type="float" office:value="0" calcext:value-type="float">
            <text:p>0</text:p>
          </table:table-cell>
          <table:table-cell table:formula="of:=IF([.A348]=&quot;down&quot;; [.B348]; IF([.A348]=&quot;up&quot;; -[.B348];0))" office:value-type="float" office:value="-6" calcext:value-type="float">
            <text:p>-6</text:p>
          </table:table-cell>
          <table:table-cell table:formula="of:=SUM([.$D$2:.D348])" office:value-type="float" office:value="371" calcext:value-type="float">
            <text:p>371</text:p>
          </table:table-cell>
          <table:table-cell table:formula="of:=IF([.A348] = &quot;forward&quot;; [.B348]*[.E34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49]=&quot;forward&quot;; [.B349])" office:value-type="float" office:value="0" calcext:value-type="float">
            <text:p>0</text:p>
          </table:table-cell>
          <table:table-cell table:formula="of:=IF([.A349]=&quot;down&quot;; [.B349]; IF([.A349]=&quot;up&quot;; -[.B349];0))" office:value-type="float" office:value="1" calcext:value-type="float">
            <text:p>1</text:p>
          </table:table-cell>
          <table:table-cell table:formula="of:=SUM([.$D$2:.D349])" office:value-type="float" office:value="372" calcext:value-type="float">
            <text:p>372</text:p>
          </table:table-cell>
          <table:table-cell table:formula="of:=IF([.A349] = &quot;forward&quot;; [.B349]*[.E3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350]=&quot;forward&quot;; [.B350])" office:value-type="float" office:value="0" calcext:value-type="float">
            <text:p>0</text:p>
          </table:table-cell>
          <table:table-cell table:formula="of:=IF([.A350]=&quot;down&quot;; [.B350]; IF([.A350]=&quot;up&quot;; -[.B350];0))" office:value-type="float" office:value="1" calcext:value-type="float">
            <text:p>1</text:p>
          </table:table-cell>
          <table:table-cell table:formula="of:=SUM([.$D$2:.D350])" office:value-type="float" office:value="373" calcext:value-type="float">
            <text:p>373</text:p>
          </table:table-cell>
          <table:table-cell table:formula="of:=IF([.A350] = &quot;forward&quot;; [.B350]*[.E3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51]=&quot;forward&quot;; [.B351])" office:value-type="float" office:value="0" calcext:value-type="float">
            <text:p>0</text:p>
          </table:table-cell>
          <table:table-cell table:formula="of:=IF([.A351]=&quot;down&quot;; [.B351]; IF([.A351]=&quot;up&quot;; -[.B351];0))" office:value-type="float" office:value="6" calcext:value-type="float">
            <text:p>6</text:p>
          </table:table-cell>
          <table:table-cell table:formula="of:=SUM([.$D$2:.D351])" office:value-type="float" office:value="379" calcext:value-type="float">
            <text:p>379</text:p>
          </table:table-cell>
          <table:table-cell table:formula="of:=IF([.A351] = &quot;forward&quot;; [.B351]*[.E3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52]=&quot;forward&quot;; [.B352])" office:value-type="float" office:value="6" calcext:value-type="float">
            <text:p>6</text:p>
          </table:table-cell>
          <table:table-cell table:formula="of:=IF([.A352]=&quot;down&quot;; [.B352]; IF([.A352]=&quot;up&quot;; -[.B352];0))" office:value-type="float" office:value="0" calcext:value-type="float">
            <text:p>0</text:p>
          </table:table-cell>
          <table:table-cell table:formula="of:=SUM([.$D$2:.D352])" office:value-type="float" office:value="379" calcext:value-type="float">
            <text:p>379</text:p>
          </table:table-cell>
          <table:table-cell table:formula="of:=IF([.A352] = &quot;forward&quot;; [.B352]*[.E352]; 0)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53]=&quot;forward&quot;; [.B353])" office:value-type="float" office:value="0" calcext:value-type="float">
            <text:p>0</text:p>
          </table:table-cell>
          <table:table-cell table:formula="of:=IF([.A353]=&quot;down&quot;; [.B353]; IF([.A353]=&quot;up&quot;; -[.B353];0))" office:value-type="float" office:value="7" calcext:value-type="float">
            <text:p>7</text:p>
          </table:table-cell>
          <table:table-cell table:formula="of:=SUM([.$D$2:.D353])" office:value-type="float" office:value="386" calcext:value-type="float">
            <text:p>386</text:p>
          </table:table-cell>
          <table:table-cell table:formula="of:=IF([.A353] = &quot;forward&quot;; [.B353]*[.E35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354]=&quot;forward&quot;; [.B354])" office:value-type="float" office:value="5" calcext:value-type="float">
            <text:p>5</text:p>
          </table:table-cell>
          <table:table-cell table:formula="of:=IF([.A354]=&quot;down&quot;; [.B354]; IF([.A354]=&quot;up&quot;; -[.B354];0))" office:value-type="float" office:value="0" calcext:value-type="float">
            <text:p>0</text:p>
          </table:table-cell>
          <table:table-cell table:formula="of:=SUM([.$D$2:.D354])" office:value-type="float" office:value="386" calcext:value-type="float">
            <text:p>386</text:p>
          </table:table-cell>
          <table:table-cell table:formula="of:=IF([.A354] = &quot;forward&quot;; [.B354]*[.E354]; 0)"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55]=&quot;forward&quot;; [.B355])" office:value-type="float" office:value="8" calcext:value-type="float">
            <text:p>8</text:p>
          </table:table-cell>
          <table:table-cell table:formula="of:=IF([.A355]=&quot;down&quot;; [.B355]; IF([.A355]=&quot;up&quot;; -[.B355];0))" office:value-type="float" office:value="0" calcext:value-type="float">
            <text:p>0</text:p>
          </table:table-cell>
          <table:table-cell table:formula="of:=SUM([.$D$2:.D355])" office:value-type="float" office:value="386" calcext:value-type="float">
            <text:p>386</text:p>
          </table:table-cell>
          <table:table-cell table:formula="of:=IF([.A355] = &quot;forward&quot;; [.B355]*[.E355]; 0)" office:value-type="float" office:value="3088" calcext:value-type="float">
            <text:p>30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56]=&quot;forward&quot;; [.B356])" office:value-type="float" office:value="0" calcext:value-type="float">
            <text:p>0</text:p>
          </table:table-cell>
          <table:table-cell table:formula="of:=IF([.A356]=&quot;down&quot;; [.B356]; IF([.A356]=&quot;up&quot;; -[.B356];0))" office:value-type="float" office:value="7" calcext:value-type="float">
            <text:p>7</text:p>
          </table:table-cell>
          <table:table-cell table:formula="of:=SUM([.$D$2:.D356])" office:value-type="float" office:value="393" calcext:value-type="float">
            <text:p>393</text:p>
          </table:table-cell>
          <table:table-cell table:formula="of:=IF([.A356] = &quot;forward&quot;; [.B356]*[.E35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57]=&quot;forward&quot;; [.B357])" office:value-type="float" office:value="0" calcext:value-type="float">
            <text:p>0</text:p>
          </table:table-cell>
          <table:table-cell table:formula="of:=IF([.A357]=&quot;down&quot;; [.B357]; IF([.A357]=&quot;up&quot;; -[.B357];0))" office:value-type="float" office:value="5" calcext:value-type="float">
            <text:p>5</text:p>
          </table:table-cell>
          <table:table-cell table:formula="of:=SUM([.$D$2:.D357])" office:value-type="float" office:value="398" calcext:value-type="float">
            <text:p>398</text:p>
          </table:table-cell>
          <table:table-cell table:formula="of:=IF([.A357] = &quot;forward&quot;; [.B357]*[.E3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58]=&quot;forward&quot;; [.B358])" office:value-type="float" office:value="9" calcext:value-type="float">
            <text:p>9</text:p>
          </table:table-cell>
          <table:table-cell table:formula="of:=IF([.A358]=&quot;down&quot;; [.B358]; IF([.A358]=&quot;up&quot;; -[.B358];0))" office:value-type="float" office:value="0" calcext:value-type="float">
            <text:p>0</text:p>
          </table:table-cell>
          <table:table-cell table:formula="of:=SUM([.$D$2:.D358])" office:value-type="float" office:value="398" calcext:value-type="float">
            <text:p>398</text:p>
          </table:table-cell>
          <table:table-cell table:formula="of:=IF([.A358] = &quot;forward&quot;; [.B358]*[.E358]; 0)" office:value-type="float" office:value="3582" calcext:value-type="float">
            <text:p>35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59]=&quot;forward&quot;; [.B359])" office:value-type="float" office:value="1" calcext:value-type="float">
            <text:p>1</text:p>
          </table:table-cell>
          <table:table-cell table:formula="of:=IF([.A359]=&quot;down&quot;; [.B359]; IF([.A359]=&quot;up&quot;; -[.B359];0))" office:value-type="float" office:value="0" calcext:value-type="float">
            <text:p>0</text:p>
          </table:table-cell>
          <table:table-cell table:formula="of:=SUM([.$D$2:.D359])" office:value-type="float" office:value="398" calcext:value-type="float">
            <text:p>398</text:p>
          </table:table-cell>
          <table:table-cell table:formula="of:=IF([.A359] = &quot;forward&quot;; [.B359]*[.E359]; 0)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360]=&quot;forward&quot;; [.B360])" office:value-type="float" office:value="0" calcext:value-type="float">
            <text:p>0</text:p>
          </table:table-cell>
          <table:table-cell table:formula="of:=IF([.A360]=&quot;down&quot;; [.B360]; IF([.A360]=&quot;up&quot;; -[.B360];0))" office:value-type="float" office:value="-6" calcext:value-type="float">
            <text:p>-6</text:p>
          </table:table-cell>
          <table:table-cell table:formula="of:=SUM([.$D$2:.D360])" office:value-type="float" office:value="392" calcext:value-type="float">
            <text:p>392</text:p>
          </table:table-cell>
          <table:table-cell table:formula="of:=IF([.A360] = &quot;forward&quot;; [.B360]*[.E36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61]=&quot;forward&quot;; [.B361])" office:value-type="float" office:value="0" calcext:value-type="float">
            <text:p>0</text:p>
          </table:table-cell>
          <table:table-cell table:formula="of:=IF([.A361]=&quot;down&quot;; [.B361]; IF([.A361]=&quot;up&quot;; -[.B361];0))" office:value-type="float" office:value="7" calcext:value-type="float">
            <text:p>7</text:p>
          </table:table-cell>
          <table:table-cell table:formula="of:=SUM([.$D$2:.D361])" office:value-type="float" office:value="399" calcext:value-type="float">
            <text:p>399</text:p>
          </table:table-cell>
          <table:table-cell table:formula="of:=IF([.A361] = &quot;forward&quot;; [.B361]*[.E36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62]=&quot;forward&quot;; [.B362])" office:value-type="float" office:value="1" calcext:value-type="float">
            <text:p>1</text:p>
          </table:table-cell>
          <table:table-cell table:formula="of:=IF([.A362]=&quot;down&quot;; [.B362]; IF([.A362]=&quot;up&quot;; -[.B362];0))" office:value-type="float" office:value="0" calcext:value-type="float">
            <text:p>0</text:p>
          </table:table-cell>
          <table:table-cell table:formula="of:=SUM([.$D$2:.D362])" office:value-type="float" office:value="399" calcext:value-type="float">
            <text:p>399</text:p>
          </table:table-cell>
          <table:table-cell table:formula="of:=IF([.A362] = &quot;forward&quot;; [.B362]*[.E362]; 0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63]=&quot;forward&quot;; [.B363])" office:value-type="float" office:value="4" calcext:value-type="float">
            <text:p>4</text:p>
          </table:table-cell>
          <table:table-cell table:formula="of:=IF([.A363]=&quot;down&quot;; [.B363]; IF([.A363]=&quot;up&quot;; -[.B363];0))" office:value-type="float" office:value="0" calcext:value-type="float">
            <text:p>0</text:p>
          </table:table-cell>
          <table:table-cell table:formula="of:=SUM([.$D$2:.D363])" office:value-type="float" office:value="399" calcext:value-type="float">
            <text:p>399</text:p>
          </table:table-cell>
          <table:table-cell table:formula="of:=IF([.A363] = &quot;forward&quot;; [.B363]*[.E363]; 0)"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64]=&quot;forward&quot;; [.B364])" office:value-type="float" office:value="0" calcext:value-type="float">
            <text:p>0</text:p>
          </table:table-cell>
          <table:table-cell table:formula="of:=IF([.A364]=&quot;down&quot;; [.B364]; IF([.A364]=&quot;up&quot;; -[.B364];0))" office:value-type="float" office:value="5" calcext:value-type="float">
            <text:p>5</text:p>
          </table:table-cell>
          <table:table-cell table:formula="of:=SUM([.$D$2:.D364])" office:value-type="float" office:value="404" calcext:value-type="float">
            <text:p>404</text:p>
          </table:table-cell>
          <table:table-cell table:formula="of:=IF([.A364] = &quot;forward&quot;; [.B364]*[.E36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65]=&quot;forward&quot;; [.B365])" office:value-type="float" office:value="0" calcext:value-type="float">
            <text:p>0</text:p>
          </table:table-cell>
          <table:table-cell table:formula="of:=IF([.A365]=&quot;down&quot;; [.B365]; IF([.A365]=&quot;up&quot;; -[.B365];0))" office:value-type="float" office:value="6" calcext:value-type="float">
            <text:p>6</text:p>
          </table:table-cell>
          <table:table-cell table:formula="of:=SUM([.$D$2:.D365])" office:value-type="float" office:value="410" calcext:value-type="float">
            <text:p>410</text:p>
          </table:table-cell>
          <table:table-cell table:formula="of:=IF([.A365] = &quot;forward&quot;; [.B365]*[.E3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66]=&quot;forward&quot;; [.B366])" office:value-type="float" office:value="0" calcext:value-type="float">
            <text:p>0</text:p>
          </table:table-cell>
          <table:table-cell table:formula="of:=IF([.A366]=&quot;down&quot;; [.B366]; IF([.A366]=&quot;up&quot;; -[.B366];0))" office:value-type="float" office:value="-3" calcext:value-type="float">
            <text:p>-3</text:p>
          </table:table-cell>
          <table:table-cell table:formula="of:=SUM([.$D$2:.D366])" office:value-type="float" office:value="407" calcext:value-type="float">
            <text:p>407</text:p>
          </table:table-cell>
          <table:table-cell table:formula="of:=IF([.A366] = &quot;forward&quot;; [.B366]*[.E3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67]=&quot;forward&quot;; [.B367])" office:value-type="float" office:value="0" calcext:value-type="float">
            <text:p>0</text:p>
          </table:table-cell>
          <table:table-cell table:formula="of:=IF([.A367]=&quot;down&quot;; [.B367]; IF([.A367]=&quot;up&quot;; -[.B367];0))" office:value-type="float" office:value="-8" calcext:value-type="float">
            <text:p>-8</text:p>
          </table:table-cell>
          <table:table-cell table:formula="of:=SUM([.$D$2:.D367])" office:value-type="float" office:value="399" calcext:value-type="float">
            <text:p>399</text:p>
          </table:table-cell>
          <table:table-cell table:formula="of:=IF([.A367] = &quot;forward&quot;; [.B367]*[.E36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68]=&quot;forward&quot;; [.B368])" office:value-type="float" office:value="0" calcext:value-type="float">
            <text:p>0</text:p>
          </table:table-cell>
          <table:table-cell table:formula="of:=IF([.A368]=&quot;down&quot;; [.B368]; IF([.A368]=&quot;up&quot;; -[.B368];0))" office:value-type="float" office:value="-5" calcext:value-type="float">
            <text:p>-5</text:p>
          </table:table-cell>
          <table:table-cell table:formula="of:=SUM([.$D$2:.D368])" office:value-type="float" office:value="394" calcext:value-type="float">
            <text:p>394</text:p>
          </table:table-cell>
          <table:table-cell table:formula="of:=IF([.A368] = &quot;forward&quot;; [.B368]*[.E36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69]=&quot;forward&quot;; [.B369])" office:value-type="float" office:value="0" calcext:value-type="float">
            <text:p>0</text:p>
          </table:table-cell>
          <table:table-cell table:formula="of:=IF([.A369]=&quot;down&quot;; [.B369]; IF([.A369]=&quot;up&quot;; -[.B369];0))" office:value-type="float" office:value="8" calcext:value-type="float">
            <text:p>8</text:p>
          </table:table-cell>
          <table:table-cell table:formula="of:=SUM([.$D$2:.D369])" office:value-type="float" office:value="402" calcext:value-type="float">
            <text:p>402</text:p>
          </table:table-cell>
          <table:table-cell table:formula="of:=IF([.A369] = &quot;forward&quot;; [.B369]*[.E36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370]=&quot;forward&quot;; [.B370])" office:value-type="float" office:value="0" calcext:value-type="float">
            <text:p>0</text:p>
          </table:table-cell>
          <table:table-cell table:formula="of:=IF([.A370]=&quot;down&quot;; [.B370]; IF([.A370]=&quot;up&quot;; -[.B370];0))" office:value-type="float" office:value="8" calcext:value-type="float">
            <text:p>8</text:p>
          </table:table-cell>
          <table:table-cell table:formula="of:=SUM([.$D$2:.D370])" office:value-type="float" office:value="410" calcext:value-type="float">
            <text:p>410</text:p>
          </table:table-cell>
          <table:table-cell table:formula="of:=IF([.A370] = &quot;forward&quot;; [.B370]*[.E37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371]=&quot;forward&quot;; [.B371])" office:value-type="float" office:value="0" calcext:value-type="float">
            <text:p>0</text:p>
          </table:table-cell>
          <table:table-cell table:formula="of:=IF([.A371]=&quot;down&quot;; [.B371]; IF([.A371]=&quot;up&quot;; -[.B371];0))" office:value-type="float" office:value="6" calcext:value-type="float">
            <text:p>6</text:p>
          </table:table-cell>
          <table:table-cell table:formula="of:=SUM([.$D$2:.D371])" office:value-type="float" office:value="416" calcext:value-type="float">
            <text:p>416</text:p>
          </table:table-cell>
          <table:table-cell table:formula="of:=IF([.A371] = &quot;forward&quot;; [.B371]*[.E37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372]=&quot;forward&quot;; [.B372])" office:value-type="float" office:value="0" calcext:value-type="float">
            <text:p>0</text:p>
          </table:table-cell>
          <table:table-cell table:formula="of:=IF([.A372]=&quot;down&quot;; [.B372]; IF([.A372]=&quot;up&quot;; -[.B372];0))" office:value-type="float" office:value="2" calcext:value-type="float">
            <text:p>2</text:p>
          </table:table-cell>
          <table:table-cell table:formula="of:=SUM([.$D$2:.D372])" office:value-type="float" office:value="418" calcext:value-type="float">
            <text:p>418</text:p>
          </table:table-cell>
          <table:table-cell table:formula="of:=IF([.A372] = &quot;forward&quot;; [.B372]*[.E3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73]=&quot;forward&quot;; [.B373])" office:value-type="float" office:value="0" calcext:value-type="float">
            <text:p>0</text:p>
          </table:table-cell>
          <table:table-cell table:formula="of:=IF([.A373]=&quot;down&quot;; [.B373]; IF([.A373]=&quot;up&quot;; -[.B373];0))" office:value-type="float" office:value="3" calcext:value-type="float">
            <text:p>3</text:p>
          </table:table-cell>
          <table:table-cell table:formula="of:=SUM([.$D$2:.D373])" office:value-type="float" office:value="421" calcext:value-type="float">
            <text:p>421</text:p>
          </table:table-cell>
          <table:table-cell table:formula="of:=IF([.A373] = &quot;forward&quot;; [.B373]*[.E3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74]=&quot;forward&quot;; [.B374])" office:value-type="float" office:value="0" calcext:value-type="float">
            <text:p>0</text:p>
          </table:table-cell>
          <table:table-cell table:formula="of:=IF([.A374]=&quot;down&quot;; [.B374]; IF([.A374]=&quot;up&quot;; -[.B374];0))" office:value-type="float" office:value="9" calcext:value-type="float">
            <text:p>9</text:p>
          </table:table-cell>
          <table:table-cell table:formula="of:=SUM([.$D$2:.D374])" office:value-type="float" office:value="430" calcext:value-type="float">
            <text:p>430</text:p>
          </table:table-cell>
          <table:table-cell table:formula="of:=IF([.A374] = &quot;forward&quot;; [.B374]*[.E37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375]=&quot;forward&quot;; [.B375])" office:value-type="float" office:value="8" calcext:value-type="float">
            <text:p>8</text:p>
          </table:table-cell>
          <table:table-cell table:formula="of:=IF([.A375]=&quot;down&quot;; [.B375]; IF([.A375]=&quot;up&quot;; -[.B375];0))" office:value-type="float" office:value="0" calcext:value-type="float">
            <text:p>0</text:p>
          </table:table-cell>
          <table:table-cell table:formula="of:=SUM([.$D$2:.D375])" office:value-type="float" office:value="430" calcext:value-type="float">
            <text:p>430</text:p>
          </table:table-cell>
          <table:table-cell table:formula="of:=IF([.A375] = &quot;forward&quot;; [.B375]*[.E375]; 0)" office:value-type="float" office:value="3440" calcext:value-type="float">
            <text:p>34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76]=&quot;forward&quot;; [.B376])" office:value-type="float" office:value="7" calcext:value-type="float">
            <text:p>7</text:p>
          </table:table-cell>
          <table:table-cell table:formula="of:=IF([.A376]=&quot;down&quot;; [.B376]; IF([.A376]=&quot;up&quot;; -[.B376];0))" office:value-type="float" office:value="0" calcext:value-type="float">
            <text:p>0</text:p>
          </table:table-cell>
          <table:table-cell table:formula="of:=SUM([.$D$2:.D376])" office:value-type="float" office:value="430" calcext:value-type="float">
            <text:p>430</text:p>
          </table:table-cell>
          <table:table-cell table:formula="of:=IF([.A376] = &quot;forward&quot;; [.B376]*[.E376]; 0)"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377]=&quot;forward&quot;; [.B377])" office:value-type="float" office:value="7" calcext:value-type="float">
            <text:p>7</text:p>
          </table:table-cell>
          <table:table-cell table:formula="of:=IF([.A377]=&quot;down&quot;; [.B377]; IF([.A377]=&quot;up&quot;; -[.B377];0))" office:value-type="float" office:value="0" calcext:value-type="float">
            <text:p>0</text:p>
          </table:table-cell>
          <table:table-cell table:formula="of:=SUM([.$D$2:.D377])" office:value-type="float" office:value="430" calcext:value-type="float">
            <text:p>430</text:p>
          </table:table-cell>
          <table:table-cell table:formula="of:=IF([.A377] = &quot;forward&quot;; [.B377]*[.E377]; 0)"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78]=&quot;forward&quot;; [.B378])" office:value-type="float" office:value="0" calcext:value-type="float">
            <text:p>0</text:p>
          </table:table-cell>
          <table:table-cell table:formula="of:=IF([.A378]=&quot;down&quot;; [.B378]; IF([.A378]=&quot;up&quot;; -[.B378];0))" office:value-type="float" office:value="-5" calcext:value-type="float">
            <text:p>-5</text:p>
          </table:table-cell>
          <table:table-cell table:formula="of:=SUM([.$D$2:.D378])" office:value-type="float" office:value="425" calcext:value-type="float">
            <text:p>425</text:p>
          </table:table-cell>
          <table:table-cell table:formula="of:=IF([.A378] = &quot;forward&quot;; [.B378]*[.E37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379]=&quot;forward&quot;; [.B379])" office:value-type="float" office:value="0" calcext:value-type="float">
            <text:p>0</text:p>
          </table:table-cell>
          <table:table-cell table:formula="of:=IF([.A379]=&quot;down&quot;; [.B379]; IF([.A379]=&quot;up&quot;; -[.B379];0))" office:value-type="float" office:value="5" calcext:value-type="float">
            <text:p>5</text:p>
          </table:table-cell>
          <table:table-cell table:formula="of:=SUM([.$D$2:.D379])" office:value-type="float" office:value="430" calcext:value-type="float">
            <text:p>430</text:p>
          </table:table-cell>
          <table:table-cell table:formula="of:=IF([.A379] = &quot;forward&quot;; [.B379]*[.E3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80]=&quot;forward&quot;; [.B380])" office:value-type="float" office:value="9" calcext:value-type="float">
            <text:p>9</text:p>
          </table:table-cell>
          <table:table-cell table:formula="of:=IF([.A380]=&quot;down&quot;; [.B380]; IF([.A380]=&quot;up&quot;; -[.B380];0))" office:value-type="float" office:value="0" calcext:value-type="float">
            <text:p>0</text:p>
          </table:table-cell>
          <table:table-cell table:formula="of:=SUM([.$D$2:.D380])" office:value-type="float" office:value="430" calcext:value-type="float">
            <text:p>430</text:p>
          </table:table-cell>
          <table:table-cell table:formula="of:=IF([.A380] = &quot;forward&quot;; [.B380]*[.E380]; 0)"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381]=&quot;forward&quot;; [.B381])" office:value-type="float" office:value="0" calcext:value-type="float">
            <text:p>0</text:p>
          </table:table-cell>
          <table:table-cell table:formula="of:=IF([.A381]=&quot;down&quot;; [.B381]; IF([.A381]=&quot;up&quot;; -[.B381];0))" office:value-type="float" office:value="-8" calcext:value-type="float">
            <text:p>-8</text:p>
          </table:table-cell>
          <table:table-cell table:formula="of:=SUM([.$D$2:.D381])" office:value-type="float" office:value="422" calcext:value-type="float">
            <text:p>422</text:p>
          </table:table-cell>
          <table:table-cell table:formula="of:=IF([.A381] = &quot;forward&quot;; [.B381]*[.E3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82]=&quot;forward&quot;; [.B382])" office:value-type="float" office:value="0" calcext:value-type="float">
            <text:p>0</text:p>
          </table:table-cell>
          <table:table-cell table:formula="of:=IF([.A382]=&quot;down&quot;; [.B382]; IF([.A382]=&quot;up&quot;; -[.B382];0))" office:value-type="float" office:value="-5" calcext:value-type="float">
            <text:p>-5</text:p>
          </table:table-cell>
          <table:table-cell table:formula="of:=SUM([.$D$2:.D382])" office:value-type="float" office:value="417" calcext:value-type="float">
            <text:p>417</text:p>
          </table:table-cell>
          <table:table-cell table:formula="of:=IF([.A382] = &quot;forward&quot;; [.B382]*[.E38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383]=&quot;forward&quot;; [.B383])" office:value-type="float" office:value="1" calcext:value-type="float">
            <text:p>1</text:p>
          </table:table-cell>
          <table:table-cell table:formula="of:=IF([.A383]=&quot;down&quot;; [.B383]; IF([.A383]=&quot;up&quot;; -[.B383];0))" office:value-type="float" office:value="0" calcext:value-type="float">
            <text:p>0</text:p>
          </table:table-cell>
          <table:table-cell table:formula="of:=SUM([.$D$2:.D383])" office:value-type="float" office:value="417" calcext:value-type="float">
            <text:p>417</text:p>
          </table:table-cell>
          <table:table-cell table:formula="of:=IF([.A383] = &quot;forward&quot;; [.B383]*[.E383]; 0)"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84]=&quot;forward&quot;; [.B384])" office:value-type="float" office:value="0" calcext:value-type="float">
            <text:p>0</text:p>
          </table:table-cell>
          <table:table-cell table:formula="of:=IF([.A384]=&quot;down&quot;; [.B384]; IF([.A384]=&quot;up&quot;; -[.B384];0))" office:value-type="float" office:value="9" calcext:value-type="float">
            <text:p>9</text:p>
          </table:table-cell>
          <table:table-cell table:formula="of:=SUM([.$D$2:.D384])" office:value-type="float" office:value="426" calcext:value-type="float">
            <text:p>426</text:p>
          </table:table-cell>
          <table:table-cell table:formula="of:=IF([.A384] = &quot;forward&quot;; [.B384]*[.E38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85]=&quot;forward&quot;; [.B385])" office:value-type="float" office:value="0" calcext:value-type="float">
            <text:p>0</text:p>
          </table:table-cell>
          <table:table-cell table:formula="of:=IF([.A385]=&quot;down&quot;; [.B385]; IF([.A385]=&quot;up&quot;; -[.B385];0))" office:value-type="float" office:value="9" calcext:value-type="float">
            <text:p>9</text:p>
          </table:table-cell>
          <table:table-cell table:formula="of:=SUM([.$D$2:.D385])" office:value-type="float" office:value="435" calcext:value-type="float">
            <text:p>435</text:p>
          </table:table-cell>
          <table:table-cell table:formula="of:=IF([.A385] = &quot;forward&quot;; [.B385]*[.E38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386]=&quot;forward&quot;; [.B386])" office:value-type="float" office:value="9" calcext:value-type="float">
            <text:p>9</text:p>
          </table:table-cell>
          <table:table-cell table:formula="of:=IF([.A386]=&quot;down&quot;; [.B386]; IF([.A386]=&quot;up&quot;; -[.B386];0))" office:value-type="float" office:value="0" calcext:value-type="float">
            <text:p>0</text:p>
          </table:table-cell>
          <table:table-cell table:formula="of:=SUM([.$D$2:.D386])" office:value-type="float" office:value="435" calcext:value-type="float">
            <text:p>435</text:p>
          </table:table-cell>
          <table:table-cell table:formula="of:=IF([.A386] = &quot;forward&quot;; [.B386]*[.E386]; 0)" office:value-type="float" office:value="3915" calcext:value-type="float">
            <text:p>39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387]=&quot;forward&quot;; [.B387])" office:value-type="float" office:value="4" calcext:value-type="float">
            <text:p>4</text:p>
          </table:table-cell>
          <table:table-cell table:formula="of:=IF([.A387]=&quot;down&quot;; [.B387]; IF([.A387]=&quot;up&quot;; -[.B387];0))" office:value-type="float" office:value="0" calcext:value-type="float">
            <text:p>0</text:p>
          </table:table-cell>
          <table:table-cell table:formula="of:=SUM([.$D$2:.D387])" office:value-type="float" office:value="435" calcext:value-type="float">
            <text:p>435</text:p>
          </table:table-cell>
          <table:table-cell table:formula="of:=IF([.A387] = &quot;forward&quot;; [.B387]*[.E387]; 0)"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88]=&quot;forward&quot;; [.B388])" office:value-type="float" office:value="6" calcext:value-type="float">
            <text:p>6</text:p>
          </table:table-cell>
          <table:table-cell table:formula="of:=IF([.A388]=&quot;down&quot;; [.B388]; IF([.A388]=&quot;up&quot;; -[.B388];0))" office:value-type="float" office:value="0" calcext:value-type="float">
            <text:p>0</text:p>
          </table:table-cell>
          <table:table-cell table:formula="of:=SUM([.$D$2:.D388])" office:value-type="float" office:value="435" calcext:value-type="float">
            <text:p>435</text:p>
          </table:table-cell>
          <table:table-cell table:formula="of:=IF([.A388] = &quot;forward&quot;; [.B388]*[.E388]; 0)" office:value-type="float" office:value="2610" calcext:value-type="float">
            <text:p>261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389]=&quot;forward&quot;; [.B389])" office:value-type="float" office:value="0" calcext:value-type="float">
            <text:p>0</text:p>
          </table:table-cell>
          <table:table-cell table:formula="of:=IF([.A389]=&quot;down&quot;; [.B389]; IF([.A389]=&quot;up&quot;; -[.B389];0))" office:value-type="float" office:value="-9" calcext:value-type="float">
            <text:p>-9</text:p>
          </table:table-cell>
          <table:table-cell table:formula="of:=SUM([.$D$2:.D389])" office:value-type="float" office:value="426" calcext:value-type="float">
            <text:p>426</text:p>
          </table:table-cell>
          <table:table-cell table:formula="of:=IF([.A389] = &quot;forward&quot;; [.B389]*[.E3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390]=&quot;forward&quot;; [.B390])" office:value-type="float" office:value="0" calcext:value-type="float">
            <text:p>0</text:p>
          </table:table-cell>
          <table:table-cell table:formula="of:=IF([.A390]=&quot;down&quot;; [.B390]; IF([.A390]=&quot;up&quot;; -[.B390];0))" office:value-type="float" office:value="-5" calcext:value-type="float">
            <text:p>-5</text:p>
          </table:table-cell>
          <table:table-cell table:formula="of:=SUM([.$D$2:.D390])" office:value-type="float" office:value="421" calcext:value-type="float">
            <text:p>421</text:p>
          </table:table-cell>
          <table:table-cell table:formula="of:=IF([.A390] = &quot;forward&quot;; [.B390]*[.E3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391]=&quot;forward&quot;; [.B391])" office:value-type="float" office:value="0" calcext:value-type="float">
            <text:p>0</text:p>
          </table:table-cell>
          <table:table-cell table:formula="of:=IF([.A391]=&quot;down&quot;; [.B391]; IF([.A391]=&quot;up&quot;; -[.B391];0))" office:value-type="float" office:value="-3" calcext:value-type="float">
            <text:p>-3</text:p>
          </table:table-cell>
          <table:table-cell table:formula="of:=SUM([.$D$2:.D391])" office:value-type="float" office:value="418" calcext:value-type="float">
            <text:p>418</text:p>
          </table:table-cell>
          <table:table-cell table:formula="of:=IF([.A391] = &quot;forward&quot;; [.B391]*[.E39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92]=&quot;forward&quot;; [.B392])" office:value-type="float" office:value="0" calcext:value-type="float">
            <text:p>0</text:p>
          </table:table-cell>
          <table:table-cell table:formula="of:=IF([.A392]=&quot;down&quot;; [.B392]; IF([.A392]=&quot;up&quot;; -[.B392];0))" office:value-type="float" office:value="9" calcext:value-type="float">
            <text:p>9</text:p>
          </table:table-cell>
          <table:table-cell table:formula="of:=SUM([.$D$2:.D392])" office:value-type="float" office:value="427" calcext:value-type="float">
            <text:p>427</text:p>
          </table:table-cell>
          <table:table-cell table:formula="of:=IF([.A392] = &quot;forward&quot;; [.B392]*[.E39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393]=&quot;forward&quot;; [.B393])" office:value-type="float" office:value="0" calcext:value-type="float">
            <text:p>0</text:p>
          </table:table-cell>
          <table:table-cell table:formula="of:=IF([.A393]=&quot;down&quot;; [.B393]; IF([.A393]=&quot;up&quot;; -[.B393];0))" office:value-type="float" office:value="-7" calcext:value-type="float">
            <text:p>-7</text:p>
          </table:table-cell>
          <table:table-cell table:formula="of:=SUM([.$D$2:.D393])" office:value-type="float" office:value="420" calcext:value-type="float">
            <text:p>420</text:p>
          </table:table-cell>
          <table:table-cell table:formula="of:=IF([.A393] = &quot;forward&quot;; [.B393]*[.E39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394]=&quot;forward&quot;; [.B394])" office:value-type="float" office:value="0" calcext:value-type="float">
            <text:p>0</text:p>
          </table:table-cell>
          <table:table-cell table:formula="of:=IF([.A394]=&quot;down&quot;; [.B394]; IF([.A394]=&quot;up&quot;; -[.B394];0))" office:value-type="float" office:value="-1" calcext:value-type="float">
            <text:p>-1</text:p>
          </table:table-cell>
          <table:table-cell table:formula="of:=SUM([.$D$2:.D394])" office:value-type="float" office:value="419" calcext:value-type="float">
            <text:p>419</text:p>
          </table:table-cell>
          <table:table-cell table:formula="of:=IF([.A394] = &quot;forward&quot;; [.B394]*[.E39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395]=&quot;forward&quot;; [.B395])" office:value-type="float" office:value="0" calcext:value-type="float">
            <text:p>0</text:p>
          </table:table-cell>
          <table:table-cell table:formula="of:=IF([.A395]=&quot;down&quot;; [.B395]; IF([.A395]=&quot;up&quot;; -[.B395];0))" office:value-type="float" office:value="3" calcext:value-type="float">
            <text:p>3</text:p>
          </table:table-cell>
          <table:table-cell table:formula="of:=SUM([.$D$2:.D395])" office:value-type="float" office:value="422" calcext:value-type="float">
            <text:p>422</text:p>
          </table:table-cell>
          <table:table-cell table:formula="of:=IF([.A395] = &quot;forward&quot;; [.B395]*[.E39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396]=&quot;forward&quot;; [.B396])" office:value-type="float" office:value="0" calcext:value-type="float">
            <text:p>0</text:p>
          </table:table-cell>
          <table:table-cell table:formula="of:=IF([.A396]=&quot;down&quot;; [.B396]; IF([.A396]=&quot;up&quot;; -[.B396];0))" office:value-type="float" office:value="9" calcext:value-type="float">
            <text:p>9</text:p>
          </table:table-cell>
          <table:table-cell table:formula="of:=SUM([.$D$2:.D396])" office:value-type="float" office:value="431" calcext:value-type="float">
            <text:p>431</text:p>
          </table:table-cell>
          <table:table-cell table:formula="of:=IF([.A396] = &quot;forward&quot;; [.B396]*[.E39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97]=&quot;forward&quot;; [.B397])" office:value-type="float" office:value="0" calcext:value-type="float">
            <text:p>0</text:p>
          </table:table-cell>
          <table:table-cell table:formula="of:=IF([.A397]=&quot;down&quot;; [.B397]; IF([.A397]=&quot;up&quot;; -[.B397];0))" office:value-type="float" office:value="7" calcext:value-type="float">
            <text:p>7</text:p>
          </table:table-cell>
          <table:table-cell table:formula="of:=SUM([.$D$2:.D397])" office:value-type="float" office:value="438" calcext:value-type="float">
            <text:p>438</text:p>
          </table:table-cell>
          <table:table-cell table:formula="of:=IF([.A397] = &quot;forward&quot;; [.B397]*[.E39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398]=&quot;forward&quot;; [.B398])" office:value-type="float" office:value="6" calcext:value-type="float">
            <text:p>6</text:p>
          </table:table-cell>
          <table:table-cell table:formula="of:=IF([.A398]=&quot;down&quot;; [.B398]; IF([.A398]=&quot;up&quot;; -[.B398];0))" office:value-type="float" office:value="0" calcext:value-type="float">
            <text:p>0</text:p>
          </table:table-cell>
          <table:table-cell table:formula="of:=SUM([.$D$2:.D398])" office:value-type="float" office:value="438" calcext:value-type="float">
            <text:p>438</text:p>
          </table:table-cell>
          <table:table-cell table:formula="of:=IF([.A398] = &quot;forward&quot;; [.B398]*[.E398]; 0)"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399]=&quot;forward&quot;; [.B399])" office:value-type="float" office:value="0" calcext:value-type="float">
            <text:p>0</text:p>
          </table:table-cell>
          <table:table-cell table:formula="of:=IF([.A399]=&quot;down&quot;; [.B399]; IF([.A399]=&quot;up&quot;; -[.B399];0))" office:value-type="float" office:value="7" calcext:value-type="float">
            <text:p>7</text:p>
          </table:table-cell>
          <table:table-cell table:formula="of:=SUM([.$D$2:.D399])" office:value-type="float" office:value="445" calcext:value-type="float">
            <text:p>445</text:p>
          </table:table-cell>
          <table:table-cell table:formula="of:=IF([.A399] = &quot;forward&quot;; [.B399]*[.E39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00]=&quot;forward&quot;; [.B400])" office:value-type="float" office:value="7" calcext:value-type="float">
            <text:p>7</text:p>
          </table:table-cell>
          <table:table-cell table:formula="of:=IF([.A400]=&quot;down&quot;; [.B400]; IF([.A400]=&quot;up&quot;; -[.B400];0))" office:value-type="float" office:value="0" calcext:value-type="float">
            <text:p>0</text:p>
          </table:table-cell>
          <table:table-cell table:formula="of:=SUM([.$D$2:.D400])" office:value-type="float" office:value="445" calcext:value-type="float">
            <text:p>445</text:p>
          </table:table-cell>
          <table:table-cell table:formula="of:=IF([.A400] = &quot;forward&quot;; [.B400]*[.E400]; 0)" office:value-type="float" office:value="3115" calcext:value-type="float">
            <text:p>31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01]=&quot;forward&quot;; [.B401])" office:value-type="float" office:value="8" calcext:value-type="float">
            <text:p>8</text:p>
          </table:table-cell>
          <table:table-cell table:formula="of:=IF([.A401]=&quot;down&quot;; [.B401]; IF([.A401]=&quot;up&quot;; -[.B401];0))" office:value-type="float" office:value="0" calcext:value-type="float">
            <text:p>0</text:p>
          </table:table-cell>
          <table:table-cell table:formula="of:=SUM([.$D$2:.D401])" office:value-type="float" office:value="445" calcext:value-type="float">
            <text:p>445</text:p>
          </table:table-cell>
          <table:table-cell table:formula="of:=IF([.A401] = &quot;forward&quot;; [.B401]*[.E401]; 0)" office:value-type="float" office:value="3560" calcext:value-type="float">
            <text:p>35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02]=&quot;forward&quot;; [.B402])" office:value-type="float" office:value="0" calcext:value-type="float">
            <text:p>0</text:p>
          </table:table-cell>
          <table:table-cell table:formula="of:=IF([.A402]=&quot;down&quot;; [.B402]; IF([.A402]=&quot;up&quot;; -[.B402];0))" office:value-type="float" office:value="2" calcext:value-type="float">
            <text:p>2</text:p>
          </table:table-cell>
          <table:table-cell table:formula="of:=SUM([.$D$2:.D402])" office:value-type="float" office:value="447" calcext:value-type="float">
            <text:p>447</text:p>
          </table:table-cell>
          <table:table-cell table:formula="of:=IF([.A402] = &quot;forward&quot;; [.B402]*[.E40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03]=&quot;forward&quot;; [.B403])" office:value-type="float" office:value="5" calcext:value-type="float">
            <text:p>5</text:p>
          </table:table-cell>
          <table:table-cell table:formula="of:=IF([.A403]=&quot;down&quot;; [.B403]; IF([.A403]=&quot;up&quot;; -[.B403];0))" office:value-type="float" office:value="0" calcext:value-type="float">
            <text:p>0</text:p>
          </table:table-cell>
          <table:table-cell table:formula="of:=SUM([.$D$2:.D403])" office:value-type="float" office:value="447" calcext:value-type="float">
            <text:p>447</text:p>
          </table:table-cell>
          <table:table-cell table:formula="of:=IF([.A403] = &quot;forward&quot;; [.B403]*[.E403]; 0)" office:value-type="float" office:value="2235" calcext:value-type="float">
            <text:p>223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04]=&quot;forward&quot;; [.B404])" office:value-type="float" office:value="0" calcext:value-type="float">
            <text:p>0</text:p>
          </table:table-cell>
          <table:table-cell table:formula="of:=IF([.A404]=&quot;down&quot;; [.B404]; IF([.A404]=&quot;up&quot;; -[.B404];0))" office:value-type="float" office:value="-1" calcext:value-type="float">
            <text:p>-1</text:p>
          </table:table-cell>
          <table:table-cell table:formula="of:=SUM([.$D$2:.D404])" office:value-type="float" office:value="446" calcext:value-type="float">
            <text:p>446</text:p>
          </table:table-cell>
          <table:table-cell table:formula="of:=IF([.A404] = &quot;forward&quot;; [.B404]*[.E40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05]=&quot;forward&quot;; [.B405])" office:value-type="float" office:value="0" calcext:value-type="float">
            <text:p>0</text:p>
          </table:table-cell>
          <table:table-cell table:formula="of:=IF([.A405]=&quot;down&quot;; [.B405]; IF([.A405]=&quot;up&quot;; -[.B405];0))" office:value-type="float" office:value="6" calcext:value-type="float">
            <text:p>6</text:p>
          </table:table-cell>
          <table:table-cell table:formula="of:=SUM([.$D$2:.D405])" office:value-type="float" office:value="452" calcext:value-type="float">
            <text:p>452</text:p>
          </table:table-cell>
          <table:table-cell table:formula="of:=IF([.A405] = &quot;forward&quot;; [.B405]*[.E40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06]=&quot;forward&quot;; [.B406])" office:value-type="float" office:value="0" calcext:value-type="float">
            <text:p>0</text:p>
          </table:table-cell>
          <table:table-cell table:formula="of:=IF([.A406]=&quot;down&quot;; [.B406]; IF([.A406]=&quot;up&quot;; -[.B406];0))" office:value-type="float" office:value="-9" calcext:value-type="float">
            <text:p>-9</text:p>
          </table:table-cell>
          <table:table-cell table:formula="of:=SUM([.$D$2:.D406])" office:value-type="float" office:value="443" calcext:value-type="float">
            <text:p>443</text:p>
          </table:table-cell>
          <table:table-cell table:formula="of:=IF([.A406] = &quot;forward&quot;; [.B406]*[.E4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07]=&quot;forward&quot;; [.B407])" office:value-type="float" office:value="5" calcext:value-type="float">
            <text:p>5</text:p>
          </table:table-cell>
          <table:table-cell table:formula="of:=IF([.A407]=&quot;down&quot;; [.B407]; IF([.A407]=&quot;up&quot;; -[.B407];0))" office:value-type="float" office:value="0" calcext:value-type="float">
            <text:p>0</text:p>
          </table:table-cell>
          <table:table-cell table:formula="of:=SUM([.$D$2:.D407])" office:value-type="float" office:value="443" calcext:value-type="float">
            <text:p>443</text:p>
          </table:table-cell>
          <table:table-cell table:formula="of:=IF([.A407] = &quot;forward&quot;; [.B407]*[.E407]; 0)"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08]=&quot;forward&quot;; [.B408])" office:value-type="float" office:value="0" calcext:value-type="float">
            <text:p>0</text:p>
          </table:table-cell>
          <table:table-cell table:formula="of:=IF([.A408]=&quot;down&quot;; [.B408]; IF([.A408]=&quot;up&quot;; -[.B408];0))" office:value-type="float" office:value="-9" calcext:value-type="float">
            <text:p>-9</text:p>
          </table:table-cell>
          <table:table-cell table:formula="of:=SUM([.$D$2:.D408])" office:value-type="float" office:value="434" calcext:value-type="float">
            <text:p>434</text:p>
          </table:table-cell>
          <table:table-cell table:formula="of:=IF([.A408] = &quot;forward&quot;; [.B408]*[.E40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09]=&quot;forward&quot;; [.B409])" office:value-type="float" office:value="0" calcext:value-type="float">
            <text:p>0</text:p>
          </table:table-cell>
          <table:table-cell table:formula="of:=IF([.A409]=&quot;down&quot;; [.B409]; IF([.A409]=&quot;up&quot;; -[.B409];0))" office:value-type="float" office:value="2" calcext:value-type="float">
            <text:p>2</text:p>
          </table:table-cell>
          <table:table-cell table:formula="of:=SUM([.$D$2:.D409])" office:value-type="float" office:value="436" calcext:value-type="float">
            <text:p>436</text:p>
          </table:table-cell>
          <table:table-cell table:formula="of:=IF([.A409] = &quot;forward&quot;; [.B409]*[.E40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10]=&quot;forward&quot;; [.B410])" office:value-type="float" office:value="0" calcext:value-type="float">
            <text:p>0</text:p>
          </table:table-cell>
          <table:table-cell table:formula="of:=IF([.A410]=&quot;down&quot;; [.B410]; IF([.A410]=&quot;up&quot;; -[.B410];0))" office:value-type="float" office:value="3" calcext:value-type="float">
            <text:p>3</text:p>
          </table:table-cell>
          <table:table-cell table:formula="of:=SUM([.$D$2:.D410])" office:value-type="float" office:value="439" calcext:value-type="float">
            <text:p>439</text:p>
          </table:table-cell>
          <table:table-cell table:formula="of:=IF([.A410] = &quot;forward&quot;; [.B410]*[.E4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11]=&quot;forward&quot;; [.B411])" office:value-type="float" office:value="5" calcext:value-type="float">
            <text:p>5</text:p>
          </table:table-cell>
          <table:table-cell table:formula="of:=IF([.A411]=&quot;down&quot;; [.B411]; IF([.A411]=&quot;up&quot;; -[.B411];0))" office:value-type="float" office:value="0" calcext:value-type="float">
            <text:p>0</text:p>
          </table:table-cell>
          <table:table-cell table:formula="of:=SUM([.$D$2:.D411])" office:value-type="float" office:value="439" calcext:value-type="float">
            <text:p>439</text:p>
          </table:table-cell>
          <table:table-cell table:formula="of:=IF([.A411] = &quot;forward&quot;; [.B411]*[.E411]; 0)"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12]=&quot;forward&quot;; [.B412])" office:value-type="float" office:value="0" calcext:value-type="float">
            <text:p>0</text:p>
          </table:table-cell>
          <table:table-cell table:formula="of:=IF([.A412]=&quot;down&quot;; [.B412]; IF([.A412]=&quot;up&quot;; -[.B412];0))" office:value-type="float" office:value="9" calcext:value-type="float">
            <text:p>9</text:p>
          </table:table-cell>
          <table:table-cell table:formula="of:=SUM([.$D$2:.D412])" office:value-type="float" office:value="448" calcext:value-type="float">
            <text:p>448</text:p>
          </table:table-cell>
          <table:table-cell table:formula="of:=IF([.A412] = &quot;forward&quot;; [.B412]*[.E41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13]=&quot;forward&quot;; [.B413])" office:value-type="float" office:value="9" calcext:value-type="float">
            <text:p>9</text:p>
          </table:table-cell>
          <table:table-cell table:formula="of:=IF([.A413]=&quot;down&quot;; [.B413]; IF([.A413]=&quot;up&quot;; -[.B413];0))" office:value-type="float" office:value="0" calcext:value-type="float">
            <text:p>0</text:p>
          </table:table-cell>
          <table:table-cell table:formula="of:=SUM([.$D$2:.D413])" office:value-type="float" office:value="448" calcext:value-type="float">
            <text:p>448</text:p>
          </table:table-cell>
          <table:table-cell table:formula="of:=IF([.A413] = &quot;forward&quot;; [.B413]*[.E413]; 0)"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14]=&quot;forward&quot;; [.B414])" office:value-type="float" office:value="2" calcext:value-type="float">
            <text:p>2</text:p>
          </table:table-cell>
          <table:table-cell table:formula="of:=IF([.A414]=&quot;down&quot;; [.B414]; IF([.A414]=&quot;up&quot;; -[.B414];0))" office:value-type="float" office:value="0" calcext:value-type="float">
            <text:p>0</text:p>
          </table:table-cell>
          <table:table-cell table:formula="of:=SUM([.$D$2:.D414])" office:value-type="float" office:value="448" calcext:value-type="float">
            <text:p>448</text:p>
          </table:table-cell>
          <table:table-cell table:formula="of:=IF([.A414] = &quot;forward&quot;; [.B414]*[.E414]; 0)"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15]=&quot;forward&quot;; [.B415])" office:value-type="float" office:value="8" calcext:value-type="float">
            <text:p>8</text:p>
          </table:table-cell>
          <table:table-cell table:formula="of:=IF([.A415]=&quot;down&quot;; [.B415]; IF([.A415]=&quot;up&quot;; -[.B415];0))" office:value-type="float" office:value="0" calcext:value-type="float">
            <text:p>0</text:p>
          </table:table-cell>
          <table:table-cell table:formula="of:=SUM([.$D$2:.D415])" office:value-type="float" office:value="448" calcext:value-type="float">
            <text:p>448</text:p>
          </table:table-cell>
          <table:table-cell table:formula="of:=IF([.A415] = &quot;forward&quot;; [.B415]*[.E415]; 0)"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16]=&quot;forward&quot;; [.B416])" office:value-type="float" office:value="0" calcext:value-type="float">
            <text:p>0</text:p>
          </table:table-cell>
          <table:table-cell table:formula="of:=IF([.A416]=&quot;down&quot;; [.B416]; IF([.A416]=&quot;up&quot;; -[.B416];0))" office:value-type="float" office:value="1" calcext:value-type="float">
            <text:p>1</text:p>
          </table:table-cell>
          <table:table-cell table:formula="of:=SUM([.$D$2:.D416])" office:value-type="float" office:value="449" calcext:value-type="float">
            <text:p>449</text:p>
          </table:table-cell>
          <table:table-cell table:formula="of:=IF([.A416] = &quot;forward&quot;; [.B416]*[.E4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17]=&quot;forward&quot;; [.B417])" office:value-type="float" office:value="8" calcext:value-type="float">
            <text:p>8</text:p>
          </table:table-cell>
          <table:table-cell table:formula="of:=IF([.A417]=&quot;down&quot;; [.B417]; IF([.A417]=&quot;up&quot;; -[.B417];0))" office:value-type="float" office:value="0" calcext:value-type="float">
            <text:p>0</text:p>
          </table:table-cell>
          <table:table-cell table:formula="of:=SUM([.$D$2:.D417])" office:value-type="float" office:value="449" calcext:value-type="float">
            <text:p>449</text:p>
          </table:table-cell>
          <table:table-cell table:formula="of:=IF([.A417] = &quot;forward&quot;; [.B417]*[.E417]; 0)" office:value-type="float" office:value="3592" calcext:value-type="float">
            <text:p>35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18]=&quot;forward&quot;; [.B418])" office:value-type="float" office:value="0" calcext:value-type="float">
            <text:p>0</text:p>
          </table:table-cell>
          <table:table-cell table:formula="of:=IF([.A418]=&quot;down&quot;; [.B418]; IF([.A418]=&quot;up&quot;; -[.B418];0))" office:value-type="float" office:value="-1" calcext:value-type="float">
            <text:p>-1</text:p>
          </table:table-cell>
          <table:table-cell table:formula="of:=SUM([.$D$2:.D418])" office:value-type="float" office:value="448" calcext:value-type="float">
            <text:p>448</text:p>
          </table:table-cell>
          <table:table-cell table:formula="of:=IF([.A418] = &quot;forward&quot;; [.B418]*[.E4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19]=&quot;forward&quot;; [.B419])" office:value-type="float" office:value="3" calcext:value-type="float">
            <text:p>3</text:p>
          </table:table-cell>
          <table:table-cell table:formula="of:=IF([.A419]=&quot;down&quot;; [.B419]; IF([.A419]=&quot;up&quot;; -[.B419];0))" office:value-type="float" office:value="0" calcext:value-type="float">
            <text:p>0</text:p>
          </table:table-cell>
          <table:table-cell table:formula="of:=SUM([.$D$2:.D419])" office:value-type="float" office:value="448" calcext:value-type="float">
            <text:p>448</text:p>
          </table:table-cell>
          <table:table-cell table:formula="of:=IF([.A419] = &quot;forward&quot;; [.B419]*[.E419]; 0)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20]=&quot;forward&quot;; [.B420])" office:value-type="float" office:value="0" calcext:value-type="float">
            <text:p>0</text:p>
          </table:table-cell>
          <table:table-cell table:formula="of:=IF([.A420]=&quot;down&quot;; [.B420]; IF([.A420]=&quot;up&quot;; -[.B420];0))" office:value-type="float" office:value="-1" calcext:value-type="float">
            <text:p>-1</text:p>
          </table:table-cell>
          <table:table-cell table:formula="of:=SUM([.$D$2:.D420])" office:value-type="float" office:value="447" calcext:value-type="float">
            <text:p>447</text:p>
          </table:table-cell>
          <table:table-cell table:formula="of:=IF([.A420] = &quot;forward&quot;; [.B420]*[.E4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21]=&quot;forward&quot;; [.B421])" office:value-type="float" office:value="0" calcext:value-type="float">
            <text:p>0</text:p>
          </table:table-cell>
          <table:table-cell table:formula="of:=IF([.A421]=&quot;down&quot;; [.B421]; IF([.A421]=&quot;up&quot;; -[.B421];0))" office:value-type="float" office:value="1" calcext:value-type="float">
            <text:p>1</text:p>
          </table:table-cell>
          <table:table-cell table:formula="of:=SUM([.$D$2:.D421])" office:value-type="float" office:value="448" calcext:value-type="float">
            <text:p>448</text:p>
          </table:table-cell>
          <table:table-cell table:formula="of:=IF([.A421] = &quot;forward&quot;; [.B421]*[.E42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422]=&quot;forward&quot;; [.B422])" office:value-type="float" office:value="9" calcext:value-type="float">
            <text:p>9</text:p>
          </table:table-cell>
          <table:table-cell table:formula="of:=IF([.A422]=&quot;down&quot;; [.B422]; IF([.A422]=&quot;up&quot;; -[.B422];0))" office:value-type="float" office:value="0" calcext:value-type="float">
            <text:p>0</text:p>
          </table:table-cell>
          <table:table-cell table:formula="of:=SUM([.$D$2:.D422])" office:value-type="float" office:value="448" calcext:value-type="float">
            <text:p>448</text:p>
          </table:table-cell>
          <table:table-cell table:formula="of:=IF([.A422] = &quot;forward&quot;; [.B422]*[.E422]; 0)" office:value-type="float" office:value="4032" calcext:value-type="float">
            <text:p>40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23]=&quot;forward&quot;; [.B423])" office:value-type="float" office:value="0" calcext:value-type="float">
            <text:p>0</text:p>
          </table:table-cell>
          <table:table-cell table:formula="of:=IF([.A423]=&quot;down&quot;; [.B423]; IF([.A423]=&quot;up&quot;; -[.B423];0))" office:value-type="float" office:value="2" calcext:value-type="float">
            <text:p>2</text:p>
          </table:table-cell>
          <table:table-cell table:formula="of:=SUM([.$D$2:.D423])" office:value-type="float" office:value="450" calcext:value-type="float">
            <text:p>450</text:p>
          </table:table-cell>
          <table:table-cell table:formula="of:=IF([.A423] = &quot;forward&quot;; [.B423]*[.E4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24]=&quot;forward&quot;; [.B424])" office:value-type="float" office:value="2" calcext:value-type="float">
            <text:p>2</text:p>
          </table:table-cell>
          <table:table-cell table:formula="of:=IF([.A424]=&quot;down&quot;; [.B424]; IF([.A424]=&quot;up&quot;; -[.B424];0))" office:value-type="float" office:value="0" calcext:value-type="float">
            <text:p>0</text:p>
          </table:table-cell>
          <table:table-cell table:formula="of:=SUM([.$D$2:.D424])" office:value-type="float" office:value="450" calcext:value-type="float">
            <text:p>450</text:p>
          </table:table-cell>
          <table:table-cell table:formula="of:=IF([.A424] = &quot;forward&quot;; [.B424]*[.E424]; 0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25]=&quot;forward&quot;; [.B425])" office:value-type="float" office:value="0" calcext:value-type="float">
            <text:p>0</text:p>
          </table:table-cell>
          <table:table-cell table:formula="of:=IF([.A425]=&quot;down&quot;; [.B425]; IF([.A425]=&quot;up&quot;; -[.B425];0))" office:value-type="float" office:value="-1" calcext:value-type="float">
            <text:p>-1</text:p>
          </table:table-cell>
          <table:table-cell table:formula="of:=SUM([.$D$2:.D425])" office:value-type="float" office:value="449" calcext:value-type="float">
            <text:p>449</text:p>
          </table:table-cell>
          <table:table-cell table:formula="of:=IF([.A425] = &quot;forward&quot;; [.B425]*[.E42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26]=&quot;forward&quot;; [.B426])" office:value-type="float" office:value="0" calcext:value-type="float">
            <text:p>0</text:p>
          </table:table-cell>
          <table:table-cell table:formula="of:=IF([.A426]=&quot;down&quot;; [.B426]; IF([.A426]=&quot;up&quot;; -[.B426];0))" office:value-type="float" office:value="-8" calcext:value-type="float">
            <text:p>-8</text:p>
          </table:table-cell>
          <table:table-cell table:formula="of:=SUM([.$D$2:.D426])" office:value-type="float" office:value="441" calcext:value-type="float">
            <text:p>441</text:p>
          </table:table-cell>
          <table:table-cell table:formula="of:=IF([.A426] = &quot;forward&quot;; [.B426]*[.E42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27]=&quot;forward&quot;; [.B427])" office:value-type="float" office:value="0" calcext:value-type="float">
            <text:p>0</text:p>
          </table:table-cell>
          <table:table-cell table:formula="of:=IF([.A427]=&quot;down&quot;; [.B427]; IF([.A427]=&quot;up&quot;; -[.B427];0))" office:value-type="float" office:value="2" calcext:value-type="float">
            <text:p>2</text:p>
          </table:table-cell>
          <table:table-cell table:formula="of:=SUM([.$D$2:.D427])" office:value-type="float" office:value="443" calcext:value-type="float">
            <text:p>443</text:p>
          </table:table-cell>
          <table:table-cell table:formula="of:=IF([.A427] = &quot;forward&quot;; [.B427]*[.E4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28]=&quot;forward&quot;; [.B428])" office:value-type="float" office:value="0" calcext:value-type="float">
            <text:p>0</text:p>
          </table:table-cell>
          <table:table-cell table:formula="of:=IF([.A428]=&quot;down&quot;; [.B428]; IF([.A428]=&quot;up&quot;; -[.B428];0))" office:value-type="float" office:value="7" calcext:value-type="float">
            <text:p>7</text:p>
          </table:table-cell>
          <table:table-cell table:formula="of:=SUM([.$D$2:.D428])" office:value-type="float" office:value="450" calcext:value-type="float">
            <text:p>450</text:p>
          </table:table-cell>
          <table:table-cell table:formula="of:=IF([.A428] = &quot;forward&quot;; [.B428]*[.E4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29]=&quot;forward&quot;; [.B429])" office:value-type="float" office:value="0" calcext:value-type="float">
            <text:p>0</text:p>
          </table:table-cell>
          <table:table-cell table:formula="of:=IF([.A429]=&quot;down&quot;; [.B429]; IF([.A429]=&quot;up&quot;; -[.B429];0))" office:value-type="float" office:value="5" calcext:value-type="float">
            <text:p>5</text:p>
          </table:table-cell>
          <table:table-cell table:formula="of:=SUM([.$D$2:.D429])" office:value-type="float" office:value="455" calcext:value-type="float">
            <text:p>455</text:p>
          </table:table-cell>
          <table:table-cell table:formula="of:=IF([.A429] = &quot;forward&quot;; [.B429]*[.E4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30]=&quot;forward&quot;; [.B430])" office:value-type="float" office:value="0" calcext:value-type="float">
            <text:p>0</text:p>
          </table:table-cell>
          <table:table-cell table:formula="of:=IF([.A430]=&quot;down&quot;; [.B430]; IF([.A430]=&quot;up&quot;; -[.B430];0))" office:value-type="float" office:value="-2" calcext:value-type="float">
            <text:p>-2</text:p>
          </table:table-cell>
          <table:table-cell table:formula="of:=SUM([.$D$2:.D430])" office:value-type="float" office:value="453" calcext:value-type="float">
            <text:p>453</text:p>
          </table:table-cell>
          <table:table-cell table:formula="of:=IF([.A430] = &quot;forward&quot;; [.B430]*[.E4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31]=&quot;forward&quot;; [.B431])" office:value-type="float" office:value="0" calcext:value-type="float">
            <text:p>0</text:p>
          </table:table-cell>
          <table:table-cell table:formula="of:=IF([.A431]=&quot;down&quot;; [.B431]; IF([.A431]=&quot;up&quot;; -[.B431];0))" office:value-type="float" office:value="-6" calcext:value-type="float">
            <text:p>-6</text:p>
          </table:table-cell>
          <table:table-cell table:formula="of:=SUM([.$D$2:.D431])" office:value-type="float" office:value="447" calcext:value-type="float">
            <text:p>447</text:p>
          </table:table-cell>
          <table:table-cell table:formula="of:=IF([.A431] = &quot;forward&quot;; [.B431]*[.E43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432]=&quot;forward&quot;; [.B432])" office:value-type="float" office:value="0" calcext:value-type="float">
            <text:p>0</text:p>
          </table:table-cell>
          <table:table-cell table:formula="of:=IF([.A432]=&quot;down&quot;; [.B432]; IF([.A432]=&quot;up&quot;; -[.B432];0))" office:value-type="float" office:value="9" calcext:value-type="float">
            <text:p>9</text:p>
          </table:table-cell>
          <table:table-cell table:formula="of:=SUM([.$D$2:.D432])" office:value-type="float" office:value="456" calcext:value-type="float">
            <text:p>456</text:p>
          </table:table-cell>
          <table:table-cell table:formula="of:=IF([.A432] = &quot;forward&quot;; [.B432]*[.E4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33]=&quot;forward&quot;; [.B433])" office:value-type="float" office:value="0" calcext:value-type="float">
            <text:p>0</text:p>
          </table:table-cell>
          <table:table-cell table:formula="of:=IF([.A433]=&quot;down&quot;; [.B433]; IF([.A433]=&quot;up&quot;; -[.B433];0))" office:value-type="float" office:value="7" calcext:value-type="float">
            <text:p>7</text:p>
          </table:table-cell>
          <table:table-cell table:formula="of:=SUM([.$D$2:.D433])" office:value-type="float" office:value="463" calcext:value-type="float">
            <text:p>463</text:p>
          </table:table-cell>
          <table:table-cell table:formula="of:=IF([.A433] = &quot;forward&quot;; [.B433]*[.E4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34]=&quot;forward&quot;; [.B434])" office:value-type="float" office:value="0" calcext:value-type="float">
            <text:p>0</text:p>
          </table:table-cell>
          <table:table-cell table:formula="of:=IF([.A434]=&quot;down&quot;; [.B434]; IF([.A434]=&quot;up&quot;; -[.B434];0))" office:value-type="float" office:value="7" calcext:value-type="float">
            <text:p>7</text:p>
          </table:table-cell>
          <table:table-cell table:formula="of:=SUM([.$D$2:.D434])" office:value-type="float" office:value="470" calcext:value-type="float">
            <text:p>470</text:p>
          </table:table-cell>
          <table:table-cell table:formula="of:=IF([.A434] = &quot;forward&quot;; [.B434]*[.E43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35]=&quot;forward&quot;; [.B435])" office:value-type="float" office:value="0" calcext:value-type="float">
            <text:p>0</text:p>
          </table:table-cell>
          <table:table-cell table:formula="of:=IF([.A435]=&quot;down&quot;; [.B435]; IF([.A435]=&quot;up&quot;; -[.B435];0))" office:value-type="float" office:value="-6" calcext:value-type="float">
            <text:p>-6</text:p>
          </table:table-cell>
          <table:table-cell table:formula="of:=SUM([.$D$2:.D435])" office:value-type="float" office:value="464" calcext:value-type="float">
            <text:p>464</text:p>
          </table:table-cell>
          <table:table-cell table:formula="of:=IF([.A435] = &quot;forward&quot;; [.B435]*[.E43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36]=&quot;forward&quot;; [.B436])" office:value-type="float" office:value="0" calcext:value-type="float">
            <text:p>0</text:p>
          </table:table-cell>
          <table:table-cell table:formula="of:=IF([.A436]=&quot;down&quot;; [.B436]; IF([.A436]=&quot;up&quot;; -[.B436];0))" office:value-type="float" office:value="-8" calcext:value-type="float">
            <text:p>-8</text:p>
          </table:table-cell>
          <table:table-cell table:formula="of:=SUM([.$D$2:.D436])" office:value-type="float" office:value="456" calcext:value-type="float">
            <text:p>456</text:p>
          </table:table-cell>
          <table:table-cell table:formula="of:=IF([.A436] = &quot;forward&quot;; [.B436]*[.E43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37]=&quot;forward&quot;; [.B437])" office:value-type="float" office:value="0" calcext:value-type="float">
            <text:p>0</text:p>
          </table:table-cell>
          <table:table-cell table:formula="of:=IF([.A437]=&quot;down&quot;; [.B437]; IF([.A437]=&quot;up&quot;; -[.B437];0))" office:value-type="float" office:value="7" calcext:value-type="float">
            <text:p>7</text:p>
          </table:table-cell>
          <table:table-cell table:formula="of:=SUM([.$D$2:.D437])" office:value-type="float" office:value="463" calcext:value-type="float">
            <text:p>463</text:p>
          </table:table-cell>
          <table:table-cell table:formula="of:=IF([.A437] = &quot;forward&quot;; [.B437]*[.E43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38]=&quot;forward&quot;; [.B438])" office:value-type="float" office:value="5" calcext:value-type="float">
            <text:p>5</text:p>
          </table:table-cell>
          <table:table-cell table:formula="of:=IF([.A438]=&quot;down&quot;; [.B438]; IF([.A438]=&quot;up&quot;; -[.B438];0))" office:value-type="float" office:value="0" calcext:value-type="float">
            <text:p>0</text:p>
          </table:table-cell>
          <table:table-cell table:formula="of:=SUM([.$D$2:.D438])" office:value-type="float" office:value="463" calcext:value-type="float">
            <text:p>463</text:p>
          </table:table-cell>
          <table:table-cell table:formula="of:=IF([.A438] = &quot;forward&quot;; [.B438]*[.E438]; 0)"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39]=&quot;forward&quot;; [.B439])" office:value-type="float" office:value="0" calcext:value-type="float">
            <text:p>0</text:p>
          </table:table-cell>
          <table:table-cell table:formula="of:=IF([.A439]=&quot;down&quot;; [.B439]; IF([.A439]=&quot;up&quot;; -[.B439];0))" office:value-type="float" office:value="4" calcext:value-type="float">
            <text:p>4</text:p>
          </table:table-cell>
          <table:table-cell table:formula="of:=SUM([.$D$2:.D439])" office:value-type="float" office:value="467" calcext:value-type="float">
            <text:p>467</text:p>
          </table:table-cell>
          <table:table-cell table:formula="of:=IF([.A439] = &quot;forward&quot;; [.B439]*[.E4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40]=&quot;forward&quot;; [.B440])" office:value-type="float" office:value="0" calcext:value-type="float">
            <text:p>0</text:p>
          </table:table-cell>
          <table:table-cell table:formula="of:=IF([.A440]=&quot;down&quot;; [.B440]; IF([.A440]=&quot;up&quot;; -[.B440];0))" office:value-type="float" office:value="5" calcext:value-type="float">
            <text:p>5</text:p>
          </table:table-cell>
          <table:table-cell table:formula="of:=SUM([.$D$2:.D440])" office:value-type="float" office:value="472" calcext:value-type="float">
            <text:p>472</text:p>
          </table:table-cell>
          <table:table-cell table:formula="of:=IF([.A440] = &quot;forward&quot;; [.B440]*[.E44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41]=&quot;forward&quot;; [.B441])" office:value-type="float" office:value="0" calcext:value-type="float">
            <text:p>0</text:p>
          </table:table-cell>
          <table:table-cell table:formula="of:=IF([.A441]=&quot;down&quot;; [.B441]; IF([.A441]=&quot;up&quot;; -[.B441];0))" office:value-type="float" office:value="-8" calcext:value-type="float">
            <text:p>-8</text:p>
          </table:table-cell>
          <table:table-cell table:formula="of:=SUM([.$D$2:.D441])" office:value-type="float" office:value="464" calcext:value-type="float">
            <text:p>464</text:p>
          </table:table-cell>
          <table:table-cell table:formula="of:=IF([.A441] = &quot;forward&quot;; [.B441]*[.E44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42]=&quot;forward&quot;; [.B442])" office:value-type="float" office:value="0" calcext:value-type="float">
            <text:p>0</text:p>
          </table:table-cell>
          <table:table-cell table:formula="of:=IF([.A442]=&quot;down&quot;; [.B442]; IF([.A442]=&quot;up&quot;; -[.B442];0))" office:value-type="float" office:value="-6" calcext:value-type="float">
            <text:p>-6</text:p>
          </table:table-cell>
          <table:table-cell table:formula="of:=SUM([.$D$2:.D442])" office:value-type="float" office:value="458" calcext:value-type="float">
            <text:p>458</text:p>
          </table:table-cell>
          <table:table-cell table:formula="of:=IF([.A442] = &quot;forward&quot;; [.B442]*[.E4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43]=&quot;forward&quot;; [.B443])" office:value-type="float" office:value="0" calcext:value-type="float">
            <text:p>0</text:p>
          </table:table-cell>
          <table:table-cell table:formula="of:=IF([.A443]=&quot;down&quot;; [.B443]; IF([.A443]=&quot;up&quot;; -[.B443];0))" office:value-type="float" office:value="6" calcext:value-type="float">
            <text:p>6</text:p>
          </table:table-cell>
          <table:table-cell table:formula="of:=SUM([.$D$2:.D443])" office:value-type="float" office:value="464" calcext:value-type="float">
            <text:p>464</text:p>
          </table:table-cell>
          <table:table-cell table:formula="of:=IF([.A443] = &quot;forward&quot;; [.B443]*[.E4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44]=&quot;forward&quot;; [.B444])" office:value-type="float" office:value="6" calcext:value-type="float">
            <text:p>6</text:p>
          </table:table-cell>
          <table:table-cell table:formula="of:=IF([.A444]=&quot;down&quot;; [.B444]; IF([.A444]=&quot;up&quot;; -[.B444];0))" office:value-type="float" office:value="0" calcext:value-type="float">
            <text:p>0</text:p>
          </table:table-cell>
          <table:table-cell table:formula="of:=SUM([.$D$2:.D444])" office:value-type="float" office:value="464" calcext:value-type="float">
            <text:p>464</text:p>
          </table:table-cell>
          <table:table-cell table:formula="of:=IF([.A444] = &quot;forward&quot;; [.B444]*[.E444]; 0)" office:value-type="float" office:value="2784" calcext:value-type="float">
            <text:p>278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445]=&quot;forward&quot;; [.B445])" office:value-type="float" office:value="0" calcext:value-type="float">
            <text:p>0</text:p>
          </table:table-cell>
          <table:table-cell table:formula="of:=IF([.A445]=&quot;down&quot;; [.B445]; IF([.A445]=&quot;up&quot;; -[.B445];0))" office:value-type="float" office:value="-6" calcext:value-type="float">
            <text:p>-6</text:p>
          </table:table-cell>
          <table:table-cell table:formula="of:=SUM([.$D$2:.D445])" office:value-type="float" office:value="458" calcext:value-type="float">
            <text:p>458</text:p>
          </table:table-cell>
          <table:table-cell table:formula="of:=IF([.A445] = &quot;forward&quot;; [.B445]*[.E4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46]=&quot;forward&quot;; [.B446])" office:value-type="float" office:value="0" calcext:value-type="float">
            <text:p>0</text:p>
          </table:table-cell>
          <table:table-cell table:formula="of:=IF([.A446]=&quot;down&quot;; [.B446]; IF([.A446]=&quot;up&quot;; -[.B446];0))" office:value-type="float" office:value="1" calcext:value-type="float">
            <text:p>1</text:p>
          </table:table-cell>
          <table:table-cell table:formula="of:=SUM([.$D$2:.D446])" office:value-type="float" office:value="459" calcext:value-type="float">
            <text:p>459</text:p>
          </table:table-cell>
          <table:table-cell table:formula="of:=IF([.A446] = &quot;forward&quot;; [.B446]*[.E44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47]=&quot;forward&quot;; [.B447])" office:value-type="float" office:value="0" calcext:value-type="float">
            <text:p>0</text:p>
          </table:table-cell>
          <table:table-cell table:formula="of:=IF([.A447]=&quot;down&quot;; [.B447]; IF([.A447]=&quot;up&quot;; -[.B447];0))" office:value-type="float" office:value="1" calcext:value-type="float">
            <text:p>1</text:p>
          </table:table-cell>
          <table:table-cell table:formula="of:=SUM([.$D$2:.D447])" office:value-type="float" office:value="460" calcext:value-type="float">
            <text:p>460</text:p>
          </table:table-cell>
          <table:table-cell table:formula="of:=IF([.A447] = &quot;forward&quot;; [.B447]*[.E44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48]=&quot;forward&quot;; [.B448])" office:value-type="float" office:value="0" calcext:value-type="float">
            <text:p>0</text:p>
          </table:table-cell>
          <table:table-cell table:formula="of:=IF([.A448]=&quot;down&quot;; [.B448]; IF([.A448]=&quot;up&quot;; -[.B448];0))" office:value-type="float" office:value="1" calcext:value-type="float">
            <text:p>1</text:p>
          </table:table-cell>
          <table:table-cell table:formula="of:=SUM([.$D$2:.D448])" office:value-type="float" office:value="461" calcext:value-type="float">
            <text:p>461</text:p>
          </table:table-cell>
          <table:table-cell table:formula="of:=IF([.A448] = &quot;forward&quot;; [.B448]*[.E44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49]=&quot;forward&quot;; [.B449])" office:value-type="float" office:value="1" calcext:value-type="float">
            <text:p>1</text:p>
          </table:table-cell>
          <table:table-cell table:formula="of:=IF([.A449]=&quot;down&quot;; [.B449]; IF([.A449]=&quot;up&quot;; -[.B449];0))" office:value-type="float" office:value="0" calcext:value-type="float">
            <text:p>0</text:p>
          </table:table-cell>
          <table:table-cell table:formula="of:=SUM([.$D$2:.D449])" office:value-type="float" office:value="461" calcext:value-type="float">
            <text:p>461</text:p>
          </table:table-cell>
          <table:table-cell table:formula="of:=IF([.A449] = &quot;forward&quot;; [.B449]*[.E449]; 0)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50]=&quot;forward&quot;; [.B450])" office:value-type="float" office:value="0" calcext:value-type="float">
            <text:p>0</text:p>
          </table:table-cell>
          <table:table-cell table:formula="of:=IF([.A450]=&quot;down&quot;; [.B450]; IF([.A450]=&quot;up&quot;; -[.B450];0))" office:value-type="float" office:value="8" calcext:value-type="float">
            <text:p>8</text:p>
          </table:table-cell>
          <table:table-cell table:formula="of:=SUM([.$D$2:.D450])" office:value-type="float" office:value="469" calcext:value-type="float">
            <text:p>469</text:p>
          </table:table-cell>
          <table:table-cell table:formula="of:=IF([.A450] = &quot;forward&quot;; [.B450]*[.E4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51]=&quot;forward&quot;; [.B451])" office:value-type="float" office:value="0" calcext:value-type="float">
            <text:p>0</text:p>
          </table:table-cell>
          <table:table-cell table:formula="of:=IF([.A451]=&quot;down&quot;; [.B451]; IF([.A451]=&quot;up&quot;; -[.B451];0))" office:value-type="float" office:value="4" calcext:value-type="float">
            <text:p>4</text:p>
          </table:table-cell>
          <table:table-cell table:formula="of:=SUM([.$D$2:.D451])" office:value-type="float" office:value="473" calcext:value-type="float">
            <text:p>473</text:p>
          </table:table-cell>
          <table:table-cell table:formula="of:=IF([.A451] = &quot;forward&quot;; [.B451]*[.E4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52]=&quot;forward&quot;; [.B452])" office:value-type="float" office:value="0" calcext:value-type="float">
            <text:p>0</text:p>
          </table:table-cell>
          <table:table-cell table:formula="of:=IF([.A452]=&quot;down&quot;; [.B452]; IF([.A452]=&quot;up&quot;; -[.B452];0))" office:value-type="float" office:value="5" calcext:value-type="float">
            <text:p>5</text:p>
          </table:table-cell>
          <table:table-cell table:formula="of:=SUM([.$D$2:.D452])" office:value-type="float" office:value="478" calcext:value-type="float">
            <text:p>478</text:p>
          </table:table-cell>
          <table:table-cell table:formula="of:=IF([.A452] = &quot;forward&quot;; [.B452]*[.E45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53]=&quot;forward&quot;; [.B453])" office:value-type="float" office:value="0" calcext:value-type="float">
            <text:p>0</text:p>
          </table:table-cell>
          <table:table-cell table:formula="of:=IF([.A453]=&quot;down&quot;; [.B453]; IF([.A453]=&quot;up&quot;; -[.B453];0))" office:value-type="float" office:value="2" calcext:value-type="float">
            <text:p>2</text:p>
          </table:table-cell>
          <table:table-cell table:formula="of:=SUM([.$D$2:.D453])" office:value-type="float" office:value="480" calcext:value-type="float">
            <text:p>480</text:p>
          </table:table-cell>
          <table:table-cell table:formula="of:=IF([.A453] = &quot;forward&quot;; [.B453]*[.E45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54]=&quot;forward&quot;; [.B454])" office:value-type="float" office:value="0" calcext:value-type="float">
            <text:p>0</text:p>
          </table:table-cell>
          <table:table-cell table:formula="of:=IF([.A454]=&quot;down&quot;; [.B454]; IF([.A454]=&quot;up&quot;; -[.B454];0))" office:value-type="float" office:value="5" calcext:value-type="float">
            <text:p>5</text:p>
          </table:table-cell>
          <table:table-cell table:formula="of:=SUM([.$D$2:.D454])" office:value-type="float" office:value="485" calcext:value-type="float">
            <text:p>485</text:p>
          </table:table-cell>
          <table:table-cell table:formula="of:=IF([.A454] = &quot;forward&quot;; [.B454]*[.E45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55]=&quot;forward&quot;; [.B455])" office:value-type="float" office:value="0" calcext:value-type="float">
            <text:p>0</text:p>
          </table:table-cell>
          <table:table-cell table:formula="of:=IF([.A455]=&quot;down&quot;; [.B455]; IF([.A455]=&quot;up&quot;; -[.B455];0))" office:value-type="float" office:value="-8" calcext:value-type="float">
            <text:p>-8</text:p>
          </table:table-cell>
          <table:table-cell table:formula="of:=SUM([.$D$2:.D455])" office:value-type="float" office:value="477" calcext:value-type="float">
            <text:p>477</text:p>
          </table:table-cell>
          <table:table-cell table:formula="of:=IF([.A455] = &quot;forward&quot;; [.B455]*[.E45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56]=&quot;forward&quot;; [.B456])" office:value-type="float" office:value="0" calcext:value-type="float">
            <text:p>0</text:p>
          </table:table-cell>
          <table:table-cell table:formula="of:=IF([.A456]=&quot;down&quot;; [.B456]; IF([.A456]=&quot;up&quot;; -[.B456];0))" office:value-type="float" office:value="-8" calcext:value-type="float">
            <text:p>-8</text:p>
          </table:table-cell>
          <table:table-cell table:formula="of:=SUM([.$D$2:.D456])" office:value-type="float" office:value="469" calcext:value-type="float">
            <text:p>469</text:p>
          </table:table-cell>
          <table:table-cell table:formula="of:=IF([.A456] = &quot;forward&quot;; [.B456]*[.E45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57]=&quot;forward&quot;; [.B457])" office:value-type="float" office:value="0" calcext:value-type="float">
            <text:p>0</text:p>
          </table:table-cell>
          <table:table-cell table:formula="of:=IF([.A457]=&quot;down&quot;; [.B457]; IF([.A457]=&quot;up&quot;; -[.B457];0))" office:value-type="float" office:value="3" calcext:value-type="float">
            <text:p>3</text:p>
          </table:table-cell>
          <table:table-cell table:formula="of:=SUM([.$D$2:.D457])" office:value-type="float" office:value="472" calcext:value-type="float">
            <text:p>472</text:p>
          </table:table-cell>
          <table:table-cell table:formula="of:=IF([.A457] = &quot;forward&quot;; [.B457]*[.E4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458]=&quot;forward&quot;; [.B458])" office:value-type="float" office:value="0" calcext:value-type="float">
            <text:p>0</text:p>
          </table:table-cell>
          <table:table-cell table:formula="of:=IF([.A458]=&quot;down&quot;; [.B458]; IF([.A458]=&quot;up&quot;; -[.B458];0))" office:value-type="float" office:value="6" calcext:value-type="float">
            <text:p>6</text:p>
          </table:table-cell>
          <table:table-cell table:formula="of:=SUM([.$D$2:.D458])" office:value-type="float" office:value="478" calcext:value-type="float">
            <text:p>478</text:p>
          </table:table-cell>
          <table:table-cell table:formula="of:=IF([.A458] = &quot;forward&quot;; [.B458]*[.E45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59]=&quot;forward&quot;; [.B459])" office:value-type="float" office:value="0" calcext:value-type="float">
            <text:p>0</text:p>
          </table:table-cell>
          <table:table-cell table:formula="of:=IF([.A459]=&quot;down&quot;; [.B459]; IF([.A459]=&quot;up&quot;; -[.B459];0))" office:value-type="float" office:value="1" calcext:value-type="float">
            <text:p>1</text:p>
          </table:table-cell>
          <table:table-cell table:formula="of:=SUM([.$D$2:.D459])" office:value-type="float" office:value="479" calcext:value-type="float">
            <text:p>479</text:p>
          </table:table-cell>
          <table:table-cell table:formula="of:=IF([.A459] = &quot;forward&quot;; [.B459]*[.E45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460]=&quot;forward&quot;; [.B460])" office:value-type="float" office:value="6" calcext:value-type="float">
            <text:p>6</text:p>
          </table:table-cell>
          <table:table-cell table:formula="of:=IF([.A460]=&quot;down&quot;; [.B460]; IF([.A460]=&quot;up&quot;; -[.B460];0))" office:value-type="float" office:value="0" calcext:value-type="float">
            <text:p>0</text:p>
          </table:table-cell>
          <table:table-cell table:formula="of:=SUM([.$D$2:.D460])" office:value-type="float" office:value="479" calcext:value-type="float">
            <text:p>479</text:p>
          </table:table-cell>
          <table:table-cell table:formula="of:=IF([.A460] = &quot;forward&quot;; [.B460]*[.E460]; 0)" office:value-type="float" office:value="2874" calcext:value-type="float">
            <text:p>28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61]=&quot;forward&quot;; [.B461])" office:value-type="float" office:value="5" calcext:value-type="float">
            <text:p>5</text:p>
          </table:table-cell>
          <table:table-cell table:formula="of:=IF([.A461]=&quot;down&quot;; [.B461]; IF([.A461]=&quot;up&quot;; -[.B461];0))" office:value-type="float" office:value="0" calcext:value-type="float">
            <text:p>0</text:p>
          </table:table-cell>
          <table:table-cell table:formula="of:=SUM([.$D$2:.D461])" office:value-type="float" office:value="479" calcext:value-type="float">
            <text:p>479</text:p>
          </table:table-cell>
          <table:table-cell table:formula="of:=IF([.A461] = &quot;forward&quot;; [.B461]*[.E461]; 0)"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462]=&quot;forward&quot;; [.B462])" office:value-type="float" office:value="1" calcext:value-type="float">
            <text:p>1</text:p>
          </table:table-cell>
          <table:table-cell table:formula="of:=IF([.A462]=&quot;down&quot;; [.B462]; IF([.A462]=&quot;up&quot;; -[.B462];0))" office:value-type="float" office:value="0" calcext:value-type="float">
            <text:p>0</text:p>
          </table:table-cell>
          <table:table-cell table:formula="of:=SUM([.$D$2:.D462])" office:value-type="float" office:value="479" calcext:value-type="float">
            <text:p>479</text:p>
          </table:table-cell>
          <table:table-cell table:formula="of:=IF([.A462] = &quot;forward&quot;; [.B462]*[.E462]; 0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63]=&quot;forward&quot;; [.B463])" office:value-type="float" office:value="0" calcext:value-type="float">
            <text:p>0</text:p>
          </table:table-cell>
          <table:table-cell table:formula="of:=IF([.A463]=&quot;down&quot;; [.B463]; IF([.A463]=&quot;up&quot;; -[.B463];0))" office:value-type="float" office:value="3" calcext:value-type="float">
            <text:p>3</text:p>
          </table:table-cell>
          <table:table-cell table:formula="of:=SUM([.$D$2:.D463])" office:value-type="float" office:value="482" calcext:value-type="float">
            <text:p>482</text:p>
          </table:table-cell>
          <table:table-cell table:formula="of:=IF([.A463] = &quot;forward&quot;; [.B463]*[.E46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464]=&quot;forward&quot;; [.B464])" office:value-type="float" office:value="0" calcext:value-type="float">
            <text:p>0</text:p>
          </table:table-cell>
          <table:table-cell table:formula="of:=IF([.A464]=&quot;down&quot;; [.B464]; IF([.A464]=&quot;up&quot;; -[.B464];0))" office:value-type="float" office:value="4" calcext:value-type="float">
            <text:p>4</text:p>
          </table:table-cell>
          <table:table-cell table:formula="of:=SUM([.$D$2:.D464])" office:value-type="float" office:value="486" calcext:value-type="float">
            <text:p>486</text:p>
          </table:table-cell>
          <table:table-cell table:formula="of:=IF([.A464] = &quot;forward&quot;; [.B464]*[.E46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465]=&quot;forward&quot;; [.B465])" office:value-type="float" office:value="0" calcext:value-type="float">
            <text:p>0</text:p>
          </table:table-cell>
          <table:table-cell table:formula="of:=IF([.A465]=&quot;down&quot;; [.B465]; IF([.A465]=&quot;up&quot;; -[.B465];0))" office:value-type="float" office:value="-9" calcext:value-type="float">
            <text:p>-9</text:p>
          </table:table-cell>
          <table:table-cell table:formula="of:=SUM([.$D$2:.D465])" office:value-type="float" office:value="477" calcext:value-type="float">
            <text:p>477</text:p>
          </table:table-cell>
          <table:table-cell table:formula="of:=IF([.A465] = &quot;forward&quot;; [.B465]*[.E4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66]=&quot;forward&quot;; [.B466])" office:value-type="float" office:value="0" calcext:value-type="float">
            <text:p>0</text:p>
          </table:table-cell>
          <table:table-cell table:formula="of:=IF([.A466]=&quot;down&quot;; [.B466]; IF([.A466]=&quot;up&quot;; -[.B466];0))" office:value-type="float" office:value="3" calcext:value-type="float">
            <text:p>3</text:p>
          </table:table-cell>
          <table:table-cell table:formula="of:=SUM([.$D$2:.D466])" office:value-type="float" office:value="480" calcext:value-type="float">
            <text:p>480</text:p>
          </table:table-cell>
          <table:table-cell table:formula="of:=IF([.A466] = &quot;forward&quot;; [.B466]*[.E4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67]=&quot;forward&quot;; [.B467])" office:value-type="float" office:value="0" calcext:value-type="float">
            <text:p>0</text:p>
          </table:table-cell>
          <table:table-cell table:formula="of:=IF([.A467]=&quot;down&quot;; [.B467]; IF([.A467]=&quot;up&quot;; -[.B467];0))" office:value-type="float" office:value="-8" calcext:value-type="float">
            <text:p>-8</text:p>
          </table:table-cell>
          <table:table-cell table:formula="of:=SUM([.$D$2:.D467])" office:value-type="float" office:value="472" calcext:value-type="float">
            <text:p>472</text:p>
          </table:table-cell>
          <table:table-cell table:formula="of:=IF([.A467] = &quot;forward&quot;; [.B467]*[.E46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468]=&quot;forward&quot;; [.B468])" office:value-type="float" office:value="5" calcext:value-type="float">
            <text:p>5</text:p>
          </table:table-cell>
          <table:table-cell table:formula="of:=IF([.A468]=&quot;down&quot;; [.B468]; IF([.A468]=&quot;up&quot;; -[.B468];0))" office:value-type="float" office:value="0" calcext:value-type="float">
            <text:p>0</text:p>
          </table:table-cell>
          <table:table-cell table:formula="of:=SUM([.$D$2:.D468])" office:value-type="float" office:value="472" calcext:value-type="float">
            <text:p>472</text:p>
          </table:table-cell>
          <table:table-cell table:formula="of:=IF([.A468] = &quot;forward&quot;; [.B468]*[.E468]; 0)"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69]=&quot;forward&quot;; [.B469])" office:value-type="float" office:value="0" calcext:value-type="float">
            <text:p>0</text:p>
          </table:table-cell>
          <table:table-cell table:formula="of:=IF([.A469]=&quot;down&quot;; [.B469]; IF([.A469]=&quot;up&quot;; -[.B469];0))" office:value-type="float" office:value="5" calcext:value-type="float">
            <text:p>5</text:p>
          </table:table-cell>
          <table:table-cell table:formula="of:=SUM([.$D$2:.D469])" office:value-type="float" office:value="477" calcext:value-type="float">
            <text:p>477</text:p>
          </table:table-cell>
          <table:table-cell table:formula="of:=IF([.A469] = &quot;forward&quot;; [.B469]*[.E46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70]=&quot;forward&quot;; [.B470])" office:value-type="float" office:value="2" calcext:value-type="float">
            <text:p>2</text:p>
          </table:table-cell>
          <table:table-cell table:formula="of:=IF([.A470]=&quot;down&quot;; [.B470]; IF([.A470]=&quot;up&quot;; -[.B470];0))" office:value-type="float" office:value="0" calcext:value-type="float">
            <text:p>0</text:p>
          </table:table-cell>
          <table:table-cell table:formula="of:=SUM([.$D$2:.D470])" office:value-type="float" office:value="477" calcext:value-type="float">
            <text:p>477</text:p>
          </table:table-cell>
          <table:table-cell table:formula="of:=IF([.A470] = &quot;forward&quot;; [.B470]*[.E470]; 0)"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71]=&quot;forward&quot;; [.B471])" office:value-type="float" office:value="0" calcext:value-type="float">
            <text:p>0</text:p>
          </table:table-cell>
          <table:table-cell table:formula="of:=IF([.A471]=&quot;down&quot;; [.B471]; IF([.A471]=&quot;up&quot;; -[.B471];0))" office:value-type="float" office:value="8" calcext:value-type="float">
            <text:p>8</text:p>
          </table:table-cell>
          <table:table-cell table:formula="of:=SUM([.$D$2:.D471])" office:value-type="float" office:value="485" calcext:value-type="float">
            <text:p>485</text:p>
          </table:table-cell>
          <table:table-cell table:formula="of:=IF([.A471] = &quot;forward&quot;; [.B471]*[.E47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472]=&quot;forward&quot;; [.B472])" office:value-type="float" office:value="0" calcext:value-type="float">
            <text:p>0</text:p>
          </table:table-cell>
          <table:table-cell table:formula="of:=IF([.A472]=&quot;down&quot;; [.B472]; IF([.A472]=&quot;up&quot;; -[.B472];0))" office:value-type="float" office:value="2" calcext:value-type="float">
            <text:p>2</text:p>
          </table:table-cell>
          <table:table-cell table:formula="of:=SUM([.$D$2:.D472])" office:value-type="float" office:value="487" calcext:value-type="float">
            <text:p>487</text:p>
          </table:table-cell>
          <table:table-cell table:formula="of:=IF([.A472] = &quot;forward&quot;; [.B472]*[.E4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473]=&quot;forward&quot;; [.B473])" office:value-type="float" office:value="0" calcext:value-type="float">
            <text:p>0</text:p>
          </table:table-cell>
          <table:table-cell table:formula="of:=IF([.A473]=&quot;down&quot;; [.B473]; IF([.A473]=&quot;up&quot;; -[.B473];0))" office:value-type="float" office:value="-1" calcext:value-type="float">
            <text:p>-1</text:p>
          </table:table-cell>
          <table:table-cell table:formula="of:=SUM([.$D$2:.D473])" office:value-type="float" office:value="486" calcext:value-type="float">
            <text:p>486</text:p>
          </table:table-cell>
          <table:table-cell table:formula="of:=IF([.A473] = &quot;forward&quot;; [.B473]*[.E4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74]=&quot;forward&quot;; [.B474])" office:value-type="float" office:value="7" calcext:value-type="float">
            <text:p>7</text:p>
          </table:table-cell>
          <table:table-cell table:formula="of:=IF([.A474]=&quot;down&quot;; [.B474]; IF([.A474]=&quot;up&quot;; -[.B474];0))" office:value-type="float" office:value="0" calcext:value-type="float">
            <text:p>0</text:p>
          </table:table-cell>
          <table:table-cell table:formula="of:=SUM([.$D$2:.D474])" office:value-type="float" office:value="486" calcext:value-type="float">
            <text:p>486</text:p>
          </table:table-cell>
          <table:table-cell table:formula="of:=IF([.A474] = &quot;forward&quot;; [.B474]*[.E474]; 0)"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475]=&quot;forward&quot;; [.B475])" office:value-type="float" office:value="0" calcext:value-type="float">
            <text:p>0</text:p>
          </table:table-cell>
          <table:table-cell table:formula="of:=IF([.A475]=&quot;down&quot;; [.B475]; IF([.A475]=&quot;up&quot;; -[.B475];0))" office:value-type="float" office:value="-8" calcext:value-type="float">
            <text:p>-8</text:p>
          </table:table-cell>
          <table:table-cell table:formula="of:=SUM([.$D$2:.D475])" office:value-type="float" office:value="478" calcext:value-type="float">
            <text:p>478</text:p>
          </table:table-cell>
          <table:table-cell table:formula="of:=IF([.A475] = &quot;forward&quot;; [.B475]*[.E47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76]=&quot;forward&quot;; [.B476])" office:value-type="float" office:value="7" calcext:value-type="float">
            <text:p>7</text:p>
          </table:table-cell>
          <table:table-cell table:formula="of:=IF([.A476]=&quot;down&quot;; [.B476]; IF([.A476]=&quot;up&quot;; -[.B476];0))" office:value-type="float" office:value="0" calcext:value-type="float">
            <text:p>0</text:p>
          </table:table-cell>
          <table:table-cell table:formula="of:=SUM([.$D$2:.D476])" office:value-type="float" office:value="478" calcext:value-type="float">
            <text:p>478</text:p>
          </table:table-cell>
          <table:table-cell table:formula="of:=IF([.A476] = &quot;forward&quot;; [.B476]*[.E476]; 0)" office:value-type="float" office:value="3346" calcext:value-type="float">
            <text:p>334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77]=&quot;forward&quot;; [.B477])" office:value-type="float" office:value="0" calcext:value-type="float">
            <text:p>0</text:p>
          </table:table-cell>
          <table:table-cell table:formula="of:=IF([.A477]=&quot;down&quot;; [.B477]; IF([.A477]=&quot;up&quot;; -[.B477];0))" office:value-type="float" office:value="3" calcext:value-type="float">
            <text:p>3</text:p>
          </table:table-cell>
          <table:table-cell table:formula="of:=SUM([.$D$2:.D477])" office:value-type="float" office:value="481" calcext:value-type="float">
            <text:p>481</text:p>
          </table:table-cell>
          <table:table-cell table:formula="of:=IF([.A477] = &quot;forward&quot;; [.B477]*[.E4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78]=&quot;forward&quot;; [.B478])" office:value-type="float" office:value="0" calcext:value-type="float">
            <text:p>0</text:p>
          </table:table-cell>
          <table:table-cell table:formula="of:=IF([.A478]=&quot;down&quot;; [.B478]; IF([.A478]=&quot;up&quot;; -[.B478];0))" office:value-type="float" office:value="1" calcext:value-type="float">
            <text:p>1</text:p>
          </table:table-cell>
          <table:table-cell table:formula="of:=SUM([.$D$2:.D478])" office:value-type="float" office:value="482" calcext:value-type="float">
            <text:p>482</text:p>
          </table:table-cell>
          <table:table-cell table:formula="of:=IF([.A478] = &quot;forward&quot;; [.B478]*[.E47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79]=&quot;forward&quot;; [.B479])" office:value-type="float" office:value="0" calcext:value-type="float">
            <text:p>0</text:p>
          </table:table-cell>
          <table:table-cell table:formula="of:=IF([.A479]=&quot;down&quot;; [.B479]; IF([.A479]=&quot;up&quot;; -[.B479];0))" office:value-type="float" office:value="3" calcext:value-type="float">
            <text:p>3</text:p>
          </table:table-cell>
          <table:table-cell table:formula="of:=SUM([.$D$2:.D479])" office:value-type="float" office:value="485" calcext:value-type="float">
            <text:p>485</text:p>
          </table:table-cell>
          <table:table-cell table:formula="of:=IF([.A479] = &quot;forward&quot;; [.B479]*[.E4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80]=&quot;forward&quot;; [.B480])" office:value-type="float" office:value="4" calcext:value-type="float">
            <text:p>4</text:p>
          </table:table-cell>
          <table:table-cell table:formula="of:=IF([.A480]=&quot;down&quot;; [.B480]; IF([.A480]=&quot;up&quot;; -[.B480];0))" office:value-type="float" office:value="0" calcext:value-type="float">
            <text:p>0</text:p>
          </table:table-cell>
          <table:table-cell table:formula="of:=SUM([.$D$2:.D480])" office:value-type="float" office:value="485" calcext:value-type="float">
            <text:p>485</text:p>
          </table:table-cell>
          <table:table-cell table:formula="of:=IF([.A480] = &quot;forward&quot;; [.B480]*[.E480]; 0)"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481]=&quot;forward&quot;; [.B481])" office:value-type="float" office:value="0" calcext:value-type="float">
            <text:p>0</text:p>
          </table:table-cell>
          <table:table-cell table:formula="of:=IF([.A481]=&quot;down&quot;; [.B481]; IF([.A481]=&quot;up&quot;; -[.B481];0))" office:value-type="float" office:value="5" calcext:value-type="float">
            <text:p>5</text:p>
          </table:table-cell>
          <table:table-cell table:formula="of:=SUM([.$D$2:.D481])" office:value-type="float" office:value="490" calcext:value-type="float">
            <text:p>490</text:p>
          </table:table-cell>
          <table:table-cell table:formula="of:=IF([.A481] = &quot;forward&quot;; [.B481]*[.E4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482]=&quot;forward&quot;; [.B482])" office:value-type="float" office:value="0" calcext:value-type="float">
            <text:p>0</text:p>
          </table:table-cell>
          <table:table-cell table:formula="of:=IF([.A482]=&quot;down&quot;; [.B482]; IF([.A482]=&quot;up&quot;; -[.B482];0))" office:value-type="float" office:value="8" calcext:value-type="float">
            <text:p>8</text:p>
          </table:table-cell>
          <table:table-cell table:formula="of:=SUM([.$D$2:.D482])" office:value-type="float" office:value="498" calcext:value-type="float">
            <text:p>498</text:p>
          </table:table-cell>
          <table:table-cell table:formula="of:=IF([.A482] = &quot;forward&quot;; [.B482]*[.E48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483]=&quot;forward&quot;; [.B483])" office:value-type="float" office:value="8" calcext:value-type="float">
            <text:p>8</text:p>
          </table:table-cell>
          <table:table-cell table:formula="of:=IF([.A483]=&quot;down&quot;; [.B483]; IF([.A483]=&quot;up&quot;; -[.B483];0))" office:value-type="float" office:value="0" calcext:value-type="float">
            <text:p>0</text:p>
          </table:table-cell>
          <table:table-cell table:formula="of:=SUM([.$D$2:.D483])" office:value-type="float" office:value="498" calcext:value-type="float">
            <text:p>498</text:p>
          </table:table-cell>
          <table:table-cell table:formula="of:=IF([.A483] = &quot;forward&quot;; [.B483]*[.E483]; 0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84]=&quot;forward&quot;; [.B484])" office:value-type="float" office:value="3" calcext:value-type="float">
            <text:p>3</text:p>
          </table:table-cell>
          <table:table-cell table:formula="of:=IF([.A484]=&quot;down&quot;; [.B484]; IF([.A484]=&quot;up&quot;; -[.B484];0))" office:value-type="float" office:value="0" calcext:value-type="float">
            <text:p>0</text:p>
          </table:table-cell>
          <table:table-cell table:formula="of:=SUM([.$D$2:.D484])" office:value-type="float" office:value="498" calcext:value-type="float">
            <text:p>498</text:p>
          </table:table-cell>
          <table:table-cell table:formula="of:=IF([.A484] = &quot;forward&quot;; [.B484]*[.E484]; 0)"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85]=&quot;forward&quot;; [.B485])" office:value-type="float" office:value="7" calcext:value-type="float">
            <text:p>7</text:p>
          </table:table-cell>
          <table:table-cell table:formula="of:=IF([.A485]=&quot;down&quot;; [.B485]; IF([.A485]=&quot;up&quot;; -[.B485];0))" office:value-type="float" office:value="0" calcext:value-type="float">
            <text:p>0</text:p>
          </table:table-cell>
          <table:table-cell table:formula="of:=SUM([.$D$2:.D485])" office:value-type="float" office:value="498" calcext:value-type="float">
            <text:p>498</text:p>
          </table:table-cell>
          <table:table-cell table:formula="of:=IF([.A485] = &quot;forward&quot;; [.B485]*[.E485]; 0)" office:value-type="float" office:value="3486" calcext:value-type="float">
            <text:p>348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86]=&quot;forward&quot;; [.B486])" office:value-type="float" office:value="0" calcext:value-type="float">
            <text:p>0</text:p>
          </table:table-cell>
          <table:table-cell table:formula="of:=IF([.A486]=&quot;down&quot;; [.B486]; IF([.A486]=&quot;up&quot;; -[.B486];0))" office:value-type="float" office:value="7" calcext:value-type="float">
            <text:p>7</text:p>
          </table:table-cell>
          <table:table-cell table:formula="of:=SUM([.$D$2:.D486])" office:value-type="float" office:value="505" calcext:value-type="float">
            <text:p>505</text:p>
          </table:table-cell>
          <table:table-cell table:formula="of:=IF([.A486] = &quot;forward&quot;; [.B486]*[.E48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87]=&quot;forward&quot;; [.B487])" office:value-type="float" office:value="4" calcext:value-type="float">
            <text:p>4</text:p>
          </table:table-cell>
          <table:table-cell table:formula="of:=IF([.A487]=&quot;down&quot;; [.B487]; IF([.A487]=&quot;up&quot;; -[.B487];0))" office:value-type="float" office:value="0" calcext:value-type="float">
            <text:p>0</text:p>
          </table:table-cell>
          <table:table-cell table:formula="of:=SUM([.$D$2:.D487])" office:value-type="float" office:value="505" calcext:value-type="float">
            <text:p>505</text:p>
          </table:table-cell>
          <table:table-cell table:formula="of:=IF([.A487] = &quot;forward&quot;; [.B487]*[.E487]; 0)"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88]=&quot;forward&quot;; [.B488])" office:value-type="float" office:value="0" calcext:value-type="float">
            <text:p>0</text:p>
          </table:table-cell>
          <table:table-cell table:formula="of:=IF([.A488]=&quot;down&quot;; [.B488]; IF([.A488]=&quot;up&quot;; -[.B488];0))" office:value-type="float" office:value="1" calcext:value-type="float">
            <text:p>1</text:p>
          </table:table-cell>
          <table:table-cell table:formula="of:=SUM([.$D$2:.D488])" office:value-type="float" office:value="506" calcext:value-type="float">
            <text:p>506</text:p>
          </table:table-cell>
          <table:table-cell table:formula="of:=IF([.A488] = &quot;forward&quot;; [.B488]*[.E4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489]=&quot;forward&quot;; [.B489])" office:value-type="float" office:value="3" calcext:value-type="float">
            <text:p>3</text:p>
          </table:table-cell>
          <table:table-cell table:formula="of:=IF([.A489]=&quot;down&quot;; [.B489]; IF([.A489]=&quot;up&quot;; -[.B489];0))" office:value-type="float" office:value="0" calcext:value-type="float">
            <text:p>0</text:p>
          </table:table-cell>
          <table:table-cell table:formula="of:=SUM([.$D$2:.D489])" office:value-type="float" office:value="506" calcext:value-type="float">
            <text:p>506</text:p>
          </table:table-cell>
          <table:table-cell table:formula="of:=IF([.A489] = &quot;forward&quot;; [.B489]*[.E489]; 0)"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490]=&quot;forward&quot;; [.B490])" office:value-type="float" office:value="0" calcext:value-type="float">
            <text:p>0</text:p>
          </table:table-cell>
          <table:table-cell table:formula="of:=IF([.A490]=&quot;down&quot;; [.B490]; IF([.A490]=&quot;up&quot;; -[.B490];0))" office:value-type="float" office:value="-2" calcext:value-type="float">
            <text:p>-2</text:p>
          </table:table-cell>
          <table:table-cell table:formula="of:=SUM([.$D$2:.D490])" office:value-type="float" office:value="504" calcext:value-type="float">
            <text:p>504</text:p>
          </table:table-cell>
          <table:table-cell table:formula="of:=IF([.A490] = &quot;forward&quot;; [.B490]*[.E4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491]=&quot;forward&quot;; [.B491])" office:value-type="float" office:value="0" calcext:value-type="float">
            <text:p>0</text:p>
          </table:table-cell>
          <table:table-cell table:formula="of:=IF([.A491]=&quot;down&quot;; [.B491]; IF([.A491]=&quot;up&quot;; -[.B491];0))" office:value-type="float" office:value="7" calcext:value-type="float">
            <text:p>7</text:p>
          </table:table-cell>
          <table:table-cell table:formula="of:=SUM([.$D$2:.D491])" office:value-type="float" office:value="511" calcext:value-type="float">
            <text:p>511</text:p>
          </table:table-cell>
          <table:table-cell table:formula="of:=IF([.A491] = &quot;forward&quot;; [.B491]*[.E49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92]=&quot;forward&quot;; [.B492])" office:value-type="float" office:value="0" calcext:value-type="float">
            <text:p>0</text:p>
          </table:table-cell>
          <table:table-cell table:formula="of:=IF([.A492]=&quot;down&quot;; [.B492]; IF([.A492]=&quot;up&quot;; -[.B492];0))" office:value-type="float" office:value="1" calcext:value-type="float">
            <text:p>1</text:p>
          </table:table-cell>
          <table:table-cell table:formula="of:=SUM([.$D$2:.D492])" office:value-type="float" office:value="512" calcext:value-type="float">
            <text:p>512</text:p>
          </table:table-cell>
          <table:table-cell table:formula="of:=IF([.A492] = &quot;forward&quot;; [.B492]*[.E49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93]=&quot;forward&quot;; [.B493])" office:value-type="float" office:value="4" calcext:value-type="float">
            <text:p>4</text:p>
          </table:table-cell>
          <table:table-cell table:formula="of:=IF([.A493]=&quot;down&quot;; [.B493]; IF([.A493]=&quot;up&quot;; -[.B493];0))" office:value-type="float" office:value="0" calcext:value-type="float">
            <text:p>0</text:p>
          </table:table-cell>
          <table:table-cell table:formula="of:=SUM([.$D$2:.D493])" office:value-type="float" office:value="512" calcext:value-type="float">
            <text:p>512</text:p>
          </table:table-cell>
          <table:table-cell table:formula="of:=IF([.A493] = &quot;forward&quot;; [.B493]*[.E493]; 0)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494]=&quot;forward&quot;; [.B494])" office:value-type="float" office:value="7" calcext:value-type="float">
            <text:p>7</text:p>
          </table:table-cell>
          <table:table-cell table:formula="of:=IF([.A494]=&quot;down&quot;; [.B494]; IF([.A494]=&quot;up&quot;; -[.B494];0))" office:value-type="float" office:value="0" calcext:value-type="float">
            <text:p>0</text:p>
          </table:table-cell>
          <table:table-cell table:formula="of:=SUM([.$D$2:.D494])" office:value-type="float" office:value="512" calcext:value-type="float">
            <text:p>512</text:p>
          </table:table-cell>
          <table:table-cell table:formula="of:=IF([.A494] = &quot;forward&quot;; [.B494]*[.E494]; 0)" office:value-type="float" office:value="3584" calcext:value-type="float">
            <text:p>358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95]=&quot;forward&quot;; [.B495])" office:value-type="float" office:value="0" calcext:value-type="float">
            <text:p>0</text:p>
          </table:table-cell>
          <table:table-cell table:formula="of:=IF([.A495]=&quot;down&quot;; [.B495]; IF([.A495]=&quot;up&quot;; -[.B495];0))" office:value-type="float" office:value="3" calcext:value-type="float">
            <text:p>3</text:p>
          </table:table-cell>
          <table:table-cell table:formula="of:=SUM([.$D$2:.D495])" office:value-type="float" office:value="515" calcext:value-type="float">
            <text:p>515</text:p>
          </table:table-cell>
          <table:table-cell table:formula="of:=IF([.A495] = &quot;forward&quot;; [.B495]*[.E49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496]=&quot;forward&quot;; [.B496])" office:value-type="float" office:value="0" calcext:value-type="float">
            <text:p>0</text:p>
          </table:table-cell>
          <table:table-cell table:formula="of:=IF([.A496]=&quot;down&quot;; [.B496]; IF([.A496]=&quot;up&quot;; -[.B496];0))" office:value-type="float" office:value="1" calcext:value-type="float">
            <text:p>1</text:p>
          </table:table-cell>
          <table:table-cell table:formula="of:=SUM([.$D$2:.D496])" office:value-type="float" office:value="516" calcext:value-type="float">
            <text:p>516</text:p>
          </table:table-cell>
          <table:table-cell table:formula="of:=IF([.A496] = &quot;forward&quot;; [.B496]*[.E49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497]=&quot;forward&quot;; [.B497])" office:value-type="float" office:value="4" calcext:value-type="float">
            <text:p>4</text:p>
          </table:table-cell>
          <table:table-cell table:formula="of:=IF([.A497]=&quot;down&quot;; [.B497]; IF([.A497]=&quot;up&quot;; -[.B497];0))" office:value-type="float" office:value="0" calcext:value-type="float">
            <text:p>0</text:p>
          </table:table-cell>
          <table:table-cell table:formula="of:=SUM([.$D$2:.D497])" office:value-type="float" office:value="516" calcext:value-type="float">
            <text:p>516</text:p>
          </table:table-cell>
          <table:table-cell table:formula="of:=IF([.A497] = &quot;forward&quot;; [.B497]*[.E497]; 0)" office:value-type="float" office:value="2064" calcext:value-type="float">
            <text:p>20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498]=&quot;forward&quot;; [.B498])" office:value-type="float" office:value="0" calcext:value-type="float">
            <text:p>0</text:p>
          </table:table-cell>
          <table:table-cell table:formula="of:=IF([.A498]=&quot;down&quot;; [.B498]; IF([.A498]=&quot;up&quot;; -[.B498];0))" office:value-type="float" office:value="3" calcext:value-type="float">
            <text:p>3</text:p>
          </table:table-cell>
          <table:table-cell table:formula="of:=SUM([.$D$2:.D498])" office:value-type="float" office:value="519" calcext:value-type="float">
            <text:p>519</text:p>
          </table:table-cell>
          <table:table-cell table:formula="of:=IF([.A498] = &quot;forward&quot;; [.B498]*[.E4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499]=&quot;forward&quot;; [.B499])" office:value-type="float" office:value="2" calcext:value-type="float">
            <text:p>2</text:p>
          </table:table-cell>
          <table:table-cell table:formula="of:=IF([.A499]=&quot;down&quot;; [.B499]; IF([.A499]=&quot;up&quot;; -[.B499];0))" office:value-type="float" office:value="0" calcext:value-type="float">
            <text:p>0</text:p>
          </table:table-cell>
          <table:table-cell table:formula="of:=SUM([.$D$2:.D499])" office:value-type="float" office:value="519" calcext:value-type="float">
            <text:p>519</text:p>
          </table:table-cell>
          <table:table-cell table:formula="of:=IF([.A499] = &quot;forward&quot;; [.B499]*[.E499]; 0)"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00]=&quot;forward&quot;; [.B500])" office:value-type="float" office:value="0" calcext:value-type="float">
            <text:p>0</text:p>
          </table:table-cell>
          <table:table-cell table:formula="of:=IF([.A500]=&quot;down&quot;; [.B500]; IF([.A500]=&quot;up&quot;; -[.B500];0))" office:value-type="float" office:value="-9" calcext:value-type="float">
            <text:p>-9</text:p>
          </table:table-cell>
          <table:table-cell table:formula="of:=SUM([.$D$2:.D500])" office:value-type="float" office:value="510" calcext:value-type="float">
            <text:p>510</text:p>
          </table:table-cell>
          <table:table-cell table:formula="of:=IF([.A500] = &quot;forward&quot;; [.B500]*[.E50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01]=&quot;forward&quot;; [.B501])" office:value-type="float" office:value="0" calcext:value-type="float">
            <text:p>0</text:p>
          </table:table-cell>
          <table:table-cell table:formula="of:=IF([.A501]=&quot;down&quot;; [.B501]; IF([.A501]=&quot;up&quot;; -[.B501];0))" office:value-type="float" office:value="5" calcext:value-type="float">
            <text:p>5</text:p>
          </table:table-cell>
          <table:table-cell table:formula="of:=SUM([.$D$2:.D501])" office:value-type="float" office:value="515" calcext:value-type="float">
            <text:p>515</text:p>
          </table:table-cell>
          <table:table-cell table:formula="of:=IF([.A501] = &quot;forward&quot;; [.B501]*[.E50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02]=&quot;forward&quot;; [.B502])" office:value-type="float" office:value="0" calcext:value-type="float">
            <text:p>0</text:p>
          </table:table-cell>
          <table:table-cell table:formula="of:=IF([.A502]=&quot;down&quot;; [.B502]; IF([.A502]=&quot;up&quot;; -[.B502];0))" office:value-type="float" office:value="9" calcext:value-type="float">
            <text:p>9</text:p>
          </table:table-cell>
          <table:table-cell table:formula="of:=SUM([.$D$2:.D502])" office:value-type="float" office:value="524" calcext:value-type="float">
            <text:p>524</text:p>
          </table:table-cell>
          <table:table-cell table:formula="of:=IF([.A502] = &quot;forward&quot;; [.B502]*[.E50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03]=&quot;forward&quot;; [.B503])" office:value-type="float" office:value="5" calcext:value-type="float">
            <text:p>5</text:p>
          </table:table-cell>
          <table:table-cell table:formula="of:=IF([.A503]=&quot;down&quot;; [.B503]; IF([.A503]=&quot;up&quot;; -[.B503];0))" office:value-type="float" office:value="0" calcext:value-type="float">
            <text:p>0</text:p>
          </table:table-cell>
          <table:table-cell table:formula="of:=SUM([.$D$2:.D503])" office:value-type="float" office:value="524" calcext:value-type="float">
            <text:p>524</text:p>
          </table:table-cell>
          <table:table-cell table:formula="of:=IF([.A503] = &quot;forward&quot;; [.B503]*[.E503]; 0)"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04]=&quot;forward&quot;; [.B504])" office:value-type="float" office:value="0" calcext:value-type="float">
            <text:p>0</text:p>
          </table:table-cell>
          <table:table-cell table:formula="of:=IF([.A504]=&quot;down&quot;; [.B504]; IF([.A504]=&quot;up&quot;; -[.B504];0))" office:value-type="float" office:value="-5" calcext:value-type="float">
            <text:p>-5</text:p>
          </table:table-cell>
          <table:table-cell table:formula="of:=SUM([.$D$2:.D504])" office:value-type="float" office:value="519" calcext:value-type="float">
            <text:p>519</text:p>
          </table:table-cell>
          <table:table-cell table:formula="of:=IF([.A504] = &quot;forward&quot;; [.B504]*[.E50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05]=&quot;forward&quot;; [.B505])" office:value-type="float" office:value="0" calcext:value-type="float">
            <text:p>0</text:p>
          </table:table-cell>
          <table:table-cell table:formula="of:=IF([.A505]=&quot;down&quot;; [.B505]; IF([.A505]=&quot;up&quot;; -[.B505];0))" office:value-type="float" office:value="3" calcext:value-type="float">
            <text:p>3</text:p>
          </table:table-cell>
          <table:table-cell table:formula="of:=SUM([.$D$2:.D505])" office:value-type="float" office:value="522" calcext:value-type="float">
            <text:p>522</text:p>
          </table:table-cell>
          <table:table-cell table:formula="of:=IF([.A505] = &quot;forward&quot;; [.B505]*[.E50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06]=&quot;forward&quot;; [.B506])" office:value-type="float" office:value="0" calcext:value-type="float">
            <text:p>0</text:p>
          </table:table-cell>
          <table:table-cell table:formula="of:=IF([.A506]=&quot;down&quot;; [.B506]; IF([.A506]=&quot;up&quot;; -[.B506];0))" office:value-type="float" office:value="-6" calcext:value-type="float">
            <text:p>-6</text:p>
          </table:table-cell>
          <table:table-cell table:formula="of:=SUM([.$D$2:.D506])" office:value-type="float" office:value="516" calcext:value-type="float">
            <text:p>516</text:p>
          </table:table-cell>
          <table:table-cell table:formula="of:=IF([.A506] = &quot;forward&quot;; [.B506]*[.E5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07]=&quot;forward&quot;; [.B507])" office:value-type="float" office:value="0" calcext:value-type="float">
            <text:p>0</text:p>
          </table:table-cell>
          <table:table-cell table:formula="of:=IF([.A507]=&quot;down&quot;; [.B507]; IF([.A507]=&quot;up&quot;; -[.B507];0))" office:value-type="float" office:value="-8" calcext:value-type="float">
            <text:p>-8</text:p>
          </table:table-cell>
          <table:table-cell table:formula="of:=SUM([.$D$2:.D507])" office:value-type="float" office:value="508" calcext:value-type="float">
            <text:p>508</text:p>
          </table:table-cell>
          <table:table-cell table:formula="of:=IF([.A507] = &quot;forward&quot;; [.B507]*[.E50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08]=&quot;forward&quot;; [.B508])" office:value-type="float" office:value="0" calcext:value-type="float">
            <text:p>0</text:p>
          </table:table-cell>
          <table:table-cell table:formula="of:=IF([.A508]=&quot;down&quot;; [.B508]; IF([.A508]=&quot;up&quot;; -[.B508];0))" office:value-type="float" office:value="7" calcext:value-type="float">
            <text:p>7</text:p>
          </table:table-cell>
          <table:table-cell table:formula="of:=SUM([.$D$2:.D508])" office:value-type="float" office:value="515" calcext:value-type="float">
            <text:p>515</text:p>
          </table:table-cell>
          <table:table-cell table:formula="of:=IF([.A508] = &quot;forward&quot;; [.B508]*[.E50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09]=&quot;forward&quot;; [.B509])" office:value-type="float" office:value="0" calcext:value-type="float">
            <text:p>0</text:p>
          </table:table-cell>
          <table:table-cell table:formula="of:=IF([.A509]=&quot;down&quot;; [.B509]; IF([.A509]=&quot;up&quot;; -[.B509];0))" office:value-type="float" office:value="3" calcext:value-type="float">
            <text:p>3</text:p>
          </table:table-cell>
          <table:table-cell table:formula="of:=SUM([.$D$2:.D509])" office:value-type="float" office:value="518" calcext:value-type="float">
            <text:p>518</text:p>
          </table:table-cell>
          <table:table-cell table:formula="of:=IF([.A509] = &quot;forward&quot;; [.B509]*[.E50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10]=&quot;forward&quot;; [.B510])" office:value-type="float" office:value="0" calcext:value-type="float">
            <text:p>0</text:p>
          </table:table-cell>
          <table:table-cell table:formula="of:=IF([.A510]=&quot;down&quot;; [.B510]; IF([.A510]=&quot;up&quot;; -[.B510];0))" office:value-type="float" office:value="9" calcext:value-type="float">
            <text:p>9</text:p>
          </table:table-cell>
          <table:table-cell table:formula="of:=SUM([.$D$2:.D510])" office:value-type="float" office:value="527" calcext:value-type="float">
            <text:p>527</text:p>
          </table:table-cell>
          <table:table-cell table:formula="of:=IF([.A510] = &quot;forward&quot;; [.B510]*[.E5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11]=&quot;forward&quot;; [.B511])" office:value-type="float" office:value="6" calcext:value-type="float">
            <text:p>6</text:p>
          </table:table-cell>
          <table:table-cell table:formula="of:=IF([.A511]=&quot;down&quot;; [.B511]; IF([.A511]=&quot;up&quot;; -[.B511];0))" office:value-type="float" office:value="0" calcext:value-type="float">
            <text:p>0</text:p>
          </table:table-cell>
          <table:table-cell table:formula="of:=SUM([.$D$2:.D511])" office:value-type="float" office:value="527" calcext:value-type="float">
            <text:p>527</text:p>
          </table:table-cell>
          <table:table-cell table:formula="of:=IF([.A511] = &quot;forward&quot;; [.B511]*[.E511]; 0)" office:value-type="float" office:value="3162" calcext:value-type="float">
            <text:p>316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12]=&quot;forward&quot;; [.B512])" office:value-type="float" office:value="8" calcext:value-type="float">
            <text:p>8</text:p>
          </table:table-cell>
          <table:table-cell table:formula="of:=IF([.A512]=&quot;down&quot;; [.B512]; IF([.A512]=&quot;up&quot;; -[.B512];0))" office:value-type="float" office:value="0" calcext:value-type="float">
            <text:p>0</text:p>
          </table:table-cell>
          <table:table-cell table:formula="of:=SUM([.$D$2:.D512])" office:value-type="float" office:value="527" calcext:value-type="float">
            <text:p>527</text:p>
          </table:table-cell>
          <table:table-cell table:formula="of:=IF([.A512] = &quot;forward&quot;; [.B512]*[.E512]; 0)" office:value-type="float" office:value="4216" calcext:value-type="float">
            <text:p>42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13]=&quot;forward&quot;; [.B513])" office:value-type="float" office:value="3" calcext:value-type="float">
            <text:p>3</text:p>
          </table:table-cell>
          <table:table-cell table:formula="of:=IF([.A513]=&quot;down&quot;; [.B513]; IF([.A513]=&quot;up&quot;; -[.B513];0))" office:value-type="float" office:value="0" calcext:value-type="float">
            <text:p>0</text:p>
          </table:table-cell>
          <table:table-cell table:formula="of:=SUM([.$D$2:.D513])" office:value-type="float" office:value="527" calcext:value-type="float">
            <text:p>527</text:p>
          </table:table-cell>
          <table:table-cell table:formula="of:=IF([.A513] = &quot;forward&quot;; [.B513]*[.E513]; 0)"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14]=&quot;forward&quot;; [.B514])" office:value-type="float" office:value="0" calcext:value-type="float">
            <text:p>0</text:p>
          </table:table-cell>
          <table:table-cell table:formula="of:=IF([.A514]=&quot;down&quot;; [.B514]; IF([.A514]=&quot;up&quot;; -[.B514];0))" office:value-type="float" office:value="6" calcext:value-type="float">
            <text:p>6</text:p>
          </table:table-cell>
          <table:table-cell table:formula="of:=SUM([.$D$2:.D514])" office:value-type="float" office:value="533" calcext:value-type="float">
            <text:p>533</text:p>
          </table:table-cell>
          <table:table-cell table:formula="of:=IF([.A514] = &quot;forward&quot;; [.B514]*[.E51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15]=&quot;forward&quot;; [.B515])" office:value-type="float" office:value="0" calcext:value-type="float">
            <text:p>0</text:p>
          </table:table-cell>
          <table:table-cell table:formula="of:=IF([.A515]=&quot;down&quot;; [.B515]; IF([.A515]=&quot;up&quot;; -[.B515];0))" office:value-type="float" office:value="-8" calcext:value-type="float">
            <text:p>-8</text:p>
          </table:table-cell>
          <table:table-cell table:formula="of:=SUM([.$D$2:.D515])" office:value-type="float" office:value="525" calcext:value-type="float">
            <text:p>525</text:p>
          </table:table-cell>
          <table:table-cell table:formula="of:=IF([.A515] = &quot;forward&quot;; [.B515]*[.E51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16]=&quot;forward&quot;; [.B516])" office:value-type="float" office:value="8" calcext:value-type="float">
            <text:p>8</text:p>
          </table:table-cell>
          <table:table-cell table:formula="of:=IF([.A516]=&quot;down&quot;; [.B516]; IF([.A516]=&quot;up&quot;; -[.B516];0))" office:value-type="float" office:value="0" calcext:value-type="float">
            <text:p>0</text:p>
          </table:table-cell>
          <table:table-cell table:formula="of:=SUM([.$D$2:.D516])" office:value-type="float" office:value="525" calcext:value-type="float">
            <text:p>525</text:p>
          </table:table-cell>
          <table:table-cell table:formula="of:=IF([.A516] = &quot;forward&quot;; [.B516]*[.E516]; 0)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17]=&quot;forward&quot;; [.B517])" office:value-type="float" office:value="9" calcext:value-type="float">
            <text:p>9</text:p>
          </table:table-cell>
          <table:table-cell table:formula="of:=IF([.A517]=&quot;down&quot;; [.B517]; IF([.A517]=&quot;up&quot;; -[.B517];0))" office:value-type="float" office:value="0" calcext:value-type="float">
            <text:p>0</text:p>
          </table:table-cell>
          <table:table-cell table:formula="of:=SUM([.$D$2:.D517])" office:value-type="float" office:value="525" calcext:value-type="float">
            <text:p>525</text:p>
          </table:table-cell>
          <table:table-cell table:formula="of:=IF([.A517] = &quot;forward&quot;; [.B517]*[.E517]; 0)" office:value-type="float" office:value="4725" calcext:value-type="float">
            <text:p>472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18]=&quot;forward&quot;; [.B518])" office:value-type="float" office:value="0" calcext:value-type="float">
            <text:p>0</text:p>
          </table:table-cell>
          <table:table-cell table:formula="of:=IF([.A518]=&quot;down&quot;; [.B518]; IF([.A518]=&quot;up&quot;; -[.B518];0))" office:value-type="float" office:value="4" calcext:value-type="float">
            <text:p>4</text:p>
          </table:table-cell>
          <table:table-cell table:formula="of:=SUM([.$D$2:.D518])" office:value-type="float" office:value="529" calcext:value-type="float">
            <text:p>529</text:p>
          </table:table-cell>
          <table:table-cell table:formula="of:=IF([.A518] = &quot;forward&quot;; [.B518]*[.E5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19]=&quot;forward&quot;; [.B519])" office:value-type="float" office:value="0" calcext:value-type="float">
            <text:p>0</text:p>
          </table:table-cell>
          <table:table-cell table:formula="of:=IF([.A519]=&quot;down&quot;; [.B519]; IF([.A519]=&quot;up&quot;; -[.B519];0))" office:value-type="float" office:value="1" calcext:value-type="float">
            <text:p>1</text:p>
          </table:table-cell>
          <table:table-cell table:formula="of:=SUM([.$D$2:.D519])" office:value-type="float" office:value="530" calcext:value-type="float">
            <text:p>530</text:p>
          </table:table-cell>
          <table:table-cell table:formula="of:=IF([.A519] = &quot;forward&quot;; [.B519]*[.E5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20]=&quot;forward&quot;; [.B520])" office:value-type="float" office:value="2" calcext:value-type="float">
            <text:p>2</text:p>
          </table:table-cell>
          <table:table-cell table:formula="of:=IF([.A520]=&quot;down&quot;; [.B520]; IF([.A520]=&quot;up&quot;; -[.B520];0))" office:value-type="float" office:value="0" calcext:value-type="float">
            <text:p>0</text:p>
          </table:table-cell>
          <table:table-cell table:formula="of:=SUM([.$D$2:.D520])" office:value-type="float" office:value="530" calcext:value-type="float">
            <text:p>530</text:p>
          </table:table-cell>
          <table:table-cell table:formula="of:=IF([.A520] = &quot;forward&quot;; [.B520]*[.E520]; 0)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21]=&quot;forward&quot;; [.B521])" office:value-type="float" office:value="0" calcext:value-type="float">
            <text:p>0</text:p>
          </table:table-cell>
          <table:table-cell table:formula="of:=IF([.A521]=&quot;down&quot;; [.B521]; IF([.A521]=&quot;up&quot;; -[.B521];0))" office:value-type="float" office:value="2" calcext:value-type="float">
            <text:p>2</text:p>
          </table:table-cell>
          <table:table-cell table:formula="of:=SUM([.$D$2:.D521])" office:value-type="float" office:value="532" calcext:value-type="float">
            <text:p>532</text:p>
          </table:table-cell>
          <table:table-cell table:formula="of:=IF([.A521] = &quot;forward&quot;; [.B521]*[.E52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522]=&quot;forward&quot;; [.B522])" office:value-type="float" office:value="0" calcext:value-type="float">
            <text:p>0</text:p>
          </table:table-cell>
          <table:table-cell table:formula="of:=IF([.A522]=&quot;down&quot;; [.B522]; IF([.A522]=&quot;up&quot;; -[.B522];0))" office:value-type="float" office:value="-2" calcext:value-type="float">
            <text:p>-2</text:p>
          </table:table-cell>
          <table:table-cell table:formula="of:=SUM([.$D$2:.D522])" office:value-type="float" office:value="530" calcext:value-type="float">
            <text:p>530</text:p>
          </table:table-cell>
          <table:table-cell table:formula="of:=IF([.A522] = &quot;forward&quot;; [.B522]*[.E52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23]=&quot;forward&quot;; [.B523])" office:value-type="float" office:value="0" calcext:value-type="float">
            <text:p>0</text:p>
          </table:table-cell>
          <table:table-cell table:formula="of:=IF([.A523]=&quot;down&quot;; [.B523]; IF([.A523]=&quot;up&quot;; -[.B523];0))" office:value-type="float" office:value="5" calcext:value-type="float">
            <text:p>5</text:p>
          </table:table-cell>
          <table:table-cell table:formula="of:=SUM([.$D$2:.D523])" office:value-type="float" office:value="535" calcext:value-type="float">
            <text:p>535</text:p>
          </table:table-cell>
          <table:table-cell table:formula="of:=IF([.A523] = &quot;forward&quot;; [.B523]*[.E5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24]=&quot;forward&quot;; [.B524])" office:value-type="float" office:value="0" calcext:value-type="float">
            <text:p>0</text:p>
          </table:table-cell>
          <table:table-cell table:formula="of:=IF([.A524]=&quot;down&quot;; [.B524]; IF([.A524]=&quot;up&quot;; -[.B524];0))" office:value-type="float" office:value="1" calcext:value-type="float">
            <text:p>1</text:p>
          </table:table-cell>
          <table:table-cell table:formula="of:=SUM([.$D$2:.D524])" office:value-type="float" office:value="536" calcext:value-type="float">
            <text:p>536</text:p>
          </table:table-cell>
          <table:table-cell table:formula="of:=IF([.A524] = &quot;forward&quot;; [.B524]*[.E5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25]=&quot;forward&quot;; [.B525])" office:value-type="float" office:value="0" calcext:value-type="float">
            <text:p>0</text:p>
          </table:table-cell>
          <table:table-cell table:formula="of:=IF([.A525]=&quot;down&quot;; [.B525]; IF([.A525]=&quot;up&quot;; -[.B525];0))" office:value-type="float" office:value="3" calcext:value-type="float">
            <text:p>3</text:p>
          </table:table-cell>
          <table:table-cell table:formula="of:=SUM([.$D$2:.D525])" office:value-type="float" office:value="539" calcext:value-type="float">
            <text:p>539</text:p>
          </table:table-cell>
          <table:table-cell table:formula="of:=IF([.A525] = &quot;forward&quot;; [.B525]*[.E52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26]=&quot;forward&quot;; [.B526])" office:value-type="float" office:value="4" calcext:value-type="float">
            <text:p>4</text:p>
          </table:table-cell>
          <table:table-cell table:formula="of:=IF([.A526]=&quot;down&quot;; [.B526]; IF([.A526]=&quot;up&quot;; -[.B526];0))" office:value-type="float" office:value="0" calcext:value-type="float">
            <text:p>0</text:p>
          </table:table-cell>
          <table:table-cell table:formula="of:=SUM([.$D$2:.D526])" office:value-type="float" office:value="539" calcext:value-type="float">
            <text:p>539</text:p>
          </table:table-cell>
          <table:table-cell table:formula="of:=IF([.A526] = &quot;forward&quot;; [.B526]*[.E526]; 0)"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27]=&quot;forward&quot;; [.B527])" office:value-type="float" office:value="0" calcext:value-type="float">
            <text:p>0</text:p>
          </table:table-cell>
          <table:table-cell table:formula="of:=IF([.A527]=&quot;down&quot;; [.B527]; IF([.A527]=&quot;up&quot;; -[.B527];0))" office:value-type="float" office:value="3" calcext:value-type="float">
            <text:p>3</text:p>
          </table:table-cell>
          <table:table-cell table:formula="of:=SUM([.$D$2:.D527])" office:value-type="float" office:value="542" calcext:value-type="float">
            <text:p>542</text:p>
          </table:table-cell>
          <table:table-cell table:formula="of:=IF([.A527] = &quot;forward&quot;; [.B527]*[.E5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28]=&quot;forward&quot;; [.B528])" office:value-type="float" office:value="0" calcext:value-type="float">
            <text:p>0</text:p>
          </table:table-cell>
          <table:table-cell table:formula="of:=IF([.A528]=&quot;down&quot;; [.B528]; IF([.A528]=&quot;up&quot;; -[.B528];0))" office:value-type="float" office:value="-8" calcext:value-type="float">
            <text:p>-8</text:p>
          </table:table-cell>
          <table:table-cell table:formula="of:=SUM([.$D$2:.D528])" office:value-type="float" office:value="534" calcext:value-type="float">
            <text:p>534</text:p>
          </table:table-cell>
          <table:table-cell table:formula="of:=IF([.A528] = &quot;forward&quot;; [.B528]*[.E5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29]=&quot;forward&quot;; [.B529])" office:value-type="float" office:value="0" calcext:value-type="float">
            <text:p>0</text:p>
          </table:table-cell>
          <table:table-cell table:formula="of:=IF([.A529]=&quot;down&quot;; [.B529]; IF([.A529]=&quot;up&quot;; -[.B529];0))" office:value-type="float" office:value="-6" calcext:value-type="float">
            <text:p>-6</text:p>
          </table:table-cell>
          <table:table-cell table:formula="of:=SUM([.$D$2:.D529])" office:value-type="float" office:value="528" calcext:value-type="float">
            <text:p>528</text:p>
          </table:table-cell>
          <table:table-cell table:formula="of:=IF([.A529] = &quot;forward&quot;; [.B529]*[.E5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30]=&quot;forward&quot;; [.B530])" office:value-type="float" office:value="0" calcext:value-type="float">
            <text:p>0</text:p>
          </table:table-cell>
          <table:table-cell table:formula="of:=IF([.A530]=&quot;down&quot;; [.B530]; IF([.A530]=&quot;up&quot;; -[.B530];0))" office:value-type="float" office:value="-5" calcext:value-type="float">
            <text:p>-5</text:p>
          </table:table-cell>
          <table:table-cell table:formula="of:=SUM([.$D$2:.D530])" office:value-type="float" office:value="523" calcext:value-type="float">
            <text:p>523</text:p>
          </table:table-cell>
          <table:table-cell table:formula="of:=IF([.A530] = &quot;forward&quot;; [.B530]*[.E5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31]=&quot;forward&quot;; [.B531])" office:value-type="float" office:value="0" calcext:value-type="float">
            <text:p>0</text:p>
          </table:table-cell>
          <table:table-cell table:formula="of:=IF([.A531]=&quot;down&quot;; [.B531]; IF([.A531]=&quot;up&quot;; -[.B531];0))" office:value-type="float" office:value="4" calcext:value-type="float">
            <text:p>4</text:p>
          </table:table-cell>
          <table:table-cell table:formula="of:=SUM([.$D$2:.D531])" office:value-type="float" office:value="527" calcext:value-type="float">
            <text:p>527</text:p>
          </table:table-cell>
          <table:table-cell table:formula="of:=IF([.A531] = &quot;forward&quot;; [.B531]*[.E53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2]=&quot;forward&quot;; [.B532])" office:value-type="float" office:value="3" calcext:value-type="float">
            <text:p>3</text:p>
          </table:table-cell>
          <table:table-cell table:formula="of:=IF([.A532]=&quot;down&quot;; [.B532]; IF([.A532]=&quot;up&quot;; -[.B532];0))" office:value-type="float" office:value="0" calcext:value-type="float">
            <text:p>0</text:p>
          </table:table-cell>
          <table:table-cell table:formula="of:=SUM([.$D$2:.D532])" office:value-type="float" office:value="527" calcext:value-type="float">
            <text:p>527</text:p>
          </table:table-cell>
          <table:table-cell table:formula="of:=IF([.A532] = &quot;forward&quot;; [.B532]*[.E532]; 0)"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33]=&quot;forward&quot;; [.B533])" office:value-type="float" office:value="0" calcext:value-type="float">
            <text:p>0</text:p>
          </table:table-cell>
          <table:table-cell table:formula="of:=IF([.A533]=&quot;down&quot;; [.B533]; IF([.A533]=&quot;up&quot;; -[.B533];0))" office:value-type="float" office:value="-6" calcext:value-type="float">
            <text:p>-6</text:p>
          </table:table-cell>
          <table:table-cell table:formula="of:=SUM([.$D$2:.D533])" office:value-type="float" office:value="521" calcext:value-type="float">
            <text:p>521</text:p>
          </table:table-cell>
          <table:table-cell table:formula="of:=IF([.A533] = &quot;forward&quot;; [.B533]*[.E5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34]=&quot;forward&quot;; [.B534])" office:value-type="float" office:value="6" calcext:value-type="float">
            <text:p>6</text:p>
          </table:table-cell>
          <table:table-cell table:formula="of:=IF([.A534]=&quot;down&quot;; [.B534]; IF([.A534]=&quot;up&quot;; -[.B534];0))" office:value-type="float" office:value="0" calcext:value-type="float">
            <text:p>0</text:p>
          </table:table-cell>
          <table:table-cell table:formula="of:=SUM([.$D$2:.D534])" office:value-type="float" office:value="521" calcext:value-type="float">
            <text:p>521</text:p>
          </table:table-cell>
          <table:table-cell table:formula="of:=IF([.A534] = &quot;forward&quot;; [.B534]*[.E534]; 0)" office:value-type="float" office:value="3126" calcext:value-type="float">
            <text:p>312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35]=&quot;forward&quot;; [.B535])" office:value-type="float" office:value="2" calcext:value-type="float">
            <text:p>2</text:p>
          </table:table-cell>
          <table:table-cell table:formula="of:=IF([.A535]=&quot;down&quot;; [.B535]; IF([.A535]=&quot;up&quot;; -[.B535];0))" office:value-type="float" office:value="0" calcext:value-type="float">
            <text:p>0</text:p>
          </table:table-cell>
          <table:table-cell table:formula="of:=SUM([.$D$2:.D535])" office:value-type="float" office:value="521" calcext:value-type="float">
            <text:p>521</text:p>
          </table:table-cell>
          <table:table-cell table:formula="of:=IF([.A535] = &quot;forward&quot;; [.B535]*[.E535]; 0)"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36]=&quot;forward&quot;; [.B536])" office:value-type="float" office:value="0" calcext:value-type="float">
            <text:p>0</text:p>
          </table:table-cell>
          <table:table-cell table:formula="of:=IF([.A536]=&quot;down&quot;; [.B536]; IF([.A536]=&quot;up&quot;; -[.B536];0))" office:value-type="float" office:value="8" calcext:value-type="float">
            <text:p>8</text:p>
          </table:table-cell>
          <table:table-cell table:formula="of:=SUM([.$D$2:.D536])" office:value-type="float" office:value="529" calcext:value-type="float">
            <text:p>529</text:p>
          </table:table-cell>
          <table:table-cell table:formula="of:=IF([.A536] = &quot;forward&quot;; [.B536]*[.E53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37]=&quot;forward&quot;; [.B537])" office:value-type="float" office:value="0" calcext:value-type="float">
            <text:p>0</text:p>
          </table:table-cell>
          <table:table-cell table:formula="of:=IF([.A537]=&quot;down&quot;; [.B537]; IF([.A537]=&quot;up&quot;; -[.B537];0))" office:value-type="float" office:value="5" calcext:value-type="float">
            <text:p>5</text:p>
          </table:table-cell>
          <table:table-cell table:formula="of:=SUM([.$D$2:.D537])" office:value-type="float" office:value="534" calcext:value-type="float">
            <text:p>534</text:p>
          </table:table-cell>
          <table:table-cell table:formula="of:=IF([.A537] = &quot;forward&quot;; [.B537]*[.E53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38]=&quot;forward&quot;; [.B538])" office:value-type="float" office:value="3" calcext:value-type="float">
            <text:p>3</text:p>
          </table:table-cell>
          <table:table-cell table:formula="of:=IF([.A538]=&quot;down&quot;; [.B538]; IF([.A538]=&quot;up&quot;; -[.B538];0))" office:value-type="float" office:value="0" calcext:value-type="float">
            <text:p>0</text:p>
          </table:table-cell>
          <table:table-cell table:formula="of:=SUM([.$D$2:.D538])" office:value-type="float" office:value="534" calcext:value-type="float">
            <text:p>534</text:p>
          </table:table-cell>
          <table:table-cell table:formula="of:=IF([.A538] = &quot;forward&quot;; [.B538]*[.E538]; 0)"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39]=&quot;forward&quot;; [.B539])" office:value-type="float" office:value="0" calcext:value-type="float">
            <text:p>0</text:p>
          </table:table-cell>
          <table:table-cell table:formula="of:=IF([.A539]=&quot;down&quot;; [.B539]; IF([.A539]=&quot;up&quot;; -[.B539];0))" office:value-type="float" office:value="-1" calcext:value-type="float">
            <text:p>-1</text:p>
          </table:table-cell>
          <table:table-cell table:formula="of:=SUM([.$D$2:.D539])" office:value-type="float" office:value="533" calcext:value-type="float">
            <text:p>533</text:p>
          </table:table-cell>
          <table:table-cell table:formula="of:=IF([.A539] = &quot;forward&quot;; [.B539]*[.E5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40]=&quot;forward&quot;; [.B540])" office:value-type="float" office:value="5" calcext:value-type="float">
            <text:p>5</text:p>
          </table:table-cell>
          <table:table-cell table:formula="of:=IF([.A540]=&quot;down&quot;; [.B540]; IF([.A540]=&quot;up&quot;; -[.B540];0))" office:value-type="float" office:value="0" calcext:value-type="float">
            <text:p>0</text:p>
          </table:table-cell>
          <table:table-cell table:formula="of:=SUM([.$D$2:.D540])" office:value-type="float" office:value="533" calcext:value-type="float">
            <text:p>533</text:p>
          </table:table-cell>
          <table:table-cell table:formula="of:=IF([.A540] = &quot;forward&quot;; [.B540]*[.E540]; 0)" office:value-type="float" office:value="2665" calcext:value-type="float">
            <text:p>266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541]=&quot;forward&quot;; [.B541])" office:value-type="float" office:value="9" calcext:value-type="float">
            <text:p>9</text:p>
          </table:table-cell>
          <table:table-cell table:formula="of:=IF([.A541]=&quot;down&quot;; [.B541]; IF([.A541]=&quot;up&quot;; -[.B541];0))" office:value-type="float" office:value="0" calcext:value-type="float">
            <text:p>0</text:p>
          </table:table-cell>
          <table:table-cell table:formula="of:=SUM([.$D$2:.D541])" office:value-type="float" office:value="533" calcext:value-type="float">
            <text:p>533</text:p>
          </table:table-cell>
          <table:table-cell table:formula="of:=IF([.A541] = &quot;forward&quot;; [.B541]*[.E541]; 0)"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42]=&quot;forward&quot;; [.B542])" office:value-type="float" office:value="5" calcext:value-type="float">
            <text:p>5</text:p>
          </table:table-cell>
          <table:table-cell table:formula="of:=IF([.A542]=&quot;down&quot;; [.B542]; IF([.A542]=&quot;up&quot;; -[.B542];0))" office:value-type="float" office:value="0" calcext:value-type="float">
            <text:p>0</text:p>
          </table:table-cell>
          <table:table-cell table:formula="of:=SUM([.$D$2:.D542])" office:value-type="float" office:value="533" calcext:value-type="float">
            <text:p>533</text:p>
          </table:table-cell>
          <table:table-cell table:formula="of:=IF([.A542] = &quot;forward&quot;; [.B542]*[.E542]; 0)" office:value-type="float" office:value="2665" calcext:value-type="float">
            <text:p>266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43]=&quot;forward&quot;; [.B543])" office:value-type="float" office:value="0" calcext:value-type="float">
            <text:p>0</text:p>
          </table:table-cell>
          <table:table-cell table:formula="of:=IF([.A543]=&quot;down&quot;; [.B543]; IF([.A543]=&quot;up&quot;; -[.B543];0))" office:value-type="float" office:value="5" calcext:value-type="float">
            <text:p>5</text:p>
          </table:table-cell>
          <table:table-cell table:formula="of:=SUM([.$D$2:.D543])" office:value-type="float" office:value="538" calcext:value-type="float">
            <text:p>538</text:p>
          </table:table-cell>
          <table:table-cell table:formula="of:=IF([.A543] = &quot;forward&quot;; [.B543]*[.E5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44]=&quot;forward&quot;; [.B544])" office:value-type="float" office:value="3" calcext:value-type="float">
            <text:p>3</text:p>
          </table:table-cell>
          <table:table-cell table:formula="of:=IF([.A544]=&quot;down&quot;; [.B544]; IF([.A544]=&quot;up&quot;; -[.B544];0))" office:value-type="float" office:value="0" calcext:value-type="float">
            <text:p>0</text:p>
          </table:table-cell>
          <table:table-cell table:formula="of:=SUM([.$D$2:.D544])" office:value-type="float" office:value="538" calcext:value-type="float">
            <text:p>538</text:p>
          </table:table-cell>
          <table:table-cell table:formula="of:=IF([.A544] = &quot;forward&quot;; [.B544]*[.E544]; 0)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45]=&quot;forward&quot;; [.B545])" office:value-type="float" office:value="6" calcext:value-type="float">
            <text:p>6</text:p>
          </table:table-cell>
          <table:table-cell table:formula="of:=IF([.A545]=&quot;down&quot;; [.B545]; IF([.A545]=&quot;up&quot;; -[.B545];0))" office:value-type="float" office:value="0" calcext:value-type="float">
            <text:p>0</text:p>
          </table:table-cell>
          <table:table-cell table:formula="of:=SUM([.$D$2:.D545])" office:value-type="float" office:value="538" calcext:value-type="float">
            <text:p>538</text:p>
          </table:table-cell>
          <table:table-cell table:formula="of:=IF([.A545] = &quot;forward&quot;; [.B545]*[.E545]; 0)" office:value-type="float" office:value="3228" calcext:value-type="float">
            <text:p>322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46]=&quot;forward&quot;; [.B546])" office:value-type="float" office:value="5" calcext:value-type="float">
            <text:p>5</text:p>
          </table:table-cell>
          <table:table-cell table:formula="of:=IF([.A546]=&quot;down&quot;; [.B546]; IF([.A546]=&quot;up&quot;; -[.B546];0))" office:value-type="float" office:value="0" calcext:value-type="float">
            <text:p>0</text:p>
          </table:table-cell>
          <table:table-cell table:formula="of:=SUM([.$D$2:.D546])" office:value-type="float" office:value="538" calcext:value-type="float">
            <text:p>538</text:p>
          </table:table-cell>
          <table:table-cell table:formula="of:=IF([.A546] = &quot;forward&quot;; [.B546]*[.E546]; 0)" office:value-type="float" office:value="2690" calcext:value-type="float">
            <text:p>26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47]=&quot;forward&quot;; [.B547])" office:value-type="float" office:value="3" calcext:value-type="float">
            <text:p>3</text:p>
          </table:table-cell>
          <table:table-cell table:formula="of:=IF([.A547]=&quot;down&quot;; [.B547]; IF([.A547]=&quot;up&quot;; -[.B547];0))" office:value-type="float" office:value="0" calcext:value-type="float">
            <text:p>0</text:p>
          </table:table-cell>
          <table:table-cell table:formula="of:=SUM([.$D$2:.D547])" office:value-type="float" office:value="538" calcext:value-type="float">
            <text:p>538</text:p>
          </table:table-cell>
          <table:table-cell table:formula="of:=IF([.A547] = &quot;forward&quot;; [.B547]*[.E547]; 0)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48]=&quot;forward&quot;; [.B548])" office:value-type="float" office:value="0" calcext:value-type="float">
            <text:p>0</text:p>
          </table:table-cell>
          <table:table-cell table:formula="of:=IF([.A548]=&quot;down&quot;; [.B548]; IF([.A548]=&quot;up&quot;; -[.B548];0))" office:value-type="float" office:value="1" calcext:value-type="float">
            <text:p>1</text:p>
          </table:table-cell>
          <table:table-cell table:formula="of:=SUM([.$D$2:.D548])" office:value-type="float" office:value="539" calcext:value-type="float">
            <text:p>539</text:p>
          </table:table-cell>
          <table:table-cell table:formula="of:=IF([.A548] = &quot;forward&quot;; [.B548]*[.E54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49]=&quot;forward&quot;; [.B549])" office:value-type="float" office:value="0" calcext:value-type="float">
            <text:p>0</text:p>
          </table:table-cell>
          <table:table-cell table:formula="of:=IF([.A549]=&quot;down&quot;; [.B549]; IF([.A549]=&quot;up&quot;; -[.B549];0))" office:value-type="float" office:value="1" calcext:value-type="float">
            <text:p>1</text:p>
          </table:table-cell>
          <table:table-cell table:formula="of:=SUM([.$D$2:.D549])" office:value-type="float" office:value="540" calcext:value-type="float">
            <text:p>540</text:p>
          </table:table-cell>
          <table:table-cell table:formula="of:=IF([.A549] = &quot;forward&quot;; [.B549]*[.E5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50]=&quot;forward&quot;; [.B550])" office:value-type="float" office:value="0" calcext:value-type="float">
            <text:p>0</text:p>
          </table:table-cell>
          <table:table-cell table:formula="of:=IF([.A550]=&quot;down&quot;; [.B550]; IF([.A550]=&quot;up&quot;; -[.B550];0))" office:value-type="float" office:value="1" calcext:value-type="float">
            <text:p>1</text:p>
          </table:table-cell>
          <table:table-cell table:formula="of:=SUM([.$D$2:.D550])" office:value-type="float" office:value="541" calcext:value-type="float">
            <text:p>541</text:p>
          </table:table-cell>
          <table:table-cell table:formula="of:=IF([.A550] = &quot;forward&quot;; [.B550]*[.E5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51]=&quot;forward&quot;; [.B551])" office:value-type="float" office:value="0" calcext:value-type="float">
            <text:p>0</text:p>
          </table:table-cell>
          <table:table-cell table:formula="of:=IF([.A551]=&quot;down&quot;; [.B551]; IF([.A551]=&quot;up&quot;; -[.B551];0))" office:value-type="float" office:value="9" calcext:value-type="float">
            <text:p>9</text:p>
          </table:table-cell>
          <table:table-cell table:formula="of:=SUM([.$D$2:.D551])" office:value-type="float" office:value="550" calcext:value-type="float">
            <text:p>550</text:p>
          </table:table-cell>
          <table:table-cell table:formula="of:=IF([.A551] = &quot;forward&quot;; [.B551]*[.E5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52]=&quot;forward&quot;; [.B552])" office:value-type="float" office:value="8" calcext:value-type="float">
            <text:p>8</text:p>
          </table:table-cell>
          <table:table-cell table:formula="of:=IF([.A552]=&quot;down&quot;; [.B552]; IF([.A552]=&quot;up&quot;; -[.B552];0))" office:value-type="float" office:value="0" calcext:value-type="float">
            <text:p>0</text:p>
          </table:table-cell>
          <table:table-cell table:formula="of:=SUM([.$D$2:.D552])" office:value-type="float" office:value="550" calcext:value-type="float">
            <text:p>550</text:p>
          </table:table-cell>
          <table:table-cell table:formula="of:=IF([.A552] = &quot;forward&quot;; [.B552]*[.E552]; 0)"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53]=&quot;forward&quot;; [.B553])" office:value-type="float" office:value="2" calcext:value-type="float">
            <text:p>2</text:p>
          </table:table-cell>
          <table:table-cell table:formula="of:=IF([.A553]=&quot;down&quot;; [.B553]; IF([.A553]=&quot;up&quot;; -[.B553];0))" office:value-type="float" office:value="0" calcext:value-type="float">
            <text:p>0</text:p>
          </table:table-cell>
          <table:table-cell table:formula="of:=SUM([.$D$2:.D553])" office:value-type="float" office:value="550" calcext:value-type="float">
            <text:p>550</text:p>
          </table:table-cell>
          <table:table-cell table:formula="of:=IF([.A553] = &quot;forward&quot;; [.B553]*[.E553]; 0)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54]=&quot;forward&quot;; [.B554])" office:value-type="float" office:value="4" calcext:value-type="float">
            <text:p>4</text:p>
          </table:table-cell>
          <table:table-cell table:formula="of:=IF([.A554]=&quot;down&quot;; [.B554]; IF([.A554]=&quot;up&quot;; -[.B554];0))" office:value-type="float" office:value="0" calcext:value-type="float">
            <text:p>0</text:p>
          </table:table-cell>
          <table:table-cell table:formula="of:=SUM([.$D$2:.D554])" office:value-type="float" office:value="550" calcext:value-type="float">
            <text:p>550</text:p>
          </table:table-cell>
          <table:table-cell table:formula="of:=IF([.A554] = &quot;forward&quot;; [.B554]*[.E554]; 0)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55]=&quot;forward&quot;; [.B555])" office:value-type="float" office:value="8" calcext:value-type="float">
            <text:p>8</text:p>
          </table:table-cell>
          <table:table-cell table:formula="of:=IF([.A555]=&quot;down&quot;; [.B555]; IF([.A555]=&quot;up&quot;; -[.B555];0))" office:value-type="float" office:value="0" calcext:value-type="float">
            <text:p>0</text:p>
          </table:table-cell>
          <table:table-cell table:formula="of:=SUM([.$D$2:.D555])" office:value-type="float" office:value="550" calcext:value-type="float">
            <text:p>550</text:p>
          </table:table-cell>
          <table:table-cell table:formula="of:=IF([.A555] = &quot;forward&quot;; [.B555]*[.E555]; 0)" office:value-type="float" office:value="4400" calcext:value-type="float">
            <text:p>440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56]=&quot;forward&quot;; [.B556])" office:value-type="float" office:value="0" calcext:value-type="float">
            <text:p>0</text:p>
          </table:table-cell>
          <table:table-cell table:formula="of:=IF([.A556]=&quot;down&quot;; [.B556]; IF([.A556]=&quot;up&quot;; -[.B556];0))" office:value-type="float" office:value="1" calcext:value-type="float">
            <text:p>1</text:p>
          </table:table-cell>
          <table:table-cell table:formula="of:=SUM([.$D$2:.D556])" office:value-type="float" office:value="551" calcext:value-type="float">
            <text:p>551</text:p>
          </table:table-cell>
          <table:table-cell table:formula="of:=IF([.A556] = &quot;forward&quot;; [.B556]*[.E55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57]=&quot;forward&quot;; [.B557])" office:value-type="float" office:value="0" calcext:value-type="float">
            <text:p>0</text:p>
          </table:table-cell>
          <table:table-cell table:formula="of:=IF([.A557]=&quot;down&quot;; [.B557]; IF([.A557]=&quot;up&quot;; -[.B557];0))" office:value-type="float" office:value="-8" calcext:value-type="float">
            <text:p>-8</text:p>
          </table:table-cell>
          <table:table-cell table:formula="of:=SUM([.$D$2:.D557])" office:value-type="float" office:value="543" calcext:value-type="float">
            <text:p>543</text:p>
          </table:table-cell>
          <table:table-cell table:formula="of:=IF([.A557] = &quot;forward&quot;; [.B557]*[.E5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58]=&quot;forward&quot;; [.B558])" office:value-type="float" office:value="0" calcext:value-type="float">
            <text:p>0</text:p>
          </table:table-cell>
          <table:table-cell table:formula="of:=IF([.A558]=&quot;down&quot;; [.B558]; IF([.A558]=&quot;up&quot;; -[.B558];0))" office:value-type="float" office:value="1" calcext:value-type="float">
            <text:p>1</text:p>
          </table:table-cell>
          <table:table-cell table:formula="of:=SUM([.$D$2:.D558])" office:value-type="float" office:value="544" calcext:value-type="float">
            <text:p>544</text:p>
          </table:table-cell>
          <table:table-cell table:formula="of:=IF([.A558] = &quot;forward&quot;; [.B558]*[.E55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59]=&quot;forward&quot;; [.B559])" office:value-type="float" office:value="0" calcext:value-type="float">
            <text:p>0</text:p>
          </table:table-cell>
          <table:table-cell table:formula="of:=IF([.A559]=&quot;down&quot;; [.B559]; IF([.A559]=&quot;up&quot;; -[.B559];0))" office:value-type="float" office:value="6" calcext:value-type="float">
            <text:p>6</text:p>
          </table:table-cell>
          <table:table-cell table:formula="of:=SUM([.$D$2:.D559])" office:value-type="float" office:value="550" calcext:value-type="float">
            <text:p>550</text:p>
          </table:table-cell>
          <table:table-cell table:formula="of:=IF([.A559] = &quot;forward&quot;; [.B559]*[.E55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560]=&quot;forward&quot;; [.B560])" office:value-type="float" office:value="0" calcext:value-type="float">
            <text:p>0</text:p>
          </table:table-cell>
          <table:table-cell table:formula="of:=IF([.A560]=&quot;down&quot;; [.B560]; IF([.A560]=&quot;up&quot;; -[.B560];0))" office:value-type="float" office:value="5" calcext:value-type="float">
            <text:p>5</text:p>
          </table:table-cell>
          <table:table-cell table:formula="of:=SUM([.$D$2:.D560])" office:value-type="float" office:value="555" calcext:value-type="float">
            <text:p>555</text:p>
          </table:table-cell>
          <table:table-cell table:formula="of:=IF([.A560] = &quot;forward&quot;; [.B560]*[.E56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61]=&quot;forward&quot;; [.B561])" office:value-type="float" office:value="0" calcext:value-type="float">
            <text:p>0</text:p>
          </table:table-cell>
          <table:table-cell table:formula="of:=IF([.A561]=&quot;down&quot;; [.B561]; IF([.A561]=&quot;up&quot;; -[.B561];0))" office:value-type="float" office:value="-8" calcext:value-type="float">
            <text:p>-8</text:p>
          </table:table-cell>
          <table:table-cell table:formula="of:=SUM([.$D$2:.D561])" office:value-type="float" office:value="547" calcext:value-type="float">
            <text:p>547</text:p>
          </table:table-cell>
          <table:table-cell table:formula="of:=IF([.A561] = &quot;forward&quot;; [.B561]*[.E56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62]=&quot;forward&quot;; [.B562])" office:value-type="float" office:value="0" calcext:value-type="float">
            <text:p>0</text:p>
          </table:table-cell>
          <table:table-cell table:formula="of:=IF([.A562]=&quot;down&quot;; [.B562]; IF([.A562]=&quot;up&quot;; -[.B562];0))" office:value-type="float" office:value="4" calcext:value-type="float">
            <text:p>4</text:p>
          </table:table-cell>
          <table:table-cell table:formula="of:=SUM([.$D$2:.D562])" office:value-type="float" office:value="551" calcext:value-type="float">
            <text:p>551</text:p>
          </table:table-cell>
          <table:table-cell table:formula="of:=IF([.A562] = &quot;forward&quot;; [.B562]*[.E56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63]=&quot;forward&quot;; [.B563])" office:value-type="float" office:value="8" calcext:value-type="float">
            <text:p>8</text:p>
          </table:table-cell>
          <table:table-cell table:formula="of:=IF([.A563]=&quot;down&quot;; [.B563]; IF([.A563]=&quot;up&quot;; -[.B563];0))" office:value-type="float" office:value="0" calcext:value-type="float">
            <text:p>0</text:p>
          </table:table-cell>
          <table:table-cell table:formula="of:=SUM([.$D$2:.D563])" office:value-type="float" office:value="551" calcext:value-type="float">
            <text:p>551</text:p>
          </table:table-cell>
          <table:table-cell table:formula="of:=IF([.A563] = &quot;forward&quot;; [.B563]*[.E563]; 0)" office:value-type="float" office:value="4408" calcext:value-type="float">
            <text:p>440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64]=&quot;forward&quot;; [.B564])" office:value-type="float" office:value="6" calcext:value-type="float">
            <text:p>6</text:p>
          </table:table-cell>
          <table:table-cell table:formula="of:=IF([.A564]=&quot;down&quot;; [.B564]; IF([.A564]=&quot;up&quot;; -[.B564];0))" office:value-type="float" office:value="0" calcext:value-type="float">
            <text:p>0</text:p>
          </table:table-cell>
          <table:table-cell table:formula="of:=SUM([.$D$2:.D564])" office:value-type="float" office:value="551" calcext:value-type="float">
            <text:p>551</text:p>
          </table:table-cell>
          <table:table-cell table:formula="of:=IF([.A564] = &quot;forward&quot;; [.B564]*[.E564]; 0)"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65]=&quot;forward&quot;; [.B565])" office:value-type="float" office:value="0" calcext:value-type="float">
            <text:p>0</text:p>
          </table:table-cell>
          <table:table-cell table:formula="of:=IF([.A565]=&quot;down&quot;; [.B565]; IF([.A565]=&quot;up&quot;; -[.B565];0))" office:value-type="float" office:value="6" calcext:value-type="float">
            <text:p>6</text:p>
          </table:table-cell>
          <table:table-cell table:formula="of:=SUM([.$D$2:.D565])" office:value-type="float" office:value="557" calcext:value-type="float">
            <text:p>557</text:p>
          </table:table-cell>
          <table:table-cell table:formula="of:=IF([.A565] = &quot;forward&quot;; [.B565]*[.E5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66]=&quot;forward&quot;; [.B566])" office:value-type="float" office:value="2" calcext:value-type="float">
            <text:p>2</text:p>
          </table:table-cell>
          <table:table-cell table:formula="of:=IF([.A566]=&quot;down&quot;; [.B566]; IF([.A566]=&quot;up&quot;; -[.B566];0))" office:value-type="float" office:value="0" calcext:value-type="float">
            <text:p>0</text:p>
          </table:table-cell>
          <table:table-cell table:formula="of:=SUM([.$D$2:.D566])" office:value-type="float" office:value="557" calcext:value-type="float">
            <text:p>557</text:p>
          </table:table-cell>
          <table:table-cell table:formula="of:=IF([.A566] = &quot;forward&quot;; [.B566]*[.E566]; 0)"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567]=&quot;forward&quot;; [.B567])" office:value-type="float" office:value="7" calcext:value-type="float">
            <text:p>7</text:p>
          </table:table-cell>
          <table:table-cell table:formula="of:=IF([.A567]=&quot;down&quot;; [.B567]; IF([.A567]=&quot;up&quot;; -[.B567];0))" office:value-type="float" office:value="0" calcext:value-type="float">
            <text:p>0</text:p>
          </table:table-cell>
          <table:table-cell table:formula="of:=SUM([.$D$2:.D567])" office:value-type="float" office:value="557" calcext:value-type="float">
            <text:p>557</text:p>
          </table:table-cell>
          <table:table-cell table:formula="of:=IF([.A567] = &quot;forward&quot;; [.B567]*[.E567]; 0)" office:value-type="float" office:value="3899" calcext:value-type="float">
            <text:p>389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568]=&quot;forward&quot;; [.B568])" office:value-type="float" office:value="2" calcext:value-type="float">
            <text:p>2</text:p>
          </table:table-cell>
          <table:table-cell table:formula="of:=IF([.A568]=&quot;down&quot;; [.B568]; IF([.A568]=&quot;up&quot;; -[.B568];0))" office:value-type="float" office:value="0" calcext:value-type="float">
            <text:p>0</text:p>
          </table:table-cell>
          <table:table-cell table:formula="of:=SUM([.$D$2:.D568])" office:value-type="float" office:value="557" calcext:value-type="float">
            <text:p>557</text:p>
          </table:table-cell>
          <table:table-cell table:formula="of:=IF([.A568] = &quot;forward&quot;; [.B568]*[.E568]; 0)"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69]=&quot;forward&quot;; [.B569])" office:value-type="float" office:value="0" calcext:value-type="float">
            <text:p>0</text:p>
          </table:table-cell>
          <table:table-cell table:formula="of:=IF([.A569]=&quot;down&quot;; [.B569]; IF([.A569]=&quot;up&quot;; -[.B569];0))" office:value-type="float" office:value="-7" calcext:value-type="float">
            <text:p>-7</text:p>
          </table:table-cell>
          <table:table-cell table:formula="of:=SUM([.$D$2:.D569])" office:value-type="float" office:value="550" calcext:value-type="float">
            <text:p>550</text:p>
          </table:table-cell>
          <table:table-cell table:formula="of:=IF([.A569] = &quot;forward&quot;; [.B569]*[.E56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570]=&quot;forward&quot;; [.B570])" office:value-type="float" office:value="4" calcext:value-type="float">
            <text:p>4</text:p>
          </table:table-cell>
          <table:table-cell table:formula="of:=IF([.A570]=&quot;down&quot;; [.B570]; IF([.A570]=&quot;up&quot;; -[.B570];0))" office:value-type="float" office:value="0" calcext:value-type="float">
            <text:p>0</text:p>
          </table:table-cell>
          <table:table-cell table:formula="of:=SUM([.$D$2:.D570])" office:value-type="float" office:value="550" calcext:value-type="float">
            <text:p>550</text:p>
          </table:table-cell>
          <table:table-cell table:formula="of:=IF([.A570] = &quot;forward&quot;; [.B570]*[.E570]; 0)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571]=&quot;forward&quot;; [.B571])" office:value-type="float" office:value="0" calcext:value-type="float">
            <text:p>0</text:p>
          </table:table-cell>
          <table:table-cell table:formula="of:=IF([.A571]=&quot;down&quot;; [.B571]; IF([.A571]=&quot;up&quot;; -[.B571];0))" office:value-type="float" office:value="-1" calcext:value-type="float">
            <text:p>-1</text:p>
          </table:table-cell>
          <table:table-cell table:formula="of:=SUM([.$D$2:.D571])" office:value-type="float" office:value="549" calcext:value-type="float">
            <text:p>549</text:p>
          </table:table-cell>
          <table:table-cell table:formula="of:=IF([.A571] = &quot;forward&quot;; [.B571]*[.E57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72]=&quot;forward&quot;; [.B572])" office:value-type="float" office:value="0" calcext:value-type="float">
            <text:p>0</text:p>
          </table:table-cell>
          <table:table-cell table:formula="of:=IF([.A572]=&quot;down&quot;; [.B572]; IF([.A572]=&quot;up&quot;; -[.B572];0))" office:value-type="float" office:value="-8" calcext:value-type="float">
            <text:p>-8</text:p>
          </table:table-cell>
          <table:table-cell table:formula="of:=SUM([.$D$2:.D572])" office:value-type="float" office:value="541" calcext:value-type="float">
            <text:p>541</text:p>
          </table:table-cell>
          <table:table-cell table:formula="of:=IF([.A572] = &quot;forward&quot;; [.B572]*[.E5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73]=&quot;forward&quot;; [.B573])" office:value-type="float" office:value="0" calcext:value-type="float">
            <text:p>0</text:p>
          </table:table-cell>
          <table:table-cell table:formula="of:=IF([.A573]=&quot;down&quot;; [.B573]; IF([.A573]=&quot;up&quot;; -[.B573];0))" office:value-type="float" office:value="3" calcext:value-type="float">
            <text:p>3</text:p>
          </table:table-cell>
          <table:table-cell table:formula="of:=SUM([.$D$2:.D573])" office:value-type="float" office:value="544" calcext:value-type="float">
            <text:p>544</text:p>
          </table:table-cell>
          <table:table-cell table:formula="of:=IF([.A573] = &quot;forward&quot;; [.B573]*[.E5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574]=&quot;forward&quot;; [.B574])" office:value-type="float" office:value="0" calcext:value-type="float">
            <text:p>0</text:p>
          </table:table-cell>
          <table:table-cell table:formula="of:=IF([.A574]=&quot;down&quot;; [.B574]; IF([.A574]=&quot;up&quot;; -[.B574];0))" office:value-type="float" office:value="2" calcext:value-type="float">
            <text:p>2</text:p>
          </table:table-cell>
          <table:table-cell table:formula="of:=SUM([.$D$2:.D574])" office:value-type="float" office:value="546" calcext:value-type="float">
            <text:p>546</text:p>
          </table:table-cell>
          <table:table-cell table:formula="of:=IF([.A574] = &quot;forward&quot;; [.B574]*[.E57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75]=&quot;forward&quot;; [.B575])" office:value-type="float" office:value="0" calcext:value-type="float">
            <text:p>0</text:p>
          </table:table-cell>
          <table:table-cell table:formula="of:=IF([.A575]=&quot;down&quot;; [.B575]; IF([.A575]=&quot;up&quot;; -[.B575];0))" office:value-type="float" office:value="3" calcext:value-type="float">
            <text:p>3</text:p>
          </table:table-cell>
          <table:table-cell table:formula="of:=SUM([.$D$2:.D575])" office:value-type="float" office:value="549" calcext:value-type="float">
            <text:p>549</text:p>
          </table:table-cell>
          <table:table-cell table:formula="of:=IF([.A575] = &quot;forward&quot;; [.B575]*[.E57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576]=&quot;forward&quot;; [.B576])" office:value-type="float" office:value="0" calcext:value-type="float">
            <text:p>0</text:p>
          </table:table-cell>
          <table:table-cell table:formula="of:=IF([.A576]=&quot;down&quot;; [.B576]; IF([.A576]=&quot;up&quot;; -[.B576];0))" office:value-type="float" office:value="-7" calcext:value-type="float">
            <text:p>-7</text:p>
          </table:table-cell>
          <table:table-cell table:formula="of:=SUM([.$D$2:.D576])" office:value-type="float" office:value="542" calcext:value-type="float">
            <text:p>542</text:p>
          </table:table-cell>
          <table:table-cell table:formula="of:=IF([.A576] = &quot;forward&quot;; [.B576]*[.E57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577]=&quot;forward&quot;; [.B577])" office:value-type="float" office:value="0" calcext:value-type="float">
            <text:p>0</text:p>
          </table:table-cell>
          <table:table-cell table:formula="of:=IF([.A577]=&quot;down&quot;; [.B577]; IF([.A577]=&quot;up&quot;; -[.B577];0))" office:value-type="float" office:value="9" calcext:value-type="float">
            <text:p>9</text:p>
          </table:table-cell>
          <table:table-cell table:formula="of:=SUM([.$D$2:.D577])" office:value-type="float" office:value="551" calcext:value-type="float">
            <text:p>551</text:p>
          </table:table-cell>
          <table:table-cell table:formula="of:=IF([.A577] = &quot;forward&quot;; [.B577]*[.E5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78]=&quot;forward&quot;; [.B578])" office:value-type="float" office:value="0" calcext:value-type="float">
            <text:p>0</text:p>
          </table:table-cell>
          <table:table-cell table:formula="of:=IF([.A578]=&quot;down&quot;; [.B578]; IF([.A578]=&quot;up&quot;; -[.B578];0))" office:value-type="float" office:value="-5" calcext:value-type="float">
            <text:p>-5</text:p>
          </table:table-cell>
          <table:table-cell table:formula="of:=SUM([.$D$2:.D578])" office:value-type="float" office:value="546" calcext:value-type="float">
            <text:p>546</text:p>
          </table:table-cell>
          <table:table-cell table:formula="of:=IF([.A578] = &quot;forward&quot;; [.B578]*[.E57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579]=&quot;forward&quot;; [.B579])" office:value-type="float" office:value="0" calcext:value-type="float">
            <text:p>0</text:p>
          </table:table-cell>
          <table:table-cell table:formula="of:=IF([.A579]=&quot;down&quot;; [.B579]; IF([.A579]=&quot;up&quot;; -[.B579];0))" office:value-type="float" office:value="1" calcext:value-type="float">
            <text:p>1</text:p>
          </table:table-cell>
          <table:table-cell table:formula="of:=SUM([.$D$2:.D579])" office:value-type="float" office:value="547" calcext:value-type="float">
            <text:p>547</text:p>
          </table:table-cell>
          <table:table-cell table:formula="of:=IF([.A579] = &quot;forward&quot;; [.B579]*[.E5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580]=&quot;forward&quot;; [.B580])" office:value-type="float" office:value="0" calcext:value-type="float">
            <text:p>0</text:p>
          </table:table-cell>
          <table:table-cell table:formula="of:=IF([.A580]=&quot;down&quot;; [.B580]; IF([.A580]=&quot;up&quot;; -[.B580];0))" office:value-type="float" office:value="3" calcext:value-type="float">
            <text:p>3</text:p>
          </table:table-cell>
          <table:table-cell table:formula="of:=SUM([.$D$2:.D580])" office:value-type="float" office:value="550" calcext:value-type="float">
            <text:p>550</text:p>
          </table:table-cell>
          <table:table-cell table:formula="of:=IF([.A580] = &quot;forward&quot;; [.B580]*[.E58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81]=&quot;forward&quot;; [.B581])" office:value-type="float" office:value="0" calcext:value-type="float">
            <text:p>0</text:p>
          </table:table-cell>
          <table:table-cell table:formula="of:=IF([.A581]=&quot;down&quot;; [.B581]; IF([.A581]=&quot;up&quot;; -[.B581];0))" office:value-type="float" office:value="-5" calcext:value-type="float">
            <text:p>-5</text:p>
          </table:table-cell>
          <table:table-cell table:formula="of:=SUM([.$D$2:.D581])" office:value-type="float" office:value="545" calcext:value-type="float">
            <text:p>545</text:p>
          </table:table-cell>
          <table:table-cell table:formula="of:=IF([.A581] = &quot;forward&quot;; [.B581]*[.E5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82]=&quot;forward&quot;; [.B582])" office:value-type="float" office:value="0" calcext:value-type="float">
            <text:p>0</text:p>
          </table:table-cell>
          <table:table-cell table:formula="of:=IF([.A582]=&quot;down&quot;; [.B582]; IF([.A582]=&quot;up&quot;; -[.B582];0))" office:value-type="float" office:value="6" calcext:value-type="float">
            <text:p>6</text:p>
          </table:table-cell>
          <table:table-cell table:formula="of:=SUM([.$D$2:.D582])" office:value-type="float" office:value="551" calcext:value-type="float">
            <text:p>551</text:p>
          </table:table-cell>
          <table:table-cell table:formula="of:=IF([.A582] = &quot;forward&quot;; [.B582]*[.E58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583]=&quot;forward&quot;; [.B583])" office:value-type="float" office:value="0" calcext:value-type="float">
            <text:p>0</text:p>
          </table:table-cell>
          <table:table-cell table:formula="of:=IF([.A583]=&quot;down&quot;; [.B583]; IF([.A583]=&quot;up&quot;; -[.B583];0))" office:value-type="float" office:value="-9" calcext:value-type="float">
            <text:p>-9</text:p>
          </table:table-cell>
          <table:table-cell table:formula="of:=SUM([.$D$2:.D583])" office:value-type="float" office:value="542" calcext:value-type="float">
            <text:p>542</text:p>
          </table:table-cell>
          <table:table-cell table:formula="of:=IF([.A583] = &quot;forward&quot;; [.B583]*[.E58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84]=&quot;forward&quot;; [.B584])" office:value-type="float" office:value="0" calcext:value-type="float">
            <text:p>0</text:p>
          </table:table-cell>
          <table:table-cell table:formula="of:=IF([.A584]=&quot;down&quot;; [.B584]; IF([.A584]=&quot;up&quot;; -[.B584];0))" office:value-type="float" office:value="4" calcext:value-type="float">
            <text:p>4</text:p>
          </table:table-cell>
          <table:table-cell table:formula="of:=SUM([.$D$2:.D584])" office:value-type="float" office:value="546" calcext:value-type="float">
            <text:p>546</text:p>
          </table:table-cell>
          <table:table-cell table:formula="of:=IF([.A584] = &quot;forward&quot;; [.B584]*[.E58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585]=&quot;forward&quot;; [.B585])" office:value-type="float" office:value="0" calcext:value-type="float">
            <text:p>0</text:p>
          </table:table-cell>
          <table:table-cell table:formula="of:=IF([.A585]=&quot;down&quot;; [.B585]; IF([.A585]=&quot;up&quot;; -[.B585];0))" office:value-type="float" office:value="7" calcext:value-type="float">
            <text:p>7</text:p>
          </table:table-cell>
          <table:table-cell table:formula="of:=SUM([.$D$2:.D585])" office:value-type="float" office:value="553" calcext:value-type="float">
            <text:p>553</text:p>
          </table:table-cell>
          <table:table-cell table:formula="of:=IF([.A585] = &quot;forward&quot;; [.B585]*[.E58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86]=&quot;forward&quot;; [.B586])" office:value-type="float" office:value="0" calcext:value-type="float">
            <text:p>0</text:p>
          </table:table-cell>
          <table:table-cell table:formula="of:=IF([.A586]=&quot;down&quot;; [.B586]; IF([.A586]=&quot;up&quot;; -[.B586];0))" office:value-type="float" office:value="6" calcext:value-type="float">
            <text:p>6</text:p>
          </table:table-cell>
          <table:table-cell table:formula="of:=SUM([.$D$2:.D586])" office:value-type="float" office:value="559" calcext:value-type="float">
            <text:p>559</text:p>
          </table:table-cell>
          <table:table-cell table:formula="of:=IF([.A586] = &quot;forward&quot;; [.B586]*[.E58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587]=&quot;forward&quot;; [.B587])" office:value-type="float" office:value="0" calcext:value-type="float">
            <text:p>0</text:p>
          </table:table-cell>
          <table:table-cell table:formula="of:=IF([.A587]=&quot;down&quot;; [.B587]; IF([.A587]=&quot;up&quot;; -[.B587];0))" office:value-type="float" office:value="4" calcext:value-type="float">
            <text:p>4</text:p>
          </table:table-cell>
          <table:table-cell table:formula="of:=SUM([.$D$2:.D587])" office:value-type="float" office:value="563" calcext:value-type="float">
            <text:p>563</text:p>
          </table:table-cell>
          <table:table-cell table:formula="of:=IF([.A587] = &quot;forward&quot;; [.B587]*[.E58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588]=&quot;forward&quot;; [.B588])" office:value-type="float" office:value="5" calcext:value-type="float">
            <text:p>5</text:p>
          </table:table-cell>
          <table:table-cell table:formula="of:=IF([.A588]=&quot;down&quot;; [.B588]; IF([.A588]=&quot;up&quot;; -[.B588];0))" office:value-type="float" office:value="0" calcext:value-type="float">
            <text:p>0</text:p>
          </table:table-cell>
          <table:table-cell table:formula="of:=SUM([.$D$2:.D588])" office:value-type="float" office:value="563" calcext:value-type="float">
            <text:p>563</text:p>
          </table:table-cell>
          <table:table-cell table:formula="of:=IF([.A588] = &quot;forward&quot;; [.B588]*[.E588]; 0)"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589]=&quot;forward&quot;; [.B589])" office:value-type="float" office:value="6" calcext:value-type="float">
            <text:p>6</text:p>
          </table:table-cell>
          <table:table-cell table:formula="of:=IF([.A589]=&quot;down&quot;; [.B589]; IF([.A589]=&quot;up&quot;; -[.B589];0))" office:value-type="float" office:value="0" calcext:value-type="float">
            <text:p>0</text:p>
          </table:table-cell>
          <table:table-cell table:formula="of:=SUM([.$D$2:.D589])" office:value-type="float" office:value="563" calcext:value-type="float">
            <text:p>563</text:p>
          </table:table-cell>
          <table:table-cell table:formula="of:=IF([.A589] = &quot;forward&quot;; [.B589]*[.E589]; 0)" office:value-type="float" office:value="3378" calcext:value-type="float">
            <text:p>33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590]=&quot;forward&quot;; [.B590])" office:value-type="float" office:value="0" calcext:value-type="float">
            <text:p>0</text:p>
          </table:table-cell>
          <table:table-cell table:formula="of:=IF([.A590]=&quot;down&quot;; [.B590]; IF([.A590]=&quot;up&quot;; -[.B590];0))" office:value-type="float" office:value="8" calcext:value-type="float">
            <text:p>8</text:p>
          </table:table-cell>
          <table:table-cell table:formula="of:=SUM([.$D$2:.D590])" office:value-type="float" office:value="571" calcext:value-type="float">
            <text:p>571</text:p>
          </table:table-cell>
          <table:table-cell table:formula="of:=IF([.A590] = &quot;forward&quot;; [.B590]*[.E5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91]=&quot;forward&quot;; [.B591])" office:value-type="float" office:value="3" calcext:value-type="float">
            <text:p>3</text:p>
          </table:table-cell>
          <table:table-cell table:formula="of:=IF([.A591]=&quot;down&quot;; [.B591]; IF([.A591]=&quot;up&quot;; -[.B591];0))" office:value-type="float" office:value="0" calcext:value-type="float">
            <text:p>0</text:p>
          </table:table-cell>
          <table:table-cell table:formula="of:=SUM([.$D$2:.D591])" office:value-type="float" office:value="571" calcext:value-type="float">
            <text:p>571</text:p>
          </table:table-cell>
          <table:table-cell table:formula="of:=IF([.A591] = &quot;forward&quot;; [.B591]*[.E591]; 0)" office:value-type="float" office:value="1713" calcext:value-type="float">
            <text:p>171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92]=&quot;forward&quot;; [.B592])" office:value-type="float" office:value="8" calcext:value-type="float">
            <text:p>8</text:p>
          </table:table-cell>
          <table:table-cell table:formula="of:=IF([.A592]=&quot;down&quot;; [.B592]; IF([.A592]=&quot;up&quot;; -[.B592];0))" office:value-type="float" office:value="0" calcext:value-type="float">
            <text:p>0</text:p>
          </table:table-cell>
          <table:table-cell table:formula="of:=SUM([.$D$2:.D592])" office:value-type="float" office:value="571" calcext:value-type="float">
            <text:p>571</text:p>
          </table:table-cell>
          <table:table-cell table:formula="of:=IF([.A592] = &quot;forward&quot;; [.B592]*[.E592]; 0)" office:value-type="float" office:value="4568" calcext:value-type="float">
            <text:p>456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593]=&quot;forward&quot;; [.B593])" office:value-type="float" office:value="0" calcext:value-type="float">
            <text:p>0</text:p>
          </table:table-cell>
          <table:table-cell table:formula="of:=IF([.A593]=&quot;down&quot;; [.B593]; IF([.A593]=&quot;up&quot;; -[.B593];0))" office:value-type="float" office:value="-5" calcext:value-type="float">
            <text:p>-5</text:p>
          </table:table-cell>
          <table:table-cell table:formula="of:=SUM([.$D$2:.D593])" office:value-type="float" office:value="566" calcext:value-type="float">
            <text:p>566</text:p>
          </table:table-cell>
          <table:table-cell table:formula="of:=IF([.A593] = &quot;forward&quot;; [.B593]*[.E59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594]=&quot;forward&quot;; [.B594])" office:value-type="float" office:value="0" calcext:value-type="float">
            <text:p>0</text:p>
          </table:table-cell>
          <table:table-cell table:formula="of:=IF([.A594]=&quot;down&quot;; [.B594]; IF([.A594]=&quot;up&quot;; -[.B594];0))" office:value-type="float" office:value="-6" calcext:value-type="float">
            <text:p>-6</text:p>
          </table:table-cell>
          <table:table-cell table:formula="of:=SUM([.$D$2:.D594])" office:value-type="float" office:value="560" calcext:value-type="float">
            <text:p>560</text:p>
          </table:table-cell>
          <table:table-cell table:formula="of:=IF([.A594] = &quot;forward&quot;; [.B594]*[.E59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595]=&quot;forward&quot;; [.B595])" office:value-type="float" office:value="0" calcext:value-type="float">
            <text:p>0</text:p>
          </table:table-cell>
          <table:table-cell table:formula="of:=IF([.A595]=&quot;down&quot;; [.B595]; IF([.A595]=&quot;up&quot;; -[.B595];0))" office:value-type="float" office:value="-8" calcext:value-type="float">
            <text:p>-8</text:p>
          </table:table-cell>
          <table:table-cell table:formula="of:=SUM([.$D$2:.D595])" office:value-type="float" office:value="552" calcext:value-type="float">
            <text:p>552</text:p>
          </table:table-cell>
          <table:table-cell table:formula="of:=IF([.A595] = &quot;forward&quot;; [.B595]*[.E59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596]=&quot;forward&quot;; [.B596])" office:value-type="float" office:value="8" calcext:value-type="float">
            <text:p>8</text:p>
          </table:table-cell>
          <table:table-cell table:formula="of:=IF([.A596]=&quot;down&quot;; [.B596]; IF([.A596]=&quot;up&quot;; -[.B596];0))" office:value-type="float" office:value="0" calcext:value-type="float">
            <text:p>0</text:p>
          </table:table-cell>
          <table:table-cell table:formula="of:=SUM([.$D$2:.D596])" office:value-type="float" office:value="552" calcext:value-type="float">
            <text:p>552</text:p>
          </table:table-cell>
          <table:table-cell table:formula="of:=IF([.A596] = &quot;forward&quot;; [.B596]*[.E596]; 0)" office:value-type="float" office:value="4416" calcext:value-type="float">
            <text:p>44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597]=&quot;forward&quot;; [.B597])" office:value-type="float" office:value="1" calcext:value-type="float">
            <text:p>1</text:p>
          </table:table-cell>
          <table:table-cell table:formula="of:=IF([.A597]=&quot;down&quot;; [.B597]; IF([.A597]=&quot;up&quot;; -[.B597];0))" office:value-type="float" office:value="0" calcext:value-type="float">
            <text:p>0</text:p>
          </table:table-cell>
          <table:table-cell table:formula="of:=SUM([.$D$2:.D597])" office:value-type="float" office:value="552" calcext:value-type="float">
            <text:p>552</text:p>
          </table:table-cell>
          <table:table-cell table:formula="of:=IF([.A597] = &quot;forward&quot;; [.B597]*[.E597]; 0)"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598]=&quot;forward&quot;; [.B598])" office:value-type="float" office:value="0" calcext:value-type="float">
            <text:p>0</text:p>
          </table:table-cell>
          <table:table-cell table:formula="of:=IF([.A598]=&quot;down&quot;; [.B598]; IF([.A598]=&quot;up&quot;; -[.B598];0))" office:value-type="float" office:value="6" calcext:value-type="float">
            <text:p>6</text:p>
          </table:table-cell>
          <table:table-cell table:formula="of:=SUM([.$D$2:.D598])" office:value-type="float" office:value="558" calcext:value-type="float">
            <text:p>558</text:p>
          </table:table-cell>
          <table:table-cell table:formula="of:=IF([.A598] = &quot;forward&quot;; [.B598]*[.E5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599]=&quot;forward&quot;; [.B599])" office:value-type="float" office:value="3" calcext:value-type="float">
            <text:p>3</text:p>
          </table:table-cell>
          <table:table-cell table:formula="of:=IF([.A599]=&quot;down&quot;; [.B599]; IF([.A599]=&quot;up&quot;; -[.B599];0))" office:value-type="float" office:value="0" calcext:value-type="float">
            <text:p>0</text:p>
          </table:table-cell>
          <table:table-cell table:formula="of:=SUM([.$D$2:.D599])" office:value-type="float" office:value="558" calcext:value-type="float">
            <text:p>558</text:p>
          </table:table-cell>
          <table:table-cell table:formula="of:=IF([.A599] = &quot;forward&quot;; [.B599]*[.E599]; 0)"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00]=&quot;forward&quot;; [.B600])" office:value-type="float" office:value="3" calcext:value-type="float">
            <text:p>3</text:p>
          </table:table-cell>
          <table:table-cell table:formula="of:=IF([.A600]=&quot;down&quot;; [.B600]; IF([.A600]=&quot;up&quot;; -[.B600];0))" office:value-type="float" office:value="0" calcext:value-type="float">
            <text:p>0</text:p>
          </table:table-cell>
          <table:table-cell table:formula="of:=SUM([.$D$2:.D600])" office:value-type="float" office:value="558" calcext:value-type="float">
            <text:p>558</text:p>
          </table:table-cell>
          <table:table-cell table:formula="of:=IF([.A600] = &quot;forward&quot;; [.B600]*[.E600]; 0)"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01]=&quot;forward&quot;; [.B601])" office:value-type="float" office:value="6" calcext:value-type="float">
            <text:p>6</text:p>
          </table:table-cell>
          <table:table-cell table:formula="of:=IF([.A601]=&quot;down&quot;; [.B601]; IF([.A601]=&quot;up&quot;; -[.B601];0))" office:value-type="float" office:value="0" calcext:value-type="float">
            <text:p>0</text:p>
          </table:table-cell>
          <table:table-cell table:formula="of:=SUM([.$D$2:.D601])" office:value-type="float" office:value="558" calcext:value-type="float">
            <text:p>558</text:p>
          </table:table-cell>
          <table:table-cell table:formula="of:=IF([.A601] = &quot;forward&quot;; [.B601]*[.E601]; 0)"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02]=&quot;forward&quot;; [.B602])" office:value-type="float" office:value="0" calcext:value-type="float">
            <text:p>0</text:p>
          </table:table-cell>
          <table:table-cell table:formula="of:=IF([.A602]=&quot;down&quot;; [.B602]; IF([.A602]=&quot;up&quot;; -[.B602];0))" office:value-type="float" office:value="3" calcext:value-type="float">
            <text:p>3</text:p>
          </table:table-cell>
          <table:table-cell table:formula="of:=SUM([.$D$2:.D602])" office:value-type="float" office:value="561" calcext:value-type="float">
            <text:p>561</text:p>
          </table:table-cell>
          <table:table-cell table:formula="of:=IF([.A602] = &quot;forward&quot;; [.B602]*[.E60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03]=&quot;forward&quot;; [.B603])" office:value-type="float" office:value="0" calcext:value-type="float">
            <text:p>0</text:p>
          </table:table-cell>
          <table:table-cell table:formula="of:=IF([.A603]=&quot;down&quot;; [.B603]; IF([.A603]=&quot;up&quot;; -[.B603];0))" office:value-type="float" office:value="2" calcext:value-type="float">
            <text:p>2</text:p>
          </table:table-cell>
          <table:table-cell table:formula="of:=SUM([.$D$2:.D603])" office:value-type="float" office:value="563" calcext:value-type="float">
            <text:p>563</text:p>
          </table:table-cell>
          <table:table-cell table:formula="of:=IF([.A603] = &quot;forward&quot;; [.B603]*[.E60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04]=&quot;forward&quot;; [.B604])" office:value-type="float" office:value="5" calcext:value-type="float">
            <text:p>5</text:p>
          </table:table-cell>
          <table:table-cell table:formula="of:=IF([.A604]=&quot;down&quot;; [.B604]; IF([.A604]=&quot;up&quot;; -[.B604];0))" office:value-type="float" office:value="0" calcext:value-type="float">
            <text:p>0</text:p>
          </table:table-cell>
          <table:table-cell table:formula="of:=SUM([.$D$2:.D604])" office:value-type="float" office:value="563" calcext:value-type="float">
            <text:p>563</text:p>
          </table:table-cell>
          <table:table-cell table:formula="of:=IF([.A604] = &quot;forward&quot;; [.B604]*[.E604]; 0)"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05]=&quot;forward&quot;; [.B605])" office:value-type="float" office:value="0" calcext:value-type="float">
            <text:p>0</text:p>
          </table:table-cell>
          <table:table-cell table:formula="of:=IF([.A605]=&quot;down&quot;; [.B605]; IF([.A605]=&quot;up&quot;; -[.B605];0))" office:value-type="float" office:value="5" calcext:value-type="float">
            <text:p>5</text:p>
          </table:table-cell>
          <table:table-cell table:formula="of:=SUM([.$D$2:.D605])" office:value-type="float" office:value="568" calcext:value-type="float">
            <text:p>568</text:p>
          </table:table-cell>
          <table:table-cell table:formula="of:=IF([.A605] = &quot;forward&quot;; [.B605]*[.E60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06]=&quot;forward&quot;; [.B606])" office:value-type="float" office:value="6" calcext:value-type="float">
            <text:p>6</text:p>
          </table:table-cell>
          <table:table-cell table:formula="of:=IF([.A606]=&quot;down&quot;; [.B606]; IF([.A606]=&quot;up&quot;; -[.B606];0))" office:value-type="float" office:value="0" calcext:value-type="float">
            <text:p>0</text:p>
          </table:table-cell>
          <table:table-cell table:formula="of:=SUM([.$D$2:.D606])" office:value-type="float" office:value="568" calcext:value-type="float">
            <text:p>568</text:p>
          </table:table-cell>
          <table:table-cell table:formula="of:=IF([.A606] = &quot;forward&quot;; [.B606]*[.E606]; 0)"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07]=&quot;forward&quot;; [.B607])" office:value-type="float" office:value="0" calcext:value-type="float">
            <text:p>0</text:p>
          </table:table-cell>
          <table:table-cell table:formula="of:=IF([.A607]=&quot;down&quot;; [.B607]; IF([.A607]=&quot;up&quot;; -[.B607];0))" office:value-type="float" office:value="3" calcext:value-type="float">
            <text:p>3</text:p>
          </table:table-cell>
          <table:table-cell table:formula="of:=SUM([.$D$2:.D607])" office:value-type="float" office:value="571" calcext:value-type="float">
            <text:p>571</text:p>
          </table:table-cell>
          <table:table-cell table:formula="of:=IF([.A607] = &quot;forward&quot;; [.B607]*[.E60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08]=&quot;forward&quot;; [.B608])" office:value-type="float" office:value="0" calcext:value-type="float">
            <text:p>0</text:p>
          </table:table-cell>
          <table:table-cell table:formula="of:=IF([.A608]=&quot;down&quot;; [.B608]; IF([.A608]=&quot;up&quot;; -[.B608];0))" office:value-type="float" office:value="9" calcext:value-type="float">
            <text:p>9</text:p>
          </table:table-cell>
          <table:table-cell table:formula="of:=SUM([.$D$2:.D608])" office:value-type="float" office:value="580" calcext:value-type="float">
            <text:p>580</text:p>
          </table:table-cell>
          <table:table-cell table:formula="of:=IF([.A608] = &quot;forward&quot;; [.B608]*[.E60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09]=&quot;forward&quot;; [.B609])" office:value-type="float" office:value="0" calcext:value-type="float">
            <text:p>0</text:p>
          </table:table-cell>
          <table:table-cell table:formula="of:=IF([.A609]=&quot;down&quot;; [.B609]; IF([.A609]=&quot;up&quot;; -[.B609];0))" office:value-type="float" office:value="8" calcext:value-type="float">
            <text:p>8</text:p>
          </table:table-cell>
          <table:table-cell table:formula="of:=SUM([.$D$2:.D609])" office:value-type="float" office:value="588" calcext:value-type="float">
            <text:p>588</text:p>
          </table:table-cell>
          <table:table-cell table:formula="of:=IF([.A609] = &quot;forward&quot;; [.B609]*[.E60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10]=&quot;forward&quot;; [.B610])" office:value-type="float" office:value="0" calcext:value-type="float">
            <text:p>0</text:p>
          </table:table-cell>
          <table:table-cell table:formula="of:=IF([.A610]=&quot;down&quot;; [.B610]; IF([.A610]=&quot;up&quot;; -[.B610];0))" office:value-type="float" office:value="6" calcext:value-type="float">
            <text:p>6</text:p>
          </table:table-cell>
          <table:table-cell table:formula="of:=SUM([.$D$2:.D610])" office:value-type="float" office:value="594" calcext:value-type="float">
            <text:p>594</text:p>
          </table:table-cell>
          <table:table-cell table:formula="of:=IF([.A610] = &quot;forward&quot;; [.B610]*[.E6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11]=&quot;forward&quot;; [.B611])" office:value-type="float" office:value="0" calcext:value-type="float">
            <text:p>0</text:p>
          </table:table-cell>
          <table:table-cell table:formula="of:=IF([.A611]=&quot;down&quot;; [.B611]; IF([.A611]=&quot;up&quot;; -[.B611];0))" office:value-type="float" office:value="6" calcext:value-type="float">
            <text:p>6</text:p>
          </table:table-cell>
          <table:table-cell table:formula="of:=SUM([.$D$2:.D611])" office:value-type="float" office:value="600" calcext:value-type="float">
            <text:p>600</text:p>
          </table:table-cell>
          <table:table-cell table:formula="of:=IF([.A611] = &quot;forward&quot;; [.B611]*[.E6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12]=&quot;forward&quot;; [.B612])" office:value-type="float" office:value="1" calcext:value-type="float">
            <text:p>1</text:p>
          </table:table-cell>
          <table:table-cell table:formula="of:=IF([.A612]=&quot;down&quot;; [.B612]; IF([.A612]=&quot;up&quot;; -[.B612];0))" office:value-type="float" office:value="0" calcext:value-type="float">
            <text:p>0</text:p>
          </table:table-cell>
          <table:table-cell table:formula="of:=SUM([.$D$2:.D612])" office:value-type="float" office:value="600" calcext:value-type="float">
            <text:p>600</text:p>
          </table:table-cell>
          <table:table-cell table:formula="of:=IF([.A612] = &quot;forward&quot;; [.B612]*[.E612]; 0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13]=&quot;forward&quot;; [.B613])" office:value-type="float" office:value="0" calcext:value-type="float">
            <text:p>0</text:p>
          </table:table-cell>
          <table:table-cell table:formula="of:=IF([.A613]=&quot;down&quot;; [.B613]; IF([.A613]=&quot;up&quot;; -[.B613];0))" office:value-type="float" office:value="-5" calcext:value-type="float">
            <text:p>-5</text:p>
          </table:table-cell>
          <table:table-cell table:formula="of:=SUM([.$D$2:.D613])" office:value-type="float" office:value="595" calcext:value-type="float">
            <text:p>595</text:p>
          </table:table-cell>
          <table:table-cell table:formula="of:=IF([.A613] = &quot;forward&quot;; [.B613]*[.E61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14]=&quot;forward&quot;; [.B614])" office:value-type="float" office:value="0" calcext:value-type="float">
            <text:p>0</text:p>
          </table:table-cell>
          <table:table-cell table:formula="of:=IF([.A614]=&quot;down&quot;; [.B614]; IF([.A614]=&quot;up&quot;; -[.B614];0))" office:value-type="float" office:value="9" calcext:value-type="float">
            <text:p>9</text:p>
          </table:table-cell>
          <table:table-cell table:formula="of:=SUM([.$D$2:.D614])" office:value-type="float" office:value="604" calcext:value-type="float">
            <text:p>604</text:p>
          </table:table-cell>
          <table:table-cell table:formula="of:=IF([.A614] = &quot;forward&quot;; [.B614]*[.E61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15]=&quot;forward&quot;; [.B615])" office:value-type="float" office:value="3" calcext:value-type="float">
            <text:p>3</text:p>
          </table:table-cell>
          <table:table-cell table:formula="of:=IF([.A615]=&quot;down&quot;; [.B615]; IF([.A615]=&quot;up&quot;; -[.B615];0))" office:value-type="float" office:value="0" calcext:value-type="float">
            <text:p>0</text:p>
          </table:table-cell>
          <table:table-cell table:formula="of:=SUM([.$D$2:.D615])" office:value-type="float" office:value="604" calcext:value-type="float">
            <text:p>604</text:p>
          </table:table-cell>
          <table:table-cell table:formula="of:=IF([.A615] = &quot;forward&quot;; [.B615]*[.E615]; 0)"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16]=&quot;forward&quot;; [.B616])" office:value-type="float" office:value="3" calcext:value-type="float">
            <text:p>3</text:p>
          </table:table-cell>
          <table:table-cell table:formula="of:=IF([.A616]=&quot;down&quot;; [.B616]; IF([.A616]=&quot;up&quot;; -[.B616];0))" office:value-type="float" office:value="0" calcext:value-type="float">
            <text:p>0</text:p>
          </table:table-cell>
          <table:table-cell table:formula="of:=SUM([.$D$2:.D616])" office:value-type="float" office:value="604" calcext:value-type="float">
            <text:p>604</text:p>
          </table:table-cell>
          <table:table-cell table:formula="of:=IF([.A616] = &quot;forward&quot;; [.B616]*[.E616]; 0)"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17]=&quot;forward&quot;; [.B617])" office:value-type="float" office:value="0" calcext:value-type="float">
            <text:p>0</text:p>
          </table:table-cell>
          <table:table-cell table:formula="of:=IF([.A617]=&quot;down&quot;; [.B617]; IF([.A617]=&quot;up&quot;; -[.B617];0))" office:value-type="float" office:value="2" calcext:value-type="float">
            <text:p>2</text:p>
          </table:table-cell>
          <table:table-cell table:formula="of:=SUM([.$D$2:.D617])" office:value-type="float" office:value="606" calcext:value-type="float">
            <text:p>606</text:p>
          </table:table-cell>
          <table:table-cell table:formula="of:=IF([.A617] = &quot;forward&quot;; [.B617]*[.E61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18]=&quot;forward&quot;; [.B618])" office:value-type="float" office:value="8" calcext:value-type="float">
            <text:p>8</text:p>
          </table:table-cell>
          <table:table-cell table:formula="of:=IF([.A618]=&quot;down&quot;; [.B618]; IF([.A618]=&quot;up&quot;; -[.B618];0))" office:value-type="float" office:value="0" calcext:value-type="float">
            <text:p>0</text:p>
          </table:table-cell>
          <table:table-cell table:formula="of:=SUM([.$D$2:.D618])" office:value-type="float" office:value="606" calcext:value-type="float">
            <text:p>606</text:p>
          </table:table-cell>
          <table:table-cell table:formula="of:=IF([.A618] = &quot;forward&quot;; [.B618]*[.E618]; 0)"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19]=&quot;forward&quot;; [.B619])" office:value-type="float" office:value="3" calcext:value-type="float">
            <text:p>3</text:p>
          </table:table-cell>
          <table:table-cell table:formula="of:=IF([.A619]=&quot;down&quot;; [.B619]; IF([.A619]=&quot;up&quot;; -[.B619];0))" office:value-type="float" office:value="0" calcext:value-type="float">
            <text:p>0</text:p>
          </table:table-cell>
          <table:table-cell table:formula="of:=SUM([.$D$2:.D619])" office:value-type="float" office:value="606" calcext:value-type="float">
            <text:p>606</text:p>
          </table:table-cell>
          <table:table-cell table:formula="of:=IF([.A619] = &quot;forward&quot;; [.B619]*[.E619]; 0)"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20]=&quot;forward&quot;; [.B620])" office:value-type="float" office:value="2" calcext:value-type="float">
            <text:p>2</text:p>
          </table:table-cell>
          <table:table-cell table:formula="of:=IF([.A620]=&quot;down&quot;; [.B620]; IF([.A620]=&quot;up&quot;; -[.B620];0))" office:value-type="float" office:value="0" calcext:value-type="float">
            <text:p>0</text:p>
          </table:table-cell>
          <table:table-cell table:formula="of:=SUM([.$D$2:.D620])" office:value-type="float" office:value="606" calcext:value-type="float">
            <text:p>606</text:p>
          </table:table-cell>
          <table:table-cell table:formula="of:=IF([.A620] = &quot;forward&quot;; [.B620]*[.E620]; 0)"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21]=&quot;forward&quot;; [.B621])" office:value-type="float" office:value="5" calcext:value-type="float">
            <text:p>5</text:p>
          </table:table-cell>
          <table:table-cell table:formula="of:=IF([.A621]=&quot;down&quot;; [.B621]; IF([.A621]=&quot;up&quot;; -[.B621];0))" office:value-type="float" office:value="0" calcext:value-type="float">
            <text:p>0</text:p>
          </table:table-cell>
          <table:table-cell table:formula="of:=SUM([.$D$2:.D621])" office:value-type="float" office:value="606" calcext:value-type="float">
            <text:p>606</text:p>
          </table:table-cell>
          <table:table-cell table:formula="of:=IF([.A621] = &quot;forward&quot;; [.B621]*[.E621]; 0)" office:value-type="float" office:value="3030" calcext:value-type="float">
            <text:p>303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22]=&quot;forward&quot;; [.B622])" office:value-type="float" office:value="0" calcext:value-type="float">
            <text:p>0</text:p>
          </table:table-cell>
          <table:table-cell table:formula="of:=IF([.A622]=&quot;down&quot;; [.B622]; IF([.A622]=&quot;up&quot;; -[.B622];0))" office:value-type="float" office:value="4" calcext:value-type="float">
            <text:p>4</text:p>
          </table:table-cell>
          <table:table-cell table:formula="of:=SUM([.$D$2:.D622])" office:value-type="float" office:value="610" calcext:value-type="float">
            <text:p>610</text:p>
          </table:table-cell>
          <table:table-cell table:formula="of:=IF([.A622] = &quot;forward&quot;; [.B622]*[.E62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23]=&quot;forward&quot;; [.B623])" office:value-type="float" office:value="0" calcext:value-type="float">
            <text:p>0</text:p>
          </table:table-cell>
          <table:table-cell table:formula="of:=IF([.A623]=&quot;down&quot;; [.B623]; IF([.A623]=&quot;up&quot;; -[.B623];0))" office:value-type="float" office:value="1" calcext:value-type="float">
            <text:p>1</text:p>
          </table:table-cell>
          <table:table-cell table:formula="of:=SUM([.$D$2:.D623])" office:value-type="float" office:value="611" calcext:value-type="float">
            <text:p>611</text:p>
          </table:table-cell>
          <table:table-cell table:formula="of:=IF([.A623] = &quot;forward&quot;; [.B623]*[.E6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24]=&quot;forward&quot;; [.B624])" office:value-type="float" office:value="0" calcext:value-type="float">
            <text:p>0</text:p>
          </table:table-cell>
          <table:table-cell table:formula="of:=IF([.A624]=&quot;down&quot;; [.B624]; IF([.A624]=&quot;up&quot;; -[.B624];0))" office:value-type="float" office:value="-2" calcext:value-type="float">
            <text:p>-2</text:p>
          </table:table-cell>
          <table:table-cell table:formula="of:=SUM([.$D$2:.D624])" office:value-type="float" office:value="609" calcext:value-type="float">
            <text:p>609</text:p>
          </table:table-cell>
          <table:table-cell table:formula="of:=IF([.A624] = &quot;forward&quot;; [.B624]*[.E6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25]=&quot;forward&quot;; [.B625])" office:value-type="float" office:value="0" calcext:value-type="float">
            <text:p>0</text:p>
          </table:table-cell>
          <table:table-cell table:formula="of:=IF([.A625]=&quot;down&quot;; [.B625]; IF([.A625]=&quot;up&quot;; -[.B625];0))" office:value-type="float" office:value="1" calcext:value-type="float">
            <text:p>1</text:p>
          </table:table-cell>
          <table:table-cell table:formula="of:=SUM([.$D$2:.D625])" office:value-type="float" office:value="610" calcext:value-type="float">
            <text:p>610</text:p>
          </table:table-cell>
          <table:table-cell table:formula="of:=IF([.A625] = &quot;forward&quot;; [.B625]*[.E62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26]=&quot;forward&quot;; [.B626])" office:value-type="float" office:value="0" calcext:value-type="float">
            <text:p>0</text:p>
          </table:table-cell>
          <table:table-cell table:formula="of:=IF([.A626]=&quot;down&quot;; [.B626]; IF([.A626]=&quot;up&quot;; -[.B626];0))" office:value-type="float" office:value="1" calcext:value-type="float">
            <text:p>1</text:p>
          </table:table-cell>
          <table:table-cell table:formula="of:=SUM([.$D$2:.D626])" office:value-type="float" office:value="611" calcext:value-type="float">
            <text:p>611</text:p>
          </table:table-cell>
          <table:table-cell table:formula="of:=IF([.A626] = &quot;forward&quot;; [.B626]*[.E62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27]=&quot;forward&quot;; [.B627])" office:value-type="float" office:value="5" calcext:value-type="float">
            <text:p>5</text:p>
          </table:table-cell>
          <table:table-cell table:formula="of:=IF([.A627]=&quot;down&quot;; [.B627]; IF([.A627]=&quot;up&quot;; -[.B627];0))" office:value-type="float" office:value="0" calcext:value-type="float">
            <text:p>0</text:p>
          </table:table-cell>
          <table:table-cell table:formula="of:=SUM([.$D$2:.D627])" office:value-type="float" office:value="611" calcext:value-type="float">
            <text:p>611</text:p>
          </table:table-cell>
          <table:table-cell table:formula="of:=IF([.A627] = &quot;forward&quot;; [.B627]*[.E627]; 0)"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28]=&quot;forward&quot;; [.B628])" office:value-type="float" office:value="0" calcext:value-type="float">
            <text:p>0</text:p>
          </table:table-cell>
          <table:table-cell table:formula="of:=IF([.A628]=&quot;down&quot;; [.B628]; IF([.A628]=&quot;up&quot;; -[.B628];0))" office:value-type="float" office:value="7" calcext:value-type="float">
            <text:p>7</text:p>
          </table:table-cell>
          <table:table-cell table:formula="of:=SUM([.$D$2:.D628])" office:value-type="float" office:value="618" calcext:value-type="float">
            <text:p>618</text:p>
          </table:table-cell>
          <table:table-cell table:formula="of:=IF([.A628] = &quot;forward&quot;; [.B628]*[.E6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29]=&quot;forward&quot;; [.B629])" office:value-type="float" office:value="0" calcext:value-type="float">
            <text:p>0</text:p>
          </table:table-cell>
          <table:table-cell table:formula="of:=IF([.A629]=&quot;down&quot;; [.B629]; IF([.A629]=&quot;up&quot;; -[.B629];0))" office:value-type="float" office:value="-7" calcext:value-type="float">
            <text:p>-7</text:p>
          </table:table-cell>
          <table:table-cell table:formula="of:=SUM([.$D$2:.D629])" office:value-type="float" office:value="611" calcext:value-type="float">
            <text:p>611</text:p>
          </table:table-cell>
          <table:table-cell table:formula="of:=IF([.A629] = &quot;forward&quot;; [.B629]*[.E6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30]=&quot;forward&quot;; [.B630])" office:value-type="float" office:value="0" calcext:value-type="float">
            <text:p>0</text:p>
          </table:table-cell>
          <table:table-cell table:formula="of:=IF([.A630]=&quot;down&quot;; [.B630]; IF([.A630]=&quot;up&quot;; -[.B630];0))" office:value-type="float" office:value="9" calcext:value-type="float">
            <text:p>9</text:p>
          </table:table-cell>
          <table:table-cell table:formula="of:=SUM([.$D$2:.D630])" office:value-type="float" office:value="620" calcext:value-type="float">
            <text:p>620</text:p>
          </table:table-cell>
          <table:table-cell table:formula="of:=IF([.A630] = &quot;forward&quot;; [.B630]*[.E6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31]=&quot;forward&quot;; [.B631])" office:value-type="float" office:value="0" calcext:value-type="float">
            <text:p>0</text:p>
          </table:table-cell>
          <table:table-cell table:formula="of:=IF([.A631]=&quot;down&quot;; [.B631]; IF([.A631]=&quot;up&quot;; -[.B631];0))" office:value-type="float" office:value="8" calcext:value-type="float">
            <text:p>8</text:p>
          </table:table-cell>
          <table:table-cell table:formula="of:=SUM([.$D$2:.D631])" office:value-type="float" office:value="628" calcext:value-type="float">
            <text:p>628</text:p>
          </table:table-cell>
          <table:table-cell table:formula="of:=IF([.A631] = &quot;forward&quot;; [.B631]*[.E63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32]=&quot;forward&quot;; [.B632])" office:value-type="float" office:value="0" calcext:value-type="float">
            <text:p>0</text:p>
          </table:table-cell>
          <table:table-cell table:formula="of:=IF([.A632]=&quot;down&quot;; [.B632]; IF([.A632]=&quot;up&quot;; -[.B632];0))" office:value-type="float" office:value="6" calcext:value-type="float">
            <text:p>6</text:p>
          </table:table-cell>
          <table:table-cell table:formula="of:=SUM([.$D$2:.D632])" office:value-type="float" office:value="634" calcext:value-type="float">
            <text:p>634</text:p>
          </table:table-cell>
          <table:table-cell table:formula="of:=IF([.A632] = &quot;forward&quot;; [.B632]*[.E6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33]=&quot;forward&quot;; [.B633])" office:value-type="float" office:value="3" calcext:value-type="float">
            <text:p>3</text:p>
          </table:table-cell>
          <table:table-cell table:formula="of:=IF([.A633]=&quot;down&quot;; [.B633]; IF([.A633]=&quot;up&quot;; -[.B633];0))" office:value-type="float" office:value="0" calcext:value-type="float">
            <text:p>0</text:p>
          </table:table-cell>
          <table:table-cell table:formula="of:=SUM([.$D$2:.D633])" office:value-type="float" office:value="634" calcext:value-type="float">
            <text:p>634</text:p>
          </table:table-cell>
          <table:table-cell table:formula="of:=IF([.A633] = &quot;forward&quot;; [.B633]*[.E633]; 0)"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34]=&quot;forward&quot;; [.B634])" office:value-type="float" office:value="5" calcext:value-type="float">
            <text:p>5</text:p>
          </table:table-cell>
          <table:table-cell table:formula="of:=IF([.A634]=&quot;down&quot;; [.B634]; IF([.A634]=&quot;up&quot;; -[.B634];0))" office:value-type="float" office:value="0" calcext:value-type="float">
            <text:p>0</text:p>
          </table:table-cell>
          <table:table-cell table:formula="of:=SUM([.$D$2:.D634])" office:value-type="float" office:value="634" calcext:value-type="float">
            <text:p>634</text:p>
          </table:table-cell>
          <table:table-cell table:formula="of:=IF([.A634] = &quot;forward&quot;; [.B634]*[.E634]; 0)" office:value-type="float" office:value="3170" calcext:value-type="float">
            <text:p>317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35]=&quot;forward&quot;; [.B635])" office:value-type="float" office:value="0" calcext:value-type="float">
            <text:p>0</text:p>
          </table:table-cell>
          <table:table-cell table:formula="of:=IF([.A635]=&quot;down&quot;; [.B635]; IF([.A635]=&quot;up&quot;; -[.B635];0))" office:value-type="float" office:value="3" calcext:value-type="float">
            <text:p>3</text:p>
          </table:table-cell>
          <table:table-cell table:formula="of:=SUM([.$D$2:.D635])" office:value-type="float" office:value="637" calcext:value-type="float">
            <text:p>637</text:p>
          </table:table-cell>
          <table:table-cell table:formula="of:=IF([.A635] = &quot;forward&quot;; [.B635]*[.E63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36]=&quot;forward&quot;; [.B636])" office:value-type="float" office:value="0" calcext:value-type="float">
            <text:p>0</text:p>
          </table:table-cell>
          <table:table-cell table:formula="of:=IF([.A636]=&quot;down&quot;; [.B636]; IF([.A636]=&quot;up&quot;; -[.B636];0))" office:value-type="float" office:value="6" calcext:value-type="float">
            <text:p>6</text:p>
          </table:table-cell>
          <table:table-cell table:formula="of:=SUM([.$D$2:.D636])" office:value-type="float" office:value="643" calcext:value-type="float">
            <text:p>643</text:p>
          </table:table-cell>
          <table:table-cell table:formula="of:=IF([.A636] = &quot;forward&quot;; [.B636]*[.E63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37]=&quot;forward&quot;; [.B637])" office:value-type="float" office:value="0" calcext:value-type="float">
            <text:p>0</text:p>
          </table:table-cell>
          <table:table-cell table:formula="of:=IF([.A637]=&quot;down&quot;; [.B637]; IF([.A637]=&quot;up&quot;; -[.B637];0))" office:value-type="float" office:value="-3" calcext:value-type="float">
            <text:p>-3</text:p>
          </table:table-cell>
          <table:table-cell table:formula="of:=SUM([.$D$2:.D637])" office:value-type="float" office:value="640" calcext:value-type="float">
            <text:p>640</text:p>
          </table:table-cell>
          <table:table-cell table:formula="of:=IF([.A637] = &quot;forward&quot;; [.B637]*[.E63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38]=&quot;forward&quot;; [.B638])" office:value-type="float" office:value="0" calcext:value-type="float">
            <text:p>0</text:p>
          </table:table-cell>
          <table:table-cell table:formula="of:=IF([.A638]=&quot;down&quot;; [.B638]; IF([.A638]=&quot;up&quot;; -[.B638];0))" office:value-type="float" office:value="-2" calcext:value-type="float">
            <text:p>-2</text:p>
          </table:table-cell>
          <table:table-cell table:formula="of:=SUM([.$D$2:.D638])" office:value-type="float" office:value="638" calcext:value-type="float">
            <text:p>638</text:p>
          </table:table-cell>
          <table:table-cell table:formula="of:=IF([.A638] = &quot;forward&quot;; [.B638]*[.E63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39]=&quot;forward&quot;; [.B639])" office:value-type="float" office:value="0" calcext:value-type="float">
            <text:p>0</text:p>
          </table:table-cell>
          <table:table-cell table:formula="of:=IF([.A639]=&quot;down&quot;; [.B639]; IF([.A639]=&quot;up&quot;; -[.B639];0))" office:value-type="float" office:value="-8" calcext:value-type="float">
            <text:p>-8</text:p>
          </table:table-cell>
          <table:table-cell table:formula="of:=SUM([.$D$2:.D639])" office:value-type="float" office:value="630" calcext:value-type="float">
            <text:p>630</text:p>
          </table:table-cell>
          <table:table-cell table:formula="of:=IF([.A639] = &quot;forward&quot;; [.B639]*[.E6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40]=&quot;forward&quot;; [.B640])" office:value-type="float" office:value="0" calcext:value-type="float">
            <text:p>0</text:p>
          </table:table-cell>
          <table:table-cell table:formula="of:=IF([.A640]=&quot;down&quot;; [.B640]; IF([.A640]=&quot;up&quot;; -[.B640];0))" office:value-type="float" office:value="3" calcext:value-type="float">
            <text:p>3</text:p>
          </table:table-cell>
          <table:table-cell table:formula="of:=SUM([.$D$2:.D640])" office:value-type="float" office:value="633" calcext:value-type="float">
            <text:p>633</text:p>
          </table:table-cell>
          <table:table-cell table:formula="of:=IF([.A640] = &quot;forward&quot;; [.B640]*[.E64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41]=&quot;forward&quot;; [.B641])" office:value-type="float" office:value="0" calcext:value-type="float">
            <text:p>0</text:p>
          </table:table-cell>
          <table:table-cell table:formula="of:=IF([.A641]=&quot;down&quot;; [.B641]; IF([.A641]=&quot;up&quot;; -[.B641];0))" office:value-type="float" office:value="-3" calcext:value-type="float">
            <text:p>-3</text:p>
          </table:table-cell>
          <table:table-cell table:formula="of:=SUM([.$D$2:.D641])" office:value-type="float" office:value="630" calcext:value-type="float">
            <text:p>630</text:p>
          </table:table-cell>
          <table:table-cell table:formula="of:=IF([.A641] = &quot;forward&quot;; [.B641]*[.E64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42]=&quot;forward&quot;; [.B642])" office:value-type="float" office:value="0" calcext:value-type="float">
            <text:p>0</text:p>
          </table:table-cell>
          <table:table-cell table:formula="of:=IF([.A642]=&quot;down&quot;; [.B642]; IF([.A642]=&quot;up&quot;; -[.B642];0))" office:value-type="float" office:value="6" calcext:value-type="float">
            <text:p>6</text:p>
          </table:table-cell>
          <table:table-cell table:formula="of:=SUM([.$D$2:.D642])" office:value-type="float" office:value="636" calcext:value-type="float">
            <text:p>636</text:p>
          </table:table-cell>
          <table:table-cell table:formula="of:=IF([.A642] = &quot;forward&quot;; [.B642]*[.E6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43]=&quot;forward&quot;; [.B643])" office:value-type="float" office:value="7" calcext:value-type="float">
            <text:p>7</text:p>
          </table:table-cell>
          <table:table-cell table:formula="of:=IF([.A643]=&quot;down&quot;; [.B643]; IF([.A643]=&quot;up&quot;; -[.B643];0))" office:value-type="float" office:value="0" calcext:value-type="float">
            <text:p>0</text:p>
          </table:table-cell>
          <table:table-cell table:formula="of:=SUM([.$D$2:.D643])" office:value-type="float" office:value="636" calcext:value-type="float">
            <text:p>636</text:p>
          </table:table-cell>
          <table:table-cell table:formula="of:=IF([.A643] = &quot;forward&quot;; [.B643]*[.E643]; 0)" office:value-type="float" office:value="4452" calcext:value-type="float">
            <text:p>44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44]=&quot;forward&quot;; [.B644])" office:value-type="float" office:value="4" calcext:value-type="float">
            <text:p>4</text:p>
          </table:table-cell>
          <table:table-cell table:formula="of:=IF([.A644]=&quot;down&quot;; [.B644]; IF([.A644]=&quot;up&quot;; -[.B644];0))" office:value-type="float" office:value="0" calcext:value-type="float">
            <text:p>0</text:p>
          </table:table-cell>
          <table:table-cell table:formula="of:=SUM([.$D$2:.D644])" office:value-type="float" office:value="636" calcext:value-type="float">
            <text:p>636</text:p>
          </table:table-cell>
          <table:table-cell table:formula="of:=IF([.A644] = &quot;forward&quot;; [.B644]*[.E644]; 0)"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645]=&quot;forward&quot;; [.B645])" office:value-type="float" office:value="0" calcext:value-type="float">
            <text:p>0</text:p>
          </table:table-cell>
          <table:table-cell table:formula="of:=IF([.A645]=&quot;down&quot;; [.B645]; IF([.A645]=&quot;up&quot;; -[.B645];0))" office:value-type="float" office:value="-5" calcext:value-type="float">
            <text:p>-5</text:p>
          </table:table-cell>
          <table:table-cell table:formula="of:=SUM([.$D$2:.D645])" office:value-type="float" office:value="631" calcext:value-type="float">
            <text:p>631</text:p>
          </table:table-cell>
          <table:table-cell table:formula="of:=IF([.A645] = &quot;forward&quot;; [.B645]*[.E6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46]=&quot;forward&quot;; [.B646])" office:value-type="float" office:value="1" calcext:value-type="float">
            <text:p>1</text:p>
          </table:table-cell>
          <table:table-cell table:formula="of:=IF([.A646]=&quot;down&quot;; [.B646]; IF([.A646]=&quot;up&quot;; -[.B646];0))" office:value-type="float" office:value="0" calcext:value-type="float">
            <text:p>0</text:p>
          </table:table-cell>
          <table:table-cell table:formula="of:=SUM([.$D$2:.D646])" office:value-type="float" office:value="631" calcext:value-type="float">
            <text:p>631</text:p>
          </table:table-cell>
          <table:table-cell table:formula="of:=IF([.A646] = &quot;forward&quot;; [.B646]*[.E646]; 0)"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47]=&quot;forward&quot;; [.B647])" office:value-type="float" office:value="0" calcext:value-type="float">
            <text:p>0</text:p>
          </table:table-cell>
          <table:table-cell table:formula="of:=IF([.A647]=&quot;down&quot;; [.B647]; IF([.A647]=&quot;up&quot;; -[.B647];0))" office:value-type="float" office:value="-3" calcext:value-type="float">
            <text:p>-3</text:p>
          </table:table-cell>
          <table:table-cell table:formula="of:=SUM([.$D$2:.D647])" office:value-type="float" office:value="628" calcext:value-type="float">
            <text:p>628</text:p>
          </table:table-cell>
          <table:table-cell table:formula="of:=IF([.A647] = &quot;forward&quot;; [.B647]*[.E64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48]=&quot;forward&quot;; [.B648])" office:value-type="float" office:value="8" calcext:value-type="float">
            <text:p>8</text:p>
          </table:table-cell>
          <table:table-cell table:formula="of:=IF([.A648]=&quot;down&quot;; [.B648]; IF([.A648]=&quot;up&quot;; -[.B648];0))" office:value-type="float" office:value="0" calcext:value-type="float">
            <text:p>0</text:p>
          </table:table-cell>
          <table:table-cell table:formula="of:=SUM([.$D$2:.D648])" office:value-type="float" office:value="628" calcext:value-type="float">
            <text:p>628</text:p>
          </table:table-cell>
          <table:table-cell table:formula="of:=IF([.A648] = &quot;forward&quot;; [.B648]*[.E648]; 0)" office:value-type="float" office:value="5024" calcext:value-type="float">
            <text:p>502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49]=&quot;forward&quot;; [.B649])" office:value-type="float" office:value="0" calcext:value-type="float">
            <text:p>0</text:p>
          </table:table-cell>
          <table:table-cell table:formula="of:=IF([.A649]=&quot;down&quot;; [.B649]; IF([.A649]=&quot;up&quot;; -[.B649];0))" office:value-type="float" office:value="2" calcext:value-type="float">
            <text:p>2</text:p>
          </table:table-cell>
          <table:table-cell table:formula="of:=SUM([.$D$2:.D649])" office:value-type="float" office:value="630" calcext:value-type="float">
            <text:p>630</text:p>
          </table:table-cell>
          <table:table-cell table:formula="of:=IF([.A649] = &quot;forward&quot;; [.B649]*[.E6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50]=&quot;forward&quot;; [.B650])" office:value-type="float" office:value="0" calcext:value-type="float">
            <text:p>0</text:p>
          </table:table-cell>
          <table:table-cell table:formula="of:=IF([.A650]=&quot;down&quot;; [.B650]; IF([.A650]=&quot;up&quot;; -[.B650];0))" office:value-type="float" office:value="5" calcext:value-type="float">
            <text:p>5</text:p>
          </table:table-cell>
          <table:table-cell table:formula="of:=SUM([.$D$2:.D650])" office:value-type="float" office:value="635" calcext:value-type="float">
            <text:p>635</text:p>
          </table:table-cell>
          <table:table-cell table:formula="of:=IF([.A650] = &quot;forward&quot;; [.B650]*[.E6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51]=&quot;forward&quot;; [.B651])" office:value-type="float" office:value="0" calcext:value-type="float">
            <text:p>0</text:p>
          </table:table-cell>
          <table:table-cell table:formula="of:=IF([.A651]=&quot;down&quot;; [.B651]; IF([.A651]=&quot;up&quot;; -[.B651];0))" office:value-type="float" office:value="2" calcext:value-type="float">
            <text:p>2</text:p>
          </table:table-cell>
          <table:table-cell table:formula="of:=SUM([.$D$2:.D651])" office:value-type="float" office:value="637" calcext:value-type="float">
            <text:p>637</text:p>
          </table:table-cell>
          <table:table-cell table:formula="of:=IF([.A651] = &quot;forward&quot;; [.B651]*[.E6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52]=&quot;forward&quot;; [.B652])" office:value-type="float" office:value="4" calcext:value-type="float">
            <text:p>4</text:p>
          </table:table-cell>
          <table:table-cell table:formula="of:=IF([.A652]=&quot;down&quot;; [.B652]; IF([.A652]=&quot;up&quot;; -[.B652];0))" office:value-type="float" office:value="0" calcext:value-type="float">
            <text:p>0</text:p>
          </table:table-cell>
          <table:table-cell table:formula="of:=SUM([.$D$2:.D652])" office:value-type="float" office:value="637" calcext:value-type="float">
            <text:p>637</text:p>
          </table:table-cell>
          <table:table-cell table:formula="of:=IF([.A652] = &quot;forward&quot;; [.B652]*[.E652]; 0)"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53]=&quot;forward&quot;; [.B653])" office:value-type="float" office:value="4" calcext:value-type="float">
            <text:p>4</text:p>
          </table:table-cell>
          <table:table-cell table:formula="of:=IF([.A653]=&quot;down&quot;; [.B653]; IF([.A653]=&quot;up&quot;; -[.B653];0))" office:value-type="float" office:value="0" calcext:value-type="float">
            <text:p>0</text:p>
          </table:table-cell>
          <table:table-cell table:formula="of:=SUM([.$D$2:.D653])" office:value-type="float" office:value="637" calcext:value-type="float">
            <text:p>637</text:p>
          </table:table-cell>
          <table:table-cell table:formula="of:=IF([.A653] = &quot;forward&quot;; [.B653]*[.E653]; 0)" office:value-type="float" office:value="2548" calcext:value-type="float">
            <text:p>254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54]=&quot;forward&quot;; [.B654])" office:value-type="float" office:value="0" calcext:value-type="float">
            <text:p>0</text:p>
          </table:table-cell>
          <table:table-cell table:formula="of:=IF([.A654]=&quot;down&quot;; [.B654]; IF([.A654]=&quot;up&quot;; -[.B654];0))" office:value-type="float" office:value="4" calcext:value-type="float">
            <text:p>4</text:p>
          </table:table-cell>
          <table:table-cell table:formula="of:=SUM([.$D$2:.D654])" office:value-type="float" office:value="641" calcext:value-type="float">
            <text:p>641</text:p>
          </table:table-cell>
          <table:table-cell table:formula="of:=IF([.A654] = &quot;forward&quot;; [.B654]*[.E65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655]=&quot;forward&quot;; [.B655])" office:value-type="float" office:value="0" calcext:value-type="float">
            <text:p>0</text:p>
          </table:table-cell>
          <table:table-cell table:formula="of:=IF([.A655]=&quot;down&quot;; [.B655]; IF([.A655]=&quot;up&quot;; -[.B655];0))" office:value-type="float" office:value="-8" calcext:value-type="float">
            <text:p>-8</text:p>
          </table:table-cell>
          <table:table-cell table:formula="of:=SUM([.$D$2:.D655])" office:value-type="float" office:value="633" calcext:value-type="float">
            <text:p>633</text:p>
          </table:table-cell>
          <table:table-cell table:formula="of:=IF([.A655] = &quot;forward&quot;; [.B655]*[.E65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656]=&quot;forward&quot;; [.B656])" office:value-type="float" office:value="0" calcext:value-type="float">
            <text:p>0</text:p>
          </table:table-cell>
          <table:table-cell table:formula="of:=IF([.A656]=&quot;down&quot;; [.B656]; IF([.A656]=&quot;up&quot;; -[.B656];0))" office:value-type="float" office:value="1" calcext:value-type="float">
            <text:p>1</text:p>
          </table:table-cell>
          <table:table-cell table:formula="of:=SUM([.$D$2:.D656])" office:value-type="float" office:value="634" calcext:value-type="float">
            <text:p>634</text:p>
          </table:table-cell>
          <table:table-cell table:formula="of:=IF([.A656] = &quot;forward&quot;; [.B656]*[.E65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57]=&quot;forward&quot;; [.B657])" office:value-type="float" office:value="0" calcext:value-type="float">
            <text:p>0</text:p>
          </table:table-cell>
          <table:table-cell table:formula="of:=IF([.A657]=&quot;down&quot;; [.B657]; IF([.A657]=&quot;up&quot;; -[.B657];0))" office:value-type="float" office:value="-2" calcext:value-type="float">
            <text:p>-2</text:p>
          </table:table-cell>
          <table:table-cell table:formula="of:=SUM([.$D$2:.D657])" office:value-type="float" office:value="632" calcext:value-type="float">
            <text:p>632</text:p>
          </table:table-cell>
          <table:table-cell table:formula="of:=IF([.A657] = &quot;forward&quot;; [.B657]*[.E6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658]=&quot;forward&quot;; [.B658])" office:value-type="float" office:value="2" calcext:value-type="float">
            <text:p>2</text:p>
          </table:table-cell>
          <table:table-cell table:formula="of:=IF([.A658]=&quot;down&quot;; [.B658]; IF([.A658]=&quot;up&quot;; -[.B658];0))" office:value-type="float" office:value="0" calcext:value-type="float">
            <text:p>0</text:p>
          </table:table-cell>
          <table:table-cell table:formula="of:=SUM([.$D$2:.D658])" office:value-type="float" office:value="632" calcext:value-type="float">
            <text:p>632</text:p>
          </table:table-cell>
          <table:table-cell table:formula="of:=IF([.A658] = &quot;forward&quot;; [.B658]*[.E658]; 0)"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59]=&quot;forward&quot;; [.B659])" office:value-type="float" office:value="9" calcext:value-type="float">
            <text:p>9</text:p>
          </table:table-cell>
          <table:table-cell table:formula="of:=IF([.A659]=&quot;down&quot;; [.B659]; IF([.A659]=&quot;up&quot;; -[.B659];0))" office:value-type="float" office:value="0" calcext:value-type="float">
            <text:p>0</text:p>
          </table:table-cell>
          <table:table-cell table:formula="of:=SUM([.$D$2:.D659])" office:value-type="float" office:value="632" calcext:value-type="float">
            <text:p>632</text:p>
          </table:table-cell>
          <table:table-cell table:formula="of:=IF([.A659] = &quot;forward&quot;; [.B659]*[.E659]; 0)"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660]=&quot;forward&quot;; [.B660])" office:value-type="float" office:value="4" calcext:value-type="float">
            <text:p>4</text:p>
          </table:table-cell>
          <table:table-cell table:formula="of:=IF([.A660]=&quot;down&quot;; [.B660]; IF([.A660]=&quot;up&quot;; -[.B660];0))" office:value-type="float" office:value="0" calcext:value-type="float">
            <text:p>0</text:p>
          </table:table-cell>
          <table:table-cell table:formula="of:=SUM([.$D$2:.D660])" office:value-type="float" office:value="632" calcext:value-type="float">
            <text:p>632</text:p>
          </table:table-cell>
          <table:table-cell table:formula="of:=IF([.A660] = &quot;forward&quot;; [.B660]*[.E660]; 0)"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661]=&quot;forward&quot;; [.B661])" office:value-type="float" office:value="0" calcext:value-type="float">
            <text:p>0</text:p>
          </table:table-cell>
          <table:table-cell table:formula="of:=IF([.A661]=&quot;down&quot;; [.B661]; IF([.A661]=&quot;up&quot;; -[.B661];0))" office:value-type="float" office:value="3" calcext:value-type="float">
            <text:p>3</text:p>
          </table:table-cell>
          <table:table-cell table:formula="of:=SUM([.$D$2:.D661])" office:value-type="float" office:value="635" calcext:value-type="float">
            <text:p>635</text:p>
          </table:table-cell>
          <table:table-cell table:formula="of:=IF([.A661] = &quot;forward&quot;; [.B661]*[.E66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62]=&quot;forward&quot;; [.B662])" office:value-type="float" office:value="0" calcext:value-type="float">
            <text:p>0</text:p>
          </table:table-cell>
          <table:table-cell table:formula="of:=IF([.A662]=&quot;down&quot;; [.B662]; IF([.A662]=&quot;up&quot;; -[.B662];0))" office:value-type="float" office:value="7" calcext:value-type="float">
            <text:p>7</text:p>
          </table:table-cell>
          <table:table-cell table:formula="of:=SUM([.$D$2:.D662])" office:value-type="float" office:value="642" calcext:value-type="float">
            <text:p>642</text:p>
          </table:table-cell>
          <table:table-cell table:formula="of:=IF([.A662] = &quot;forward&quot;; [.B662]*[.E66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663]=&quot;forward&quot;; [.B663])" office:value-type="float" office:value="1" calcext:value-type="float">
            <text:p>1</text:p>
          </table:table-cell>
          <table:table-cell table:formula="of:=IF([.A663]=&quot;down&quot;; [.B663]; IF([.A663]=&quot;up&quot;; -[.B663];0))" office:value-type="float" office:value="0" calcext:value-type="float">
            <text:p>0</text:p>
          </table:table-cell>
          <table:table-cell table:formula="of:=SUM([.$D$2:.D663])" office:value-type="float" office:value="642" calcext:value-type="float">
            <text:p>642</text:p>
          </table:table-cell>
          <table:table-cell table:formula="of:=IF([.A663] = &quot;forward&quot;; [.B663]*[.E663]; 0)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64]=&quot;forward&quot;; [.B664])" office:value-type="float" office:value="0" calcext:value-type="float">
            <text:p>0</text:p>
          </table:table-cell>
          <table:table-cell table:formula="of:=IF([.A664]=&quot;down&quot;; [.B664]; IF([.A664]=&quot;up&quot;; -[.B664];0))" office:value-type="float" office:value="2" calcext:value-type="float">
            <text:p>2</text:p>
          </table:table-cell>
          <table:table-cell table:formula="of:=SUM([.$D$2:.D664])" office:value-type="float" office:value="644" calcext:value-type="float">
            <text:p>644</text:p>
          </table:table-cell>
          <table:table-cell table:formula="of:=IF([.A664] = &quot;forward&quot;; [.B664]*[.E66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665]=&quot;forward&quot;; [.B665])" office:value-type="float" office:value="8" calcext:value-type="float">
            <text:p>8</text:p>
          </table:table-cell>
          <table:table-cell table:formula="of:=IF([.A665]=&quot;down&quot;; [.B665]; IF([.A665]=&quot;up&quot;; -[.B665];0))" office:value-type="float" office:value="0" calcext:value-type="float">
            <text:p>0</text:p>
          </table:table-cell>
          <table:table-cell table:formula="of:=SUM([.$D$2:.D665])" office:value-type="float" office:value="644" calcext:value-type="float">
            <text:p>644</text:p>
          </table:table-cell>
          <table:table-cell table:formula="of:=IF([.A665] = &quot;forward&quot;; [.B665]*[.E665]; 0)"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66]=&quot;forward&quot;; [.B666])" office:value-type="float" office:value="0" calcext:value-type="float">
            <text:p>0</text:p>
          </table:table-cell>
          <table:table-cell table:formula="of:=IF([.A666]=&quot;down&quot;; [.B666]; IF([.A666]=&quot;up&quot;; -[.B666];0))" office:value-type="float" office:value="8" calcext:value-type="float">
            <text:p>8</text:p>
          </table:table-cell>
          <table:table-cell table:formula="of:=SUM([.$D$2:.D666])" office:value-type="float" office:value="652" calcext:value-type="float">
            <text:p>652</text:p>
          </table:table-cell>
          <table:table-cell table:formula="of:=IF([.A666] = &quot;forward&quot;; [.B666]*[.E6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67]=&quot;forward&quot;; [.B667])" office:value-type="float" office:value="3" calcext:value-type="float">
            <text:p>3</text:p>
          </table:table-cell>
          <table:table-cell table:formula="of:=IF([.A667]=&quot;down&quot;; [.B667]; IF([.A667]=&quot;up&quot;; -[.B667];0))" office:value-type="float" office:value="0" calcext:value-type="float">
            <text:p>0</text:p>
          </table:table-cell>
          <table:table-cell table:formula="of:=SUM([.$D$2:.D667])" office:value-type="float" office:value="652" calcext:value-type="float">
            <text:p>652</text:p>
          </table:table-cell>
          <table:table-cell table:formula="of:=IF([.A667] = &quot;forward&quot;; [.B667]*[.E667]; 0)"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68]=&quot;forward&quot;; [.B668])" office:value-type="float" office:value="0" calcext:value-type="float">
            <text:p>0</text:p>
          </table:table-cell>
          <table:table-cell table:formula="of:=IF([.A668]=&quot;down&quot;; [.B668]; IF([.A668]=&quot;up&quot;; -[.B668];0))" office:value-type="float" office:value="7" calcext:value-type="float">
            <text:p>7</text:p>
          </table:table-cell>
          <table:table-cell table:formula="of:=SUM([.$D$2:.D668])" office:value-type="float" office:value="659" calcext:value-type="float">
            <text:p>659</text:p>
          </table:table-cell>
          <table:table-cell table:formula="of:=IF([.A668] = &quot;forward&quot;; [.B668]*[.E66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669]=&quot;forward&quot;; [.B669])" office:value-type="float" office:value="9" calcext:value-type="float">
            <text:p>9</text:p>
          </table:table-cell>
          <table:table-cell table:formula="of:=IF([.A669]=&quot;down&quot;; [.B669]; IF([.A669]=&quot;up&quot;; -[.B669];0))" office:value-type="float" office:value="0" calcext:value-type="float">
            <text:p>0</text:p>
          </table:table-cell>
          <table:table-cell table:formula="of:=SUM([.$D$2:.D669])" office:value-type="float" office:value="659" calcext:value-type="float">
            <text:p>659</text:p>
          </table:table-cell>
          <table:table-cell table:formula="of:=IF([.A669] = &quot;forward&quot;; [.B669]*[.E669]; 0)" office:value-type="float" office:value="5931" calcext:value-type="float">
            <text:p>593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70]=&quot;forward&quot;; [.B670])" office:value-type="float" office:value="6" calcext:value-type="float">
            <text:p>6</text:p>
          </table:table-cell>
          <table:table-cell table:formula="of:=IF([.A670]=&quot;down&quot;; [.B670]; IF([.A670]=&quot;up&quot;; -[.B670];0))" office:value-type="float" office:value="0" calcext:value-type="float">
            <text:p>0</text:p>
          </table:table-cell>
          <table:table-cell table:formula="of:=SUM([.$D$2:.D670])" office:value-type="float" office:value="659" calcext:value-type="float">
            <text:p>659</text:p>
          </table:table-cell>
          <table:table-cell table:formula="of:=IF([.A670] = &quot;forward&quot;; [.B670]*[.E670]; 0)" office:value-type="float" office:value="3954" calcext:value-type="float">
            <text:p>395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71]=&quot;forward&quot;; [.B671])" office:value-type="float" office:value="0" calcext:value-type="float">
            <text:p>0</text:p>
          </table:table-cell>
          <table:table-cell table:formula="of:=IF([.A671]=&quot;down&quot;; [.B671]; IF([.A671]=&quot;up&quot;; -[.B671];0))" office:value-type="float" office:value="-1" calcext:value-type="float">
            <text:p>-1</text:p>
          </table:table-cell>
          <table:table-cell table:formula="of:=SUM([.$D$2:.D671])" office:value-type="float" office:value="658" calcext:value-type="float">
            <text:p>658</text:p>
          </table:table-cell>
          <table:table-cell table:formula="of:=IF([.A671] = &quot;forward&quot;; [.B671]*[.E67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72]=&quot;forward&quot;; [.B672])" office:value-type="float" office:value="3" calcext:value-type="float">
            <text:p>3</text:p>
          </table:table-cell>
          <table:table-cell table:formula="of:=IF([.A672]=&quot;down&quot;; [.B672]; IF([.A672]=&quot;up&quot;; -[.B672];0))" office:value-type="float" office:value="0" calcext:value-type="float">
            <text:p>0</text:p>
          </table:table-cell>
          <table:table-cell table:formula="of:=SUM([.$D$2:.D672])" office:value-type="float" office:value="658" calcext:value-type="float">
            <text:p>658</text:p>
          </table:table-cell>
          <table:table-cell table:formula="of:=IF([.A672] = &quot;forward&quot;; [.B672]*[.E672]; 0)" office:value-type="float" office:value="1974" calcext:value-type="float">
            <text:p>197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673]=&quot;forward&quot;; [.B673])" office:value-type="float" office:value="0" calcext:value-type="float">
            <text:p>0</text:p>
          </table:table-cell>
          <table:table-cell table:formula="of:=IF([.A673]=&quot;down&quot;; [.B673]; IF([.A673]=&quot;up&quot;; -[.B673];0))" office:value-type="float" office:value="-2" calcext:value-type="float">
            <text:p>-2</text:p>
          </table:table-cell>
          <table:table-cell table:formula="of:=SUM([.$D$2:.D673])" office:value-type="float" office:value="656" calcext:value-type="float">
            <text:p>656</text:p>
          </table:table-cell>
          <table:table-cell table:formula="of:=IF([.A673] = &quot;forward&quot;; [.B673]*[.E6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674]=&quot;forward&quot;; [.B674])" office:value-type="float" office:value="0" calcext:value-type="float">
            <text:p>0</text:p>
          </table:table-cell>
          <table:table-cell table:formula="of:=IF([.A674]=&quot;down&quot;; [.B674]; IF([.A674]=&quot;up&quot;; -[.B674];0))" office:value-type="float" office:value="-3" calcext:value-type="float">
            <text:p>-3</text:p>
          </table:table-cell>
          <table:table-cell table:formula="of:=SUM([.$D$2:.D674])" office:value-type="float" office:value="653" calcext:value-type="float">
            <text:p>653</text:p>
          </table:table-cell>
          <table:table-cell table:formula="of:=IF([.A674] = &quot;forward&quot;; [.B674]*[.E67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675]=&quot;forward&quot;; [.B675])" office:value-type="float" office:value="6" calcext:value-type="float">
            <text:p>6</text:p>
          </table:table-cell>
          <table:table-cell table:formula="of:=IF([.A675]=&quot;down&quot;; [.B675]; IF([.A675]=&quot;up&quot;; -[.B675];0))" office:value-type="float" office:value="0" calcext:value-type="float">
            <text:p>0</text:p>
          </table:table-cell>
          <table:table-cell table:formula="of:=SUM([.$D$2:.D675])" office:value-type="float" office:value="653" calcext:value-type="float">
            <text:p>653</text:p>
          </table:table-cell>
          <table:table-cell table:formula="of:=IF([.A675] = &quot;forward&quot;; [.B675]*[.E675]; 0)" office:value-type="float" office:value="3918" calcext:value-type="float">
            <text:p>391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676]=&quot;forward&quot;; [.B676])" office:value-type="float" office:value="0" calcext:value-type="float">
            <text:p>0</text:p>
          </table:table-cell>
          <table:table-cell table:formula="of:=IF([.A676]=&quot;down&quot;; [.B676]; IF([.A676]=&quot;up&quot;; -[.B676];0))" office:value-type="float" office:value="8" calcext:value-type="float">
            <text:p>8</text:p>
          </table:table-cell>
          <table:table-cell table:formula="of:=SUM([.$D$2:.D676])" office:value-type="float" office:value="661" calcext:value-type="float">
            <text:p>661</text:p>
          </table:table-cell>
          <table:table-cell table:formula="of:=IF([.A676] = &quot;forward&quot;; [.B676]*[.E67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77]=&quot;forward&quot;; [.B677])" office:value-type="float" office:value="0" calcext:value-type="float">
            <text:p>0</text:p>
          </table:table-cell>
          <table:table-cell table:formula="of:=IF([.A677]=&quot;down&quot;; [.B677]; IF([.A677]=&quot;up&quot;; -[.B677];0))" office:value-type="float" office:value="-9" calcext:value-type="float">
            <text:p>-9</text:p>
          </table:table-cell>
          <table:table-cell table:formula="of:=SUM([.$D$2:.D677])" office:value-type="float" office:value="652" calcext:value-type="float">
            <text:p>652</text:p>
          </table:table-cell>
          <table:table-cell table:formula="of:=IF([.A677] = &quot;forward&quot;; [.B677]*[.E6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78]=&quot;forward&quot;; [.B678])" office:value-type="float" office:value="0" calcext:value-type="float">
            <text:p>0</text:p>
          </table:table-cell>
          <table:table-cell table:formula="of:=IF([.A678]=&quot;down&quot;; [.B678]; IF([.A678]=&quot;up&quot;; -[.B678];0))" office:value-type="float" office:value="2" calcext:value-type="float">
            <text:p>2</text:p>
          </table:table-cell>
          <table:table-cell table:formula="of:=SUM([.$D$2:.D678])" office:value-type="float" office:value="654" calcext:value-type="float">
            <text:p>654</text:p>
          </table:table-cell>
          <table:table-cell table:formula="of:=IF([.A678] = &quot;forward&quot;; [.B678]*[.E67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679]=&quot;forward&quot;; [.B679])" office:value-type="float" office:value="0" calcext:value-type="float">
            <text:p>0</text:p>
          </table:table-cell>
          <table:table-cell table:formula="of:=IF([.A679]=&quot;down&quot;; [.B679]; IF([.A679]=&quot;up&quot;; -[.B679];0))" office:value-type="float" office:value="9" calcext:value-type="float">
            <text:p>9</text:p>
          </table:table-cell>
          <table:table-cell table:formula="of:=SUM([.$D$2:.D679])" office:value-type="float" office:value="663" calcext:value-type="float">
            <text:p>663</text:p>
          </table:table-cell>
          <table:table-cell table:formula="of:=IF([.A679] = &quot;forward&quot;; [.B679]*[.E6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680]=&quot;forward&quot;; [.B680])" office:value-type="float" office:value="0" calcext:value-type="float">
            <text:p>0</text:p>
          </table:table-cell>
          <table:table-cell table:formula="of:=IF([.A680]=&quot;down&quot;; [.B680]; IF([.A680]=&quot;up&quot;; -[.B680];0))" office:value-type="float" office:value="6" calcext:value-type="float">
            <text:p>6</text:p>
          </table:table-cell>
          <table:table-cell table:formula="of:=SUM([.$D$2:.D680])" office:value-type="float" office:value="669" calcext:value-type="float">
            <text:p>669</text:p>
          </table:table-cell>
          <table:table-cell table:formula="of:=IF([.A680] = &quot;forward&quot;; [.B680]*[.E68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681]=&quot;forward&quot;; [.B681])" office:value-type="float" office:value="0" calcext:value-type="float">
            <text:p>0</text:p>
          </table:table-cell>
          <table:table-cell table:formula="of:=IF([.A681]=&quot;down&quot;; [.B681]; IF([.A681]=&quot;up&quot;; -[.B681];0))" office:value-type="float" office:value="4" calcext:value-type="float">
            <text:p>4</text:p>
          </table:table-cell>
          <table:table-cell table:formula="of:=SUM([.$D$2:.D681])" office:value-type="float" office:value="673" calcext:value-type="float">
            <text:p>673</text:p>
          </table:table-cell>
          <table:table-cell table:formula="of:=IF([.A681] = &quot;forward&quot;; [.B681]*[.E6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82]=&quot;forward&quot;; [.B682])" office:value-type="float" office:value="5" calcext:value-type="float">
            <text:p>5</text:p>
          </table:table-cell>
          <table:table-cell table:formula="of:=IF([.A682]=&quot;down&quot;; [.B682]; IF([.A682]=&quot;up&quot;; -[.B682];0))" office:value-type="float" office:value="0" calcext:value-type="float">
            <text:p>0</text:p>
          </table:table-cell>
          <table:table-cell table:formula="of:=SUM([.$D$2:.D682])" office:value-type="float" office:value="673" calcext:value-type="float">
            <text:p>673</text:p>
          </table:table-cell>
          <table:table-cell table:formula="of:=IF([.A682] = &quot;forward&quot;; [.B682]*[.E682]; 0)" office:value-type="float" office:value="3365" calcext:value-type="float">
            <text:p>336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83]=&quot;forward&quot;; [.B683])" office:value-type="float" office:value="3" calcext:value-type="float">
            <text:p>3</text:p>
          </table:table-cell>
          <table:table-cell table:formula="of:=IF([.A683]=&quot;down&quot;; [.B683]; IF([.A683]=&quot;up&quot;; -[.B683];0))" office:value-type="float" office:value="0" calcext:value-type="float">
            <text:p>0</text:p>
          </table:table-cell>
          <table:table-cell table:formula="of:=SUM([.$D$2:.D683])" office:value-type="float" office:value="673" calcext:value-type="float">
            <text:p>673</text:p>
          </table:table-cell>
          <table:table-cell table:formula="of:=IF([.A683] = &quot;forward&quot;; [.B683]*[.E683]; 0)"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84]=&quot;forward&quot;; [.B684])" office:value-type="float" office:value="0" calcext:value-type="float">
            <text:p>0</text:p>
          </table:table-cell>
          <table:table-cell table:formula="of:=IF([.A684]=&quot;down&quot;; [.B684]; IF([.A684]=&quot;up&quot;; -[.B684];0))" office:value-type="float" office:value="-7" calcext:value-type="float">
            <text:p>-7</text:p>
          </table:table-cell>
          <table:table-cell table:formula="of:=SUM([.$D$2:.D684])" office:value-type="float" office:value="666" calcext:value-type="float">
            <text:p>666</text:p>
          </table:table-cell>
          <table:table-cell table:formula="of:=IF([.A684] = &quot;forward&quot;; [.B684]*[.E68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685]=&quot;forward&quot;; [.B685])" office:value-type="float" office:value="7" calcext:value-type="float">
            <text:p>7</text:p>
          </table:table-cell>
          <table:table-cell table:formula="of:=IF([.A685]=&quot;down&quot;; [.B685]; IF([.A685]=&quot;up&quot;; -[.B685];0))" office:value-type="float" office:value="0" calcext:value-type="float">
            <text:p>0</text:p>
          </table:table-cell>
          <table:table-cell table:formula="of:=SUM([.$D$2:.D685])" office:value-type="float" office:value="666" calcext:value-type="float">
            <text:p>666</text:p>
          </table:table-cell>
          <table:table-cell table:formula="of:=IF([.A685] = &quot;forward&quot;; [.B685]*[.E685]; 0)"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86]=&quot;forward&quot;; [.B686])" office:value-type="float" office:value="0" calcext:value-type="float">
            <text:p>0</text:p>
          </table:table-cell>
          <table:table-cell table:formula="of:=IF([.A686]=&quot;down&quot;; [.B686]; IF([.A686]=&quot;up&quot;; -[.B686];0))" office:value-type="float" office:value="-7" calcext:value-type="float">
            <text:p>-7</text:p>
          </table:table-cell>
          <table:table-cell table:formula="of:=SUM([.$D$2:.D686])" office:value-type="float" office:value="659" calcext:value-type="float">
            <text:p>659</text:p>
          </table:table-cell>
          <table:table-cell table:formula="of:=IF([.A686] = &quot;forward&quot;; [.B686]*[.E68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87]=&quot;forward&quot;; [.B687])" office:value-type="float" office:value="0" calcext:value-type="float">
            <text:p>0</text:p>
          </table:table-cell>
          <table:table-cell table:formula="of:=IF([.A687]=&quot;down&quot;; [.B687]; IF([.A687]=&quot;up&quot;; -[.B687];0))" office:value-type="float" office:value="-6" calcext:value-type="float">
            <text:p>-6</text:p>
          </table:table-cell>
          <table:table-cell table:formula="of:=SUM([.$D$2:.D687])" office:value-type="float" office:value="653" calcext:value-type="float">
            <text:p>653</text:p>
          </table:table-cell>
          <table:table-cell table:formula="of:=IF([.A687] = &quot;forward&quot;; [.B687]*[.E68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688]=&quot;forward&quot;; [.B688])" office:value-type="float" office:value="0" calcext:value-type="float">
            <text:p>0</text:p>
          </table:table-cell>
          <table:table-cell table:formula="of:=IF([.A688]=&quot;down&quot;; [.B688]; IF([.A688]=&quot;up&quot;; -[.B688];0))" office:value-type="float" office:value="7" calcext:value-type="float">
            <text:p>7</text:p>
          </table:table-cell>
          <table:table-cell table:formula="of:=SUM([.$D$2:.D688])" office:value-type="float" office:value="660" calcext:value-type="float">
            <text:p>660</text:p>
          </table:table-cell>
          <table:table-cell table:formula="of:=IF([.A688] = &quot;forward&quot;; [.B688]*[.E6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689]=&quot;forward&quot;; [.B689])" office:value-type="float" office:value="0" calcext:value-type="float">
            <text:p>0</text:p>
          </table:table-cell>
          <table:table-cell table:formula="of:=IF([.A689]=&quot;down&quot;; [.B689]; IF([.A689]=&quot;up&quot;; -[.B689];0))" office:value-type="float" office:value="2" calcext:value-type="float">
            <text:p>2</text:p>
          </table:table-cell>
          <table:table-cell table:formula="of:=SUM([.$D$2:.D689])" office:value-type="float" office:value="662" calcext:value-type="float">
            <text:p>662</text:p>
          </table:table-cell>
          <table:table-cell table:formula="of:=IF([.A689] = &quot;forward&quot;; [.B689]*[.E6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690]=&quot;forward&quot;; [.B690])" office:value-type="float" office:value="0" calcext:value-type="float">
            <text:p>0</text:p>
          </table:table-cell>
          <table:table-cell table:formula="of:=IF([.A690]=&quot;down&quot;; [.B690]; IF([.A690]=&quot;up&quot;; -[.B690];0))" office:value-type="float" office:value="-7" calcext:value-type="float">
            <text:p>-7</text:p>
          </table:table-cell>
          <table:table-cell table:formula="of:=SUM([.$D$2:.D690])" office:value-type="float" office:value="655" calcext:value-type="float">
            <text:p>655</text:p>
          </table:table-cell>
          <table:table-cell table:formula="of:=IF([.A690] = &quot;forward&quot;; [.B690]*[.E6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691]=&quot;forward&quot;; [.B691])" office:value-type="float" office:value="0" calcext:value-type="float">
            <text:p>0</text:p>
          </table:table-cell>
          <table:table-cell table:formula="of:=IF([.A691]=&quot;down&quot;; [.B691]; IF([.A691]=&quot;up&quot;; -[.B691];0))" office:value-type="float" office:value="5" calcext:value-type="float">
            <text:p>5</text:p>
          </table:table-cell>
          <table:table-cell table:formula="of:=SUM([.$D$2:.D691])" office:value-type="float" office:value="660" calcext:value-type="float">
            <text:p>660</text:p>
          </table:table-cell>
          <table:table-cell table:formula="of:=IF([.A691] = &quot;forward&quot;; [.B691]*[.E69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692]=&quot;forward&quot;; [.B692])" office:value-type="float" office:value="0" calcext:value-type="float">
            <text:p>0</text:p>
          </table:table-cell>
          <table:table-cell table:formula="of:=IF([.A692]=&quot;down&quot;; [.B692]; IF([.A692]=&quot;up&quot;; -[.B692];0))" office:value-type="float" office:value="-9" calcext:value-type="float">
            <text:p>-9</text:p>
          </table:table-cell>
          <table:table-cell table:formula="of:=SUM([.$D$2:.D692])" office:value-type="float" office:value="651" calcext:value-type="float">
            <text:p>651</text:p>
          </table:table-cell>
          <table:table-cell table:formula="of:=IF([.A692] = &quot;forward&quot;; [.B692]*[.E69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693]=&quot;forward&quot;; [.B693])" office:value-type="float" office:value="3" calcext:value-type="float">
            <text:p>3</text:p>
          </table:table-cell>
          <table:table-cell table:formula="of:=IF([.A693]=&quot;down&quot;; [.B693]; IF([.A693]=&quot;up&quot;; -[.B693];0))" office:value-type="float" office:value="0" calcext:value-type="float">
            <text:p>0</text:p>
          </table:table-cell>
          <table:table-cell table:formula="of:=SUM([.$D$2:.D693])" office:value-type="float" office:value="651" calcext:value-type="float">
            <text:p>651</text:p>
          </table:table-cell>
          <table:table-cell table:formula="of:=IF([.A693] = &quot;forward&quot;; [.B693]*[.E693]; 0)"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94]=&quot;forward&quot;; [.B694])" office:value-type="float" office:value="0" calcext:value-type="float">
            <text:p>0</text:p>
          </table:table-cell>
          <table:table-cell table:formula="of:=IF([.A694]=&quot;down&quot;; [.B694]; IF([.A694]=&quot;up&quot;; -[.B694];0))" office:value-type="float" office:value="-6" calcext:value-type="float">
            <text:p>-6</text:p>
          </table:table-cell>
          <table:table-cell table:formula="of:=SUM([.$D$2:.D694])" office:value-type="float" office:value="645" calcext:value-type="float">
            <text:p>645</text:p>
          </table:table-cell>
          <table:table-cell table:formula="of:=IF([.A694] = &quot;forward&quot;; [.B694]*[.E69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95]=&quot;forward&quot;; [.B695])" office:value-type="float" office:value="0" calcext:value-type="float">
            <text:p>0</text:p>
          </table:table-cell>
          <table:table-cell table:formula="of:=IF([.A695]=&quot;down&quot;; [.B695]; IF([.A695]=&quot;up&quot;; -[.B695];0))" office:value-type="float" office:value="-6" calcext:value-type="float">
            <text:p>-6</text:p>
          </table:table-cell>
          <table:table-cell table:formula="of:=SUM([.$D$2:.D695])" office:value-type="float" office:value="639" calcext:value-type="float">
            <text:p>639</text:p>
          </table:table-cell>
          <table:table-cell table:formula="of:=IF([.A695] = &quot;forward&quot;; [.B695]*[.E69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696]=&quot;forward&quot;; [.B696])" office:value-type="float" office:value="0" calcext:value-type="float">
            <text:p>0</text:p>
          </table:table-cell>
          <table:table-cell table:formula="of:=IF([.A696]=&quot;down&quot;; [.B696]; IF([.A696]=&quot;up&quot;; -[.B696];0))" office:value-type="float" office:value="-6" calcext:value-type="float">
            <text:p>-6</text:p>
          </table:table-cell>
          <table:table-cell table:formula="of:=SUM([.$D$2:.D696])" office:value-type="float" office:value="633" calcext:value-type="float">
            <text:p>633</text:p>
          </table:table-cell>
          <table:table-cell table:formula="of:=IF([.A696] = &quot;forward&quot;; [.B696]*[.E69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697]=&quot;forward&quot;; [.B697])" office:value-type="float" office:value="0" calcext:value-type="float">
            <text:p>0</text:p>
          </table:table-cell>
          <table:table-cell table:formula="of:=IF([.A697]=&quot;down&quot;; [.B697]; IF([.A697]=&quot;up&quot;; -[.B697];0))" office:value-type="float" office:value="-1" calcext:value-type="float">
            <text:p>-1</text:p>
          </table:table-cell>
          <table:table-cell table:formula="of:=SUM([.$D$2:.D697])" office:value-type="float" office:value="632" calcext:value-type="float">
            <text:p>632</text:p>
          </table:table-cell>
          <table:table-cell table:formula="of:=IF([.A697] = &quot;forward&quot;; [.B697]*[.E69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98]=&quot;forward&quot;; [.B698])" office:value-type="float" office:value="5" calcext:value-type="float">
            <text:p>5</text:p>
          </table:table-cell>
          <table:table-cell table:formula="of:=IF([.A698]=&quot;down&quot;; [.B698]; IF([.A698]=&quot;up&quot;; -[.B698];0))" office:value-type="float" office:value="0" calcext:value-type="float">
            <text:p>0</text:p>
          </table:table-cell>
          <table:table-cell table:formula="of:=SUM([.$D$2:.D698])" office:value-type="float" office:value="632" calcext:value-type="float">
            <text:p>632</text:p>
          </table:table-cell>
          <table:table-cell table:formula="of:=IF([.A698] = &quot;forward&quot;; [.B698]*[.E698]; 0)"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699]=&quot;forward&quot;; [.B699])" office:value-type="float" office:value="5" calcext:value-type="float">
            <text:p>5</text:p>
          </table:table-cell>
          <table:table-cell table:formula="of:=IF([.A699]=&quot;down&quot;; [.B699]; IF([.A699]=&quot;up&quot;; -[.B699];0))" office:value-type="float" office:value="0" calcext:value-type="float">
            <text:p>0</text:p>
          </table:table-cell>
          <table:table-cell table:formula="of:=SUM([.$D$2:.D699])" office:value-type="float" office:value="632" calcext:value-type="float">
            <text:p>632</text:p>
          </table:table-cell>
          <table:table-cell table:formula="of:=IF([.A699] = &quot;forward&quot;; [.B699]*[.E699]; 0)" office:value-type="float" office:value="3160" calcext:value-type="float">
            <text:p>316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700]=&quot;forward&quot;; [.B700])" office:value-type="float" office:value="0" calcext:value-type="float">
            <text:p>0</text:p>
          </table:table-cell>
          <table:table-cell table:formula="of:=IF([.A700]=&quot;down&quot;; [.B700]; IF([.A700]=&quot;up&quot;; -[.B700];0))" office:value-type="float" office:value="8" calcext:value-type="float">
            <text:p>8</text:p>
          </table:table-cell>
          <table:table-cell table:formula="of:=SUM([.$D$2:.D700])" office:value-type="float" office:value="640" calcext:value-type="float">
            <text:p>640</text:p>
          </table:table-cell>
          <table:table-cell table:formula="of:=IF([.A700] = &quot;forward&quot;; [.B700]*[.E70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01]=&quot;forward&quot;; [.B701])" office:value-type="float" office:value="6" calcext:value-type="float">
            <text:p>6</text:p>
          </table:table-cell>
          <table:table-cell table:formula="of:=IF([.A701]=&quot;down&quot;; [.B701]; IF([.A701]=&quot;up&quot;; -[.B701];0))" office:value-type="float" office:value="0" calcext:value-type="float">
            <text:p>0</text:p>
          </table:table-cell>
          <table:table-cell table:formula="of:=SUM([.$D$2:.D701])" office:value-type="float" office:value="640" calcext:value-type="float">
            <text:p>640</text:p>
          </table:table-cell>
          <table:table-cell table:formula="of:=IF([.A701] = &quot;forward&quot;; [.B701]*[.E701]; 0)"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02]=&quot;forward&quot;; [.B702])" office:value-type="float" office:value="7" calcext:value-type="float">
            <text:p>7</text:p>
          </table:table-cell>
          <table:table-cell table:formula="of:=IF([.A702]=&quot;down&quot;; [.B702]; IF([.A702]=&quot;up&quot;; -[.B702];0))" office:value-type="float" office:value="0" calcext:value-type="float">
            <text:p>0</text:p>
          </table:table-cell>
          <table:table-cell table:formula="of:=SUM([.$D$2:.D702])" office:value-type="float" office:value="640" calcext:value-type="float">
            <text:p>640</text:p>
          </table:table-cell>
          <table:table-cell table:formula="of:=IF([.A702] = &quot;forward&quot;; [.B702]*[.E702]; 0)" office:value-type="float" office:value="4480" calcext:value-type="float">
            <text:p>44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03]=&quot;forward&quot;; [.B703])" office:value-type="float" office:value="0" calcext:value-type="float">
            <text:p>0</text:p>
          </table:table-cell>
          <table:table-cell table:formula="of:=IF([.A703]=&quot;down&quot;; [.B703]; IF([.A703]=&quot;up&quot;; -[.B703];0))" office:value-type="float" office:value="3" calcext:value-type="float">
            <text:p>3</text:p>
          </table:table-cell>
          <table:table-cell table:formula="of:=SUM([.$D$2:.D703])" office:value-type="float" office:value="643" calcext:value-type="float">
            <text:p>643</text:p>
          </table:table-cell>
          <table:table-cell table:formula="of:=IF([.A703] = &quot;forward&quot;; [.B703]*[.E70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04]=&quot;forward&quot;; [.B704])" office:value-type="float" office:value="0" calcext:value-type="float">
            <text:p>0</text:p>
          </table:table-cell>
          <table:table-cell table:formula="of:=IF([.A704]=&quot;down&quot;; [.B704]; IF([.A704]=&quot;up&quot;; -[.B704];0))" office:value-type="float" office:value="4" calcext:value-type="float">
            <text:p>4</text:p>
          </table:table-cell>
          <table:table-cell table:formula="of:=SUM([.$D$2:.D704])" office:value-type="float" office:value="647" calcext:value-type="float">
            <text:p>647</text:p>
          </table:table-cell>
          <table:table-cell table:formula="of:=IF([.A704] = &quot;forward&quot;; [.B704]*[.E70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05]=&quot;forward&quot;; [.B705])" office:value-type="float" office:value="0" calcext:value-type="float">
            <text:p>0</text:p>
          </table:table-cell>
          <table:table-cell table:formula="of:=IF([.A705]=&quot;down&quot;; [.B705]; IF([.A705]=&quot;up&quot;; -[.B705];0))" office:value-type="float" office:value="2" calcext:value-type="float">
            <text:p>2</text:p>
          </table:table-cell>
          <table:table-cell table:formula="of:=SUM([.$D$2:.D705])" office:value-type="float" office:value="649" calcext:value-type="float">
            <text:p>649</text:p>
          </table:table-cell>
          <table:table-cell table:formula="of:=IF([.A705] = &quot;forward&quot;; [.B705]*[.E70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06]=&quot;forward&quot;; [.B706])" office:value-type="float" office:value="0" calcext:value-type="float">
            <text:p>0</text:p>
          </table:table-cell>
          <table:table-cell table:formula="of:=IF([.A706]=&quot;down&quot;; [.B706]; IF([.A706]=&quot;up&quot;; -[.B706];0))" office:value-type="float" office:value="4" calcext:value-type="float">
            <text:p>4</text:p>
          </table:table-cell>
          <table:table-cell table:formula="of:=SUM([.$D$2:.D706])" office:value-type="float" office:value="653" calcext:value-type="float">
            <text:p>653</text:p>
          </table:table-cell>
          <table:table-cell table:formula="of:=IF([.A706] = &quot;forward&quot;; [.B706]*[.E7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07]=&quot;forward&quot;; [.B707])" office:value-type="float" office:value="0" calcext:value-type="float">
            <text:p>0</text:p>
          </table:table-cell>
          <table:table-cell table:formula="of:=IF([.A707]=&quot;down&quot;; [.B707]; IF([.A707]=&quot;up&quot;; -[.B707];0))" office:value-type="float" office:value="1" calcext:value-type="float">
            <text:p>1</text:p>
          </table:table-cell>
          <table:table-cell table:formula="of:=SUM([.$D$2:.D707])" office:value-type="float" office:value="654" calcext:value-type="float">
            <text:p>654</text:p>
          </table:table-cell>
          <table:table-cell table:formula="of:=IF([.A707] = &quot;forward&quot;; [.B707]*[.E70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08]=&quot;forward&quot;; [.B708])" office:value-type="float" office:value="7" calcext:value-type="float">
            <text:p>7</text:p>
          </table:table-cell>
          <table:table-cell table:formula="of:=IF([.A708]=&quot;down&quot;; [.B708]; IF([.A708]=&quot;up&quot;; -[.B708];0))" office:value-type="float" office:value="0" calcext:value-type="float">
            <text:p>0</text:p>
          </table:table-cell>
          <table:table-cell table:formula="of:=SUM([.$D$2:.D708])" office:value-type="float" office:value="654" calcext:value-type="float">
            <text:p>654</text:p>
          </table:table-cell>
          <table:table-cell table:formula="of:=IF([.A708] = &quot;forward&quot;; [.B708]*[.E708]; 0)" office:value-type="float" office:value="4578" calcext:value-type="float">
            <text:p>457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09]=&quot;forward&quot;; [.B709])" office:value-type="float" office:value="0" calcext:value-type="float">
            <text:p>0</text:p>
          </table:table-cell>
          <table:table-cell table:formula="of:=IF([.A709]=&quot;down&quot;; [.B709]; IF([.A709]=&quot;up&quot;; -[.B709];0))" office:value-type="float" office:value="7" calcext:value-type="float">
            <text:p>7</text:p>
          </table:table-cell>
          <table:table-cell table:formula="of:=SUM([.$D$2:.D709])" office:value-type="float" office:value="661" calcext:value-type="float">
            <text:p>661</text:p>
          </table:table-cell>
          <table:table-cell table:formula="of:=IF([.A709] = &quot;forward&quot;; [.B709]*[.E70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10]=&quot;forward&quot;; [.B710])" office:value-type="float" office:value="0" calcext:value-type="float">
            <text:p>0</text:p>
          </table:table-cell>
          <table:table-cell table:formula="of:=IF([.A710]=&quot;down&quot;; [.B710]; IF([.A710]=&quot;up&quot;; -[.B710];0))" office:value-type="float" office:value="5" calcext:value-type="float">
            <text:p>5</text:p>
          </table:table-cell>
          <table:table-cell table:formula="of:=SUM([.$D$2:.D710])" office:value-type="float" office:value="666" calcext:value-type="float">
            <text:p>666</text:p>
          </table:table-cell>
          <table:table-cell table:formula="of:=IF([.A710] = &quot;forward&quot;; [.B710]*[.E7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11]=&quot;forward&quot;; [.B711])" office:value-type="float" office:value="8" calcext:value-type="float">
            <text:p>8</text:p>
          </table:table-cell>
          <table:table-cell table:formula="of:=IF([.A711]=&quot;down&quot;; [.B711]; IF([.A711]=&quot;up&quot;; -[.B711];0))" office:value-type="float" office:value="0" calcext:value-type="float">
            <text:p>0</text:p>
          </table:table-cell>
          <table:table-cell table:formula="of:=SUM([.$D$2:.D711])" office:value-type="float" office:value="666" calcext:value-type="float">
            <text:p>666</text:p>
          </table:table-cell>
          <table:table-cell table:formula="of:=IF([.A711] = &quot;forward&quot;; [.B711]*[.E711]; 0)" office:value-type="float" office:value="5328" calcext:value-type="float">
            <text:p>532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712]=&quot;forward&quot;; [.B712])" office:value-type="float" office:value="0" calcext:value-type="float">
            <text:p>0</text:p>
          </table:table-cell>
          <table:table-cell table:formula="of:=IF([.A712]=&quot;down&quot;; [.B712]; IF([.A712]=&quot;up&quot;; -[.B712];0))" office:value-type="float" office:value="-6" calcext:value-type="float">
            <text:p>-6</text:p>
          </table:table-cell>
          <table:table-cell table:formula="of:=SUM([.$D$2:.D712])" office:value-type="float" office:value="660" calcext:value-type="float">
            <text:p>660</text:p>
          </table:table-cell>
          <table:table-cell table:formula="of:=IF([.A712] = &quot;forward&quot;; [.B712]*[.E71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13]=&quot;forward&quot;; [.B713])" office:value-type="float" office:value="0" calcext:value-type="float">
            <text:p>0</text:p>
          </table:table-cell>
          <table:table-cell table:formula="of:=IF([.A713]=&quot;down&quot;; [.B713]; IF([.A713]=&quot;up&quot;; -[.B713];0))" office:value-type="float" office:value="-8" calcext:value-type="float">
            <text:p>-8</text:p>
          </table:table-cell>
          <table:table-cell table:formula="of:=SUM([.$D$2:.D713])" office:value-type="float" office:value="652" calcext:value-type="float">
            <text:p>652</text:p>
          </table:table-cell>
          <table:table-cell table:formula="of:=IF([.A713] = &quot;forward&quot;; [.B713]*[.E71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14]=&quot;forward&quot;; [.B714])" office:value-type="float" office:value="8" calcext:value-type="float">
            <text:p>8</text:p>
          </table:table-cell>
          <table:table-cell table:formula="of:=IF([.A714]=&quot;down&quot;; [.B714]; IF([.A714]=&quot;up&quot;; -[.B714];0))" office:value-type="float" office:value="0" calcext:value-type="float">
            <text:p>0</text:p>
          </table:table-cell>
          <table:table-cell table:formula="of:=SUM([.$D$2:.D714])" office:value-type="float" office:value="652" calcext:value-type="float">
            <text:p>652</text:p>
          </table:table-cell>
          <table:table-cell table:formula="of:=IF([.A714] = &quot;forward&quot;; [.B714]*[.E714]; 0)" office:value-type="float" office:value="5216" calcext:value-type="float">
            <text:p>521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15]=&quot;forward&quot;; [.B715])" office:value-type="float" office:value="2" calcext:value-type="float">
            <text:p>2</text:p>
          </table:table-cell>
          <table:table-cell table:formula="of:=IF([.A715]=&quot;down&quot;; [.B715]; IF([.A715]=&quot;up&quot;; -[.B715];0))" office:value-type="float" office:value="0" calcext:value-type="float">
            <text:p>0</text:p>
          </table:table-cell>
          <table:table-cell table:formula="of:=SUM([.$D$2:.D715])" office:value-type="float" office:value="652" calcext:value-type="float">
            <text:p>652</text:p>
          </table:table-cell>
          <table:table-cell table:formula="of:=IF([.A715] = &quot;forward&quot;; [.B715]*[.E715]; 0)"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16]=&quot;forward&quot;; [.B716])" office:value-type="float" office:value="4" calcext:value-type="float">
            <text:p>4</text:p>
          </table:table-cell>
          <table:table-cell table:formula="of:=IF([.A716]=&quot;down&quot;; [.B716]; IF([.A716]=&quot;up&quot;; -[.B716];0))" office:value-type="float" office:value="0" calcext:value-type="float">
            <text:p>0</text:p>
          </table:table-cell>
          <table:table-cell table:formula="of:=SUM([.$D$2:.D716])" office:value-type="float" office:value="652" calcext:value-type="float">
            <text:p>652</text:p>
          </table:table-cell>
          <table:table-cell table:formula="of:=IF([.A716] = &quot;forward&quot;; [.B716]*[.E716]; 0)"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17]=&quot;forward&quot;; [.B717])" office:value-type="float" office:value="0" calcext:value-type="float">
            <text:p>0</text:p>
          </table:table-cell>
          <table:table-cell table:formula="of:=IF([.A717]=&quot;down&quot;; [.B717]; IF([.A717]=&quot;up&quot;; -[.B717];0))" office:value-type="float" office:value="6" calcext:value-type="float">
            <text:p>6</text:p>
          </table:table-cell>
          <table:table-cell table:formula="of:=SUM([.$D$2:.D717])" office:value-type="float" office:value="658" calcext:value-type="float">
            <text:p>658</text:p>
          </table:table-cell>
          <table:table-cell table:formula="of:=IF([.A717] = &quot;forward&quot;; [.B717]*[.E71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18]=&quot;forward&quot;; [.B718])" office:value-type="float" office:value="0" calcext:value-type="float">
            <text:p>0</text:p>
          </table:table-cell>
          <table:table-cell table:formula="of:=IF([.A718]=&quot;down&quot;; [.B718]; IF([.A718]=&quot;up&quot;; -[.B718];0))" office:value-type="float" office:value="4" calcext:value-type="float">
            <text:p>4</text:p>
          </table:table-cell>
          <table:table-cell table:formula="of:=SUM([.$D$2:.D718])" office:value-type="float" office:value="662" calcext:value-type="float">
            <text:p>662</text:p>
          </table:table-cell>
          <table:table-cell table:formula="of:=IF([.A718] = &quot;forward&quot;; [.B718]*[.E7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19]=&quot;forward&quot;; [.B719])" office:value-type="float" office:value="0" calcext:value-type="float">
            <text:p>0</text:p>
          </table:table-cell>
          <table:table-cell table:formula="of:=IF([.A719]=&quot;down&quot;; [.B719]; IF([.A719]=&quot;up&quot;; -[.B719];0))" office:value-type="float" office:value="2" calcext:value-type="float">
            <text:p>2</text:p>
          </table:table-cell>
          <table:table-cell table:formula="of:=SUM([.$D$2:.D719])" office:value-type="float" office:value="664" calcext:value-type="float">
            <text:p>664</text:p>
          </table:table-cell>
          <table:table-cell table:formula="of:=IF([.A719] = &quot;forward&quot;; [.B719]*[.E7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20]=&quot;forward&quot;; [.B720])" office:value-type="float" office:value="0" calcext:value-type="float">
            <text:p>0</text:p>
          </table:table-cell>
          <table:table-cell table:formula="of:=IF([.A720]=&quot;down&quot;; [.B720]; IF([.A720]=&quot;up&quot;; -[.B720];0))" office:value-type="float" office:value="3" calcext:value-type="float">
            <text:p>3</text:p>
          </table:table-cell>
          <table:table-cell table:formula="of:=SUM([.$D$2:.D720])" office:value-type="float" office:value="667" calcext:value-type="float">
            <text:p>667</text:p>
          </table:table-cell>
          <table:table-cell table:formula="of:=IF([.A720] = &quot;forward&quot;; [.B720]*[.E72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21]=&quot;forward&quot;; [.B721])" office:value-type="float" office:value="8" calcext:value-type="float">
            <text:p>8</text:p>
          </table:table-cell>
          <table:table-cell table:formula="of:=IF([.A721]=&quot;down&quot;; [.B721]; IF([.A721]=&quot;up&quot;; -[.B721];0))" office:value-type="float" office:value="0" calcext:value-type="float">
            <text:p>0</text:p>
          </table:table-cell>
          <table:table-cell table:formula="of:=SUM([.$D$2:.D721])" office:value-type="float" office:value="667" calcext:value-type="float">
            <text:p>667</text:p>
          </table:table-cell>
          <table:table-cell table:formula="of:=IF([.A721] = &quot;forward&quot;; [.B721]*[.E721]; 0)" office:value-type="float" office:value="5336" calcext:value-type="float">
            <text:p>533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22]=&quot;forward&quot;; [.B722])" office:value-type="float" office:value="6" calcext:value-type="float">
            <text:p>6</text:p>
          </table:table-cell>
          <table:table-cell table:formula="of:=IF([.A722]=&quot;down&quot;; [.B722]; IF([.A722]=&quot;up&quot;; -[.B722];0))" office:value-type="float" office:value="0" calcext:value-type="float">
            <text:p>0</text:p>
          </table:table-cell>
          <table:table-cell table:formula="of:=SUM([.$D$2:.D722])" office:value-type="float" office:value="667" calcext:value-type="float">
            <text:p>667</text:p>
          </table:table-cell>
          <table:table-cell table:formula="of:=IF([.A722] = &quot;forward&quot;; [.B722]*[.E722]; 0)" office:value-type="float" office:value="4002" calcext:value-type="float">
            <text:p>40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23]=&quot;forward&quot;; [.B723])" office:value-type="float" office:value="0" calcext:value-type="float">
            <text:p>0</text:p>
          </table:table-cell>
          <table:table-cell table:formula="of:=IF([.A723]=&quot;down&quot;; [.B723]; IF([.A723]=&quot;up&quot;; -[.B723];0))" office:value-type="float" office:value="3" calcext:value-type="float">
            <text:p>3</text:p>
          </table:table-cell>
          <table:table-cell table:formula="of:=SUM([.$D$2:.D723])" office:value-type="float" office:value="670" calcext:value-type="float">
            <text:p>670</text:p>
          </table:table-cell>
          <table:table-cell table:formula="of:=IF([.A723] = &quot;forward&quot;; [.B723]*[.E7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24]=&quot;forward&quot;; [.B724])" office:value-type="float" office:value="7" calcext:value-type="float">
            <text:p>7</text:p>
          </table:table-cell>
          <table:table-cell table:formula="of:=IF([.A724]=&quot;down&quot;; [.B724]; IF([.A724]=&quot;up&quot;; -[.B724];0))" office:value-type="float" office:value="0" calcext:value-type="float">
            <text:p>0</text:p>
          </table:table-cell>
          <table:table-cell table:formula="of:=SUM([.$D$2:.D724])" office:value-type="float" office:value="670" calcext:value-type="float">
            <text:p>670</text:p>
          </table:table-cell>
          <table:table-cell table:formula="of:=IF([.A724] = &quot;forward&quot;; [.B724]*[.E724]; 0)" office:value-type="float" office:value="4690" calcext:value-type="float">
            <text:p>46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25]=&quot;forward&quot;; [.B725])" office:value-type="float" office:value="4" calcext:value-type="float">
            <text:p>4</text:p>
          </table:table-cell>
          <table:table-cell table:formula="of:=IF([.A725]=&quot;down&quot;; [.B725]; IF([.A725]=&quot;up&quot;; -[.B725];0))" office:value-type="float" office:value="0" calcext:value-type="float">
            <text:p>0</text:p>
          </table:table-cell>
          <table:table-cell table:formula="of:=SUM([.$D$2:.D725])" office:value-type="float" office:value="670" calcext:value-type="float">
            <text:p>670</text:p>
          </table:table-cell>
          <table:table-cell table:formula="of:=IF([.A725] = &quot;forward&quot;; [.B725]*[.E725]; 0)"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26]=&quot;forward&quot;; [.B726])" office:value-type="float" office:value="0" calcext:value-type="float">
            <text:p>0</text:p>
          </table:table-cell>
          <table:table-cell table:formula="of:=IF([.A726]=&quot;down&quot;; [.B726]; IF([.A726]=&quot;up&quot;; -[.B726];0))" office:value-type="float" office:value="-8" calcext:value-type="float">
            <text:p>-8</text:p>
          </table:table-cell>
          <table:table-cell table:formula="of:=SUM([.$D$2:.D726])" office:value-type="float" office:value="662" calcext:value-type="float">
            <text:p>662</text:p>
          </table:table-cell>
          <table:table-cell table:formula="of:=IF([.A726] = &quot;forward&quot;; [.B726]*[.E72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27]=&quot;forward&quot;; [.B727])" office:value-type="float" office:value="0" calcext:value-type="float">
            <text:p>0</text:p>
          </table:table-cell>
          <table:table-cell table:formula="of:=IF([.A727]=&quot;down&quot;; [.B727]; IF([.A727]=&quot;up&quot;; -[.B727];0))" office:value-type="float" office:value="9" calcext:value-type="float">
            <text:p>9</text:p>
          </table:table-cell>
          <table:table-cell table:formula="of:=SUM([.$D$2:.D727])" office:value-type="float" office:value="671" calcext:value-type="float">
            <text:p>671</text:p>
          </table:table-cell>
          <table:table-cell table:formula="of:=IF([.A727] = &quot;forward&quot;; [.B727]*[.E7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28]=&quot;forward&quot;; [.B728])" office:value-type="float" office:value="5" calcext:value-type="float">
            <text:p>5</text:p>
          </table:table-cell>
          <table:table-cell table:formula="of:=IF([.A728]=&quot;down&quot;; [.B728]; IF([.A728]=&quot;up&quot;; -[.B728];0))" office:value-type="float" office:value="0" calcext:value-type="float">
            <text:p>0</text:p>
          </table:table-cell>
          <table:table-cell table:formula="of:=SUM([.$D$2:.D728])" office:value-type="float" office:value="671" calcext:value-type="float">
            <text:p>671</text:p>
          </table:table-cell>
          <table:table-cell table:formula="of:=IF([.A728] = &quot;forward&quot;; [.B728]*[.E728]; 0)" office:value-type="float" office:value="3355" calcext:value-type="float">
            <text:p>335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29]=&quot;forward&quot;; [.B729])" office:value-type="float" office:value="0" calcext:value-type="float">
            <text:p>0</text:p>
          </table:table-cell>
          <table:table-cell table:formula="of:=IF([.A729]=&quot;down&quot;; [.B729]; IF([.A729]=&quot;up&quot;; -[.B729];0))" office:value-type="float" office:value="-5" calcext:value-type="float">
            <text:p>-5</text:p>
          </table:table-cell>
          <table:table-cell table:formula="of:=SUM([.$D$2:.D729])" office:value-type="float" office:value="666" calcext:value-type="float">
            <text:p>666</text:p>
          </table:table-cell>
          <table:table-cell table:formula="of:=IF([.A729] = &quot;forward&quot;; [.B729]*[.E7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30]=&quot;forward&quot;; [.B730])" office:value-type="float" office:value="0" calcext:value-type="float">
            <text:p>0</text:p>
          </table:table-cell>
          <table:table-cell table:formula="of:=IF([.A730]=&quot;down&quot;; [.B730]; IF([.A730]=&quot;up&quot;; -[.B730];0))" office:value-type="float" office:value="-5" calcext:value-type="float">
            <text:p>-5</text:p>
          </table:table-cell>
          <table:table-cell table:formula="of:=SUM([.$D$2:.D730])" office:value-type="float" office:value="661" calcext:value-type="float">
            <text:p>661</text:p>
          </table:table-cell>
          <table:table-cell table:formula="of:=IF([.A730] = &quot;forward&quot;; [.B730]*[.E7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31]=&quot;forward&quot;; [.B731])" office:value-type="float" office:value="0" calcext:value-type="float">
            <text:p>0</text:p>
          </table:table-cell>
          <table:table-cell table:formula="of:=IF([.A731]=&quot;down&quot;; [.B731]; IF([.A731]=&quot;up&quot;; -[.B731];0))" office:value-type="float" office:value="-7" calcext:value-type="float">
            <text:p>-7</text:p>
          </table:table-cell>
          <table:table-cell table:formula="of:=SUM([.$D$2:.D731])" office:value-type="float" office:value="654" calcext:value-type="float">
            <text:p>654</text:p>
          </table:table-cell>
          <table:table-cell table:formula="of:=IF([.A731] = &quot;forward&quot;; [.B731]*[.E73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32]=&quot;forward&quot;; [.B732])" office:value-type="float" office:value="3" calcext:value-type="float">
            <text:p>3</text:p>
          </table:table-cell>
          <table:table-cell table:formula="of:=IF([.A732]=&quot;down&quot;; [.B732]; IF([.A732]=&quot;up&quot;; -[.B732];0))" office:value-type="float" office:value="0" calcext:value-type="float">
            <text:p>0</text:p>
          </table:table-cell>
          <table:table-cell table:formula="of:=SUM([.$D$2:.D732])" office:value-type="float" office:value="654" calcext:value-type="float">
            <text:p>654</text:p>
          </table:table-cell>
          <table:table-cell table:formula="of:=IF([.A732] = &quot;forward&quot;; [.B732]*[.E732]; 0)"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33]=&quot;forward&quot;; [.B733])" office:value-type="float" office:value="0" calcext:value-type="float">
            <text:p>0</text:p>
          </table:table-cell>
          <table:table-cell table:formula="of:=IF([.A733]=&quot;down&quot;; [.B733]; IF([.A733]=&quot;up&quot;; -[.B733];0))" office:value-type="float" office:value="-1" calcext:value-type="float">
            <text:p>-1</text:p>
          </table:table-cell>
          <table:table-cell table:formula="of:=SUM([.$D$2:.D733])" office:value-type="float" office:value="653" calcext:value-type="float">
            <text:p>653</text:p>
          </table:table-cell>
          <table:table-cell table:formula="of:=IF([.A733] = &quot;forward&quot;; [.B733]*[.E73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34]=&quot;forward&quot;; [.B734])" office:value-type="float" office:value="0" calcext:value-type="float">
            <text:p>0</text:p>
          </table:table-cell>
          <table:table-cell table:formula="of:=IF([.A734]=&quot;down&quot;; [.B734]; IF([.A734]=&quot;up&quot;; -[.B734];0))" office:value-type="float" office:value="2" calcext:value-type="float">
            <text:p>2</text:p>
          </table:table-cell>
          <table:table-cell table:formula="of:=SUM([.$D$2:.D734])" office:value-type="float" office:value="655" calcext:value-type="float">
            <text:p>655</text:p>
          </table:table-cell>
          <table:table-cell table:formula="of:=IF([.A734] = &quot;forward&quot;; [.B734]*[.E73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35]=&quot;forward&quot;; [.B735])" office:value-type="float" office:value="5" calcext:value-type="float">
            <text:p>5</text:p>
          </table:table-cell>
          <table:table-cell table:formula="of:=IF([.A735]=&quot;down&quot;; [.B735]; IF([.A735]=&quot;up&quot;; -[.B735];0))" office:value-type="float" office:value="0" calcext:value-type="float">
            <text:p>0</text:p>
          </table:table-cell>
          <table:table-cell table:formula="of:=SUM([.$D$2:.D735])" office:value-type="float" office:value="655" calcext:value-type="float">
            <text:p>655</text:p>
          </table:table-cell>
          <table:table-cell table:formula="of:=IF([.A735] = &quot;forward&quot;; [.B735]*[.E735]; 0)"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36]=&quot;forward&quot;; [.B736])" office:value-type="float" office:value="5" calcext:value-type="float">
            <text:p>5</text:p>
          </table:table-cell>
          <table:table-cell table:formula="of:=IF([.A736]=&quot;down&quot;; [.B736]; IF([.A736]=&quot;up&quot;; -[.B736];0))" office:value-type="float" office:value="0" calcext:value-type="float">
            <text:p>0</text:p>
          </table:table-cell>
          <table:table-cell table:formula="of:=SUM([.$D$2:.D736])" office:value-type="float" office:value="655" calcext:value-type="float">
            <text:p>655</text:p>
          </table:table-cell>
          <table:table-cell table:formula="of:=IF([.A736] = &quot;forward&quot;; [.B736]*[.E736]; 0)"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37]=&quot;forward&quot;; [.B737])" office:value-type="float" office:value="0" calcext:value-type="float">
            <text:p>0</text:p>
          </table:table-cell>
          <table:table-cell table:formula="of:=IF([.A737]=&quot;down&quot;; [.B737]; IF([.A737]=&quot;up&quot;; -[.B737];0))" office:value-type="float" office:value="-1" calcext:value-type="float">
            <text:p>-1</text:p>
          </table:table-cell>
          <table:table-cell table:formula="of:=SUM([.$D$2:.D737])" office:value-type="float" office:value="654" calcext:value-type="float">
            <text:p>654</text:p>
          </table:table-cell>
          <table:table-cell table:formula="of:=IF([.A737] = &quot;forward&quot;; [.B737]*[.E73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38]=&quot;forward&quot;; [.B738])" office:value-type="float" office:value="4" calcext:value-type="float">
            <text:p>4</text:p>
          </table:table-cell>
          <table:table-cell table:formula="of:=IF([.A738]=&quot;down&quot;; [.B738]; IF([.A738]=&quot;up&quot;; -[.B738];0))" office:value-type="float" office:value="0" calcext:value-type="float">
            <text:p>0</text:p>
          </table:table-cell>
          <table:table-cell table:formula="of:=SUM([.$D$2:.D738])" office:value-type="float" office:value="654" calcext:value-type="float">
            <text:p>654</text:p>
          </table:table-cell>
          <table:table-cell table:formula="of:=IF([.A738] = &quot;forward&quot;; [.B738]*[.E738]; 0)"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39]=&quot;forward&quot;; [.B739])" office:value-type="float" office:value="0" calcext:value-type="float">
            <text:p>0</text:p>
          </table:table-cell>
          <table:table-cell table:formula="of:=IF([.A739]=&quot;down&quot;; [.B739]; IF([.A739]=&quot;up&quot;; -[.B739];0))" office:value-type="float" office:value="6" calcext:value-type="float">
            <text:p>6</text:p>
          </table:table-cell>
          <table:table-cell table:formula="of:=SUM([.$D$2:.D739])" office:value-type="float" office:value="660" calcext:value-type="float">
            <text:p>660</text:p>
          </table:table-cell>
          <table:table-cell table:formula="of:=IF([.A739] = &quot;forward&quot;; [.B739]*[.E7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40]=&quot;forward&quot;; [.B740])" office:value-type="float" office:value="0" calcext:value-type="float">
            <text:p>0</text:p>
          </table:table-cell>
          <table:table-cell table:formula="of:=IF([.A740]=&quot;down&quot;; [.B740]; IF([.A740]=&quot;up&quot;; -[.B740];0))" office:value-type="float" office:value="-5" calcext:value-type="float">
            <text:p>-5</text:p>
          </table:table-cell>
          <table:table-cell table:formula="of:=SUM([.$D$2:.D740])" office:value-type="float" office:value="655" calcext:value-type="float">
            <text:p>655</text:p>
          </table:table-cell>
          <table:table-cell table:formula="of:=IF([.A740] = &quot;forward&quot;; [.B740]*[.E74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41]=&quot;forward&quot;; [.B741])" office:value-type="float" office:value="0" calcext:value-type="float">
            <text:p>0</text:p>
          </table:table-cell>
          <table:table-cell table:formula="of:=IF([.A741]=&quot;down&quot;; [.B741]; IF([.A741]=&quot;up&quot;; -[.B741];0))" office:value-type="float" office:value="-3" calcext:value-type="float">
            <text:p>-3</text:p>
          </table:table-cell>
          <table:table-cell table:formula="of:=SUM([.$D$2:.D741])" office:value-type="float" office:value="652" calcext:value-type="float">
            <text:p>652</text:p>
          </table:table-cell>
          <table:table-cell table:formula="of:=IF([.A741] = &quot;forward&quot;; [.B741]*[.E74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42]=&quot;forward&quot;; [.B742])" office:value-type="float" office:value="9" calcext:value-type="float">
            <text:p>9</text:p>
          </table:table-cell>
          <table:table-cell table:formula="of:=IF([.A742]=&quot;down&quot;; [.B742]; IF([.A742]=&quot;up&quot;; -[.B742];0))" office:value-type="float" office:value="0" calcext:value-type="float">
            <text:p>0</text:p>
          </table:table-cell>
          <table:table-cell table:formula="of:=SUM([.$D$2:.D742])" office:value-type="float" office:value="652" calcext:value-type="float">
            <text:p>652</text:p>
          </table:table-cell>
          <table:table-cell table:formula="of:=IF([.A742] = &quot;forward&quot;; [.B742]*[.E742]; 0)" office:value-type="float" office:value="5868" calcext:value-type="float">
            <text:p>58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43]=&quot;forward&quot;; [.B743])" office:value-type="float" office:value="0" calcext:value-type="float">
            <text:p>0</text:p>
          </table:table-cell>
          <table:table-cell table:formula="of:=IF([.A743]=&quot;down&quot;; [.B743]; IF([.A743]=&quot;up&quot;; -[.B743];0))" office:value-type="float" office:value="9" calcext:value-type="float">
            <text:p>9</text:p>
          </table:table-cell>
          <table:table-cell table:formula="of:=SUM([.$D$2:.D743])" office:value-type="float" office:value="661" calcext:value-type="float">
            <text:p>661</text:p>
          </table:table-cell>
          <table:table-cell table:formula="of:=IF([.A743] = &quot;forward&quot;; [.B743]*[.E7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44]=&quot;forward&quot;; [.B744])" office:value-type="float" office:value="0" calcext:value-type="float">
            <text:p>0</text:p>
          </table:table-cell>
          <table:table-cell table:formula="of:=IF([.A744]=&quot;down&quot;; [.B744]; IF([.A744]=&quot;up&quot;; -[.B744];0))" office:value-type="float" office:value="6" calcext:value-type="float">
            <text:p>6</text:p>
          </table:table-cell>
          <table:table-cell table:formula="of:=SUM([.$D$2:.D744])" office:value-type="float" office:value="667" calcext:value-type="float">
            <text:p>667</text:p>
          </table:table-cell>
          <table:table-cell table:formula="of:=IF([.A744] = &quot;forward&quot;; [.B744]*[.E74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45]=&quot;forward&quot;; [.B745])" office:value-type="float" office:value="0" calcext:value-type="float">
            <text:p>0</text:p>
          </table:table-cell>
          <table:table-cell table:formula="of:=IF([.A745]=&quot;down&quot;; [.B745]; IF([.A745]=&quot;up&quot;; -[.B745];0))" office:value-type="float" office:value="1" calcext:value-type="float">
            <text:p>1</text:p>
          </table:table-cell>
          <table:table-cell table:formula="of:=SUM([.$D$2:.D745])" office:value-type="float" office:value="668" calcext:value-type="float">
            <text:p>668</text:p>
          </table:table-cell>
          <table:table-cell table:formula="of:=IF([.A745] = &quot;forward&quot;; [.B745]*[.E7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46]=&quot;forward&quot;; [.B746])" office:value-type="float" office:value="0" calcext:value-type="float">
            <text:p>0</text:p>
          </table:table-cell>
          <table:table-cell table:formula="of:=IF([.A746]=&quot;down&quot;; [.B746]; IF([.A746]=&quot;up&quot;; -[.B746];0))" office:value-type="float" office:value="2" calcext:value-type="float">
            <text:p>2</text:p>
          </table:table-cell>
          <table:table-cell table:formula="of:=SUM([.$D$2:.D746])" office:value-type="float" office:value="670" calcext:value-type="float">
            <text:p>670</text:p>
          </table:table-cell>
          <table:table-cell table:formula="of:=IF([.A746] = &quot;forward&quot;; [.B746]*[.E74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47]=&quot;forward&quot;; [.B747])" office:value-type="float" office:value="0" calcext:value-type="float">
            <text:p>0</text:p>
          </table:table-cell>
          <table:table-cell table:formula="of:=IF([.A747]=&quot;down&quot;; [.B747]; IF([.A747]=&quot;up&quot;; -[.B747];0))" office:value-type="float" office:value="4" calcext:value-type="float">
            <text:p>4</text:p>
          </table:table-cell>
          <table:table-cell table:formula="of:=SUM([.$D$2:.D747])" office:value-type="float" office:value="674" calcext:value-type="float">
            <text:p>674</text:p>
          </table:table-cell>
          <table:table-cell table:formula="of:=IF([.A747] = &quot;forward&quot;; [.B747]*[.E74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748]=&quot;forward&quot;; [.B748])" office:value-type="float" office:value="0" calcext:value-type="float">
            <text:p>0</text:p>
          </table:table-cell>
          <table:table-cell table:formula="of:=IF([.A748]=&quot;down&quot;; [.B748]; IF([.A748]=&quot;up&quot;; -[.B748];0))" office:value-type="float" office:value="7" calcext:value-type="float">
            <text:p>7</text:p>
          </table:table-cell>
          <table:table-cell table:formula="of:=SUM([.$D$2:.D748])" office:value-type="float" office:value="681" calcext:value-type="float">
            <text:p>681</text:p>
          </table:table-cell>
          <table:table-cell table:formula="of:=IF([.A748] = &quot;forward&quot;; [.B748]*[.E74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49]=&quot;forward&quot;; [.B749])" office:value-type="float" office:value="3" calcext:value-type="float">
            <text:p>3</text:p>
          </table:table-cell>
          <table:table-cell table:formula="of:=IF([.A749]=&quot;down&quot;; [.B749]; IF([.A749]=&quot;up&quot;; -[.B749];0))" office:value-type="float" office:value="0" calcext:value-type="float">
            <text:p>0</text:p>
          </table:table-cell>
          <table:table-cell table:formula="of:=SUM([.$D$2:.D749])" office:value-type="float" office:value="681" calcext:value-type="float">
            <text:p>681</text:p>
          </table:table-cell>
          <table:table-cell table:formula="of:=IF([.A749] = &quot;forward&quot;; [.B749]*[.E749]; 0)" office:value-type="float" office:value="2043" calcext:value-type="float">
            <text:p>204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750]=&quot;forward&quot;; [.B750])" office:value-type="float" office:value="0" calcext:value-type="float">
            <text:p>0</text:p>
          </table:table-cell>
          <table:table-cell table:formula="of:=IF([.A750]=&quot;down&quot;; [.B750]; IF([.A750]=&quot;up&quot;; -[.B750];0))" office:value-type="float" office:value="-5" calcext:value-type="float">
            <text:p>-5</text:p>
          </table:table-cell>
          <table:table-cell table:formula="of:=SUM([.$D$2:.D750])" office:value-type="float" office:value="676" calcext:value-type="float">
            <text:p>676</text:p>
          </table:table-cell>
          <table:table-cell table:formula="of:=IF([.A750] = &quot;forward&quot;; [.B750]*[.E7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51]=&quot;forward&quot;; [.B751])" office:value-type="float" office:value="2" calcext:value-type="float">
            <text:p>2</text:p>
          </table:table-cell>
          <table:table-cell table:formula="of:=IF([.A751]=&quot;down&quot;; [.B751]; IF([.A751]=&quot;up&quot;; -[.B751];0))" office:value-type="float" office:value="0" calcext:value-type="float">
            <text:p>0</text:p>
          </table:table-cell>
          <table:table-cell table:formula="of:=SUM([.$D$2:.D751])" office:value-type="float" office:value="676" calcext:value-type="float">
            <text:p>676</text:p>
          </table:table-cell>
          <table:table-cell table:formula="of:=IF([.A751] = &quot;forward&quot;; [.B751]*[.E751]; 0)" office:value-type="float" office:value="1352" calcext:value-type="float">
            <text:p>135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52]=&quot;forward&quot;; [.B752])" office:value-type="float" office:value="0" calcext:value-type="float">
            <text:p>0</text:p>
          </table:table-cell>
          <table:table-cell table:formula="of:=IF([.A752]=&quot;down&quot;; [.B752]; IF([.A752]=&quot;up&quot;; -[.B752];0))" office:value-type="float" office:value="3" calcext:value-type="float">
            <text:p>3</text:p>
          </table:table-cell>
          <table:table-cell table:formula="of:=SUM([.$D$2:.D752])" office:value-type="float" office:value="679" calcext:value-type="float">
            <text:p>679</text:p>
          </table:table-cell>
          <table:table-cell table:formula="of:=IF([.A752] = &quot;forward&quot;; [.B752]*[.E75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53]=&quot;forward&quot;; [.B753])" office:value-type="float" office:value="7" calcext:value-type="float">
            <text:p>7</text:p>
          </table:table-cell>
          <table:table-cell table:formula="of:=IF([.A753]=&quot;down&quot;; [.B753]; IF([.A753]=&quot;up&quot;; -[.B753];0))" office:value-type="float" office:value="0" calcext:value-type="float">
            <text:p>0</text:p>
          </table:table-cell>
          <table:table-cell table:formula="of:=SUM([.$D$2:.D753])" office:value-type="float" office:value="679" calcext:value-type="float">
            <text:p>679</text:p>
          </table:table-cell>
          <table:table-cell table:formula="of:=IF([.A753] = &quot;forward&quot;; [.B753]*[.E753]; 0)" office:value-type="float" office:value="4753" calcext:value-type="float">
            <text:p>475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54]=&quot;forward&quot;; [.B754])" office:value-type="float" office:value="0" calcext:value-type="float">
            <text:p>0</text:p>
          </table:table-cell>
          <table:table-cell table:formula="of:=IF([.A754]=&quot;down&quot;; [.B754]; IF([.A754]=&quot;up&quot;; -[.B754];0))" office:value-type="float" office:value="-8" calcext:value-type="float">
            <text:p>-8</text:p>
          </table:table-cell>
          <table:table-cell table:formula="of:=SUM([.$D$2:.D754])" office:value-type="float" office:value="671" calcext:value-type="float">
            <text:p>671</text:p>
          </table:table-cell>
          <table:table-cell table:formula="of:=IF([.A754] = &quot;forward&quot;; [.B754]*[.E75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55]=&quot;forward&quot;; [.B755])" office:value-type="float" office:value="0" calcext:value-type="float">
            <text:p>0</text:p>
          </table:table-cell>
          <table:table-cell table:formula="of:=IF([.A755]=&quot;down&quot;; [.B755]; IF([.A755]=&quot;up&quot;; -[.B755];0))" office:value-type="float" office:value="-3" calcext:value-type="float">
            <text:p>-3</text:p>
          </table:table-cell>
          <table:table-cell table:formula="of:=SUM([.$D$2:.D755])" office:value-type="float" office:value="668" calcext:value-type="float">
            <text:p>668</text:p>
          </table:table-cell>
          <table:table-cell table:formula="of:=IF([.A755] = &quot;forward&quot;; [.B755]*[.E75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56]=&quot;forward&quot;; [.B756])" office:value-type="float" office:value="6" calcext:value-type="float">
            <text:p>6</text:p>
          </table:table-cell>
          <table:table-cell table:formula="of:=IF([.A756]=&quot;down&quot;; [.B756]; IF([.A756]=&quot;up&quot;; -[.B756];0))" office:value-type="float" office:value="0" calcext:value-type="float">
            <text:p>0</text:p>
          </table:table-cell>
          <table:table-cell table:formula="of:=SUM([.$D$2:.D756])" office:value-type="float" office:value="668" calcext:value-type="float">
            <text:p>668</text:p>
          </table:table-cell>
          <table:table-cell table:formula="of:=IF([.A756] = &quot;forward&quot;; [.B756]*[.E756]; 0)" office:value-type="float" office:value="4008" calcext:value-type="float">
            <text:p>400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757]=&quot;forward&quot;; [.B757])" office:value-type="float" office:value="0" calcext:value-type="float">
            <text:p>0</text:p>
          </table:table-cell>
          <table:table-cell table:formula="of:=IF([.A757]=&quot;down&quot;; [.B757]; IF([.A757]=&quot;up&quot;; -[.B757];0))" office:value-type="float" office:value="-7" calcext:value-type="float">
            <text:p>-7</text:p>
          </table:table-cell>
          <table:table-cell table:formula="of:=SUM([.$D$2:.D757])" office:value-type="float" office:value="661" calcext:value-type="float">
            <text:p>661</text:p>
          </table:table-cell>
          <table:table-cell table:formula="of:=IF([.A757] = &quot;forward&quot;; [.B757]*[.E7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58]=&quot;forward&quot;; [.B758])" office:value-type="float" office:value="0" calcext:value-type="float">
            <text:p>0</text:p>
          </table:table-cell>
          <table:table-cell table:formula="of:=IF([.A758]=&quot;down&quot;; [.B758]; IF([.A758]=&quot;up&quot;; -[.B758];0))" office:value-type="float" office:value="-1" calcext:value-type="float">
            <text:p>-1</text:p>
          </table:table-cell>
          <table:table-cell table:formula="of:=SUM([.$D$2:.D758])" office:value-type="float" office:value="660" calcext:value-type="float">
            <text:p>660</text:p>
          </table:table-cell>
          <table:table-cell table:formula="of:=IF([.A758] = &quot;forward&quot;; [.B758]*[.E75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759]=&quot;forward&quot;; [.B759])" office:value-type="float" office:value="0" calcext:value-type="float">
            <text:p>0</text:p>
          </table:table-cell>
          <table:table-cell table:formula="of:=IF([.A759]=&quot;down&quot;; [.B759]; IF([.A759]=&quot;up&quot;; -[.B759];0))" office:value-type="float" office:value="-2" calcext:value-type="float">
            <text:p>-2</text:p>
          </table:table-cell>
          <table:table-cell table:formula="of:=SUM([.$D$2:.D759])" office:value-type="float" office:value="658" calcext:value-type="float">
            <text:p>658</text:p>
          </table:table-cell>
          <table:table-cell table:formula="of:=IF([.A759] = &quot;forward&quot;; [.B759]*[.E75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60]=&quot;forward&quot;; [.B760])" office:value-type="float" office:value="0" calcext:value-type="float">
            <text:p>0</text:p>
          </table:table-cell>
          <table:table-cell table:formula="of:=IF([.A760]=&quot;down&quot;; [.B760]; IF([.A760]=&quot;up&quot;; -[.B760];0))" office:value-type="float" office:value="5" calcext:value-type="float">
            <text:p>5</text:p>
          </table:table-cell>
          <table:table-cell table:formula="of:=SUM([.$D$2:.D760])" office:value-type="float" office:value="663" calcext:value-type="float">
            <text:p>663</text:p>
          </table:table-cell>
          <table:table-cell table:formula="of:=IF([.A760] = &quot;forward&quot;; [.B760]*[.E76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61]=&quot;forward&quot;; [.B761])" office:value-type="float" office:value="5" calcext:value-type="float">
            <text:p>5</text:p>
          </table:table-cell>
          <table:table-cell table:formula="of:=IF([.A761]=&quot;down&quot;; [.B761]; IF([.A761]=&quot;up&quot;; -[.B761];0))" office:value-type="float" office:value="0" calcext:value-type="float">
            <text:p>0</text:p>
          </table:table-cell>
          <table:table-cell table:formula="of:=SUM([.$D$2:.D761])" office:value-type="float" office:value="663" calcext:value-type="float">
            <text:p>663</text:p>
          </table:table-cell>
          <table:table-cell table:formula="of:=IF([.A761] = &quot;forward&quot;; [.B761]*[.E761]; 0)" office:value-type="float" office:value="3315" calcext:value-type="float">
            <text:p>331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62]=&quot;forward&quot;; [.B762])" office:value-type="float" office:value="0" calcext:value-type="float">
            <text:p>0</text:p>
          </table:table-cell>
          <table:table-cell table:formula="of:=IF([.A762]=&quot;down&quot;; [.B762]; IF([.A762]=&quot;up&quot;; -[.B762];0))" office:value-type="float" office:value="3" calcext:value-type="float">
            <text:p>3</text:p>
          </table:table-cell>
          <table:table-cell table:formula="of:=SUM([.$D$2:.D762])" office:value-type="float" office:value="666" calcext:value-type="float">
            <text:p>666</text:p>
          </table:table-cell>
          <table:table-cell table:formula="of:=IF([.A762] = &quot;forward&quot;; [.B762]*[.E76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763]=&quot;forward&quot;; [.B763])" office:value-type="float" office:value="0" calcext:value-type="float">
            <text:p>0</text:p>
          </table:table-cell>
          <table:table-cell table:formula="of:=IF([.A763]=&quot;down&quot;; [.B763]; IF([.A763]=&quot;up&quot;; -[.B763];0))" office:value-type="float" office:value="5" calcext:value-type="float">
            <text:p>5</text:p>
          </table:table-cell>
          <table:table-cell table:formula="of:=SUM([.$D$2:.D763])" office:value-type="float" office:value="671" calcext:value-type="float">
            <text:p>671</text:p>
          </table:table-cell>
          <table:table-cell table:formula="of:=IF([.A763] = &quot;forward&quot;; [.B763]*[.E76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64]=&quot;forward&quot;; [.B764])" office:value-type="float" office:value="0" calcext:value-type="float">
            <text:p>0</text:p>
          </table:table-cell>
          <table:table-cell table:formula="of:=IF([.A764]=&quot;down&quot;; [.B764]; IF([.A764]=&quot;up&quot;; -[.B764];0))" office:value-type="float" office:value="6" calcext:value-type="float">
            <text:p>6</text:p>
          </table:table-cell>
          <table:table-cell table:formula="of:=SUM([.$D$2:.D764])" office:value-type="float" office:value="677" calcext:value-type="float">
            <text:p>677</text:p>
          </table:table-cell>
          <table:table-cell table:formula="of:=IF([.A764] = &quot;forward&quot;; [.B764]*[.E76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65]=&quot;forward&quot;; [.B765])" office:value-type="float" office:value="0" calcext:value-type="float">
            <text:p>0</text:p>
          </table:table-cell>
          <table:table-cell table:formula="of:=IF([.A765]=&quot;down&quot;; [.B765]; IF([.A765]=&quot;up&quot;; -[.B765];0))" office:value-type="float" office:value="-1" calcext:value-type="float">
            <text:p>-1</text:p>
          </table:table-cell>
          <table:table-cell table:formula="of:=SUM([.$D$2:.D765])" office:value-type="float" office:value="676" calcext:value-type="float">
            <text:p>676</text:p>
          </table:table-cell>
          <table:table-cell table:formula="of:=IF([.A765] = &quot;forward&quot;; [.B765]*[.E7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66]=&quot;forward&quot;; [.B766])" office:value-type="float" office:value="0" calcext:value-type="float">
            <text:p>0</text:p>
          </table:table-cell>
          <table:table-cell table:formula="of:=IF([.A766]=&quot;down&quot;; [.B766]; IF([.A766]=&quot;up&quot;; -[.B766];0))" office:value-type="float" office:value="2" calcext:value-type="float">
            <text:p>2</text:p>
          </table:table-cell>
          <table:table-cell table:formula="of:=SUM([.$D$2:.D766])" office:value-type="float" office:value="678" calcext:value-type="float">
            <text:p>678</text:p>
          </table:table-cell>
          <table:table-cell table:formula="of:=IF([.A766] = &quot;forward&quot;; [.B766]*[.E7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767]=&quot;forward&quot;; [.B767])" office:value-type="float" office:value="0" calcext:value-type="float">
            <text:p>0</text:p>
          </table:table-cell>
          <table:table-cell table:formula="of:=IF([.A767]=&quot;down&quot;; [.B767]; IF([.A767]=&quot;up&quot;; -[.B767];0))" office:value-type="float" office:value="-1" calcext:value-type="float">
            <text:p>-1</text:p>
          </table:table-cell>
          <table:table-cell table:formula="of:=SUM([.$D$2:.D767])" office:value-type="float" office:value="677" calcext:value-type="float">
            <text:p>677</text:p>
          </table:table-cell>
          <table:table-cell table:formula="of:=IF([.A767] = &quot;forward&quot;; [.B767]*[.E76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68]=&quot;forward&quot;; [.B768])" office:value-type="float" office:value="3" calcext:value-type="float">
            <text:p>3</text:p>
          </table:table-cell>
          <table:table-cell table:formula="of:=IF([.A768]=&quot;down&quot;; [.B768]; IF([.A768]=&quot;up&quot;; -[.B768];0))" office:value-type="float" office:value="0" calcext:value-type="float">
            <text:p>0</text:p>
          </table:table-cell>
          <table:table-cell table:formula="of:=SUM([.$D$2:.D768])" office:value-type="float" office:value="677" calcext:value-type="float">
            <text:p>677</text:p>
          </table:table-cell>
          <table:table-cell table:formula="of:=IF([.A768] = &quot;forward&quot;; [.B768]*[.E768]; 0)"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69]=&quot;forward&quot;; [.B769])" office:value-type="float" office:value="0" calcext:value-type="float">
            <text:p>0</text:p>
          </table:table-cell>
          <table:table-cell table:formula="of:=IF([.A769]=&quot;down&quot;; [.B769]; IF([.A769]=&quot;up&quot;; -[.B769];0))" office:value-type="float" office:value="3" calcext:value-type="float">
            <text:p>3</text:p>
          </table:table-cell>
          <table:table-cell table:formula="of:=SUM([.$D$2:.D769])" office:value-type="float" office:value="680" calcext:value-type="float">
            <text:p>680</text:p>
          </table:table-cell>
          <table:table-cell table:formula="of:=IF([.A769] = &quot;forward&quot;; [.B769]*[.E76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70]=&quot;forward&quot;; [.B770])" office:value-type="float" office:value="0" calcext:value-type="float">
            <text:p>0</text:p>
          </table:table-cell>
          <table:table-cell table:formula="of:=IF([.A770]=&quot;down&quot;; [.B770]; IF([.A770]=&quot;up&quot;; -[.B770];0))" office:value-type="float" office:value="4" calcext:value-type="float">
            <text:p>4</text:p>
          </table:table-cell>
          <table:table-cell table:formula="of:=SUM([.$D$2:.D770])" office:value-type="float" office:value="684" calcext:value-type="float">
            <text:p>684</text:p>
          </table:table-cell>
          <table:table-cell table:formula="of:=IF([.A770] = &quot;forward&quot;; [.B770]*[.E77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71]=&quot;forward&quot;; [.B771])" office:value-type="float" office:value="0" calcext:value-type="float">
            <text:p>0</text:p>
          </table:table-cell>
          <table:table-cell table:formula="of:=IF([.A771]=&quot;down&quot;; [.B771]; IF([.A771]=&quot;up&quot;; -[.B771];0))" office:value-type="float" office:value="6" calcext:value-type="float">
            <text:p>6</text:p>
          </table:table-cell>
          <table:table-cell table:formula="of:=SUM([.$D$2:.D771])" office:value-type="float" office:value="690" calcext:value-type="float">
            <text:p>690</text:p>
          </table:table-cell>
          <table:table-cell table:formula="of:=IF([.A771] = &quot;forward&quot;; [.B771]*[.E77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72]=&quot;forward&quot;; [.B772])" office:value-type="float" office:value="0" calcext:value-type="float">
            <text:p>0</text:p>
          </table:table-cell>
          <table:table-cell table:formula="of:=IF([.A772]=&quot;down&quot;; [.B772]; IF([.A772]=&quot;up&quot;; -[.B772];0))" office:value-type="float" office:value="1" calcext:value-type="float">
            <text:p>1</text:p>
          </table:table-cell>
          <table:table-cell table:formula="of:=SUM([.$D$2:.D772])" office:value-type="float" office:value="691" calcext:value-type="float">
            <text:p>691</text:p>
          </table:table-cell>
          <table:table-cell table:formula="of:=IF([.A772] = &quot;forward&quot;; [.B772]*[.E77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773]=&quot;forward&quot;; [.B773])" office:value-type="float" office:value="0" calcext:value-type="float">
            <text:p>0</text:p>
          </table:table-cell>
          <table:table-cell table:formula="of:=IF([.A773]=&quot;down&quot;; [.B773]; IF([.A773]=&quot;up&quot;; -[.B773];0))" office:value-type="float" office:value="3" calcext:value-type="float">
            <text:p>3</text:p>
          </table:table-cell>
          <table:table-cell table:formula="of:=SUM([.$D$2:.D773])" office:value-type="float" office:value="694" calcext:value-type="float">
            <text:p>694</text:p>
          </table:table-cell>
          <table:table-cell table:formula="of:=IF([.A773] = &quot;forward&quot;; [.B773]*[.E7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74]=&quot;forward&quot;; [.B774])" office:value-type="float" office:value="9" calcext:value-type="float">
            <text:p>9</text:p>
          </table:table-cell>
          <table:table-cell table:formula="of:=IF([.A774]=&quot;down&quot;; [.B774]; IF([.A774]=&quot;up&quot;; -[.B774];0))" office:value-type="float" office:value="0" calcext:value-type="float">
            <text:p>0</text:p>
          </table:table-cell>
          <table:table-cell table:formula="of:=SUM([.$D$2:.D774])" office:value-type="float" office:value="694" calcext:value-type="float">
            <text:p>694</text:p>
          </table:table-cell>
          <table:table-cell table:formula="of:=IF([.A774] = &quot;forward&quot;; [.B774]*[.E774]; 0)" office:value-type="float" office:value="6246" calcext:value-type="float">
            <text:p>624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75]=&quot;forward&quot;; [.B775])" office:value-type="float" office:value="1" calcext:value-type="float">
            <text:p>1</text:p>
          </table:table-cell>
          <table:table-cell table:formula="of:=IF([.A775]=&quot;down&quot;; [.B775]; IF([.A775]=&quot;up&quot;; -[.B775];0))" office:value-type="float" office:value="0" calcext:value-type="float">
            <text:p>0</text:p>
          </table:table-cell>
          <table:table-cell table:formula="of:=SUM([.$D$2:.D775])" office:value-type="float" office:value="694" calcext:value-type="float">
            <text:p>694</text:p>
          </table:table-cell>
          <table:table-cell table:formula="of:=IF([.A775] = &quot;forward&quot;; [.B775]*[.E775]; 0)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776]=&quot;forward&quot;; [.B776])" office:value-type="float" office:value="0" calcext:value-type="float">
            <text:p>0</text:p>
          </table:table-cell>
          <table:table-cell table:formula="of:=IF([.A776]=&quot;down&quot;; [.B776]; IF([.A776]=&quot;up&quot;; -[.B776];0))" office:value-type="float" office:value="1" calcext:value-type="float">
            <text:p>1</text:p>
          </table:table-cell>
          <table:table-cell table:formula="of:=SUM([.$D$2:.D776])" office:value-type="float" office:value="695" calcext:value-type="float">
            <text:p>695</text:p>
          </table:table-cell>
          <table:table-cell table:formula="of:=IF([.A776] = &quot;forward&quot;; [.B776]*[.E77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77]=&quot;forward&quot;; [.B777])" office:value-type="float" office:value="0" calcext:value-type="float">
            <text:p>0</text:p>
          </table:table-cell>
          <table:table-cell table:formula="of:=IF([.A777]=&quot;down&quot;; [.B777]; IF([.A777]=&quot;up&quot;; -[.B777];0))" office:value-type="float" office:value="-3" calcext:value-type="float">
            <text:p>-3</text:p>
          </table:table-cell>
          <table:table-cell table:formula="of:=SUM([.$D$2:.D777])" office:value-type="float" office:value="692" calcext:value-type="float">
            <text:p>692</text:p>
          </table:table-cell>
          <table:table-cell table:formula="of:=IF([.A777] = &quot;forward&quot;; [.B777]*[.E7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78]=&quot;forward&quot;; [.B778])" office:value-type="float" office:value="4" calcext:value-type="float">
            <text:p>4</text:p>
          </table:table-cell>
          <table:table-cell table:formula="of:=IF([.A778]=&quot;down&quot;; [.B778]; IF([.A778]=&quot;up&quot;; -[.B778];0))" office:value-type="float" office:value="0" calcext:value-type="float">
            <text:p>0</text:p>
          </table:table-cell>
          <table:table-cell table:formula="of:=SUM([.$D$2:.D778])" office:value-type="float" office:value="692" calcext:value-type="float">
            <text:p>692</text:p>
          </table:table-cell>
          <table:table-cell table:formula="of:=IF([.A778] = &quot;forward&quot;; [.B778]*[.E778]; 0)"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79]=&quot;forward&quot;; [.B779])" office:value-type="float" office:value="7" calcext:value-type="float">
            <text:p>7</text:p>
          </table:table-cell>
          <table:table-cell table:formula="of:=IF([.A779]=&quot;down&quot;; [.B779]; IF([.A779]=&quot;up&quot;; -[.B779];0))" office:value-type="float" office:value="0" calcext:value-type="float">
            <text:p>0</text:p>
          </table:table-cell>
          <table:table-cell table:formula="of:=SUM([.$D$2:.D779])" office:value-type="float" office:value="692" calcext:value-type="float">
            <text:p>692</text:p>
          </table:table-cell>
          <table:table-cell table:formula="of:=IF([.A779] = &quot;forward&quot;; [.B779]*[.E779]; 0)"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780]=&quot;forward&quot;; [.B780])" office:value-type="float" office:value="4" calcext:value-type="float">
            <text:p>4</text:p>
          </table:table-cell>
          <table:table-cell table:formula="of:=IF([.A780]=&quot;down&quot;; [.B780]; IF([.A780]=&quot;up&quot;; -[.B780];0))" office:value-type="float" office:value="0" calcext:value-type="float">
            <text:p>0</text:p>
          </table:table-cell>
          <table:table-cell table:formula="of:=SUM([.$D$2:.D780])" office:value-type="float" office:value="692" calcext:value-type="float">
            <text:p>692</text:p>
          </table:table-cell>
          <table:table-cell table:formula="of:=IF([.A780] = &quot;forward&quot;; [.B780]*[.E780]; 0)"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781]=&quot;forward&quot;; [.B781])" office:value-type="float" office:value="0" calcext:value-type="float">
            <text:p>0</text:p>
          </table:table-cell>
          <table:table-cell table:formula="of:=IF([.A781]=&quot;down&quot;; [.B781]; IF([.A781]=&quot;up&quot;; -[.B781];0))" office:value-type="float" office:value="2" calcext:value-type="float">
            <text:p>2</text:p>
          </table:table-cell>
          <table:table-cell table:formula="of:=SUM([.$D$2:.D781])" office:value-type="float" office:value="694" calcext:value-type="float">
            <text:p>694</text:p>
          </table:table-cell>
          <table:table-cell table:formula="of:=IF([.A781] = &quot;forward&quot;; [.B781]*[.E7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782]=&quot;forward&quot;; [.B782])" office:value-type="float" office:value="6" calcext:value-type="float">
            <text:p>6</text:p>
          </table:table-cell>
          <table:table-cell table:formula="of:=IF([.A782]=&quot;down&quot;; [.B782]; IF([.A782]=&quot;up&quot;; -[.B782];0))" office:value-type="float" office:value="0" calcext:value-type="float">
            <text:p>0</text:p>
          </table:table-cell>
          <table:table-cell table:formula="of:=SUM([.$D$2:.D782])" office:value-type="float" office:value="694" calcext:value-type="float">
            <text:p>694</text:p>
          </table:table-cell>
          <table:table-cell table:formula="of:=IF([.A782] = &quot;forward&quot;; [.B782]*[.E782]; 0)" office:value-type="float" office:value="4164" calcext:value-type="float">
            <text:p>416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83]=&quot;forward&quot;; [.B783])" office:value-type="float" office:value="2" calcext:value-type="float">
            <text:p>2</text:p>
          </table:table-cell>
          <table:table-cell table:formula="of:=IF([.A783]=&quot;down&quot;; [.B783]; IF([.A783]=&quot;up&quot;; -[.B783];0))" office:value-type="float" office:value="0" calcext:value-type="float">
            <text:p>0</text:p>
          </table:table-cell>
          <table:table-cell table:formula="of:=SUM([.$D$2:.D783])" office:value-type="float" office:value="694" calcext:value-type="float">
            <text:p>694</text:p>
          </table:table-cell>
          <table:table-cell table:formula="of:=IF([.A783] = &quot;forward&quot;; [.B783]*[.E783]; 0)"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784]=&quot;forward&quot;; [.B784])" office:value-type="float" office:value="7" calcext:value-type="float">
            <text:p>7</text:p>
          </table:table-cell>
          <table:table-cell table:formula="of:=IF([.A784]=&quot;down&quot;; [.B784]; IF([.A784]=&quot;up&quot;; -[.B784];0))" office:value-type="float" office:value="0" calcext:value-type="float">
            <text:p>0</text:p>
          </table:table-cell>
          <table:table-cell table:formula="of:=SUM([.$D$2:.D784])" office:value-type="float" office:value="694" calcext:value-type="float">
            <text:p>694</text:p>
          </table:table-cell>
          <table:table-cell table:formula="of:=IF([.A784] = &quot;forward&quot;; [.B784]*[.E784]; 0)" office:value-type="float" office:value="4858" calcext:value-type="float">
            <text:p>485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85]=&quot;forward&quot;; [.B785])" office:value-type="float" office:value="0" calcext:value-type="float">
            <text:p>0</text:p>
          </table:table-cell>
          <table:table-cell table:formula="of:=IF([.A785]=&quot;down&quot;; [.B785]; IF([.A785]=&quot;up&quot;; -[.B785];0))" office:value-type="float" office:value="9" calcext:value-type="float">
            <text:p>9</text:p>
          </table:table-cell>
          <table:table-cell table:formula="of:=SUM([.$D$2:.D785])" office:value-type="float" office:value="703" calcext:value-type="float">
            <text:p>703</text:p>
          </table:table-cell>
          <table:table-cell table:formula="of:=IF([.A785] = &quot;forward&quot;; [.B785]*[.E78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786]=&quot;forward&quot;; [.B786])" office:value-type="float" office:value="8" calcext:value-type="float">
            <text:p>8</text:p>
          </table:table-cell>
          <table:table-cell table:formula="of:=IF([.A786]=&quot;down&quot;; [.B786]; IF([.A786]=&quot;up&quot;; -[.B786];0))" office:value-type="float" office:value="0" calcext:value-type="float">
            <text:p>0</text:p>
          </table:table-cell>
          <table:table-cell table:formula="of:=SUM([.$D$2:.D786])" office:value-type="float" office:value="703" calcext:value-type="float">
            <text:p>703</text:p>
          </table:table-cell>
          <table:table-cell table:formula="of:=IF([.A786] = &quot;forward&quot;; [.B786]*[.E786]; 0)" office:value-type="float" office:value="5624" calcext:value-type="float">
            <text:p>562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787]=&quot;forward&quot;; [.B787])" office:value-type="float" office:value="3" calcext:value-type="float">
            <text:p>3</text:p>
          </table:table-cell>
          <table:table-cell table:formula="of:=IF([.A787]=&quot;down&quot;; [.B787]; IF([.A787]=&quot;up&quot;; -[.B787];0))" office:value-type="float" office:value="0" calcext:value-type="float">
            <text:p>0</text:p>
          </table:table-cell>
          <table:table-cell table:formula="of:=SUM([.$D$2:.D787])" office:value-type="float" office:value="703" calcext:value-type="float">
            <text:p>703</text:p>
          </table:table-cell>
          <table:table-cell table:formula="of:=IF([.A787] = &quot;forward&quot;; [.B787]*[.E787]; 0)"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88]=&quot;forward&quot;; [.B788])" office:value-type="float" office:value="0" calcext:value-type="float">
            <text:p>0</text:p>
          </table:table-cell>
          <table:table-cell table:formula="of:=IF([.A788]=&quot;down&quot;; [.B788]; IF([.A788]=&quot;up&quot;; -[.B788];0))" office:value-type="float" office:value="-8" calcext:value-type="float">
            <text:p>-8</text:p>
          </table:table-cell>
          <table:table-cell table:formula="of:=SUM([.$D$2:.D788])" office:value-type="float" office:value="695" calcext:value-type="float">
            <text:p>695</text:p>
          </table:table-cell>
          <table:table-cell table:formula="of:=IF([.A788] = &quot;forward&quot;; [.B788]*[.E7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789]=&quot;forward&quot;; [.B789])" office:value-type="float" office:value="0" calcext:value-type="float">
            <text:p>0</text:p>
          </table:table-cell>
          <table:table-cell table:formula="of:=IF([.A789]=&quot;down&quot;; [.B789]; IF([.A789]=&quot;up&quot;; -[.B789];0))" office:value-type="float" office:value="9" calcext:value-type="float">
            <text:p>9</text:p>
          </table:table-cell>
          <table:table-cell table:formula="of:=SUM([.$D$2:.D789])" office:value-type="float" office:value="704" calcext:value-type="float">
            <text:p>704</text:p>
          </table:table-cell>
          <table:table-cell table:formula="of:=IF([.A789] = &quot;forward&quot;; [.B789]*[.E7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790]=&quot;forward&quot;; [.B790])" office:value-type="float" office:value="0" calcext:value-type="float">
            <text:p>0</text:p>
          </table:table-cell>
          <table:table-cell table:formula="of:=IF([.A790]=&quot;down&quot;; [.B790]; IF([.A790]=&quot;up&quot;; -[.B790];0))" office:value-type="float" office:value="-8" calcext:value-type="float">
            <text:p>-8</text:p>
          </table:table-cell>
          <table:table-cell table:formula="of:=SUM([.$D$2:.D790])" office:value-type="float" office:value="696" calcext:value-type="float">
            <text:p>696</text:p>
          </table:table-cell>
          <table:table-cell table:formula="of:=IF([.A790] = &quot;forward&quot;; [.B790]*[.E7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791]=&quot;forward&quot;; [.B791])" office:value-type="float" office:value="5" calcext:value-type="float">
            <text:p>5</text:p>
          </table:table-cell>
          <table:table-cell table:formula="of:=IF([.A791]=&quot;down&quot;; [.B791]; IF([.A791]=&quot;up&quot;; -[.B791];0))" office:value-type="float" office:value="0" calcext:value-type="float">
            <text:p>0</text:p>
          </table:table-cell>
          <table:table-cell table:formula="of:=SUM([.$D$2:.D791])" office:value-type="float" office:value="696" calcext:value-type="float">
            <text:p>696</text:p>
          </table:table-cell>
          <table:table-cell table:formula="of:=IF([.A791] = &quot;forward&quot;; [.B791]*[.E791]; 0)" office:value-type="float" office:value="3480" calcext:value-type="float">
            <text:p>34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792]=&quot;forward&quot;; [.B792])" office:value-type="float" office:value="9" calcext:value-type="float">
            <text:p>9</text:p>
          </table:table-cell>
          <table:table-cell table:formula="of:=IF([.A792]=&quot;down&quot;; [.B792]; IF([.A792]=&quot;up&quot;; -[.B792];0))" office:value-type="float" office:value="0" calcext:value-type="float">
            <text:p>0</text:p>
          </table:table-cell>
          <table:table-cell table:formula="of:=SUM([.$D$2:.D792])" office:value-type="float" office:value="696" calcext:value-type="float">
            <text:p>696</text:p>
          </table:table-cell>
          <table:table-cell table:formula="of:=IF([.A792] = &quot;forward&quot;; [.B792]*[.E792]; 0)" office:value-type="float" office:value="6264" calcext:value-type="float">
            <text:p>62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793]=&quot;forward&quot;; [.B793])" office:value-type="float" office:value="0" calcext:value-type="float">
            <text:p>0</text:p>
          </table:table-cell>
          <table:table-cell table:formula="of:=IF([.A793]=&quot;down&quot;; [.B793]; IF([.A793]=&quot;up&quot;; -[.B793];0))" office:value-type="float" office:value="4" calcext:value-type="float">
            <text:p>4</text:p>
          </table:table-cell>
          <table:table-cell table:formula="of:=SUM([.$D$2:.D793])" office:value-type="float" office:value="700" calcext:value-type="float">
            <text:p>700</text:p>
          </table:table-cell>
          <table:table-cell table:formula="of:=IF([.A793] = &quot;forward&quot;; [.B793]*[.E79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94]=&quot;forward&quot;; [.B794])" office:value-type="float" office:value="1" calcext:value-type="float">
            <text:p>1</text:p>
          </table:table-cell>
          <table:table-cell table:formula="of:=IF([.A794]=&quot;down&quot;; [.B794]; IF([.A794]=&quot;up&quot;; -[.B794];0))" office:value-type="float" office:value="0" calcext:value-type="float">
            <text:p>0</text:p>
          </table:table-cell>
          <table:table-cell table:formula="of:=SUM([.$D$2:.D794])" office:value-type="float" office:value="700" calcext:value-type="float">
            <text:p>700</text:p>
          </table:table-cell>
          <table:table-cell table:formula="of:=IF([.A794] = &quot;forward&quot;; [.B794]*[.E794]; 0)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795]=&quot;forward&quot;; [.B795])" office:value-type="float" office:value="0" calcext:value-type="float">
            <text:p>0</text:p>
          </table:table-cell>
          <table:table-cell table:formula="of:=IF([.A795]=&quot;down&quot;; [.B795]; IF([.A795]=&quot;up&quot;; -[.B795];0))" office:value-type="float" office:value="-9" calcext:value-type="float">
            <text:p>-9</text:p>
          </table:table-cell>
          <table:table-cell table:formula="of:=SUM([.$D$2:.D795])" office:value-type="float" office:value="691" calcext:value-type="float">
            <text:p>691</text:p>
          </table:table-cell>
          <table:table-cell table:formula="of:=IF([.A795] = &quot;forward&quot;; [.B795]*[.E79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796]=&quot;forward&quot;; [.B796])" office:value-type="float" office:value="2" calcext:value-type="float">
            <text:p>2</text:p>
          </table:table-cell>
          <table:table-cell table:formula="of:=IF([.A796]=&quot;down&quot;; [.B796]; IF([.A796]=&quot;up&quot;; -[.B796];0))" office:value-type="float" office:value="0" calcext:value-type="float">
            <text:p>0</text:p>
          </table:table-cell>
          <table:table-cell table:formula="of:=SUM([.$D$2:.D796])" office:value-type="float" office:value="691" calcext:value-type="float">
            <text:p>691</text:p>
          </table:table-cell>
          <table:table-cell table:formula="of:=IF([.A796] = &quot;forward&quot;; [.B796]*[.E796]; 0)" office:value-type="float" office:value="1382" calcext:value-type="float">
            <text:p>13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797]=&quot;forward&quot;; [.B797])" office:value-type="float" office:value="0" calcext:value-type="float">
            <text:p>0</text:p>
          </table:table-cell>
          <table:table-cell table:formula="of:=IF([.A797]=&quot;down&quot;; [.B797]; IF([.A797]=&quot;up&quot;; -[.B797];0))" office:value-type="float" office:value="6" calcext:value-type="float">
            <text:p>6</text:p>
          </table:table-cell>
          <table:table-cell table:formula="of:=SUM([.$D$2:.D797])" office:value-type="float" office:value="697" calcext:value-type="float">
            <text:p>697</text:p>
          </table:table-cell>
          <table:table-cell table:formula="of:=IF([.A797] = &quot;forward&quot;; [.B797]*[.E79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798]=&quot;forward&quot;; [.B798])" office:value-type="float" office:value="0" calcext:value-type="float">
            <text:p>0</text:p>
          </table:table-cell>
          <table:table-cell table:formula="of:=IF([.A798]=&quot;down&quot;; [.B798]; IF([.A798]=&quot;up&quot;; -[.B798];0))" office:value-type="float" office:value="-3" calcext:value-type="float">
            <text:p>-3</text:p>
          </table:table-cell>
          <table:table-cell table:formula="of:=SUM([.$D$2:.D798])" office:value-type="float" office:value="694" calcext:value-type="float">
            <text:p>694</text:p>
          </table:table-cell>
          <table:table-cell table:formula="of:=IF([.A798] = &quot;forward&quot;; [.B798]*[.E7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799]=&quot;forward&quot;; [.B799])" office:value-type="float" office:value="1" calcext:value-type="float">
            <text:p>1</text:p>
          </table:table-cell>
          <table:table-cell table:formula="of:=IF([.A799]=&quot;down&quot;; [.B799]; IF([.A799]=&quot;up&quot;; -[.B799];0))" office:value-type="float" office:value="0" calcext:value-type="float">
            <text:p>0</text:p>
          </table:table-cell>
          <table:table-cell table:formula="of:=SUM([.$D$2:.D799])" office:value-type="float" office:value="694" calcext:value-type="float">
            <text:p>694</text:p>
          </table:table-cell>
          <table:table-cell table:formula="of:=IF([.A799] = &quot;forward&quot;; [.B799]*[.E799]; 0)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00]=&quot;forward&quot;; [.B800])" office:value-type="float" office:value="3" calcext:value-type="float">
            <text:p>3</text:p>
          </table:table-cell>
          <table:table-cell table:formula="of:=IF([.A800]=&quot;down&quot;; [.B800]; IF([.A800]=&quot;up&quot;; -[.B800];0))" office:value-type="float" office:value="0" calcext:value-type="float">
            <text:p>0</text:p>
          </table:table-cell>
          <table:table-cell table:formula="of:=SUM([.$D$2:.D800])" office:value-type="float" office:value="694" calcext:value-type="float">
            <text:p>694</text:p>
          </table:table-cell>
          <table:table-cell table:formula="of:=IF([.A800] = &quot;forward&quot;; [.B800]*[.E800]; 0)"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01]=&quot;forward&quot;; [.B801])" office:value-type="float" office:value="8" calcext:value-type="float">
            <text:p>8</text:p>
          </table:table-cell>
          <table:table-cell table:formula="of:=IF([.A801]=&quot;down&quot;; [.B801]; IF([.A801]=&quot;up&quot;; -[.B801];0))" office:value-type="float" office:value="0" calcext:value-type="float">
            <text:p>0</text:p>
          </table:table-cell>
          <table:table-cell table:formula="of:=SUM([.$D$2:.D801])" office:value-type="float" office:value="694" calcext:value-type="float">
            <text:p>694</text:p>
          </table:table-cell>
          <table:table-cell table:formula="of:=IF([.A801] = &quot;forward&quot;; [.B801]*[.E801]; 0)" office:value-type="float" office:value="5552" calcext:value-type="float">
            <text:p>555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02]=&quot;forward&quot;; [.B802])" office:value-type="float" office:value="0" calcext:value-type="float">
            <text:p>0</text:p>
          </table:table-cell>
          <table:table-cell table:formula="of:=IF([.A802]=&quot;down&quot;; [.B802]; IF([.A802]=&quot;up&quot;; -[.B802];0))" office:value-type="float" office:value="7" calcext:value-type="float">
            <text:p>7</text:p>
          </table:table-cell>
          <table:table-cell table:formula="of:=SUM([.$D$2:.D802])" office:value-type="float" office:value="701" calcext:value-type="float">
            <text:p>701</text:p>
          </table:table-cell>
          <table:table-cell table:formula="of:=IF([.A802] = &quot;forward&quot;; [.B802]*[.E80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03]=&quot;forward&quot;; [.B803])" office:value-type="float" office:value="0" calcext:value-type="float">
            <text:p>0</text:p>
          </table:table-cell>
          <table:table-cell table:formula="of:=IF([.A803]=&quot;down&quot;; [.B803]; IF([.A803]=&quot;up&quot;; -[.B803];0))" office:value-type="float" office:value="3" calcext:value-type="float">
            <text:p>3</text:p>
          </table:table-cell>
          <table:table-cell table:formula="of:=SUM([.$D$2:.D803])" office:value-type="float" office:value="704" calcext:value-type="float">
            <text:p>704</text:p>
          </table:table-cell>
          <table:table-cell table:formula="of:=IF([.A803] = &quot;forward&quot;; [.B803]*[.E80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04]=&quot;forward&quot;; [.B804])" office:value-type="float" office:value="0" calcext:value-type="float">
            <text:p>0</text:p>
          </table:table-cell>
          <table:table-cell table:formula="of:=IF([.A804]=&quot;down&quot;; [.B804]; IF([.A804]=&quot;up&quot;; -[.B804];0))" office:value-type="float" office:value="5" calcext:value-type="float">
            <text:p>5</text:p>
          </table:table-cell>
          <table:table-cell table:formula="of:=SUM([.$D$2:.D804])" office:value-type="float" office:value="709" calcext:value-type="float">
            <text:p>709</text:p>
          </table:table-cell>
          <table:table-cell table:formula="of:=IF([.A804] = &quot;forward&quot;; [.B804]*[.E80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05]=&quot;forward&quot;; [.B805])" office:value-type="float" office:value="0" calcext:value-type="float">
            <text:p>0</text:p>
          </table:table-cell>
          <table:table-cell table:formula="of:=IF([.A805]=&quot;down&quot;; [.B805]; IF([.A805]=&quot;up&quot;; -[.B805];0))" office:value-type="float" office:value="2" calcext:value-type="float">
            <text:p>2</text:p>
          </table:table-cell>
          <table:table-cell table:formula="of:=SUM([.$D$2:.D805])" office:value-type="float" office:value="711" calcext:value-type="float">
            <text:p>711</text:p>
          </table:table-cell>
          <table:table-cell table:formula="of:=IF([.A805] = &quot;forward&quot;; [.B805]*[.E80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06]=&quot;forward&quot;; [.B806])" office:value-type="float" office:value="0" calcext:value-type="float">
            <text:p>0</text:p>
          </table:table-cell>
          <table:table-cell table:formula="of:=IF([.A806]=&quot;down&quot;; [.B806]; IF([.A806]=&quot;up&quot;; -[.B806];0))" office:value-type="float" office:value="2" calcext:value-type="float">
            <text:p>2</text:p>
          </table:table-cell>
          <table:table-cell table:formula="of:=SUM([.$D$2:.D806])" office:value-type="float" office:value="713" calcext:value-type="float">
            <text:p>713</text:p>
          </table:table-cell>
          <table:table-cell table:formula="of:=IF([.A806] = &quot;forward&quot;; [.B806]*[.E8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07]=&quot;forward&quot;; [.B807])" office:value-type="float" office:value="4" calcext:value-type="float">
            <text:p>4</text:p>
          </table:table-cell>
          <table:table-cell table:formula="of:=IF([.A807]=&quot;down&quot;; [.B807]; IF([.A807]=&quot;up&quot;; -[.B807];0))" office:value-type="float" office:value="0" calcext:value-type="float">
            <text:p>0</text:p>
          </table:table-cell>
          <table:table-cell table:formula="of:=SUM([.$D$2:.D807])" office:value-type="float" office:value="713" calcext:value-type="float">
            <text:p>713</text:p>
          </table:table-cell>
          <table:table-cell table:formula="of:=IF([.A807] = &quot;forward&quot;; [.B807]*[.E807]; 0)"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08]=&quot;forward&quot;; [.B808])" office:value-type="float" office:value="1" calcext:value-type="float">
            <text:p>1</text:p>
          </table:table-cell>
          <table:table-cell table:formula="of:=IF([.A808]=&quot;down&quot;; [.B808]; IF([.A808]=&quot;up&quot;; -[.B808];0))" office:value-type="float" office:value="0" calcext:value-type="float">
            <text:p>0</text:p>
          </table:table-cell>
          <table:table-cell table:formula="of:=SUM([.$D$2:.D808])" office:value-type="float" office:value="713" calcext:value-type="float">
            <text:p>713</text:p>
          </table:table-cell>
          <table:table-cell table:formula="of:=IF([.A808] = &quot;forward&quot;; [.B808]*[.E808]; 0)"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09]=&quot;forward&quot;; [.B809])" office:value-type="float" office:value="0" calcext:value-type="float">
            <text:p>0</text:p>
          </table:table-cell>
          <table:table-cell table:formula="of:=IF([.A809]=&quot;down&quot;; [.B809]; IF([.A809]=&quot;up&quot;; -[.B809];0))" office:value-type="float" office:value="2" calcext:value-type="float">
            <text:p>2</text:p>
          </table:table-cell>
          <table:table-cell table:formula="of:=SUM([.$D$2:.D809])" office:value-type="float" office:value="715" calcext:value-type="float">
            <text:p>715</text:p>
          </table:table-cell>
          <table:table-cell table:formula="of:=IF([.A809] = &quot;forward&quot;; [.B809]*[.E80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810]=&quot;forward&quot;; [.B810])" office:value-type="float" office:value="0" calcext:value-type="float">
            <text:p>0</text:p>
          </table:table-cell>
          <table:table-cell table:formula="of:=IF([.A810]=&quot;down&quot;; [.B810]; IF([.A810]=&quot;up&quot;; -[.B810];0))" office:value-type="float" office:value="-8" calcext:value-type="float">
            <text:p>-8</text:p>
          </table:table-cell>
          <table:table-cell table:formula="of:=SUM([.$D$2:.D810])" office:value-type="float" office:value="707" calcext:value-type="float">
            <text:p>707</text:p>
          </table:table-cell>
          <table:table-cell table:formula="of:=IF([.A810] = &quot;forward&quot;; [.B810]*[.E8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11]=&quot;forward&quot;; [.B811])" office:value-type="float" office:value="0" calcext:value-type="float">
            <text:p>0</text:p>
          </table:table-cell>
          <table:table-cell table:formula="of:=IF([.A811]=&quot;down&quot;; [.B811]; IF([.A811]=&quot;up&quot;; -[.B811];0))" office:value-type="float" office:value="2" calcext:value-type="float">
            <text:p>2</text:p>
          </table:table-cell>
          <table:table-cell table:formula="of:=SUM([.$D$2:.D811])" office:value-type="float" office:value="709" calcext:value-type="float">
            <text:p>709</text:p>
          </table:table-cell>
          <table:table-cell table:formula="of:=IF([.A811] = &quot;forward&quot;; [.B811]*[.E81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12]=&quot;forward&quot;; [.B812])" office:value-type="float" office:value="3" calcext:value-type="float">
            <text:p>3</text:p>
          </table:table-cell>
          <table:table-cell table:formula="of:=IF([.A812]=&quot;down&quot;; [.B812]; IF([.A812]=&quot;up&quot;; -[.B812];0))" office:value-type="float" office:value="0" calcext:value-type="float">
            <text:p>0</text:p>
          </table:table-cell>
          <table:table-cell table:formula="of:=SUM([.$D$2:.D812])" office:value-type="float" office:value="709" calcext:value-type="float">
            <text:p>709</text:p>
          </table:table-cell>
          <table:table-cell table:formula="of:=IF([.A812] = &quot;forward&quot;; [.B812]*[.E812]; 0)" office:value-type="float" office:value="2127" calcext:value-type="float">
            <text:p>212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13]=&quot;forward&quot;; [.B813])" office:value-type="float" office:value="0" calcext:value-type="float">
            <text:p>0</text:p>
          </table:table-cell>
          <table:table-cell table:formula="of:=IF([.A813]=&quot;down&quot;; [.B813]; IF([.A813]=&quot;up&quot;; -[.B813];0))" office:value-type="float" office:value="2" calcext:value-type="float">
            <text:p>2</text:p>
          </table:table-cell>
          <table:table-cell table:formula="of:=SUM([.$D$2:.D813])" office:value-type="float" office:value="711" calcext:value-type="float">
            <text:p>711</text:p>
          </table:table-cell>
          <table:table-cell table:formula="of:=IF([.A813] = &quot;forward&quot;; [.B813]*[.E81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14]=&quot;forward&quot;; [.B814])" office:value-type="float" office:value="0" calcext:value-type="float">
            <text:p>0</text:p>
          </table:table-cell>
          <table:table-cell table:formula="of:=IF([.A814]=&quot;down&quot;; [.B814]; IF([.A814]=&quot;up&quot;; -[.B814];0))" office:value-type="float" office:value="6" calcext:value-type="float">
            <text:p>6</text:p>
          </table:table-cell>
          <table:table-cell table:formula="of:=SUM([.$D$2:.D814])" office:value-type="float" office:value="717" calcext:value-type="float">
            <text:p>717</text:p>
          </table:table-cell>
          <table:table-cell table:formula="of:=IF([.A814] = &quot;forward&quot;; [.B814]*[.E81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15]=&quot;forward&quot;; [.B815])" office:value-type="float" office:value="0" calcext:value-type="float">
            <text:p>0</text:p>
          </table:table-cell>
          <table:table-cell table:formula="of:=IF([.A815]=&quot;down&quot;; [.B815]; IF([.A815]=&quot;up&quot;; -[.B815];0))" office:value-type="float" office:value="1" calcext:value-type="float">
            <text:p>1</text:p>
          </table:table-cell>
          <table:table-cell table:formula="of:=SUM([.$D$2:.D815])" office:value-type="float" office:value="718" calcext:value-type="float">
            <text:p>718</text:p>
          </table:table-cell>
          <table:table-cell table:formula="of:=IF([.A815] = &quot;forward&quot;; [.B815]*[.E81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16]=&quot;forward&quot;; [.B816])" office:value-type="float" office:value="0" calcext:value-type="float">
            <text:p>0</text:p>
          </table:table-cell>
          <table:table-cell table:formula="of:=IF([.A816]=&quot;down&quot;; [.B816]; IF([.A816]=&quot;up&quot;; -[.B816];0))" office:value-type="float" office:value="-1" calcext:value-type="float">
            <text:p>-1</text:p>
          </table:table-cell>
          <table:table-cell table:formula="of:=SUM([.$D$2:.D816])" office:value-type="float" office:value="717" calcext:value-type="float">
            <text:p>717</text:p>
          </table:table-cell>
          <table:table-cell table:formula="of:=IF([.A816] = &quot;forward&quot;; [.B816]*[.E8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17]=&quot;forward&quot;; [.B817])" office:value-type="float" office:value="0" calcext:value-type="float">
            <text:p>0</text:p>
          </table:table-cell>
          <table:table-cell table:formula="of:=IF([.A817]=&quot;down&quot;; [.B817]; IF([.A817]=&quot;up&quot;; -[.B817];0))" office:value-type="float" office:value="7" calcext:value-type="float">
            <text:p>7</text:p>
          </table:table-cell>
          <table:table-cell table:formula="of:=SUM([.$D$2:.D817])" office:value-type="float" office:value="724" calcext:value-type="float">
            <text:p>724</text:p>
          </table:table-cell>
          <table:table-cell table:formula="of:=IF([.A817] = &quot;forward&quot;; [.B817]*[.E81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18]=&quot;forward&quot;; [.B818])" office:value-type="float" office:value="0" calcext:value-type="float">
            <text:p>0</text:p>
          </table:table-cell>
          <table:table-cell table:formula="of:=IF([.A818]=&quot;down&quot;; [.B818]; IF([.A818]=&quot;up&quot;; -[.B818];0))" office:value-type="float" office:value="3" calcext:value-type="float">
            <text:p>3</text:p>
          </table:table-cell>
          <table:table-cell table:formula="of:=SUM([.$D$2:.D818])" office:value-type="float" office:value="727" calcext:value-type="float">
            <text:p>727</text:p>
          </table:table-cell>
          <table:table-cell table:formula="of:=IF([.A818] = &quot;forward&quot;; [.B818]*[.E8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19]=&quot;forward&quot;; [.B819])" office:value-type="float" office:value="3" calcext:value-type="float">
            <text:p>3</text:p>
          </table:table-cell>
          <table:table-cell table:formula="of:=IF([.A819]=&quot;down&quot;; [.B819]; IF([.A819]=&quot;up&quot;; -[.B819];0))" office:value-type="float" office:value="0" calcext:value-type="float">
            <text:p>0</text:p>
          </table:table-cell>
          <table:table-cell table:formula="of:=SUM([.$D$2:.D819])" office:value-type="float" office:value="727" calcext:value-type="float">
            <text:p>727</text:p>
          </table:table-cell>
          <table:table-cell table:formula="of:=IF([.A819] = &quot;forward&quot;; [.B819]*[.E819]; 0)" office:value-type="float" office:value="2181" calcext:value-type="float">
            <text:p>218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20]=&quot;forward&quot;; [.B820])" office:value-type="float" office:value="1" calcext:value-type="float">
            <text:p>1</text:p>
          </table:table-cell>
          <table:table-cell table:formula="of:=IF([.A820]=&quot;down&quot;; [.B820]; IF([.A820]=&quot;up&quot;; -[.B820];0))" office:value-type="float" office:value="0" calcext:value-type="float">
            <text:p>0</text:p>
          </table:table-cell>
          <table:table-cell table:formula="of:=SUM([.$D$2:.D820])" office:value-type="float" office:value="727" calcext:value-type="float">
            <text:p>727</text:p>
          </table:table-cell>
          <table:table-cell table:formula="of:=IF([.A820] = &quot;forward&quot;; [.B820]*[.E820]; 0)"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21]=&quot;forward&quot;; [.B821])" office:value-type="float" office:value="9" calcext:value-type="float">
            <text:p>9</text:p>
          </table:table-cell>
          <table:table-cell table:formula="of:=IF([.A821]=&quot;down&quot;; [.B821]; IF([.A821]=&quot;up&quot;; -[.B821];0))" office:value-type="float" office:value="0" calcext:value-type="float">
            <text:p>0</text:p>
          </table:table-cell>
          <table:table-cell table:formula="of:=SUM([.$D$2:.D821])" office:value-type="float" office:value="727" calcext:value-type="float">
            <text:p>727</text:p>
          </table:table-cell>
          <table:table-cell table:formula="of:=IF([.A821] = &quot;forward&quot;; [.B821]*[.E821]; 0)" office:value-type="float" office:value="6543" calcext:value-type="float">
            <text:p>654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22]=&quot;forward&quot;; [.B822])" office:value-type="float" office:value="0" calcext:value-type="float">
            <text:p>0</text:p>
          </table:table-cell>
          <table:table-cell table:formula="of:=IF([.A822]=&quot;down&quot;; [.B822]; IF([.A822]=&quot;up&quot;; -[.B822];0))" office:value-type="float" office:value="9" calcext:value-type="float">
            <text:p>9</text:p>
          </table:table-cell>
          <table:table-cell table:formula="of:=SUM([.$D$2:.D822])" office:value-type="float" office:value="736" calcext:value-type="float">
            <text:p>736</text:p>
          </table:table-cell>
          <table:table-cell table:formula="of:=IF([.A822] = &quot;forward&quot;; [.B822]*[.E82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23]=&quot;forward&quot;; [.B823])" office:value-type="float" office:value="0" calcext:value-type="float">
            <text:p>0</text:p>
          </table:table-cell>
          <table:table-cell table:formula="of:=IF([.A823]=&quot;down&quot;; [.B823]; IF([.A823]=&quot;up&quot;; -[.B823];0))" office:value-type="float" office:value="2" calcext:value-type="float">
            <text:p>2</text:p>
          </table:table-cell>
          <table:table-cell table:formula="of:=SUM([.$D$2:.D823])" office:value-type="float" office:value="738" calcext:value-type="float">
            <text:p>738</text:p>
          </table:table-cell>
          <table:table-cell table:formula="of:=IF([.A823] = &quot;forward&quot;; [.B823]*[.E82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24]=&quot;forward&quot;; [.B824])" office:value-type="float" office:value="0" calcext:value-type="float">
            <text:p>0</text:p>
          </table:table-cell>
          <table:table-cell table:formula="of:=IF([.A824]=&quot;down&quot;; [.B824]; IF([.A824]=&quot;up&quot;; -[.B824];0))" office:value-type="float" office:value="-1" calcext:value-type="float">
            <text:p>-1</text:p>
          </table:table-cell>
          <table:table-cell table:formula="of:=SUM([.$D$2:.D824])" office:value-type="float" office:value="737" calcext:value-type="float">
            <text:p>737</text:p>
          </table:table-cell>
          <table:table-cell table:formula="of:=IF([.A824] = &quot;forward&quot;; [.B824]*[.E8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25]=&quot;forward&quot;; [.B825])" office:value-type="float" office:value="9" calcext:value-type="float">
            <text:p>9</text:p>
          </table:table-cell>
          <table:table-cell table:formula="of:=IF([.A825]=&quot;down&quot;; [.B825]; IF([.A825]=&quot;up&quot;; -[.B825];0))" office:value-type="float" office:value="0" calcext:value-type="float">
            <text:p>0</text:p>
          </table:table-cell>
          <table:table-cell table:formula="of:=SUM([.$D$2:.D825])" office:value-type="float" office:value="737" calcext:value-type="float">
            <text:p>737</text:p>
          </table:table-cell>
          <table:table-cell table:formula="of:=IF([.A825] = &quot;forward&quot;; [.B825]*[.E825]; 0)" office:value-type="float" office:value="6633" calcext:value-type="float">
            <text:p>663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26]=&quot;forward&quot;; [.B826])" office:value-type="float" office:value="0" calcext:value-type="float">
            <text:p>0</text:p>
          </table:table-cell>
          <table:table-cell table:formula="of:=IF([.A826]=&quot;down&quot;; [.B826]; IF([.A826]=&quot;up&quot;; -[.B826];0))" office:value-type="float" office:value="-2" calcext:value-type="float">
            <text:p>-2</text:p>
          </table:table-cell>
          <table:table-cell table:formula="of:=SUM([.$D$2:.D826])" office:value-type="float" office:value="735" calcext:value-type="float">
            <text:p>735</text:p>
          </table:table-cell>
          <table:table-cell table:formula="of:=IF([.A826] = &quot;forward&quot;; [.B826]*[.E82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27]=&quot;forward&quot;; [.B827])" office:value-type="float" office:value="0" calcext:value-type="float">
            <text:p>0</text:p>
          </table:table-cell>
          <table:table-cell table:formula="of:=IF([.A827]=&quot;down&quot;; [.B827]; IF([.A827]=&quot;up&quot;; -[.B827];0))" office:value-type="float" office:value="2" calcext:value-type="float">
            <text:p>2</text:p>
          </table:table-cell>
          <table:table-cell table:formula="of:=SUM([.$D$2:.D827])" office:value-type="float" office:value="737" calcext:value-type="float">
            <text:p>737</text:p>
          </table:table-cell>
          <table:table-cell table:formula="of:=IF([.A827] = &quot;forward&quot;; [.B827]*[.E8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28]=&quot;forward&quot;; [.B828])" office:value-type="float" office:value="3" calcext:value-type="float">
            <text:p>3</text:p>
          </table:table-cell>
          <table:table-cell table:formula="of:=IF([.A828]=&quot;down&quot;; [.B828]; IF([.A828]=&quot;up&quot;; -[.B828];0))" office:value-type="float" office:value="0" calcext:value-type="float">
            <text:p>0</text:p>
          </table:table-cell>
          <table:table-cell table:formula="of:=SUM([.$D$2:.D828])" office:value-type="float" office:value="737" calcext:value-type="float">
            <text:p>737</text:p>
          </table:table-cell>
          <table:table-cell table:formula="of:=IF([.A828] = &quot;forward&quot;; [.B828]*[.E828]; 0)"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29]=&quot;forward&quot;; [.B829])" office:value-type="float" office:value="0" calcext:value-type="float">
            <text:p>0</text:p>
          </table:table-cell>
          <table:table-cell table:formula="of:=IF([.A829]=&quot;down&quot;; [.B829]; IF([.A829]=&quot;up&quot;; -[.B829];0))" office:value-type="float" office:value="4" calcext:value-type="float">
            <text:p>4</text:p>
          </table:table-cell>
          <table:table-cell table:formula="of:=SUM([.$D$2:.D829])" office:value-type="float" office:value="741" calcext:value-type="float">
            <text:p>741</text:p>
          </table:table-cell>
          <table:table-cell table:formula="of:=IF([.A829] = &quot;forward&quot;; [.B829]*[.E82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30]=&quot;forward&quot;; [.B830])" office:value-type="float" office:value="9" calcext:value-type="float">
            <text:p>9</text:p>
          </table:table-cell>
          <table:table-cell table:formula="of:=IF([.A830]=&quot;down&quot;; [.B830]; IF([.A830]=&quot;up&quot;; -[.B830];0))" office:value-type="float" office:value="0" calcext:value-type="float">
            <text:p>0</text:p>
          </table:table-cell>
          <table:table-cell table:formula="of:=SUM([.$D$2:.D830])" office:value-type="float" office:value="741" calcext:value-type="float">
            <text:p>741</text:p>
          </table:table-cell>
          <table:table-cell table:formula="of:=IF([.A830] = &quot;forward&quot;; [.B830]*[.E830]; 0)" office:value-type="float" office:value="6669" calcext:value-type="float">
            <text:p>666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31]=&quot;forward&quot;; [.B831])" office:value-type="float" office:value="5" calcext:value-type="float">
            <text:p>5</text:p>
          </table:table-cell>
          <table:table-cell table:formula="of:=IF([.A831]=&quot;down&quot;; [.B831]; IF([.A831]=&quot;up&quot;; -[.B831];0))" office:value-type="float" office:value="0" calcext:value-type="float">
            <text:p>0</text:p>
          </table:table-cell>
          <table:table-cell table:formula="of:=SUM([.$D$2:.D831])" office:value-type="float" office:value="741" calcext:value-type="float">
            <text:p>741</text:p>
          </table:table-cell>
          <table:table-cell table:formula="of:=IF([.A831] = &quot;forward&quot;; [.B831]*[.E831]; 0)" office:value-type="float" office:value="3705" calcext:value-type="float">
            <text:p>370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32]=&quot;forward&quot;; [.B832])" office:value-type="float" office:value="0" calcext:value-type="float">
            <text:p>0</text:p>
          </table:table-cell>
          <table:table-cell table:formula="of:=IF([.A832]=&quot;down&quot;; [.B832]; IF([.A832]=&quot;up&quot;; -[.B832];0))" office:value-type="float" office:value="-5" calcext:value-type="float">
            <text:p>-5</text:p>
          </table:table-cell>
          <table:table-cell table:formula="of:=SUM([.$D$2:.D832])" office:value-type="float" office:value="736" calcext:value-type="float">
            <text:p>736</text:p>
          </table:table-cell>
          <table:table-cell table:formula="of:=IF([.A832] = &quot;forward&quot;; [.B832]*[.E8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33]=&quot;forward&quot;; [.B833])" office:value-type="float" office:value="2" calcext:value-type="float">
            <text:p>2</text:p>
          </table:table-cell>
          <table:table-cell table:formula="of:=IF([.A833]=&quot;down&quot;; [.B833]; IF([.A833]=&quot;up&quot;; -[.B833];0))" office:value-type="float" office:value="0" calcext:value-type="float">
            <text:p>0</text:p>
          </table:table-cell>
          <table:table-cell table:formula="of:=SUM([.$D$2:.D833])" office:value-type="float" office:value="736" calcext:value-type="float">
            <text:p>736</text:p>
          </table:table-cell>
          <table:table-cell table:formula="of:=IF([.A833] = &quot;forward&quot;; [.B833]*[.E833]; 0)"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834]=&quot;forward&quot;; [.B834])" office:value-type="float" office:value="0" calcext:value-type="float">
            <text:p>0</text:p>
          </table:table-cell>
          <table:table-cell table:formula="of:=IF([.A834]=&quot;down&quot;; [.B834]; IF([.A834]=&quot;up&quot;; -[.B834];0))" office:value-type="float" office:value="-3" calcext:value-type="float">
            <text:p>-3</text:p>
          </table:table-cell>
          <table:table-cell table:formula="of:=SUM([.$D$2:.D834])" office:value-type="float" office:value="733" calcext:value-type="float">
            <text:p>733</text:p>
          </table:table-cell>
          <table:table-cell table:formula="of:=IF([.A834] = &quot;forward&quot;; [.B834]*[.E83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35]=&quot;forward&quot;; [.B835])" office:value-type="float" office:value="8" calcext:value-type="float">
            <text:p>8</text:p>
          </table:table-cell>
          <table:table-cell table:formula="of:=IF([.A835]=&quot;down&quot;; [.B835]; IF([.A835]=&quot;up&quot;; -[.B835];0))" office:value-type="float" office:value="0" calcext:value-type="float">
            <text:p>0</text:p>
          </table:table-cell>
          <table:table-cell table:formula="of:=SUM([.$D$2:.D835])" office:value-type="float" office:value="733" calcext:value-type="float">
            <text:p>733</text:p>
          </table:table-cell>
          <table:table-cell table:formula="of:=IF([.A835] = &quot;forward&quot;; [.B835]*[.E835]; 0)" office:value-type="float" office:value="5864" calcext:value-type="float">
            <text:p>58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36]=&quot;forward&quot;; [.B836])" office:value-type="float" office:value="0" calcext:value-type="float">
            <text:p>0</text:p>
          </table:table-cell>
          <table:table-cell table:formula="of:=IF([.A836]=&quot;down&quot;; [.B836]; IF([.A836]=&quot;up&quot;; -[.B836];0))" office:value-type="float" office:value="3" calcext:value-type="float">
            <text:p>3</text:p>
          </table:table-cell>
          <table:table-cell table:formula="of:=SUM([.$D$2:.D836])" office:value-type="float" office:value="736" calcext:value-type="float">
            <text:p>736</text:p>
          </table:table-cell>
          <table:table-cell table:formula="of:=IF([.A836] = &quot;forward&quot;; [.B836]*[.E83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37]=&quot;forward&quot;; [.B837])" office:value-type="float" office:value="5" calcext:value-type="float">
            <text:p>5</text:p>
          </table:table-cell>
          <table:table-cell table:formula="of:=IF([.A837]=&quot;down&quot;; [.B837]; IF([.A837]=&quot;up&quot;; -[.B837];0))" office:value-type="float" office:value="0" calcext:value-type="float">
            <text:p>0</text:p>
          </table:table-cell>
          <table:table-cell table:formula="of:=SUM([.$D$2:.D837])" office:value-type="float" office:value="736" calcext:value-type="float">
            <text:p>736</text:p>
          </table:table-cell>
          <table:table-cell table:formula="of:=IF([.A837] = &quot;forward&quot;; [.B837]*[.E837]; 0)"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38]=&quot;forward&quot;; [.B838])" office:value-type="float" office:value="5" calcext:value-type="float">
            <text:p>5</text:p>
          </table:table-cell>
          <table:table-cell table:formula="of:=IF([.A838]=&quot;down&quot;; [.B838]; IF([.A838]=&quot;up&quot;; -[.B838];0))" office:value-type="float" office:value="0" calcext:value-type="float">
            <text:p>0</text:p>
          </table:table-cell>
          <table:table-cell table:formula="of:=SUM([.$D$2:.D838])" office:value-type="float" office:value="736" calcext:value-type="float">
            <text:p>736</text:p>
          </table:table-cell>
          <table:table-cell table:formula="of:=IF([.A838] = &quot;forward&quot;; [.B838]*[.E838]; 0)"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39]=&quot;forward&quot;; [.B839])" office:value-type="float" office:value="0" calcext:value-type="float">
            <text:p>0</text:p>
          </table:table-cell>
          <table:table-cell table:formula="of:=IF([.A839]=&quot;down&quot;; [.B839]; IF([.A839]=&quot;up&quot;; -[.B839];0))" office:value-type="float" office:value="8" calcext:value-type="float">
            <text:p>8</text:p>
          </table:table-cell>
          <table:table-cell table:formula="of:=SUM([.$D$2:.D839])" office:value-type="float" office:value="744" calcext:value-type="float">
            <text:p>744</text:p>
          </table:table-cell>
          <table:table-cell table:formula="of:=IF([.A839] = &quot;forward&quot;; [.B839]*[.E83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840]=&quot;forward&quot;; [.B840])" office:value-type="float" office:value="0" calcext:value-type="float">
            <text:p>0</text:p>
          </table:table-cell>
          <table:table-cell table:formula="of:=IF([.A840]=&quot;down&quot;; [.B840]; IF([.A840]=&quot;up&quot;; -[.B840];0))" office:value-type="float" office:value="-9" calcext:value-type="float">
            <text:p>-9</text:p>
          </table:table-cell>
          <table:table-cell table:formula="of:=SUM([.$D$2:.D840])" office:value-type="float" office:value="735" calcext:value-type="float">
            <text:p>735</text:p>
          </table:table-cell>
          <table:table-cell table:formula="of:=IF([.A840] = &quot;forward&quot;; [.B840]*[.E84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41]=&quot;forward&quot;; [.B841])" office:value-type="float" office:value="7" calcext:value-type="float">
            <text:p>7</text:p>
          </table:table-cell>
          <table:table-cell table:formula="of:=IF([.A841]=&quot;down&quot;; [.B841]; IF([.A841]=&quot;up&quot;; -[.B841];0))" office:value-type="float" office:value="0" calcext:value-type="float">
            <text:p>0</text:p>
          </table:table-cell>
          <table:table-cell table:formula="of:=SUM([.$D$2:.D841])" office:value-type="float" office:value="735" calcext:value-type="float">
            <text:p>735</text:p>
          </table:table-cell>
          <table:table-cell table:formula="of:=IF([.A841] = &quot;forward&quot;; [.B841]*[.E841]; 0)"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42]=&quot;forward&quot;; [.B842])" office:value-type="float" office:value="0" calcext:value-type="float">
            <text:p>0</text:p>
          </table:table-cell>
          <table:table-cell table:formula="of:=IF([.A842]=&quot;down&quot;; [.B842]; IF([.A842]=&quot;up&quot;; -[.B842];0))" office:value-type="float" office:value="-2" calcext:value-type="float">
            <text:p>-2</text:p>
          </table:table-cell>
          <table:table-cell table:formula="of:=SUM([.$D$2:.D842])" office:value-type="float" office:value="733" calcext:value-type="float">
            <text:p>733</text:p>
          </table:table-cell>
          <table:table-cell table:formula="of:=IF([.A842] = &quot;forward&quot;; [.B842]*[.E8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843]=&quot;forward&quot;; [.B843])" office:value-type="float" office:value="0" calcext:value-type="float">
            <text:p>0</text:p>
          </table:table-cell>
          <table:table-cell table:formula="of:=IF([.A843]=&quot;down&quot;; [.B843]; IF([.A843]=&quot;up&quot;; -[.B843];0))" office:value-type="float" office:value="-2" calcext:value-type="float">
            <text:p>-2</text:p>
          </table:table-cell>
          <table:table-cell table:formula="of:=SUM([.$D$2:.D843])" office:value-type="float" office:value="731" calcext:value-type="float">
            <text:p>731</text:p>
          </table:table-cell>
          <table:table-cell table:formula="of:=IF([.A843] = &quot;forward&quot;; [.B843]*[.E8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44]=&quot;forward&quot;; [.B844])" office:value-type="float" office:value="0" calcext:value-type="float">
            <text:p>0</text:p>
          </table:table-cell>
          <table:table-cell table:formula="of:=IF([.A844]=&quot;down&quot;; [.B844]; IF([.A844]=&quot;up&quot;; -[.B844];0))" office:value-type="float" office:value="-1" calcext:value-type="float">
            <text:p>-1</text:p>
          </table:table-cell>
          <table:table-cell table:formula="of:=SUM([.$D$2:.D844])" office:value-type="float" office:value="730" calcext:value-type="float">
            <text:p>730</text:p>
          </table:table-cell>
          <table:table-cell table:formula="of:=IF([.A844] = &quot;forward&quot;; [.B844]*[.E84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845]=&quot;forward&quot;; [.B845])" office:value-type="float" office:value="0" calcext:value-type="float">
            <text:p>0</text:p>
          </table:table-cell>
          <table:table-cell table:formula="of:=IF([.A845]=&quot;down&quot;; [.B845]; IF([.A845]=&quot;up&quot;; -[.B845];0))" office:value-type="float" office:value="-7" calcext:value-type="float">
            <text:p>-7</text:p>
          </table:table-cell>
          <table:table-cell table:formula="of:=SUM([.$D$2:.D845])" office:value-type="float" office:value="723" calcext:value-type="float">
            <text:p>723</text:p>
          </table:table-cell>
          <table:table-cell table:formula="of:=IF([.A845] = &quot;forward&quot;; [.B845]*[.E8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46]=&quot;forward&quot;; [.B846])" office:value-type="float" office:value="0" calcext:value-type="float">
            <text:p>0</text:p>
          </table:table-cell>
          <table:table-cell table:formula="of:=IF([.A846]=&quot;down&quot;; [.B846]; IF([.A846]=&quot;up&quot;; -[.B846];0))" office:value-type="float" office:value="8" calcext:value-type="float">
            <text:p>8</text:p>
          </table:table-cell>
          <table:table-cell table:formula="of:=SUM([.$D$2:.D846])" office:value-type="float" office:value="731" calcext:value-type="float">
            <text:p>731</text:p>
          </table:table-cell>
          <table:table-cell table:formula="of:=IF([.A846] = &quot;forward&quot;; [.B846]*[.E84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47]=&quot;forward&quot;; [.B847])" office:value-type="float" office:value="9" calcext:value-type="float">
            <text:p>9</text:p>
          </table:table-cell>
          <table:table-cell table:formula="of:=IF([.A847]=&quot;down&quot;; [.B847]; IF([.A847]=&quot;up&quot;; -[.B847];0))" office:value-type="float" office:value="0" calcext:value-type="float">
            <text:p>0</text:p>
          </table:table-cell>
          <table:table-cell table:formula="of:=SUM([.$D$2:.D847])" office:value-type="float" office:value="731" calcext:value-type="float">
            <text:p>731</text:p>
          </table:table-cell>
          <table:table-cell table:formula="of:=IF([.A847] = &quot;forward&quot;; [.B847]*[.E847]; 0)" office:value-type="float" office:value="6579" calcext:value-type="float">
            <text:p>657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48]=&quot;forward&quot;; [.B848])" office:value-type="float" office:value="9" calcext:value-type="float">
            <text:p>9</text:p>
          </table:table-cell>
          <table:table-cell table:formula="of:=IF([.A848]=&quot;down&quot;; [.B848]; IF([.A848]=&quot;up&quot;; -[.B848];0))" office:value-type="float" office:value="0" calcext:value-type="float">
            <text:p>0</text:p>
          </table:table-cell>
          <table:table-cell table:formula="of:=SUM([.$D$2:.D848])" office:value-type="float" office:value="731" calcext:value-type="float">
            <text:p>731</text:p>
          </table:table-cell>
          <table:table-cell table:formula="of:=IF([.A848] = &quot;forward&quot;; [.B848]*[.E848]; 0)" office:value-type="float" office:value="6579" calcext:value-type="float">
            <text:p>657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849]=&quot;forward&quot;; [.B849])" office:value-type="float" office:value="0" calcext:value-type="float">
            <text:p>0</text:p>
          </table:table-cell>
          <table:table-cell table:formula="of:=IF([.A849]=&quot;down&quot;; [.B849]; IF([.A849]=&quot;up&quot;; -[.B849];0))" office:value-type="float" office:value="-6" calcext:value-type="float">
            <text:p>-6</text:p>
          </table:table-cell>
          <table:table-cell table:formula="of:=SUM([.$D$2:.D849])" office:value-type="float" office:value="725" calcext:value-type="float">
            <text:p>725</text:p>
          </table:table-cell>
          <table:table-cell table:formula="of:=IF([.A849] = &quot;forward&quot;; [.B849]*[.E8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50]=&quot;forward&quot;; [.B850])" office:value-type="float" office:value="0" calcext:value-type="float">
            <text:p>0</text:p>
          </table:table-cell>
          <table:table-cell table:formula="of:=IF([.A850]=&quot;down&quot;; [.B850]; IF([.A850]=&quot;up&quot;; -[.B850];0))" office:value-type="float" office:value="5" calcext:value-type="float">
            <text:p>5</text:p>
          </table:table-cell>
          <table:table-cell table:formula="of:=SUM([.$D$2:.D850])" office:value-type="float" office:value="730" calcext:value-type="float">
            <text:p>730</text:p>
          </table:table-cell>
          <table:table-cell table:formula="of:=IF([.A850] = &quot;forward&quot;; [.B850]*[.E8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51]=&quot;forward&quot;; [.B851])" office:value-type="float" office:value="7" calcext:value-type="float">
            <text:p>7</text:p>
          </table:table-cell>
          <table:table-cell table:formula="of:=IF([.A851]=&quot;down&quot;; [.B851]; IF([.A851]=&quot;up&quot;; -[.B851];0))" office:value-type="float" office:value="0" calcext:value-type="float">
            <text:p>0</text:p>
          </table:table-cell>
          <table:table-cell table:formula="of:=SUM([.$D$2:.D851])" office:value-type="float" office:value="730" calcext:value-type="float">
            <text:p>730</text:p>
          </table:table-cell>
          <table:table-cell table:formula="of:=IF([.A851] = &quot;forward&quot;; [.B851]*[.E851]; 0)" office:value-type="float" office:value="5110" calcext:value-type="float">
            <text:p>511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52]=&quot;forward&quot;; [.B852])" office:value-type="float" office:value="0" calcext:value-type="float">
            <text:p>0</text:p>
          </table:table-cell>
          <table:table-cell table:formula="of:=IF([.A852]=&quot;down&quot;; [.B852]; IF([.A852]=&quot;up&quot;; -[.B852];0))" office:value-type="float" office:value="9" calcext:value-type="float">
            <text:p>9</text:p>
          </table:table-cell>
          <table:table-cell table:formula="of:=SUM([.$D$2:.D852])" office:value-type="float" office:value="739" calcext:value-type="float">
            <text:p>739</text:p>
          </table:table-cell>
          <table:table-cell table:formula="of:=IF([.A852] = &quot;forward&quot;; [.B852]*[.E85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53]=&quot;forward&quot;; [.B853])" office:value-type="float" office:value="0" calcext:value-type="float">
            <text:p>0</text:p>
          </table:table-cell>
          <table:table-cell table:formula="of:=IF([.A853]=&quot;down&quot;; [.B853]; IF([.A853]=&quot;up&quot;; -[.B853];0))" office:value-type="float" office:value="8" calcext:value-type="float">
            <text:p>8</text:p>
          </table:table-cell>
          <table:table-cell table:formula="of:=SUM([.$D$2:.D853])" office:value-type="float" office:value="747" calcext:value-type="float">
            <text:p>747</text:p>
          </table:table-cell>
          <table:table-cell table:formula="of:=IF([.A853] = &quot;forward&quot;; [.B853]*[.E85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54]=&quot;forward&quot;; [.B854])" office:value-type="float" office:value="0" calcext:value-type="float">
            <text:p>0</text:p>
          </table:table-cell>
          <table:table-cell table:formula="of:=IF([.A854]=&quot;down&quot;; [.B854]; IF([.A854]=&quot;up&quot;; -[.B854];0))" office:value-type="float" office:value="5" calcext:value-type="float">
            <text:p>5</text:p>
          </table:table-cell>
          <table:table-cell table:formula="of:=SUM([.$D$2:.D854])" office:value-type="float" office:value="752" calcext:value-type="float">
            <text:p>752</text:p>
          </table:table-cell>
          <table:table-cell table:formula="of:=IF([.A854] = &quot;forward&quot;; [.B854]*[.E85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55]=&quot;forward&quot;; [.B855])" office:value-type="float" office:value="0" calcext:value-type="float">
            <text:p>0</text:p>
          </table:table-cell>
          <table:table-cell table:formula="of:=IF([.A855]=&quot;down&quot;; [.B855]; IF([.A855]=&quot;up&quot;; -[.B855];0))" office:value-type="float" office:value="3" calcext:value-type="float">
            <text:p>3</text:p>
          </table:table-cell>
          <table:table-cell table:formula="of:=SUM([.$D$2:.D855])" office:value-type="float" office:value="755" calcext:value-type="float">
            <text:p>755</text:p>
          </table:table-cell>
          <table:table-cell table:formula="of:=IF([.A855] = &quot;forward&quot;; [.B855]*[.E85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56]=&quot;forward&quot;; [.B856])" office:value-type="float" office:value="0" calcext:value-type="float">
            <text:p>0</text:p>
          </table:table-cell>
          <table:table-cell table:formula="of:=IF([.A856]=&quot;down&quot;; [.B856]; IF([.A856]=&quot;up&quot;; -[.B856];0))" office:value-type="float" office:value="2" calcext:value-type="float">
            <text:p>2</text:p>
          </table:table-cell>
          <table:table-cell table:formula="of:=SUM([.$D$2:.D856])" office:value-type="float" office:value="757" calcext:value-type="float">
            <text:p>757</text:p>
          </table:table-cell>
          <table:table-cell table:formula="of:=IF([.A856] = &quot;forward&quot;; [.B856]*[.E85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57]=&quot;forward&quot;; [.B857])" office:value-type="float" office:value="6" calcext:value-type="float">
            <text:p>6</text:p>
          </table:table-cell>
          <table:table-cell table:formula="of:=IF([.A857]=&quot;down&quot;; [.B857]; IF([.A857]=&quot;up&quot;; -[.B857];0))" office:value-type="float" office:value="0" calcext:value-type="float">
            <text:p>0</text:p>
          </table:table-cell>
          <table:table-cell table:formula="of:=SUM([.$D$2:.D857])" office:value-type="float" office:value="757" calcext:value-type="float">
            <text:p>757</text:p>
          </table:table-cell>
          <table:table-cell table:formula="of:=IF([.A857] = &quot;forward&quot;; [.B857]*[.E857]; 0)" office:value-type="float" office:value="4542" calcext:value-type="float">
            <text:p>45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858]=&quot;forward&quot;; [.B858])" office:value-type="float" office:value="0" calcext:value-type="float">
            <text:p>0</text:p>
          </table:table-cell>
          <table:table-cell table:formula="of:=IF([.A858]=&quot;down&quot;; [.B858]; IF([.A858]=&quot;up&quot;; -[.B858];0))" office:value-type="float" office:value="7" calcext:value-type="float">
            <text:p>7</text:p>
          </table:table-cell>
          <table:table-cell table:formula="of:=SUM([.$D$2:.D858])" office:value-type="float" office:value="764" calcext:value-type="float">
            <text:p>764</text:p>
          </table:table-cell>
          <table:table-cell table:formula="of:=IF([.A858] = &quot;forward&quot;; [.B858]*[.E85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59]=&quot;forward&quot;; [.B859])" office:value-type="float" office:value="3" calcext:value-type="float">
            <text:p>3</text:p>
          </table:table-cell>
          <table:table-cell table:formula="of:=IF([.A859]=&quot;down&quot;; [.B859]; IF([.A859]=&quot;up&quot;; -[.B859];0))" office:value-type="float" office:value="0" calcext:value-type="float">
            <text:p>0</text:p>
          </table:table-cell>
          <table:table-cell table:formula="of:=SUM([.$D$2:.D859])" office:value-type="float" office:value="764" calcext:value-type="float">
            <text:p>764</text:p>
          </table:table-cell>
          <table:table-cell table:formula="of:=IF([.A859] = &quot;forward&quot;; [.B859]*[.E859]; 0)"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860]=&quot;forward&quot;; [.B860])" office:value-type="float" office:value="0" calcext:value-type="float">
            <text:p>0</text:p>
          </table:table-cell>
          <table:table-cell table:formula="of:=IF([.A860]=&quot;down&quot;; [.B860]; IF([.A860]=&quot;up&quot;; -[.B860];0))" office:value-type="float" office:value="-5" calcext:value-type="float">
            <text:p>-5</text:p>
          </table:table-cell>
          <table:table-cell table:formula="of:=SUM([.$D$2:.D860])" office:value-type="float" office:value="759" calcext:value-type="float">
            <text:p>759</text:p>
          </table:table-cell>
          <table:table-cell table:formula="of:=IF([.A860] = &quot;forward&quot;; [.B860]*[.E86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61]=&quot;forward&quot;; [.B861])" office:value-type="float" office:value="1" calcext:value-type="float">
            <text:p>1</text:p>
          </table:table-cell>
          <table:table-cell table:formula="of:=IF([.A861]=&quot;down&quot;; [.B861]; IF([.A861]=&quot;up&quot;; -[.B861];0))" office:value-type="float" office:value="0" calcext:value-type="float">
            <text:p>0</text:p>
          </table:table-cell>
          <table:table-cell table:formula="of:=SUM([.$D$2:.D861])" office:value-type="float" office:value="759" calcext:value-type="float">
            <text:p>759</text:p>
          </table:table-cell>
          <table:table-cell table:formula="of:=IF([.A861] = &quot;forward&quot;; [.B861]*[.E861]; 0)"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862]=&quot;forward&quot;; [.B862])" office:value-type="float" office:value="0" calcext:value-type="float">
            <text:p>0</text:p>
          </table:table-cell>
          <table:table-cell table:formula="of:=IF([.A862]=&quot;down&quot;; [.B862]; IF([.A862]=&quot;up&quot;; -[.B862];0))" office:value-type="float" office:value="-7" calcext:value-type="float">
            <text:p>-7</text:p>
          </table:table-cell>
          <table:table-cell table:formula="of:=SUM([.$D$2:.D862])" office:value-type="float" office:value="752" calcext:value-type="float">
            <text:p>752</text:p>
          </table:table-cell>
          <table:table-cell table:formula="of:=IF([.A862] = &quot;forward&quot;; [.B862]*[.E86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63]=&quot;forward&quot;; [.B863])" office:value-type="float" office:value="3" calcext:value-type="float">
            <text:p>3</text:p>
          </table:table-cell>
          <table:table-cell table:formula="of:=IF([.A863]=&quot;down&quot;; [.B863]; IF([.A863]=&quot;up&quot;; -[.B863];0))" office:value-type="float" office:value="0" calcext:value-type="float">
            <text:p>0</text:p>
          </table:table-cell>
          <table:table-cell table:formula="of:=SUM([.$D$2:.D863])" office:value-type="float" office:value="752" calcext:value-type="float">
            <text:p>752</text:p>
          </table:table-cell>
          <table:table-cell table:formula="of:=IF([.A863] = &quot;forward&quot;; [.B863]*[.E863]; 0)"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64]=&quot;forward&quot;; [.B864])" office:value-type="float" office:value="0" calcext:value-type="float">
            <text:p>0</text:p>
          </table:table-cell>
          <table:table-cell table:formula="of:=IF([.A864]=&quot;down&quot;; [.B864]; IF([.A864]=&quot;up&quot;; -[.B864];0))" office:value-type="float" office:value="5" calcext:value-type="float">
            <text:p>5</text:p>
          </table:table-cell>
          <table:table-cell table:formula="of:=SUM([.$D$2:.D864])" office:value-type="float" office:value="757" calcext:value-type="float">
            <text:p>757</text:p>
          </table:table-cell>
          <table:table-cell table:formula="of:=IF([.A864] = &quot;forward&quot;; [.B864]*[.E86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65]=&quot;forward&quot;; [.B865])" office:value-type="float" office:value="0" calcext:value-type="float">
            <text:p>0</text:p>
          </table:table-cell>
          <table:table-cell table:formula="of:=IF([.A865]=&quot;down&quot;; [.B865]; IF([.A865]=&quot;up&quot;; -[.B865];0))" office:value-type="float" office:value="9" calcext:value-type="float">
            <text:p>9</text:p>
          </table:table-cell>
          <table:table-cell table:formula="of:=SUM([.$D$2:.D865])" office:value-type="float" office:value="766" calcext:value-type="float">
            <text:p>766</text:p>
          </table:table-cell>
          <table:table-cell table:formula="of:=IF([.A865] = &quot;forward&quot;; [.B865]*[.E8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66]=&quot;forward&quot;; [.B866])" office:value-type="float" office:value="0" calcext:value-type="float">
            <text:p>0</text:p>
          </table:table-cell>
          <table:table-cell table:formula="of:=IF([.A866]=&quot;down&quot;; [.B866]; IF([.A866]=&quot;up&quot;; -[.B866];0))" office:value-type="float" office:value="8" calcext:value-type="float">
            <text:p>8</text:p>
          </table:table-cell>
          <table:table-cell table:formula="of:=SUM([.$D$2:.D866])" office:value-type="float" office:value="774" calcext:value-type="float">
            <text:p>774</text:p>
          </table:table-cell>
          <table:table-cell table:formula="of:=IF([.A866] = &quot;forward&quot;; [.B866]*[.E8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867]=&quot;forward&quot;; [.B867])" office:value-type="float" office:value="2" calcext:value-type="float">
            <text:p>2</text:p>
          </table:table-cell>
          <table:table-cell table:formula="of:=IF([.A867]=&quot;down&quot;; [.B867]; IF([.A867]=&quot;up&quot;; -[.B867];0))" office:value-type="float" office:value="0" calcext:value-type="float">
            <text:p>0</text:p>
          </table:table-cell>
          <table:table-cell table:formula="of:=SUM([.$D$2:.D867])" office:value-type="float" office:value="774" calcext:value-type="float">
            <text:p>774</text:p>
          </table:table-cell>
          <table:table-cell table:formula="of:=IF([.A867] = &quot;forward&quot;; [.B867]*[.E867]; 0)"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68]=&quot;forward&quot;; [.B868])" office:value-type="float" office:value="0" calcext:value-type="float">
            <text:p>0</text:p>
          </table:table-cell>
          <table:table-cell table:formula="of:=IF([.A868]=&quot;down&quot;; [.B868]; IF([.A868]=&quot;up&quot;; -[.B868];0))" office:value-type="float" office:value="-4" calcext:value-type="float">
            <text:p>-4</text:p>
          </table:table-cell>
          <table:table-cell table:formula="of:=SUM([.$D$2:.D868])" office:value-type="float" office:value="770" calcext:value-type="float">
            <text:p>770</text:p>
          </table:table-cell>
          <table:table-cell table:formula="of:=IF([.A868] = &quot;forward&quot;; [.B868]*[.E86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69]=&quot;forward&quot;; [.B869])" office:value-type="float" office:value="7" calcext:value-type="float">
            <text:p>7</text:p>
          </table:table-cell>
          <table:table-cell table:formula="of:=IF([.A869]=&quot;down&quot;; [.B869]; IF([.A869]=&quot;up&quot;; -[.B869];0))" office:value-type="float" office:value="0" calcext:value-type="float">
            <text:p>0</text:p>
          </table:table-cell>
          <table:table-cell table:formula="of:=SUM([.$D$2:.D869])" office:value-type="float" office:value="770" calcext:value-type="float">
            <text:p>770</text:p>
          </table:table-cell>
          <table:table-cell table:formula="of:=IF([.A869] = &quot;forward&quot;; [.B869]*[.E869]; 0)"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870]=&quot;forward&quot;; [.B870])" office:value-type="float" office:value="5" calcext:value-type="float">
            <text:p>5</text:p>
          </table:table-cell>
          <table:table-cell table:formula="of:=IF([.A870]=&quot;down&quot;; [.B870]; IF([.A870]=&quot;up&quot;; -[.B870];0))" office:value-type="float" office:value="0" calcext:value-type="float">
            <text:p>0</text:p>
          </table:table-cell>
          <table:table-cell table:formula="of:=SUM([.$D$2:.D870])" office:value-type="float" office:value="770" calcext:value-type="float">
            <text:p>770</text:p>
          </table:table-cell>
          <table:table-cell table:formula="of:=IF([.A870] = &quot;forward&quot;; [.B870]*[.E870]; 0)"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871]=&quot;forward&quot;; [.B871])" office:value-type="float" office:value="8" calcext:value-type="float">
            <text:p>8</text:p>
          </table:table-cell>
          <table:table-cell table:formula="of:=IF([.A871]=&quot;down&quot;; [.B871]; IF([.A871]=&quot;up&quot;; -[.B871];0))" office:value-type="float" office:value="0" calcext:value-type="float">
            <text:p>0</text:p>
          </table:table-cell>
          <table:table-cell table:formula="of:=SUM([.$D$2:.D871])" office:value-type="float" office:value="770" calcext:value-type="float">
            <text:p>770</text:p>
          </table:table-cell>
          <table:table-cell table:formula="of:=IF([.A871] = &quot;forward&quot;; [.B871]*[.E871]; 0)" office:value-type="float" office:value="6160" calcext:value-type="float">
            <text:p>616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72]=&quot;forward&quot;; [.B872])" office:value-type="float" office:value="7" calcext:value-type="float">
            <text:p>7</text:p>
          </table:table-cell>
          <table:table-cell table:formula="of:=IF([.A872]=&quot;down&quot;; [.B872]; IF([.A872]=&quot;up&quot;; -[.B872];0))" office:value-type="float" office:value="0" calcext:value-type="float">
            <text:p>0</text:p>
          </table:table-cell>
          <table:table-cell table:formula="of:=SUM([.$D$2:.D872])" office:value-type="float" office:value="770" calcext:value-type="float">
            <text:p>770</text:p>
          </table:table-cell>
          <table:table-cell table:formula="of:=IF([.A872] = &quot;forward&quot;; [.B872]*[.E872]; 0)"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873]=&quot;forward&quot;; [.B873])" office:value-type="float" office:value="0" calcext:value-type="float">
            <text:p>0</text:p>
          </table:table-cell>
          <table:table-cell table:formula="of:=IF([.A873]=&quot;down&quot;; [.B873]; IF([.A873]=&quot;up&quot;; -[.B873];0))" office:value-type="float" office:value="-7" calcext:value-type="float">
            <text:p>-7</text:p>
          </table:table-cell>
          <table:table-cell table:formula="of:=SUM([.$D$2:.D873])" office:value-type="float" office:value="763" calcext:value-type="float">
            <text:p>763</text:p>
          </table:table-cell>
          <table:table-cell table:formula="of:=IF([.A873] = &quot;forward&quot;; [.B873]*[.E87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74]=&quot;forward&quot;; [.B874])" office:value-type="float" office:value="4" calcext:value-type="float">
            <text:p>4</text:p>
          </table:table-cell>
          <table:table-cell table:formula="of:=IF([.A874]=&quot;down&quot;; [.B874]; IF([.A874]=&quot;up&quot;; -[.B874];0))" office:value-type="float" office:value="0" calcext:value-type="float">
            <text:p>0</text:p>
          </table:table-cell>
          <table:table-cell table:formula="of:=SUM([.$D$2:.D874])" office:value-type="float" office:value="763" calcext:value-type="float">
            <text:p>763</text:p>
          </table:table-cell>
          <table:table-cell table:formula="of:=IF([.A874] = &quot;forward&quot;; [.B874]*[.E874]; 0)"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875]=&quot;forward&quot;; [.B875])" office:value-type="float" office:value="0" calcext:value-type="float">
            <text:p>0</text:p>
          </table:table-cell>
          <table:table-cell table:formula="of:=IF([.A875]=&quot;down&quot;; [.B875]; IF([.A875]=&quot;up&quot;; -[.B875];0))" office:value-type="float" office:value="-7" calcext:value-type="float">
            <text:p>-7</text:p>
          </table:table-cell>
          <table:table-cell table:formula="of:=SUM([.$D$2:.D875])" office:value-type="float" office:value="756" calcext:value-type="float">
            <text:p>756</text:p>
          </table:table-cell>
          <table:table-cell table:formula="of:=IF([.A875] = &quot;forward&quot;; [.B875]*[.E87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876]=&quot;forward&quot;; [.B876])" office:value-type="float" office:value="0" calcext:value-type="float">
            <text:p>0</text:p>
          </table:table-cell>
          <table:table-cell table:formula="of:=IF([.A876]=&quot;down&quot;; [.B876]; IF([.A876]=&quot;up&quot;; -[.B876];0))" office:value-type="float" office:value="9" calcext:value-type="float">
            <text:p>9</text:p>
          </table:table-cell>
          <table:table-cell table:formula="of:=SUM([.$D$2:.D876])" office:value-type="float" office:value="765" calcext:value-type="float">
            <text:p>765</text:p>
          </table:table-cell>
          <table:table-cell table:formula="of:=IF([.A876] = &quot;forward&quot;; [.B876]*[.E87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77]=&quot;forward&quot;; [.B877])" office:value-type="float" office:value="1" calcext:value-type="float">
            <text:p>1</text:p>
          </table:table-cell>
          <table:table-cell table:formula="of:=IF([.A877]=&quot;down&quot;; [.B877]; IF([.A877]=&quot;up&quot;; -[.B877];0))" office:value-type="float" office:value="0" calcext:value-type="float">
            <text:p>0</text:p>
          </table:table-cell>
          <table:table-cell table:formula="of:=SUM([.$D$2:.D877])" office:value-type="float" office:value="765" calcext:value-type="float">
            <text:p>765</text:p>
          </table:table-cell>
          <table:table-cell table:formula="of:=IF([.A877] = &quot;forward&quot;; [.B877]*[.E877]; 0)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78]=&quot;forward&quot;; [.B878])" office:value-type="float" office:value="3" calcext:value-type="float">
            <text:p>3</text:p>
          </table:table-cell>
          <table:table-cell table:formula="of:=IF([.A878]=&quot;down&quot;; [.B878]; IF([.A878]=&quot;up&quot;; -[.B878];0))" office:value-type="float" office:value="0" calcext:value-type="float">
            <text:p>0</text:p>
          </table:table-cell>
          <table:table-cell table:formula="of:=SUM([.$D$2:.D878])" office:value-type="float" office:value="765" calcext:value-type="float">
            <text:p>765</text:p>
          </table:table-cell>
          <table:table-cell table:formula="of:=IF([.A878] = &quot;forward&quot;; [.B878]*[.E878]; 0)"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79]=&quot;forward&quot;; [.B879])" office:value-type="float" office:value="0" calcext:value-type="float">
            <text:p>0</text:p>
          </table:table-cell>
          <table:table-cell table:formula="of:=IF([.A879]=&quot;down&quot;; [.B879]; IF([.A879]=&quot;up&quot;; -[.B879];0))" office:value-type="float" office:value="3" calcext:value-type="float">
            <text:p>3</text:p>
          </table:table-cell>
          <table:table-cell table:formula="of:=SUM([.$D$2:.D879])" office:value-type="float" office:value="768" calcext:value-type="float">
            <text:p>768</text:p>
          </table:table-cell>
          <table:table-cell table:formula="of:=IF([.A879] = &quot;forward&quot;; [.B879]*[.E8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880]=&quot;forward&quot;; [.B880])" office:value-type="float" office:value="4" calcext:value-type="float">
            <text:p>4</text:p>
          </table:table-cell>
          <table:table-cell table:formula="of:=IF([.A880]=&quot;down&quot;; [.B880]; IF([.A880]=&quot;up&quot;; -[.B880];0))" office:value-type="float" office:value="0" calcext:value-type="float">
            <text:p>0</text:p>
          </table:table-cell>
          <table:table-cell table:formula="of:=SUM([.$D$2:.D880])" office:value-type="float" office:value="768" calcext:value-type="float">
            <text:p>768</text:p>
          </table:table-cell>
          <table:table-cell table:formula="of:=IF([.A880] = &quot;forward&quot;; [.B880]*[.E880]; 0)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81]=&quot;forward&quot;; [.B881])" office:value-type="float" office:value="0" calcext:value-type="float">
            <text:p>0</text:p>
          </table:table-cell>
          <table:table-cell table:formula="of:=IF([.A881]=&quot;down&quot;; [.B881]; IF([.A881]=&quot;up&quot;; -[.B881];0))" office:value-type="float" office:value="3" calcext:value-type="float">
            <text:p>3</text:p>
          </table:table-cell>
          <table:table-cell table:formula="of:=SUM([.$D$2:.D881])" office:value-type="float" office:value="771" calcext:value-type="float">
            <text:p>771</text:p>
          </table:table-cell>
          <table:table-cell table:formula="of:=IF([.A881] = &quot;forward&quot;; [.B881]*[.E8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882]=&quot;forward&quot;; [.B882])" office:value-type="float" office:value="3" calcext:value-type="float">
            <text:p>3</text:p>
          </table:table-cell>
          <table:table-cell table:formula="of:=IF([.A882]=&quot;down&quot;; [.B882]; IF([.A882]=&quot;up&quot;; -[.B882];0))" office:value-type="float" office:value="0" calcext:value-type="float">
            <text:p>0</text:p>
          </table:table-cell>
          <table:table-cell table:formula="of:=SUM([.$D$2:.D882])" office:value-type="float" office:value="771" calcext:value-type="float">
            <text:p>771</text:p>
          </table:table-cell>
          <table:table-cell table:formula="of:=IF([.A882] = &quot;forward&quot;; [.B882]*[.E882]; 0)" office:value-type="float" office:value="2313" calcext:value-type="float">
            <text:p>231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83]=&quot;forward&quot;; [.B883])" office:value-type="float" office:value="0" calcext:value-type="float">
            <text:p>0</text:p>
          </table:table-cell>
          <table:table-cell table:formula="of:=IF([.A883]=&quot;down&quot;; [.B883]; IF([.A883]=&quot;up&quot;; -[.B883];0))" office:value-type="float" office:value="5" calcext:value-type="float">
            <text:p>5</text:p>
          </table:table-cell>
          <table:table-cell table:formula="of:=SUM([.$D$2:.D883])" office:value-type="float" office:value="776" calcext:value-type="float">
            <text:p>776</text:p>
          </table:table-cell>
          <table:table-cell table:formula="of:=IF([.A883] = &quot;forward&quot;; [.B883]*[.E88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84]=&quot;forward&quot;; [.B884])" office:value-type="float" office:value="0" calcext:value-type="float">
            <text:p>0</text:p>
          </table:table-cell>
          <table:table-cell table:formula="of:=IF([.A884]=&quot;down&quot;; [.B884]; IF([.A884]=&quot;up&quot;; -[.B884];0))" office:value-type="float" office:value="1" calcext:value-type="float">
            <text:p>1</text:p>
          </table:table-cell>
          <table:table-cell table:formula="of:=SUM([.$D$2:.D884])" office:value-type="float" office:value="777" calcext:value-type="float">
            <text:p>777</text:p>
          </table:table-cell>
          <table:table-cell table:formula="of:=IF([.A884] = &quot;forward&quot;; [.B884]*[.E88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885]=&quot;forward&quot;; [.B885])" office:value-type="float" office:value="6" calcext:value-type="float">
            <text:p>6</text:p>
          </table:table-cell>
          <table:table-cell table:formula="of:=IF([.A885]=&quot;down&quot;; [.B885]; IF([.A885]=&quot;up&quot;; -[.B885];0))" office:value-type="float" office:value="0" calcext:value-type="float">
            <text:p>0</text:p>
          </table:table-cell>
          <table:table-cell table:formula="of:=SUM([.$D$2:.D885])" office:value-type="float" office:value="777" calcext:value-type="float">
            <text:p>777</text:p>
          </table:table-cell>
          <table:table-cell table:formula="of:=IF([.A885] = &quot;forward&quot;; [.B885]*[.E885]; 0)" office:value-type="float" office:value="4662" calcext:value-type="float">
            <text:p>466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886]=&quot;forward&quot;; [.B886])" office:value-type="float" office:value="0" calcext:value-type="float">
            <text:p>0</text:p>
          </table:table-cell>
          <table:table-cell table:formula="of:=IF([.A886]=&quot;down&quot;; [.B886]; IF([.A886]=&quot;up&quot;; -[.B886];0))" office:value-type="float" office:value="4" calcext:value-type="float">
            <text:p>4</text:p>
          </table:table-cell>
          <table:table-cell table:formula="of:=SUM([.$D$2:.D886])" office:value-type="float" office:value="781" calcext:value-type="float">
            <text:p>781</text:p>
          </table:table-cell>
          <table:table-cell table:formula="of:=IF([.A886] = &quot;forward&quot;; [.B886]*[.E88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887]=&quot;forward&quot;; [.B887])" office:value-type="float" office:value="0" calcext:value-type="float">
            <text:p>0</text:p>
          </table:table-cell>
          <table:table-cell table:formula="of:=IF([.A887]=&quot;down&quot;; [.B887]; IF([.A887]=&quot;up&quot;; -[.B887];0))" office:value-type="float" office:value="3" calcext:value-type="float">
            <text:p>3</text:p>
          </table:table-cell>
          <table:table-cell table:formula="of:=SUM([.$D$2:.D887])" office:value-type="float" office:value="784" calcext:value-type="float">
            <text:p>784</text:p>
          </table:table-cell>
          <table:table-cell table:formula="of:=IF([.A887] = &quot;forward&quot;; [.B887]*[.E88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888]=&quot;forward&quot;; [.B888])" office:value-type="float" office:value="0" calcext:value-type="float">
            <text:p>0</text:p>
          </table:table-cell>
          <table:table-cell table:formula="of:=IF([.A888]=&quot;down&quot;; [.B888]; IF([.A888]=&quot;up&quot;; -[.B888];0))" office:value-type="float" office:value="2" calcext:value-type="float">
            <text:p>2</text:p>
          </table:table-cell>
          <table:table-cell table:formula="of:=SUM([.$D$2:.D888])" office:value-type="float" office:value="786" calcext:value-type="float">
            <text:p>786</text:p>
          </table:table-cell>
          <table:table-cell table:formula="of:=IF([.A888] = &quot;forward&quot;; [.B888]*[.E8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889]=&quot;forward&quot;; [.B889])" office:value-type="float" office:value="0" calcext:value-type="float">
            <text:p>0</text:p>
          </table:table-cell>
          <table:table-cell table:formula="of:=IF([.A889]=&quot;down&quot;; [.B889]; IF([.A889]=&quot;up&quot;; -[.B889];0))" office:value-type="float" office:value="-1" calcext:value-type="float">
            <text:p>-1</text:p>
          </table:table-cell>
          <table:table-cell table:formula="of:=SUM([.$D$2:.D889])" office:value-type="float" office:value="785" calcext:value-type="float">
            <text:p>785</text:p>
          </table:table-cell>
          <table:table-cell table:formula="of:=IF([.A889] = &quot;forward&quot;; [.B889]*[.E8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890]=&quot;forward&quot;; [.B890])" office:value-type="float" office:value="0" calcext:value-type="float">
            <text:p>0</text:p>
          </table:table-cell>
          <table:table-cell table:formula="of:=IF([.A890]=&quot;down&quot;; [.B890]; IF([.A890]=&quot;up&quot;; -[.B890];0))" office:value-type="float" office:value="1" calcext:value-type="float">
            <text:p>1</text:p>
          </table:table-cell>
          <table:table-cell table:formula="of:=SUM([.$D$2:.D890])" office:value-type="float" office:value="786" calcext:value-type="float">
            <text:p>786</text:p>
          </table:table-cell>
          <table:table-cell table:formula="of:=IF([.A890] = &quot;forward&quot;; [.B890]*[.E89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91]=&quot;forward&quot;; [.B891])" office:value-type="float" office:value="0" calcext:value-type="float">
            <text:p>0</text:p>
          </table:table-cell>
          <table:table-cell table:formula="of:=IF([.A891]=&quot;down&quot;; [.B891]; IF([.A891]=&quot;up&quot;; -[.B891];0))" office:value-type="float" office:value="6" calcext:value-type="float">
            <text:p>6</text:p>
          </table:table-cell>
          <table:table-cell table:formula="of:=SUM([.$D$2:.D891])" office:value-type="float" office:value="792" calcext:value-type="float">
            <text:p>792</text:p>
          </table:table-cell>
          <table:table-cell table:formula="of:=IF([.A891] = &quot;forward&quot;; [.B891]*[.E89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892]=&quot;forward&quot;; [.B892])" office:value-type="float" office:value="0" calcext:value-type="float">
            <text:p>0</text:p>
          </table:table-cell>
          <table:table-cell table:formula="of:=IF([.A892]=&quot;down&quot;; [.B892]; IF([.A892]=&quot;up&quot;; -[.B892];0))" office:value-type="float" office:value="6" calcext:value-type="float">
            <text:p>6</text:p>
          </table:table-cell>
          <table:table-cell table:formula="of:=SUM([.$D$2:.D892])" office:value-type="float" office:value="798" calcext:value-type="float">
            <text:p>798</text:p>
          </table:table-cell>
          <table:table-cell table:formula="of:=IF([.A892] = &quot;forward&quot;; [.B892]*[.E89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893]=&quot;forward&quot;; [.B893])" office:value-type="float" office:value="9" calcext:value-type="float">
            <text:p>9</text:p>
          </table:table-cell>
          <table:table-cell table:formula="of:=IF([.A893]=&quot;down&quot;; [.B893]; IF([.A893]=&quot;up&quot;; -[.B893];0))" office:value-type="float" office:value="0" calcext:value-type="float">
            <text:p>0</text:p>
          </table:table-cell>
          <table:table-cell table:formula="of:=SUM([.$D$2:.D893])" office:value-type="float" office:value="798" calcext:value-type="float">
            <text:p>798</text:p>
          </table:table-cell>
          <table:table-cell table:formula="of:=IF([.A893] = &quot;forward&quot;; [.B893]*[.E893]; 0)" office:value-type="float" office:value="7182" calcext:value-type="float">
            <text:p>718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894]=&quot;forward&quot;; [.B894])" office:value-type="float" office:value="0" calcext:value-type="float">
            <text:p>0</text:p>
          </table:table-cell>
          <table:table-cell table:formula="of:=IF([.A894]=&quot;down&quot;; [.B894]; IF([.A894]=&quot;up&quot;; -[.B894];0))" office:value-type="float" office:value="5" calcext:value-type="float">
            <text:p>5</text:p>
          </table:table-cell>
          <table:table-cell table:formula="of:=SUM([.$D$2:.D894])" office:value-type="float" office:value="803" calcext:value-type="float">
            <text:p>803</text:p>
          </table:table-cell>
          <table:table-cell table:formula="of:=IF([.A894] = &quot;forward&quot;; [.B894]*[.E89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95]=&quot;forward&quot;; [.B895])" office:value-type="float" office:value="1" calcext:value-type="float">
            <text:p>1</text:p>
          </table:table-cell>
          <table:table-cell table:formula="of:=IF([.A895]=&quot;down&quot;; [.B895]; IF([.A895]=&quot;up&quot;; -[.B895];0))" office:value-type="float" office:value="0" calcext:value-type="float">
            <text:p>0</text:p>
          </table:table-cell>
          <table:table-cell table:formula="of:=SUM([.$D$2:.D895])" office:value-type="float" office:value="803" calcext:value-type="float">
            <text:p>803</text:p>
          </table:table-cell>
          <table:table-cell table:formula="of:=IF([.A895] = &quot;forward&quot;; [.B895]*[.E895]; 0)"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896]=&quot;forward&quot;; [.B896])" office:value-type="float" office:value="0" calcext:value-type="float">
            <text:p>0</text:p>
          </table:table-cell>
          <table:table-cell table:formula="of:=IF([.A896]=&quot;down&quot;; [.B896]; IF([.A896]=&quot;up&quot;; -[.B896];0))" office:value-type="float" office:value="-4" calcext:value-type="float">
            <text:p>-4</text:p>
          </table:table-cell>
          <table:table-cell table:formula="of:=SUM([.$D$2:.D896])" office:value-type="float" office:value="799" calcext:value-type="float">
            <text:p>799</text:p>
          </table:table-cell>
          <table:table-cell table:formula="of:=IF([.A896] = &quot;forward&quot;; [.B896]*[.E89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897]=&quot;forward&quot;; [.B897])" office:value-type="float" office:value="7" calcext:value-type="float">
            <text:p>7</text:p>
          </table:table-cell>
          <table:table-cell table:formula="of:=IF([.A897]=&quot;down&quot;; [.B897]; IF([.A897]=&quot;up&quot;; -[.B897];0))" office:value-type="float" office:value="0" calcext:value-type="float">
            <text:p>0</text:p>
          </table:table-cell>
          <table:table-cell table:formula="of:=SUM([.$D$2:.D897])" office:value-type="float" office:value="799" calcext:value-type="float">
            <text:p>799</text:p>
          </table:table-cell>
          <table:table-cell table:formula="of:=IF([.A897] = &quot;forward&quot;; [.B897]*[.E897]; 0)" office:value-type="float" office:value="5593" calcext:value-type="float">
            <text:p>5593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898]=&quot;forward&quot;; [.B898])" office:value-type="float" office:value="0" calcext:value-type="float">
            <text:p>0</text:p>
          </table:table-cell>
          <table:table-cell table:formula="of:=IF([.A898]=&quot;down&quot;; [.B898]; IF([.A898]=&quot;up&quot;; -[.B898];0))" office:value-type="float" office:value="8" calcext:value-type="float">
            <text:p>8</text:p>
          </table:table-cell>
          <table:table-cell table:formula="of:=SUM([.$D$2:.D898])" office:value-type="float" office:value="807" calcext:value-type="float">
            <text:p>807</text:p>
          </table:table-cell>
          <table:table-cell table:formula="of:=IF([.A898] = &quot;forward&quot;; [.B898]*[.E89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899]=&quot;forward&quot;; [.B899])" office:value-type="float" office:value="1" calcext:value-type="float">
            <text:p>1</text:p>
          </table:table-cell>
          <table:table-cell table:formula="of:=IF([.A899]=&quot;down&quot;; [.B899]; IF([.A899]=&quot;up&quot;; -[.B899];0))" office:value-type="float" office:value="0" calcext:value-type="float">
            <text:p>0</text:p>
          </table:table-cell>
          <table:table-cell table:formula="of:=SUM([.$D$2:.D899])" office:value-type="float" office:value="807" calcext:value-type="float">
            <text:p>807</text:p>
          </table:table-cell>
          <table:table-cell table:formula="of:=IF([.A899] = &quot;forward&quot;; [.B899]*[.E899]; 0)"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00]=&quot;forward&quot;; [.B900])" office:value-type="float" office:value="9" calcext:value-type="float">
            <text:p>9</text:p>
          </table:table-cell>
          <table:table-cell table:formula="of:=IF([.A900]=&quot;down&quot;; [.B900]; IF([.A900]=&quot;up&quot;; -[.B900];0))" office:value-type="float" office:value="0" calcext:value-type="float">
            <text:p>0</text:p>
          </table:table-cell>
          <table:table-cell table:formula="of:=SUM([.$D$2:.D900])" office:value-type="float" office:value="807" calcext:value-type="float">
            <text:p>807</text:p>
          </table:table-cell>
          <table:table-cell table:formula="of:=IF([.A900] = &quot;forward&quot;; [.B900]*[.E900]; 0)" office:value-type="float" office:value="7263" calcext:value-type="float">
            <text:p>7263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01]=&quot;forward&quot;; [.B901])" office:value-type="float" office:value="7" calcext:value-type="float">
            <text:p>7</text:p>
          </table:table-cell>
          <table:table-cell table:formula="of:=IF([.A901]=&quot;down&quot;; [.B901]; IF([.A901]=&quot;up&quot;; -[.B901];0))" office:value-type="float" office:value="0" calcext:value-type="float">
            <text:p>0</text:p>
          </table:table-cell>
          <table:table-cell table:formula="of:=SUM([.$D$2:.D901])" office:value-type="float" office:value="807" calcext:value-type="float">
            <text:p>807</text:p>
          </table:table-cell>
          <table:table-cell table:formula="of:=IF([.A901] = &quot;forward&quot;; [.B901]*[.E901]; 0)" office:value-type="float" office:value="5649" calcext:value-type="float">
            <text:p>564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02]=&quot;forward&quot;; [.B902])" office:value-type="float" office:value="0" calcext:value-type="float">
            <text:p>0</text:p>
          </table:table-cell>
          <table:table-cell table:formula="of:=IF([.A902]=&quot;down&quot;; [.B902]; IF([.A902]=&quot;up&quot;; -[.B902];0))" office:value-type="float" office:value="1" calcext:value-type="float">
            <text:p>1</text:p>
          </table:table-cell>
          <table:table-cell table:formula="of:=SUM([.$D$2:.D902])" office:value-type="float" office:value="808" calcext:value-type="float">
            <text:p>808</text:p>
          </table:table-cell>
          <table:table-cell table:formula="of:=IF([.A902] = &quot;forward&quot;; [.B902]*[.E90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03]=&quot;forward&quot;; [.B903])" office:value-type="float" office:value="0" calcext:value-type="float">
            <text:p>0</text:p>
          </table:table-cell>
          <table:table-cell table:formula="of:=IF([.A903]=&quot;down&quot;; [.B903]; IF([.A903]=&quot;up&quot;; -[.B903];0))" office:value-type="float" office:value="3" calcext:value-type="float">
            <text:p>3</text:p>
          </table:table-cell>
          <table:table-cell table:formula="of:=SUM([.$D$2:.D903])" office:value-type="float" office:value="811" calcext:value-type="float">
            <text:p>811</text:p>
          </table:table-cell>
          <table:table-cell table:formula="of:=IF([.A903] = &quot;forward&quot;; [.B903]*[.E90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04]=&quot;forward&quot;; [.B904])" office:value-type="float" office:value="0" calcext:value-type="float">
            <text:p>0</text:p>
          </table:table-cell>
          <table:table-cell table:formula="of:=IF([.A904]=&quot;down&quot;; [.B904]; IF([.A904]=&quot;up&quot;; -[.B904];0))" office:value-type="float" office:value="-2" calcext:value-type="float">
            <text:p>-2</text:p>
          </table:table-cell>
          <table:table-cell table:formula="of:=SUM([.$D$2:.D904])" office:value-type="float" office:value="809" calcext:value-type="float">
            <text:p>809</text:p>
          </table:table-cell>
          <table:table-cell table:formula="of:=IF([.A904] = &quot;forward&quot;; [.B904]*[.E90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05]=&quot;forward&quot;; [.B905])" office:value-type="float" office:value="0" calcext:value-type="float">
            <text:p>0</text:p>
          </table:table-cell>
          <table:table-cell table:formula="of:=IF([.A905]=&quot;down&quot;; [.B905]; IF([.A905]=&quot;up&quot;; -[.B905];0))" office:value-type="float" office:value="5" calcext:value-type="float">
            <text:p>5</text:p>
          </table:table-cell>
          <table:table-cell table:formula="of:=SUM([.$D$2:.D905])" office:value-type="float" office:value="814" calcext:value-type="float">
            <text:p>814</text:p>
          </table:table-cell>
          <table:table-cell table:formula="of:=IF([.A905] = &quot;forward&quot;; [.B905]*[.E90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06]=&quot;forward&quot;; [.B906])" office:value-type="float" office:value="0" calcext:value-type="float">
            <text:p>0</text:p>
          </table:table-cell>
          <table:table-cell table:formula="of:=IF([.A906]=&quot;down&quot;; [.B906]; IF([.A906]=&quot;up&quot;; -[.B906];0))" office:value-type="float" office:value="-6" calcext:value-type="float">
            <text:p>-6</text:p>
          </table:table-cell>
          <table:table-cell table:formula="of:=SUM([.$D$2:.D906])" office:value-type="float" office:value="808" calcext:value-type="float">
            <text:p>808</text:p>
          </table:table-cell>
          <table:table-cell table:formula="of:=IF([.A906] = &quot;forward&quot;; [.B906]*[.E90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07]=&quot;forward&quot;; [.B907])" office:value-type="float" office:value="2" calcext:value-type="float">
            <text:p>2</text:p>
          </table:table-cell>
          <table:table-cell table:formula="of:=IF([.A907]=&quot;down&quot;; [.B907]; IF([.A907]=&quot;up&quot;; -[.B907];0))" office:value-type="float" office:value="0" calcext:value-type="float">
            <text:p>0</text:p>
          </table:table-cell>
          <table:table-cell table:formula="of:=SUM([.$D$2:.D907])" office:value-type="float" office:value="808" calcext:value-type="float">
            <text:p>808</text:p>
          </table:table-cell>
          <table:table-cell table:formula="of:=IF([.A907] = &quot;forward&quot;; [.B907]*[.E907]; 0)"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2" calcext:value-type="float">
            <text:p>2</text:p>
          </table:table-cell>
          <table:table-cell table:formula="of:=IF([.A908]=&quot;forward&quot;; [.B908])" office:value-type="float" office:value="0" calcext:value-type="float">
            <text:p>0</text:p>
          </table:table-cell>
          <table:table-cell table:formula="of:=IF([.A908]=&quot;down&quot;; [.B908]; IF([.A908]=&quot;up&quot;; -[.B908];0))" office:value-type="float" office:value="-2" calcext:value-type="float">
            <text:p>-2</text:p>
          </table:table-cell>
          <table:table-cell table:formula="of:=SUM([.$D$2:.D908])" office:value-type="float" office:value="806" calcext:value-type="float">
            <text:p>806</text:p>
          </table:table-cell>
          <table:table-cell table:formula="of:=IF([.A908] = &quot;forward&quot;; [.B908]*[.E90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09]=&quot;forward&quot;; [.B909])" office:value-type="float" office:value="0" calcext:value-type="float">
            <text:p>0</text:p>
          </table:table-cell>
          <table:table-cell table:formula="of:=IF([.A909]=&quot;down&quot;; [.B909]; IF([.A909]=&quot;up&quot;; -[.B909];0))" office:value-type="float" office:value="7" calcext:value-type="float">
            <text:p>7</text:p>
          </table:table-cell>
          <table:table-cell table:formula="of:=SUM([.$D$2:.D909])" office:value-type="float" office:value="813" calcext:value-type="float">
            <text:p>813</text:p>
          </table:table-cell>
          <table:table-cell table:formula="of:=IF([.A909] = &quot;forward&quot;; [.B909]*[.E90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10]=&quot;forward&quot;; [.B910])" office:value-type="float" office:value="0" calcext:value-type="float">
            <text:p>0</text:p>
          </table:table-cell>
          <table:table-cell table:formula="of:=IF([.A910]=&quot;down&quot;; [.B910]; IF([.A910]=&quot;up&quot;; -[.B910];0))" office:value-type="float" office:value="9" calcext:value-type="float">
            <text:p>9</text:p>
          </table:table-cell>
          <table:table-cell table:formula="of:=SUM([.$D$2:.D910])" office:value-type="float" office:value="822" calcext:value-type="float">
            <text:p>822</text:p>
          </table:table-cell>
          <table:table-cell table:formula="of:=IF([.A910] = &quot;forward&quot;; [.B910]*[.E91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11]=&quot;forward&quot;; [.B911])" office:value-type="float" office:value="3" calcext:value-type="float">
            <text:p>3</text:p>
          </table:table-cell>
          <table:table-cell table:formula="of:=IF([.A911]=&quot;down&quot;; [.B911]; IF([.A911]=&quot;up&quot;; -[.B911];0))" office:value-type="float" office:value="0" calcext:value-type="float">
            <text:p>0</text:p>
          </table:table-cell>
          <table:table-cell table:formula="of:=SUM([.$D$2:.D911])" office:value-type="float" office:value="822" calcext:value-type="float">
            <text:p>822</text:p>
          </table:table-cell>
          <table:table-cell table:formula="of:=IF([.A911] = &quot;forward&quot;; [.B911]*[.E911]; 0)" office:value-type="float" office:value="2466" calcext:value-type="float">
            <text:p>246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table:formula="of:=IF([.A912]=&quot;forward&quot;; [.B912])" office:value-type="float" office:value="0" calcext:value-type="float">
            <text:p>0</text:p>
          </table:table-cell>
          <table:table-cell table:formula="of:=IF([.A912]=&quot;down&quot;; [.B912]; IF([.A912]=&quot;up&quot;; -[.B912];0))" office:value-type="float" office:value="-5" calcext:value-type="float">
            <text:p>-5</text:p>
          </table:table-cell>
          <table:table-cell table:formula="of:=SUM([.$D$2:.D912])" office:value-type="float" office:value="817" calcext:value-type="float">
            <text:p>817</text:p>
          </table:table-cell>
          <table:table-cell table:formula="of:=IF([.A912] = &quot;forward&quot;; [.B912]*[.E91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13]=&quot;forward&quot;; [.B913])" office:value-type="float" office:value="0" calcext:value-type="float">
            <text:p>0</text:p>
          </table:table-cell>
          <table:table-cell table:formula="of:=IF([.A913]=&quot;down&quot;; [.B913]; IF([.A913]=&quot;up&quot;; -[.B913];0))" office:value-type="float" office:value="-7" calcext:value-type="float">
            <text:p>-7</text:p>
          </table:table-cell>
          <table:table-cell table:formula="of:=SUM([.$D$2:.D913])" office:value-type="float" office:value="810" calcext:value-type="float">
            <text:p>810</text:p>
          </table:table-cell>
          <table:table-cell table:formula="of:=IF([.A913] = &quot;forward&quot;; [.B913]*[.E91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14]=&quot;forward&quot;; [.B914])" office:value-type="float" office:value="0" calcext:value-type="float">
            <text:p>0</text:p>
          </table:table-cell>
          <table:table-cell table:formula="of:=IF([.A914]=&quot;down&quot;; [.B914]; IF([.A914]=&quot;up&quot;; -[.B914];0))" office:value-type="float" office:value="4" calcext:value-type="float">
            <text:p>4</text:p>
          </table:table-cell>
          <table:table-cell table:formula="of:=SUM([.$D$2:.D914])" office:value-type="float" office:value="814" calcext:value-type="float">
            <text:p>814</text:p>
          </table:table-cell>
          <table:table-cell table:formula="of:=IF([.A914] = &quot;forward&quot;; [.B914]*[.E91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15]=&quot;forward&quot;; [.B915])" office:value-type="float" office:value="6" calcext:value-type="float">
            <text:p>6</text:p>
          </table:table-cell>
          <table:table-cell table:formula="of:=IF([.A915]=&quot;down&quot;; [.B915]; IF([.A915]=&quot;up&quot;; -[.B915];0))" office:value-type="float" office:value="0" calcext:value-type="float">
            <text:p>0</text:p>
          </table:table-cell>
          <table:table-cell table:formula="of:=SUM([.$D$2:.D915])" office:value-type="float" office:value="814" calcext:value-type="float">
            <text:p>814</text:p>
          </table:table-cell>
          <table:table-cell table:formula="of:=IF([.A915] = &quot;forward&quot;; [.B915]*[.E915]; 0)" office:value-type="float" office:value="4884" calcext:value-type="float">
            <text:p>488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16]=&quot;forward&quot;; [.B916])" office:value-type="float" office:value="0" calcext:value-type="float">
            <text:p>0</text:p>
          </table:table-cell>
          <table:table-cell table:formula="of:=IF([.A916]=&quot;down&quot;; [.B916]; IF([.A916]=&quot;up&quot;; -[.B916];0))" office:value-type="float" office:value="8" calcext:value-type="float">
            <text:p>8</text:p>
          </table:table-cell>
          <table:table-cell table:formula="of:=SUM([.$D$2:.D916])" office:value-type="float" office:value="822" calcext:value-type="float">
            <text:p>822</text:p>
          </table:table-cell>
          <table:table-cell table:formula="of:=IF([.A916] = &quot;forward&quot;; [.B916]*[.E91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17]=&quot;forward&quot;; [.B917])" office:value-type="float" office:value="7" calcext:value-type="float">
            <text:p>7</text:p>
          </table:table-cell>
          <table:table-cell table:formula="of:=IF([.A917]=&quot;down&quot;; [.B917]; IF([.A917]=&quot;up&quot;; -[.B917];0))" office:value-type="float" office:value="0" calcext:value-type="float">
            <text:p>0</text:p>
          </table:table-cell>
          <table:table-cell table:formula="of:=SUM([.$D$2:.D917])" office:value-type="float" office:value="822" calcext:value-type="float">
            <text:p>822</text:p>
          </table:table-cell>
          <table:table-cell table:formula="of:=IF([.A917] = &quot;forward&quot;; [.B917]*[.E917]; 0)" office:value-type="float" office:value="5754" calcext:value-type="float">
            <text:p>5754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18]=&quot;forward&quot;; [.B918])" office:value-type="float" office:value="0" calcext:value-type="float">
            <text:p>0</text:p>
          </table:table-cell>
          <table:table-cell table:formula="of:=IF([.A918]=&quot;down&quot;; [.B918]; IF([.A918]=&quot;up&quot;; -[.B918];0))" office:value-type="float" office:value="-1" calcext:value-type="float">
            <text:p>-1</text:p>
          </table:table-cell>
          <table:table-cell table:formula="of:=SUM([.$D$2:.D918])" office:value-type="float" office:value="821" calcext:value-type="float">
            <text:p>821</text:p>
          </table:table-cell>
          <table:table-cell table:formula="of:=IF([.A918] = &quot;forward&quot;; [.B918]*[.E91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19]=&quot;forward&quot;; [.B919])" office:value-type="float" office:value="0" calcext:value-type="float">
            <text:p>0</text:p>
          </table:table-cell>
          <table:table-cell table:formula="of:=IF([.A919]=&quot;down&quot;; [.B919]; IF([.A919]=&quot;up&quot;; -[.B919];0))" office:value-type="float" office:value="-4" calcext:value-type="float">
            <text:p>-4</text:p>
          </table:table-cell>
          <table:table-cell table:formula="of:=SUM([.$D$2:.D919])" office:value-type="float" office:value="817" calcext:value-type="float">
            <text:p>817</text:p>
          </table:table-cell>
          <table:table-cell table:formula="of:=IF([.A919] = &quot;forward&quot;; [.B919]*[.E91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20]=&quot;forward&quot;; [.B920])" office:value-type="float" office:value="4" calcext:value-type="float">
            <text:p>4</text:p>
          </table:table-cell>
          <table:table-cell table:formula="of:=IF([.A920]=&quot;down&quot;; [.B920]; IF([.A920]=&quot;up&quot;; -[.B920];0))" office:value-type="float" office:value="0" calcext:value-type="float">
            <text:p>0</text:p>
          </table:table-cell>
          <table:table-cell table:formula="of:=SUM([.$D$2:.D920])" office:value-type="float" office:value="817" calcext:value-type="float">
            <text:p>817</text:p>
          </table:table-cell>
          <table:table-cell table:formula="of:=IF([.A920] = &quot;forward&quot;; [.B920]*[.E920]; 0)"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21]=&quot;forward&quot;; [.B921])" office:value-type="float" office:value="0" calcext:value-type="float">
            <text:p>0</text:p>
          </table:table-cell>
          <table:table-cell table:formula="of:=IF([.A921]=&quot;down&quot;; [.B921]; IF([.A921]=&quot;up&quot;; -[.B921];0))" office:value-type="float" office:value="9" calcext:value-type="float">
            <text:p>9</text:p>
          </table:table-cell>
          <table:table-cell table:formula="of:=SUM([.$D$2:.D921])" office:value-type="float" office:value="826" calcext:value-type="float">
            <text:p>826</text:p>
          </table:table-cell>
          <table:table-cell table:formula="of:=IF([.A921] = &quot;forward&quot;; [.B921]*[.E92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22]=&quot;forward&quot;; [.B922])" office:value-type="float" office:value="9" calcext:value-type="float">
            <text:p>9</text:p>
          </table:table-cell>
          <table:table-cell table:formula="of:=IF([.A922]=&quot;down&quot;; [.B922]; IF([.A922]=&quot;up&quot;; -[.B922];0))" office:value-type="float" office:value="0" calcext:value-type="float">
            <text:p>0</text:p>
          </table:table-cell>
          <table:table-cell table:formula="of:=SUM([.$D$2:.D922])" office:value-type="float" office:value="826" calcext:value-type="float">
            <text:p>826</text:p>
          </table:table-cell>
          <table:table-cell table:formula="of:=IF([.A922] = &quot;forward&quot;; [.B922]*[.E922]; 0)" office:value-type="float" office:value="7434" calcext:value-type="float">
            <text:p>743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23]=&quot;forward&quot;; [.B923])" office:value-type="float" office:value="9" calcext:value-type="float">
            <text:p>9</text:p>
          </table:table-cell>
          <table:table-cell table:formula="of:=IF([.A923]=&quot;down&quot;; [.B923]; IF([.A923]=&quot;up&quot;; -[.B923];0))" office:value-type="float" office:value="0" calcext:value-type="float">
            <text:p>0</text:p>
          </table:table-cell>
          <table:table-cell table:formula="of:=SUM([.$D$2:.D923])" office:value-type="float" office:value="826" calcext:value-type="float">
            <text:p>826</text:p>
          </table:table-cell>
          <table:table-cell table:formula="of:=IF([.A923] = &quot;forward&quot;; [.B923]*[.E923]; 0)" office:value-type="float" office:value="7434" calcext:value-type="float">
            <text:p>743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24]=&quot;forward&quot;; [.B924])" office:value-type="float" office:value="0" calcext:value-type="float">
            <text:p>0</text:p>
          </table:table-cell>
          <table:table-cell table:formula="of:=IF([.A924]=&quot;down&quot;; [.B924]; IF([.A924]=&quot;up&quot;; -[.B924];0))" office:value-type="float" office:value="3" calcext:value-type="float">
            <text:p>3</text:p>
          </table:table-cell>
          <table:table-cell table:formula="of:=SUM([.$D$2:.D924])" office:value-type="float" office:value="829" calcext:value-type="float">
            <text:p>829</text:p>
          </table:table-cell>
          <table:table-cell table:formula="of:=IF([.A924] = &quot;forward&quot;; [.B924]*[.E92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25]=&quot;forward&quot;; [.B925])" office:value-type="float" office:value="5" calcext:value-type="float">
            <text:p>5</text:p>
          </table:table-cell>
          <table:table-cell table:formula="of:=IF([.A925]=&quot;down&quot;; [.B925]; IF([.A925]=&quot;up&quot;; -[.B925];0))" office:value-type="float" office:value="0" calcext:value-type="float">
            <text:p>0</text:p>
          </table:table-cell>
          <table:table-cell table:formula="of:=SUM([.$D$2:.D925])" office:value-type="float" office:value="829" calcext:value-type="float">
            <text:p>829</text:p>
          </table:table-cell>
          <table:table-cell table:formula="of:=IF([.A925] = &quot;forward&quot;; [.B925]*[.E925]; 0)" office:value-type="float" office:value="4145" calcext:value-type="float">
            <text:p>4145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26]=&quot;forward&quot;; [.B926])" office:value-type="float" office:value="1" calcext:value-type="float">
            <text:p>1</text:p>
          </table:table-cell>
          <table:table-cell table:formula="of:=IF([.A926]=&quot;down&quot;; [.B926]; IF([.A926]=&quot;up&quot;; -[.B926];0))" office:value-type="float" office:value="0" calcext:value-type="float">
            <text:p>0</text:p>
          </table:table-cell>
          <table:table-cell table:formula="of:=SUM([.$D$2:.D926])" office:value-type="float" office:value="829" calcext:value-type="float">
            <text:p>829</text:p>
          </table:table-cell>
          <table:table-cell table:formula="of:=IF([.A926] = &quot;forward&quot;; [.B926]*[.E926]; 0)"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27]=&quot;forward&quot;; [.B927])" office:value-type="float" office:value="0" calcext:value-type="float">
            <text:p>0</text:p>
          </table:table-cell>
          <table:table-cell table:formula="of:=IF([.A927]=&quot;down&quot;; [.B927]; IF([.A927]=&quot;up&quot;; -[.B927];0))" office:value-type="float" office:value="3" calcext:value-type="float">
            <text:p>3</text:p>
          </table:table-cell>
          <table:table-cell table:formula="of:=SUM([.$D$2:.D927])" office:value-type="float" office:value="832" calcext:value-type="float">
            <text:p>832</text:p>
          </table:table-cell>
          <table:table-cell table:formula="of:=IF([.A927] = &quot;forward&quot;; [.B927]*[.E92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28]=&quot;forward&quot;; [.B928])" office:value-type="float" office:value="0" calcext:value-type="float">
            <text:p>0</text:p>
          </table:table-cell>
          <table:table-cell table:formula="of:=IF([.A928]=&quot;down&quot;; [.B928]; IF([.A928]=&quot;up&quot;; -[.B928];0))" office:value-type="float" office:value="8" calcext:value-type="float">
            <text:p>8</text:p>
          </table:table-cell>
          <table:table-cell table:formula="of:=SUM([.$D$2:.D928])" office:value-type="float" office:value="840" calcext:value-type="float">
            <text:p>840</text:p>
          </table:table-cell>
          <table:table-cell table:formula="of:=IF([.A928] = &quot;forward&quot;; [.B928]*[.E92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29]=&quot;forward&quot;; [.B929])" office:value-type="float" office:value="7" calcext:value-type="float">
            <text:p>7</text:p>
          </table:table-cell>
          <table:table-cell table:formula="of:=IF([.A929]=&quot;down&quot;; [.B929]; IF([.A929]=&quot;up&quot;; -[.B929];0))" office:value-type="float" office:value="0" calcext:value-type="float">
            <text:p>0</text:p>
          </table:table-cell>
          <table:table-cell table:formula="of:=SUM([.$D$2:.D929])" office:value-type="float" office:value="840" calcext:value-type="float">
            <text:p>840</text:p>
          </table:table-cell>
          <table:table-cell table:formula="of:=IF([.A929] = &quot;forward&quot;; [.B929]*[.E929]; 0)" office:value-type="float" office:value="5880" calcext:value-type="float">
            <text:p>588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30]=&quot;forward&quot;; [.B930])" office:value-type="float" office:value="0" calcext:value-type="float">
            <text:p>0</text:p>
          </table:table-cell>
          <table:table-cell table:formula="of:=IF([.A930]=&quot;down&quot;; [.B930]; IF([.A930]=&quot;up&quot;; -[.B930];0))" office:value-type="float" office:value="4" calcext:value-type="float">
            <text:p>4</text:p>
          </table:table-cell>
          <table:table-cell table:formula="of:=SUM([.$D$2:.D930])" office:value-type="float" office:value="844" calcext:value-type="float">
            <text:p>844</text:p>
          </table:table-cell>
          <table:table-cell table:formula="of:=IF([.A930] = &quot;forward&quot;; [.B930]*[.E93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31]=&quot;forward&quot;; [.B931])" office:value-type="float" office:value="3" calcext:value-type="float">
            <text:p>3</text:p>
          </table:table-cell>
          <table:table-cell table:formula="of:=IF([.A931]=&quot;down&quot;; [.B931]; IF([.A931]=&quot;up&quot;; -[.B931];0))" office:value-type="float" office:value="0" calcext:value-type="float">
            <text:p>0</text:p>
          </table:table-cell>
          <table:table-cell table:formula="of:=SUM([.$D$2:.D931])" office:value-type="float" office:value="844" calcext:value-type="float">
            <text:p>844</text:p>
          </table:table-cell>
          <table:table-cell table:formula="of:=IF([.A931] = &quot;forward&quot;; [.B931]*[.E931]; 0)" office:value-type="float" office:value="2532" calcext:value-type="float">
            <text:p>25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32]=&quot;forward&quot;; [.B932])" office:value-type="float" office:value="0" calcext:value-type="float">
            <text:p>0</text:p>
          </table:table-cell>
          <table:table-cell table:formula="of:=IF([.A932]=&quot;down&quot;; [.B932]; IF([.A932]=&quot;up&quot;; -[.B932];0))" office:value-type="float" office:value="3" calcext:value-type="float">
            <text:p>3</text:p>
          </table:table-cell>
          <table:table-cell table:formula="of:=SUM([.$D$2:.D932])" office:value-type="float" office:value="847" calcext:value-type="float">
            <text:p>847</text:p>
          </table:table-cell>
          <table:table-cell table:formula="of:=IF([.A932] = &quot;forward&quot;; [.B932]*[.E93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33]=&quot;forward&quot;; [.B933])" office:value-type="float" office:value="8" calcext:value-type="float">
            <text:p>8</text:p>
          </table:table-cell>
          <table:table-cell table:formula="of:=IF([.A933]=&quot;down&quot;; [.B933]; IF([.A933]=&quot;up&quot;; -[.B933];0))" office:value-type="float" office:value="0" calcext:value-type="float">
            <text:p>0</text:p>
          </table:table-cell>
          <table:table-cell table:formula="of:=SUM([.$D$2:.D933])" office:value-type="float" office:value="847" calcext:value-type="float">
            <text:p>847</text:p>
          </table:table-cell>
          <table:table-cell table:formula="of:=IF([.A933] = &quot;forward&quot;; [.B933]*[.E933]; 0)" office:value-type="float" office:value="6776" calcext:value-type="float">
            <text:p>6776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34]=&quot;forward&quot;; [.B934])" office:value-type="float" office:value="2" calcext:value-type="float">
            <text:p>2</text:p>
          </table:table-cell>
          <table:table-cell table:formula="of:=IF([.A934]=&quot;down&quot;; [.B934]; IF([.A934]=&quot;up&quot;; -[.B934];0))" office:value-type="float" office:value="0" calcext:value-type="float">
            <text:p>0</text:p>
          </table:table-cell>
          <table:table-cell table:formula="of:=SUM([.$D$2:.D934])" office:value-type="float" office:value="847" calcext:value-type="float">
            <text:p>847</text:p>
          </table:table-cell>
          <table:table-cell table:formula="of:=IF([.A934] = &quot;forward&quot;; [.B934]*[.E934]; 0)"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35]=&quot;forward&quot;; [.B935])" office:value-type="float" office:value="6" calcext:value-type="float">
            <text:p>6</text:p>
          </table:table-cell>
          <table:table-cell table:formula="of:=IF([.A935]=&quot;down&quot;; [.B935]; IF([.A935]=&quot;up&quot;; -[.B935];0))" office:value-type="float" office:value="0" calcext:value-type="float">
            <text:p>0</text:p>
          </table:table-cell>
          <table:table-cell table:formula="of:=SUM([.$D$2:.D935])" office:value-type="float" office:value="847" calcext:value-type="float">
            <text:p>847</text:p>
          </table:table-cell>
          <table:table-cell table:formula="of:=IF([.A935] = &quot;forward&quot;; [.B935]*[.E935]; 0)" office:value-type="float" office:value="5082" calcext:value-type="float">
            <text:p>508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36]=&quot;forward&quot;; [.B936])" office:value-type="float" office:value="0" calcext:value-type="float">
            <text:p>0</text:p>
          </table:table-cell>
          <table:table-cell table:formula="of:=IF([.A936]=&quot;down&quot;; [.B936]; IF([.A936]=&quot;up&quot;; -[.B936];0))" office:value-type="float" office:value="-9" calcext:value-type="float">
            <text:p>-9</text:p>
          </table:table-cell>
          <table:table-cell table:formula="of:=SUM([.$D$2:.D936])" office:value-type="float" office:value="838" calcext:value-type="float">
            <text:p>838</text:p>
          </table:table-cell>
          <table:table-cell table:formula="of:=IF([.A936] = &quot;forward&quot;; [.B936]*[.E93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37]=&quot;forward&quot;; [.B937])" office:value-type="float" office:value="2" calcext:value-type="float">
            <text:p>2</text:p>
          </table:table-cell>
          <table:table-cell table:formula="of:=IF([.A937]=&quot;down&quot;; [.B937]; IF([.A937]=&quot;up&quot;; -[.B937];0))" office:value-type="float" office:value="0" calcext:value-type="float">
            <text:p>0</text:p>
          </table:table-cell>
          <table:table-cell table:formula="of:=SUM([.$D$2:.D937])" office:value-type="float" office:value="838" calcext:value-type="float">
            <text:p>838</text:p>
          </table:table-cell>
          <table:table-cell table:formula="of:=IF([.A937] = &quot;forward&quot;; [.B937]*[.E937]; 0)" office:value-type="float" office:value="1676" calcext:value-type="float">
            <text:p>1676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38]=&quot;forward&quot;; [.B938])" office:value-type="float" office:value="0" calcext:value-type="float">
            <text:p>0</text:p>
          </table:table-cell>
          <table:table-cell table:formula="of:=IF([.A938]=&quot;down&quot;; [.B938]; IF([.A938]=&quot;up&quot;; -[.B938];0))" office:value-type="float" office:value="9" calcext:value-type="float">
            <text:p>9</text:p>
          </table:table-cell>
          <table:table-cell table:formula="of:=SUM([.$D$2:.D938])" office:value-type="float" office:value="847" calcext:value-type="float">
            <text:p>847</text:p>
          </table:table-cell>
          <table:table-cell table:formula="of:=IF([.A938] = &quot;forward&quot;; [.B938]*[.E93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39]=&quot;forward&quot;; [.B939])" office:value-type="float" office:value="2" calcext:value-type="float">
            <text:p>2</text:p>
          </table:table-cell>
          <table:table-cell table:formula="of:=IF([.A939]=&quot;down&quot;; [.B939]; IF([.A939]=&quot;up&quot;; -[.B939];0))" office:value-type="float" office:value="0" calcext:value-type="float">
            <text:p>0</text:p>
          </table:table-cell>
          <table:table-cell table:formula="of:=SUM([.$D$2:.D939])" office:value-type="float" office:value="847" calcext:value-type="float">
            <text:p>847</text:p>
          </table:table-cell>
          <table:table-cell table:formula="of:=IF([.A939] = &quot;forward&quot;; [.B939]*[.E939]; 0)"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40]=&quot;forward&quot;; [.B940])" office:value-type="float" office:value="0" calcext:value-type="float">
            <text:p>0</text:p>
          </table:table-cell>
          <table:table-cell table:formula="of:=IF([.A940]=&quot;down&quot;; [.B940]; IF([.A940]=&quot;up&quot;; -[.B940];0))" office:value-type="float" office:value="1" calcext:value-type="float">
            <text:p>1</text:p>
          </table:table-cell>
          <table:table-cell table:formula="of:=SUM([.$D$2:.D940])" office:value-type="float" office:value="848" calcext:value-type="float">
            <text:p>848</text:p>
          </table:table-cell>
          <table:table-cell table:formula="of:=IF([.A940] = &quot;forward&quot;; [.B940]*[.E94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41]=&quot;forward&quot;; [.B941])" office:value-type="float" office:value="9" calcext:value-type="float">
            <text:p>9</text:p>
          </table:table-cell>
          <table:table-cell table:formula="of:=IF([.A941]=&quot;down&quot;; [.B941]; IF([.A941]=&quot;up&quot;; -[.B941];0))" office:value-type="float" office:value="0" calcext:value-type="float">
            <text:p>0</text:p>
          </table:table-cell>
          <table:table-cell table:formula="of:=SUM([.$D$2:.D941])" office:value-type="float" office:value="848" calcext:value-type="float">
            <text:p>848</text:p>
          </table:table-cell>
          <table:table-cell table:formula="of:=IF([.A941] = &quot;forward&quot;; [.B941]*[.E941]; 0)" office:value-type="float" office:value="7632" calcext:value-type="float">
            <text:p>763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42]=&quot;forward&quot;; [.B942])" office:value-type="float" office:value="0" calcext:value-type="float">
            <text:p>0</text:p>
          </table:table-cell>
          <table:table-cell table:formula="of:=IF([.A942]=&quot;down&quot;; [.B942]; IF([.A942]=&quot;up&quot;; -[.B942];0))" office:value-type="float" office:value="-1" calcext:value-type="float">
            <text:p>-1</text:p>
          </table:table-cell>
          <table:table-cell table:formula="of:=SUM([.$D$2:.D942])" office:value-type="float" office:value="847" calcext:value-type="float">
            <text:p>847</text:p>
          </table:table-cell>
          <table:table-cell table:formula="of:=IF([.A942] = &quot;forward&quot;; [.B942]*[.E94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43]=&quot;forward&quot;; [.B943])" office:value-type="float" office:value="0" calcext:value-type="float">
            <text:p>0</text:p>
          </table:table-cell>
          <table:table-cell table:formula="of:=IF([.A943]=&quot;down&quot;; [.B943]; IF([.A943]=&quot;up&quot;; -[.B943];0))" office:value-type="float" office:value="-4" calcext:value-type="float">
            <text:p>-4</text:p>
          </table:table-cell>
          <table:table-cell table:formula="of:=SUM([.$D$2:.D943])" office:value-type="float" office:value="843" calcext:value-type="float">
            <text:p>843</text:p>
          </table:table-cell>
          <table:table-cell table:formula="of:=IF([.A943] = &quot;forward&quot;; [.B943]*[.E94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44]=&quot;forward&quot;; [.B944])" office:value-type="float" office:value="0" calcext:value-type="float">
            <text:p>0</text:p>
          </table:table-cell>
          <table:table-cell table:formula="of:=IF([.A944]=&quot;down&quot;; [.B944]; IF([.A944]=&quot;up&quot;; -[.B944];0))" office:value-type="float" office:value="-1" calcext:value-type="float">
            <text:p>-1</text:p>
          </table:table-cell>
          <table:table-cell table:formula="of:=SUM([.$D$2:.D944])" office:value-type="float" office:value="842" calcext:value-type="float">
            <text:p>842</text:p>
          </table:table-cell>
          <table:table-cell table:formula="of:=IF([.A944] = &quot;forward&quot;; [.B944]*[.E94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45]=&quot;forward&quot;; [.B945])" office:value-type="float" office:value="0" calcext:value-type="float">
            <text:p>0</text:p>
          </table:table-cell>
          <table:table-cell table:formula="of:=IF([.A945]=&quot;down&quot;; [.B945]; IF([.A945]=&quot;up&quot;; -[.B945];0))" office:value-type="float" office:value="1" calcext:value-type="float">
            <text:p>1</text:p>
          </table:table-cell>
          <table:table-cell table:formula="of:=SUM([.$D$2:.D945])" office:value-type="float" office:value="843" calcext:value-type="float">
            <text:p>843</text:p>
          </table:table-cell>
          <table:table-cell table:formula="of:=IF([.A945] = &quot;forward&quot;; [.B945]*[.E94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4" calcext:value-type="float">
            <text:p>4</text:p>
          </table:table-cell>
          <table:table-cell table:formula="of:=IF([.A946]=&quot;forward&quot;; [.B946])" office:value-type="float" office:value="4" calcext:value-type="float">
            <text:p>4</text:p>
          </table:table-cell>
          <table:table-cell table:formula="of:=IF([.A946]=&quot;down&quot;; [.B946]; IF([.A946]=&quot;up&quot;; -[.B946];0))" office:value-type="float" office:value="0" calcext:value-type="float">
            <text:p>0</text:p>
          </table:table-cell>
          <table:table-cell table:formula="of:=SUM([.$D$2:.D946])" office:value-type="float" office:value="843" calcext:value-type="float">
            <text:p>843</text:p>
          </table:table-cell>
          <table:table-cell table:formula="of:=IF([.A946] = &quot;forward&quot;; [.B946]*[.E946]; 0)" office:value-type="float" office:value="3372" calcext:value-type="float">
            <text:p>337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47]=&quot;forward&quot;; [.B947])" office:value-type="float" office:value="0" calcext:value-type="float">
            <text:p>0</text:p>
          </table:table-cell>
          <table:table-cell table:formula="of:=IF([.A947]=&quot;down&quot;; [.B947]; IF([.A947]=&quot;up&quot;; -[.B947];0))" office:value-type="float" office:value="-9" calcext:value-type="float">
            <text:p>-9</text:p>
          </table:table-cell>
          <table:table-cell table:formula="of:=SUM([.$D$2:.D947])" office:value-type="float" office:value="834" calcext:value-type="float">
            <text:p>834</text:p>
          </table:table-cell>
          <table:table-cell table:formula="of:=IF([.A947] = &quot;forward&quot;; [.B947]*[.E94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8" calcext:value-type="float">
            <text:p>8</text:p>
          </table:table-cell>
          <table:table-cell table:formula="of:=IF([.A948]=&quot;forward&quot;; [.B948])" office:value-type="float" office:value="0" calcext:value-type="float">
            <text:p>0</text:p>
          </table:table-cell>
          <table:table-cell table:formula="of:=IF([.A948]=&quot;down&quot;; [.B948]; IF([.A948]=&quot;up&quot;; -[.B948];0))" office:value-type="float" office:value="-8" calcext:value-type="float">
            <text:p>-8</text:p>
          </table:table-cell>
          <table:table-cell table:formula="of:=SUM([.$D$2:.D948])" office:value-type="float" office:value="826" calcext:value-type="float">
            <text:p>826</text:p>
          </table:table-cell>
          <table:table-cell table:formula="of:=IF([.A948] = &quot;forward&quot;; [.B948]*[.E94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49]=&quot;forward&quot;; [.B949])" office:value-type="float" office:value="0" calcext:value-type="float">
            <text:p>0</text:p>
          </table:table-cell>
          <table:table-cell table:formula="of:=IF([.A949]=&quot;down&quot;; [.B949]; IF([.A949]=&quot;up&quot;; -[.B949];0))" office:value-type="float" office:value="1" calcext:value-type="float">
            <text:p>1</text:p>
          </table:table-cell>
          <table:table-cell table:formula="of:=SUM([.$D$2:.D949])" office:value-type="float" office:value="827" calcext:value-type="float">
            <text:p>827</text:p>
          </table:table-cell>
          <table:table-cell table:formula="of:=IF([.A949] = &quot;forward&quot;; [.B949]*[.E94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50]=&quot;forward&quot;; [.B950])" office:value-type="float" office:value="0" calcext:value-type="float">
            <text:p>0</text:p>
          </table:table-cell>
          <table:table-cell table:formula="of:=IF([.A950]=&quot;down&quot;; [.B950]; IF([.A950]=&quot;up&quot;; -[.B950];0))" office:value-type="float" office:value="3" calcext:value-type="float">
            <text:p>3</text:p>
          </table:table-cell>
          <table:table-cell table:formula="of:=SUM([.$D$2:.D950])" office:value-type="float" office:value="830" calcext:value-type="float">
            <text:p>830</text:p>
          </table:table-cell>
          <table:table-cell table:formula="of:=IF([.A950] = &quot;forward&quot;; [.B950]*[.E95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51]=&quot;forward&quot;; [.B951])" office:value-type="float" office:value="0" calcext:value-type="float">
            <text:p>0</text:p>
          </table:table-cell>
          <table:table-cell table:formula="of:=IF([.A951]=&quot;down&quot;; [.B951]; IF([.A951]=&quot;up&quot;; -[.B951];0))" office:value-type="float" office:value="2" calcext:value-type="float">
            <text:p>2</text:p>
          </table:table-cell>
          <table:table-cell table:formula="of:=SUM([.$D$2:.D951])" office:value-type="float" office:value="832" calcext:value-type="float">
            <text:p>832</text:p>
          </table:table-cell>
          <table:table-cell table:formula="of:=IF([.A951] = &quot;forward&quot;; [.B951]*[.E95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52]=&quot;forward&quot;; [.B952])" office:value-type="float" office:value="9" calcext:value-type="float">
            <text:p>9</text:p>
          </table:table-cell>
          <table:table-cell table:formula="of:=IF([.A952]=&quot;down&quot;; [.B952]; IF([.A952]=&quot;up&quot;; -[.B952];0))" office:value-type="float" office:value="0" calcext:value-type="float">
            <text:p>0</text:p>
          </table:table-cell>
          <table:table-cell table:formula="of:=SUM([.$D$2:.D952])" office:value-type="float" office:value="832" calcext:value-type="float">
            <text:p>832</text:p>
          </table:table-cell>
          <table:table-cell table:formula="of:=IF([.A952] = &quot;forward&quot;; [.B952]*[.E952]; 0)" office:value-type="float" office:value="7488" calcext:value-type="float">
            <text:p>7488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53]=&quot;forward&quot;; [.B953])" office:value-type="float" office:value="0" calcext:value-type="float">
            <text:p>0</text:p>
          </table:table-cell>
          <table:table-cell table:formula="of:=IF([.A953]=&quot;down&quot;; [.B953]; IF([.A953]=&quot;up&quot;; -[.B953];0))" office:value-type="float" office:value="7" calcext:value-type="float">
            <text:p>7</text:p>
          </table:table-cell>
          <table:table-cell table:formula="of:=SUM([.$D$2:.D953])" office:value-type="float" office:value="839" calcext:value-type="float">
            <text:p>839</text:p>
          </table:table-cell>
          <table:table-cell table:formula="of:=IF([.A953] = &quot;forward&quot;; [.B953]*[.E95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54]=&quot;forward&quot;; [.B954])" office:value-type="float" office:value="0" calcext:value-type="float">
            <text:p>0</text:p>
          </table:table-cell>
          <table:table-cell table:formula="of:=IF([.A954]=&quot;down&quot;; [.B954]; IF([.A954]=&quot;up&quot;; -[.B954];0))" office:value-type="float" office:value="4" calcext:value-type="float">
            <text:p>4</text:p>
          </table:table-cell>
          <table:table-cell table:formula="of:=SUM([.$D$2:.D954])" office:value-type="float" office:value="843" calcext:value-type="float">
            <text:p>843</text:p>
          </table:table-cell>
          <table:table-cell table:formula="of:=IF([.A954] = &quot;forward&quot;; [.B954]*[.E95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55]=&quot;forward&quot;; [.B955])" office:value-type="float" office:value="2" calcext:value-type="float">
            <text:p>2</text:p>
          </table:table-cell>
          <table:table-cell table:formula="of:=IF([.A955]=&quot;down&quot;; [.B955]; IF([.A955]=&quot;up&quot;; -[.B955];0))" office:value-type="float" office:value="0" calcext:value-type="float">
            <text:p>0</text:p>
          </table:table-cell>
          <table:table-cell table:formula="of:=SUM([.$D$2:.D955])" office:value-type="float" office:value="843" calcext:value-type="float">
            <text:p>843</text:p>
          </table:table-cell>
          <table:table-cell table:formula="of:=IF([.A955] = &quot;forward&quot;; [.B955]*[.E955]; 0)" office:value-type="float" office:value="1686" calcext:value-type="float">
            <text:p>1686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table:formula="of:=IF([.A956]=&quot;forward&quot;; [.B956])" office:value-type="float" office:value="0" calcext:value-type="float">
            <text:p>0</text:p>
          </table:table-cell>
          <table:table-cell table:formula="of:=IF([.A956]=&quot;down&quot;; [.B956]; IF([.A956]=&quot;up&quot;; -[.B956];0))" office:value-type="float" office:value="-9" calcext:value-type="float">
            <text:p>-9</text:p>
          </table:table-cell>
          <table:table-cell table:formula="of:=SUM([.$D$2:.D956])" office:value-type="float" office:value="834" calcext:value-type="float">
            <text:p>834</text:p>
          </table:table-cell>
          <table:table-cell table:formula="of:=IF([.A956] = &quot;forward&quot;; [.B956]*[.E95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57]=&quot;forward&quot;; [.B957])" office:value-type="float" office:value="0" calcext:value-type="float">
            <text:p>0</text:p>
          </table:table-cell>
          <table:table-cell table:formula="of:=IF([.A957]=&quot;down&quot;; [.B957]; IF([.A957]=&quot;up&quot;; -[.B957];0))" office:value-type="float" office:value="7" calcext:value-type="float">
            <text:p>7</text:p>
          </table:table-cell>
          <table:table-cell table:formula="of:=SUM([.$D$2:.D957])" office:value-type="float" office:value="841" calcext:value-type="float">
            <text:p>841</text:p>
          </table:table-cell>
          <table:table-cell table:formula="of:=IF([.A957] = &quot;forward&quot;; [.B957]*[.E95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58]=&quot;forward&quot;; [.B958])" office:value-type="float" office:value="0" calcext:value-type="float">
            <text:p>0</text:p>
          </table:table-cell>
          <table:table-cell table:formula="of:=IF([.A958]=&quot;down&quot;; [.B958]; IF([.A958]=&quot;up&quot;; -[.B958];0))" office:value-type="float" office:value="1" calcext:value-type="float">
            <text:p>1</text:p>
          </table:table-cell>
          <table:table-cell table:formula="of:=SUM([.$D$2:.D958])" office:value-type="float" office:value="842" calcext:value-type="float">
            <text:p>842</text:p>
          </table:table-cell>
          <table:table-cell table:formula="of:=IF([.A958] = &quot;forward&quot;; [.B958]*[.E95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59]=&quot;forward&quot;; [.B959])" office:value-type="float" office:value="0" calcext:value-type="float">
            <text:p>0</text:p>
          </table:table-cell>
          <table:table-cell table:formula="of:=IF([.A959]=&quot;down&quot;; [.B959]; IF([.A959]=&quot;up&quot;; -[.B959];0))" office:value-type="float" office:value="9" calcext:value-type="float">
            <text:p>9</text:p>
          </table:table-cell>
          <table:table-cell table:formula="of:=SUM([.$D$2:.D959])" office:value-type="float" office:value="851" calcext:value-type="float">
            <text:p>851</text:p>
          </table:table-cell>
          <table:table-cell table:formula="of:=IF([.A959] = &quot;forward&quot;; [.B959]*[.E95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60]=&quot;forward&quot;; [.B960])" office:value-type="float" office:value="2" calcext:value-type="float">
            <text:p>2</text:p>
          </table:table-cell>
          <table:table-cell table:formula="of:=IF([.A960]=&quot;down&quot;; [.B960]; IF([.A960]=&quot;up&quot;; -[.B960];0))" office:value-type="float" office:value="0" calcext:value-type="float">
            <text:p>0</text:p>
          </table:table-cell>
          <table:table-cell table:formula="of:=SUM([.$D$2:.D960])" office:value-type="float" office:value="851" calcext:value-type="float">
            <text:p>851</text:p>
          </table:table-cell>
          <table:table-cell table:formula="of:=IF([.A960] = &quot;forward&quot;; [.B960]*[.E960]; 0)"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61]=&quot;forward&quot;; [.B961])" office:value-type="float" office:value="0" calcext:value-type="float">
            <text:p>0</text:p>
          </table:table-cell>
          <table:table-cell table:formula="of:=IF([.A961]=&quot;down&quot;; [.B961]; IF([.A961]=&quot;up&quot;; -[.B961];0))" office:value-type="float" office:value="2" calcext:value-type="float">
            <text:p>2</text:p>
          </table:table-cell>
          <table:table-cell table:formula="of:=SUM([.$D$2:.D961])" office:value-type="float" office:value="853" calcext:value-type="float">
            <text:p>853</text:p>
          </table:table-cell>
          <table:table-cell table:formula="of:=IF([.A961] = &quot;forward&quot;; [.B961]*[.E96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62]=&quot;forward&quot;; [.B962])" office:value-type="float" office:value="9" calcext:value-type="float">
            <text:p>9</text:p>
          </table:table-cell>
          <table:table-cell table:formula="of:=IF([.A962]=&quot;down&quot;; [.B962]; IF([.A962]=&quot;up&quot;; -[.B962];0))" office:value-type="float" office:value="0" calcext:value-type="float">
            <text:p>0</text:p>
          </table:table-cell>
          <table:table-cell table:formula="of:=SUM([.$D$2:.D962])" office:value-type="float" office:value="853" calcext:value-type="float">
            <text:p>853</text:p>
          </table:table-cell>
          <table:table-cell table:formula="of:=IF([.A962] = &quot;forward&quot;; [.B962]*[.E962]; 0)" office:value-type="float" office:value="7677" calcext:value-type="float">
            <text:p>7677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63]=&quot;forward&quot;; [.B963])" office:value-type="float" office:value="0" calcext:value-type="float">
            <text:p>0</text:p>
          </table:table-cell>
          <table:table-cell table:formula="of:=IF([.A963]=&quot;down&quot;; [.B963]; IF([.A963]=&quot;up&quot;; -[.B963];0))" office:value-type="float" office:value="5" calcext:value-type="float">
            <text:p>5</text:p>
          </table:table-cell>
          <table:table-cell table:formula="of:=SUM([.$D$2:.D963])" office:value-type="float" office:value="858" calcext:value-type="float">
            <text:p>858</text:p>
          </table:table-cell>
          <table:table-cell table:formula="of:=IF([.A963] = &quot;forward&quot;; [.B963]*[.E96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table:formula="of:=IF([.A964]=&quot;forward&quot;; [.B964])" office:value-type="float" office:value="0" calcext:value-type="float">
            <text:p>0</text:p>
          </table:table-cell>
          <table:table-cell table:formula="of:=IF([.A964]=&quot;down&quot;; [.B964]; IF([.A964]=&quot;up&quot;; -[.B964];0))" office:value-type="float" office:value="-1" calcext:value-type="float">
            <text:p>-1</text:p>
          </table:table-cell>
          <table:table-cell table:formula="of:=SUM([.$D$2:.D964])" office:value-type="float" office:value="857" calcext:value-type="float">
            <text:p>857</text:p>
          </table:table-cell>
          <table:table-cell table:formula="of:=IF([.A964] = &quot;forward&quot;; [.B964]*[.E96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65]=&quot;forward&quot;; [.B965])" office:value-type="float" office:value="0" calcext:value-type="float">
            <text:p>0</text:p>
          </table:table-cell>
          <table:table-cell table:formula="of:=IF([.A965]=&quot;down&quot;; [.B965]; IF([.A965]=&quot;up&quot;; -[.B965];0))" office:value-type="float" office:value="3" calcext:value-type="float">
            <text:p>3</text:p>
          </table:table-cell>
          <table:table-cell table:formula="of:=SUM([.$D$2:.D965])" office:value-type="float" office:value="860" calcext:value-type="float">
            <text:p>860</text:p>
          </table:table-cell>
          <table:table-cell table:formula="of:=IF([.A965] = &quot;forward&quot;; [.B965]*[.E96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66]=&quot;forward&quot;; [.B966])" office:value-type="float" office:value="0" calcext:value-type="float">
            <text:p>0</text:p>
          </table:table-cell>
          <table:table-cell table:formula="of:=IF([.A966]=&quot;down&quot;; [.B966]; IF([.A966]=&quot;up&quot;; -[.B966];0))" office:value-type="float" office:value="-6" calcext:value-type="float">
            <text:p>-6</text:p>
          </table:table-cell>
          <table:table-cell table:formula="of:=SUM([.$D$2:.D966])" office:value-type="float" office:value="854" calcext:value-type="float">
            <text:p>854</text:p>
          </table:table-cell>
          <table:table-cell table:formula="of:=IF([.A966] = &quot;forward&quot;; [.B966]*[.E96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4" calcext:value-type="float">
            <text:p>4</text:p>
          </table:table-cell>
          <table:table-cell table:formula="of:=IF([.A967]=&quot;forward&quot;; [.B967])" office:value-type="float" office:value="0" calcext:value-type="float">
            <text:p>0</text:p>
          </table:table-cell>
          <table:table-cell table:formula="of:=IF([.A967]=&quot;down&quot;; [.B967]; IF([.A967]=&quot;up&quot;; -[.B967];0))" office:value-type="float" office:value="4" calcext:value-type="float">
            <text:p>4</text:p>
          </table:table-cell>
          <table:table-cell table:formula="of:=SUM([.$D$2:.D967])" office:value-type="float" office:value="858" calcext:value-type="float">
            <text:p>858</text:p>
          </table:table-cell>
          <table:table-cell table:formula="of:=IF([.A967] = &quot;forward&quot;; [.B967]*[.E96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8" calcext:value-type="float">
            <text:p>8</text:p>
          </table:table-cell>
          <table:table-cell table:formula="of:=IF([.A968]=&quot;forward&quot;; [.B968])" office:value-type="float" office:value="8" calcext:value-type="float">
            <text:p>8</text:p>
          </table:table-cell>
          <table:table-cell table:formula="of:=IF([.A968]=&quot;down&quot;; [.B968]; IF([.A968]=&quot;up&quot;; -[.B968];0))" office:value-type="float" office:value="0" calcext:value-type="float">
            <text:p>0</text:p>
          </table:table-cell>
          <table:table-cell table:formula="of:=SUM([.$D$2:.D968])" office:value-type="float" office:value="858" calcext:value-type="float">
            <text:p>858</text:p>
          </table:table-cell>
          <table:table-cell table:formula="of:=IF([.A968] = &quot;forward&quot;; [.B968]*[.E968]; 0)" office:value-type="float" office:value="6864" calcext:value-type="float">
            <text:p>686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69]=&quot;forward&quot;; [.B969])" office:value-type="float" office:value="0" calcext:value-type="float">
            <text:p>0</text:p>
          </table:table-cell>
          <table:table-cell table:formula="of:=IF([.A969]=&quot;down&quot;; [.B969]; IF([.A969]=&quot;up&quot;; -[.B969];0))" office:value-type="float" office:value="2" calcext:value-type="float">
            <text:p>2</text:p>
          </table:table-cell>
          <table:table-cell table:formula="of:=SUM([.$D$2:.D969])" office:value-type="float" office:value="860" calcext:value-type="float">
            <text:p>860</text:p>
          </table:table-cell>
          <table:table-cell table:formula="of:=IF([.A969] = &quot;forward&quot;; [.B969]*[.E96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70]=&quot;forward&quot;; [.B970])" office:value-type="float" office:value="0" calcext:value-type="float">
            <text:p>0</text:p>
          </table:table-cell>
          <table:table-cell table:formula="of:=IF([.A970]=&quot;down&quot;; [.B970]; IF([.A970]=&quot;up&quot;; -[.B970];0))" office:value-type="float" office:value="2" calcext:value-type="float">
            <text:p>2</text:p>
          </table:table-cell>
          <table:table-cell table:formula="of:=SUM([.$D$2:.D970])" office:value-type="float" office:value="862" calcext:value-type="float">
            <text:p>862</text:p>
          </table:table-cell>
          <table:table-cell table:formula="of:=IF([.A970] = &quot;forward&quot;; [.B970]*[.E97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9" calcext:value-type="float">
            <text:p>9</text:p>
          </table:table-cell>
          <table:table-cell table:formula="of:=IF([.A971]=&quot;forward&quot;; [.B971])" office:value-type="float" office:value="0" calcext:value-type="float">
            <text:p>0</text:p>
          </table:table-cell>
          <table:table-cell table:formula="of:=IF([.A971]=&quot;down&quot;; [.B971]; IF([.A971]=&quot;up&quot;; -[.B971];0))" office:value-type="float" office:value="9" calcext:value-type="float">
            <text:p>9</text:p>
          </table:table-cell>
          <table:table-cell table:formula="of:=SUM([.$D$2:.D971])" office:value-type="float" office:value="871" calcext:value-type="float">
            <text:p>871</text:p>
          </table:table-cell>
          <table:table-cell table:formula="of:=IF([.A971] = &quot;forward&quot;; [.B971]*[.E97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9" calcext:value-type="float">
            <text:p>9</text:p>
          </table:table-cell>
          <table:table-cell table:formula="of:=IF([.A972]=&quot;forward&quot;; [.B972])" office:value-type="float" office:value="9" calcext:value-type="float">
            <text:p>9</text:p>
          </table:table-cell>
          <table:table-cell table:formula="of:=IF([.A972]=&quot;down&quot;; [.B972]; IF([.A972]=&quot;up&quot;; -[.B972];0))" office:value-type="float" office:value="0" calcext:value-type="float">
            <text:p>0</text:p>
          </table:table-cell>
          <table:table-cell table:formula="of:=SUM([.$D$2:.D972])" office:value-type="float" office:value="871" calcext:value-type="float">
            <text:p>871</text:p>
          </table:table-cell>
          <table:table-cell table:formula="of:=IF([.A972] = &quot;forward&quot;; [.B972]*[.E972]; 0)" office:value-type="float" office:value="7839" calcext:value-type="float">
            <text:p>7839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2" calcext:value-type="float">
            <text:p>2</text:p>
          </table:table-cell>
          <table:table-cell table:formula="of:=IF([.A973]=&quot;forward&quot;; [.B973])" office:value-type="float" office:value="2" calcext:value-type="float">
            <text:p>2</text:p>
          </table:table-cell>
          <table:table-cell table:formula="of:=IF([.A973]=&quot;down&quot;; [.B973]; IF([.A973]=&quot;up&quot;; -[.B973];0))" office:value-type="float" office:value="0" calcext:value-type="float">
            <text:p>0</text:p>
          </table:table-cell>
          <table:table-cell table:formula="of:=SUM([.$D$2:.D973])" office:value-type="float" office:value="871" calcext:value-type="float">
            <text:p>871</text:p>
          </table:table-cell>
          <table:table-cell table:formula="of:=IF([.A973] = &quot;forward&quot;; [.B973]*[.E973]; 0)"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74]=&quot;forward&quot;; [.B974])" office:value-type="float" office:value="0" calcext:value-type="float">
            <text:p>0</text:p>
          </table:table-cell>
          <table:table-cell table:formula="of:=IF([.A974]=&quot;down&quot;; [.B974]; IF([.A974]=&quot;up&quot;; -[.B974];0))" office:value-type="float" office:value="1" calcext:value-type="float">
            <text:p>1</text:p>
          </table:table-cell>
          <table:table-cell table:formula="of:=SUM([.$D$2:.D974])" office:value-type="float" office:value="872" calcext:value-type="float">
            <text:p>872</text:p>
          </table:table-cell>
          <table:table-cell table:formula="of:=IF([.A974] = &quot;forward&quot;; [.B974]*[.E97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75]=&quot;forward&quot;; [.B975])" office:value-type="float" office:value="6" calcext:value-type="float">
            <text:p>6</text:p>
          </table:table-cell>
          <table:table-cell table:formula="of:=IF([.A975]=&quot;down&quot;; [.B975]; IF([.A975]=&quot;up&quot;; -[.B975];0))" office:value-type="float" office:value="0" calcext:value-type="float">
            <text:p>0</text:p>
          </table:table-cell>
          <table:table-cell table:formula="of:=SUM([.$D$2:.D975])" office:value-type="float" office:value="872" calcext:value-type="float">
            <text:p>872</text:p>
          </table:table-cell>
          <table:table-cell table:formula="of:=IF([.A975] = &quot;forward&quot;; [.B975]*[.E975]; 0)"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76]=&quot;forward&quot;; [.B976])" office:value-type="float" office:value="0" calcext:value-type="float">
            <text:p>0</text:p>
          </table:table-cell>
          <table:table-cell table:formula="of:=IF([.A976]=&quot;down&quot;; [.B976]; IF([.A976]=&quot;up&quot;; -[.B976];0))" office:value-type="float" office:value="2" calcext:value-type="float">
            <text:p>2</text:p>
          </table:table-cell>
          <table:table-cell table:formula="of:=SUM([.$D$2:.D976])" office:value-type="float" office:value="874" calcext:value-type="float">
            <text:p>874</text:p>
          </table:table-cell>
          <table:table-cell table:formula="of:=IF([.A976] = &quot;forward&quot;; [.B976]*[.E97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77]=&quot;forward&quot;; [.B977])" office:value-type="float" office:value="0" calcext:value-type="float">
            <text:p>0</text:p>
          </table:table-cell>
          <table:table-cell table:formula="of:=IF([.A977]=&quot;down&quot;; [.B977]; IF([.A977]=&quot;up&quot;; -[.B977];0))" office:value-type="float" office:value="-4" calcext:value-type="float">
            <text:p>-4</text:p>
          </table:table-cell>
          <table:table-cell table:formula="of:=SUM([.$D$2:.D977])" office:value-type="float" office:value="870" calcext:value-type="float">
            <text:p>870</text:p>
          </table:table-cell>
          <table:table-cell table:formula="of:=IF([.A977] = &quot;forward&quot;; [.B977]*[.E97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78]=&quot;forward&quot;; [.B978])" office:value-type="float" office:value="0" calcext:value-type="float">
            <text:p>0</text:p>
          </table:table-cell>
          <table:table-cell table:formula="of:=IF([.A978]=&quot;down&quot;; [.B978]; IF([.A978]=&quot;up&quot;; -[.B978];0))" office:value-type="float" office:value="8" calcext:value-type="float">
            <text:p>8</text:p>
          </table:table-cell>
          <table:table-cell table:formula="of:=SUM([.$D$2:.D978])" office:value-type="float" office:value="878" calcext:value-type="float">
            <text:p>878</text:p>
          </table:table-cell>
          <table:table-cell table:formula="of:=IF([.A978] = &quot;forward&quot;; [.B978]*[.E97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79]=&quot;forward&quot;; [.B979])" office:value-type="float" office:value="0" calcext:value-type="float">
            <text:p>0</text:p>
          </table:table-cell>
          <table:table-cell table:formula="of:=IF([.A979]=&quot;down&quot;; [.B979]; IF([.A979]=&quot;up&quot;; -[.B979];0))" office:value-type="float" office:value="-4" calcext:value-type="float">
            <text:p>-4</text:p>
          </table:table-cell>
          <table:table-cell table:formula="of:=SUM([.$D$2:.D979])" office:value-type="float" office:value="874" calcext:value-type="float">
            <text:p>874</text:p>
          </table:table-cell>
          <table:table-cell table:formula="of:=IF([.A979] = &quot;forward&quot;; [.B979]*[.E97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6" calcext:value-type="float">
            <text:p>6</text:p>
          </table:table-cell>
          <table:table-cell table:formula="of:=IF([.A980]=&quot;forward&quot;; [.B980])" office:value-type="float" office:value="0" calcext:value-type="float">
            <text:p>0</text:p>
          </table:table-cell>
          <table:table-cell table:formula="of:=IF([.A980]=&quot;down&quot;; [.B980]; IF([.A980]=&quot;up&quot;; -[.B980];0))" office:value-type="float" office:value="6" calcext:value-type="float">
            <text:p>6</text:p>
          </table:table-cell>
          <table:table-cell table:formula="of:=SUM([.$D$2:.D980])" office:value-type="float" office:value="880" calcext:value-type="float">
            <text:p>880</text:p>
          </table:table-cell>
          <table:table-cell table:formula="of:=IF([.A980] = &quot;forward&quot;; [.B980]*[.E980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2" calcext:value-type="float">
            <text:p>2</text:p>
          </table:table-cell>
          <table:table-cell table:formula="of:=IF([.A981]=&quot;forward&quot;; [.B981])" office:value-type="float" office:value="0" calcext:value-type="float">
            <text:p>0</text:p>
          </table:table-cell>
          <table:table-cell table:formula="of:=IF([.A981]=&quot;down&quot;; [.B981]; IF([.A981]=&quot;up&quot;; -[.B981];0))" office:value-type="float" office:value="2" calcext:value-type="float">
            <text:p>2</text:p>
          </table:table-cell>
          <table:table-cell table:formula="of:=SUM([.$D$2:.D981])" office:value-type="float" office:value="882" calcext:value-type="float">
            <text:p>882</text:p>
          </table:table-cell>
          <table:table-cell table:formula="of:=IF([.A981] = &quot;forward&quot;; [.B981]*[.E981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82]=&quot;forward&quot;; [.B982])" office:value-type="float" office:value="7" calcext:value-type="float">
            <text:p>7</text:p>
          </table:table-cell>
          <table:table-cell table:formula="of:=IF([.A982]=&quot;down&quot;; [.B982]; IF([.A982]=&quot;up&quot;; -[.B982];0))" office:value-type="float" office:value="0" calcext:value-type="float">
            <text:p>0</text:p>
          </table:table-cell>
          <table:table-cell table:formula="of:=SUM([.$D$2:.D982])" office:value-type="float" office:value="882" calcext:value-type="float">
            <text:p>882</text:p>
          </table:table-cell>
          <table:table-cell table:formula="of:=IF([.A982] = &quot;forward&quot;; [.B982]*[.E982]; 0)" office:value-type="float" office:value="6174" calcext:value-type="float">
            <text:p>6174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3" calcext:value-type="float">
            <text:p>3</text:p>
          </table:table-cell>
          <table:table-cell table:formula="of:=IF([.A983]=&quot;forward&quot;; [.B983])" office:value-type="float" office:value="0" calcext:value-type="float">
            <text:p>0</text:p>
          </table:table-cell>
          <table:table-cell table:formula="of:=IF([.A983]=&quot;down&quot;; [.B983]; IF([.A983]=&quot;up&quot;; -[.B983];0))" office:value-type="float" office:value="3" calcext:value-type="float">
            <text:p>3</text:p>
          </table:table-cell>
          <table:table-cell table:formula="of:=SUM([.$D$2:.D983])" office:value-type="float" office:value="885" calcext:value-type="float">
            <text:p>885</text:p>
          </table:table-cell>
          <table:table-cell table:formula="of:=IF([.A983] = &quot;forward&quot;; [.B983]*[.E98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table:formula="of:=IF([.A984]=&quot;forward&quot;; [.B984])" office:value-type="float" office:value="0" calcext:value-type="float">
            <text:p>0</text:p>
          </table:table-cell>
          <table:table-cell table:formula="of:=IF([.A984]=&quot;down&quot;; [.B984]; IF([.A984]=&quot;up&quot;; -[.B984];0))" office:value-type="float" office:value="-3" calcext:value-type="float">
            <text:p>-3</text:p>
          </table:table-cell>
          <table:table-cell table:formula="of:=SUM([.$D$2:.D984])" office:value-type="float" office:value="882" calcext:value-type="float">
            <text:p>882</text:p>
          </table:table-cell>
          <table:table-cell table:formula="of:=IF([.A984] = &quot;forward&quot;; [.B984]*[.E98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formula="of:=IF([.A985]=&quot;forward&quot;; [.B985])" office:value-type="float" office:value="1" calcext:value-type="float">
            <text:p>1</text:p>
          </table:table-cell>
          <table:table-cell table:formula="of:=IF([.A985]=&quot;down&quot;; [.B985]; IF([.A985]=&quot;up&quot;; -[.B985];0))" office:value-type="float" office:value="0" calcext:value-type="float">
            <text:p>0</text:p>
          </table:table-cell>
          <table:table-cell table:formula="of:=SUM([.$D$2:.D985])" office:value-type="float" office:value="882" calcext:value-type="float">
            <text:p>882</text:p>
          </table:table-cell>
          <table:table-cell table:formula="of:=IF([.A985] = &quot;forward&quot;; [.B985]*[.E985]; 0)"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table:formula="of:=IF([.A986]=&quot;forward&quot;; [.B986])" office:value-type="float" office:value="0" calcext:value-type="float">
            <text:p>0</text:p>
          </table:table-cell>
          <table:table-cell table:formula="of:=IF([.A986]=&quot;down&quot;; [.B986]; IF([.A986]=&quot;up&quot;; -[.B986];0))" office:value-type="float" office:value="-4" calcext:value-type="float">
            <text:p>-4</text:p>
          </table:table-cell>
          <table:table-cell table:formula="of:=SUM([.$D$2:.D986])" office:value-type="float" office:value="878" calcext:value-type="float">
            <text:p>878</text:p>
          </table:table-cell>
          <table:table-cell table:formula="of:=IF([.A986] = &quot;forward&quot;; [.B986]*[.E98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5" calcext:value-type="float">
            <text:p>5</text:p>
          </table:table-cell>
          <table:table-cell table:formula="of:=IF([.A987]=&quot;forward&quot;; [.B987])" office:value-type="float" office:value="5" calcext:value-type="float">
            <text:p>5</text:p>
          </table:table-cell>
          <table:table-cell table:formula="of:=IF([.A987]=&quot;down&quot;; [.B987]; IF([.A987]=&quot;up&quot;; -[.B987];0))" office:value-type="float" office:value="0" calcext:value-type="float">
            <text:p>0</text:p>
          </table:table-cell>
          <table:table-cell table:formula="of:=SUM([.$D$2:.D987])" office:value-type="float" office:value="878" calcext:value-type="float">
            <text:p>878</text:p>
          </table:table-cell>
          <table:table-cell table:formula="of:=IF([.A987] = &quot;forward&quot;; [.B987]*[.E987]; 0)" office:value-type="float" office:value="4390" calcext:value-type="float">
            <text:p>439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88]=&quot;forward&quot;; [.B988])" office:value-type="float" office:value="0" calcext:value-type="float">
            <text:p>0</text:p>
          </table:table-cell>
          <table:table-cell table:formula="of:=IF([.A988]=&quot;down&quot;; [.B988]; IF([.A988]=&quot;up&quot;; -[.B988];0))" office:value-type="float" office:value="7" calcext:value-type="float">
            <text:p>7</text:p>
          </table:table-cell>
          <table:table-cell table:formula="of:=SUM([.$D$2:.D988])" office:value-type="float" office:value="885" calcext:value-type="float">
            <text:p>885</text:p>
          </table:table-cell>
          <table:table-cell table:formula="of:=IF([.A988] = &quot;forward&quot;; [.B988]*[.E988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formula="of:=IF([.A989]=&quot;forward&quot;; [.B989])" office:value-type="float" office:value="0" calcext:value-type="float">
            <text:p>0</text:p>
          </table:table-cell>
          <table:table-cell table:formula="of:=IF([.A989]=&quot;down&quot;; [.B989]; IF([.A989]=&quot;up&quot;; -[.B989];0))" office:value-type="float" office:value="8" calcext:value-type="float">
            <text:p>8</text:p>
          </table:table-cell>
          <table:table-cell table:formula="of:=SUM([.$D$2:.D989])" office:value-type="float" office:value="893" calcext:value-type="float">
            <text:p>893</text:p>
          </table:table-cell>
          <table:table-cell table:formula="of:=IF([.A989] = &quot;forward&quot;; [.B989]*[.E989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990]=&quot;forward&quot;; [.B990])" office:value-type="float" office:value="7" calcext:value-type="float">
            <text:p>7</text:p>
          </table:table-cell>
          <table:table-cell table:formula="of:=IF([.A990]=&quot;down&quot;; [.B990]; IF([.A990]=&quot;up&quot;; -[.B990];0))" office:value-type="float" office:value="0" calcext:value-type="float">
            <text:p>0</text:p>
          </table:table-cell>
          <table:table-cell table:formula="of:=SUM([.$D$2:.D990])" office:value-type="float" office:value="893" calcext:value-type="float">
            <text:p>893</text:p>
          </table:table-cell>
          <table:table-cell table:formula="of:=IF([.A990] = &quot;forward&quot;; [.B990]*[.E990]; 0)" office:value-type="float" office:value="6251" calcext:value-type="float">
            <text:p>6251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91]=&quot;forward&quot;; [.B991])" office:value-type="float" office:value="3" calcext:value-type="float">
            <text:p>3</text:p>
          </table:table-cell>
          <table:table-cell table:formula="of:=IF([.A991]=&quot;down&quot;; [.B991]; IF([.A991]=&quot;up&quot;; -[.B991];0))" office:value-type="float" office:value="0" calcext:value-type="float">
            <text:p>0</text:p>
          </table:table-cell>
          <table:table-cell table:formula="of:=SUM([.$D$2:.D991])" office:value-type="float" office:value="893" calcext:value-type="float">
            <text:p>893</text:p>
          </table:table-cell>
          <table:table-cell table:formula="of:=IF([.A991] = &quot;forward&quot;; [.B991]*[.E991]; 0)"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5" calcext:value-type="float">
            <text:p>5</text:p>
          </table:table-cell>
          <table:table-cell table:formula="of:=IF([.A992]=&quot;forward&quot;; [.B992])" office:value-type="float" office:value="0" calcext:value-type="float">
            <text:p>0</text:p>
          </table:table-cell>
          <table:table-cell table:formula="of:=IF([.A992]=&quot;down&quot;; [.B992]; IF([.A992]=&quot;up&quot;; -[.B992];0))" office:value-type="float" office:value="5" calcext:value-type="float">
            <text:p>5</text:p>
          </table:table-cell>
          <table:table-cell table:formula="of:=SUM([.$D$2:.D992])" office:value-type="float" office:value="898" calcext:value-type="float">
            <text:p>898</text:p>
          </table:table-cell>
          <table:table-cell table:formula="of:=IF([.A992] = &quot;forward&quot;; [.B992]*[.E992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table:formula="of:=IF([.A993]=&quot;forward&quot;; [.B993])" office:value-type="float" office:value="0" calcext:value-type="float">
            <text:p>0</text:p>
          </table:table-cell>
          <table:table-cell table:formula="of:=IF([.A993]=&quot;down&quot;; [.B993]; IF([.A993]=&quot;up&quot;; -[.B993];0))" office:value-type="float" office:value="-6" calcext:value-type="float">
            <text:p>-6</text:p>
          </table:table-cell>
          <table:table-cell table:formula="of:=SUM([.$D$2:.D993])" office:value-type="float" office:value="892" calcext:value-type="float">
            <text:p>892</text:p>
          </table:table-cell>
          <table:table-cell table:formula="of:=IF([.A993] = &quot;forward&quot;; [.B993]*[.E993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7" calcext:value-type="float">
            <text:p>7</text:p>
          </table:table-cell>
          <table:table-cell table:formula="of:=IF([.A994]=&quot;forward&quot;; [.B994])" office:value-type="float" office:value="0" calcext:value-type="float">
            <text:p>0</text:p>
          </table:table-cell>
          <table:table-cell table:formula="of:=IF([.A994]=&quot;down&quot;; [.B994]; IF([.A994]=&quot;up&quot;; -[.B994];0))" office:value-type="float" office:value="7" calcext:value-type="float">
            <text:p>7</text:p>
          </table:table-cell>
          <table:table-cell table:formula="of:=SUM([.$D$2:.D994])" office:value-type="float" office:value="899" calcext:value-type="float">
            <text:p>899</text:p>
          </table:table-cell>
          <table:table-cell table:formula="of:=IF([.A994] = &quot;forward&quot;; [.B994]*[.E994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95]=&quot;forward&quot;; [.B995])" office:value-type="float" office:value="0" calcext:value-type="float">
            <text:p>0</text:p>
          </table:table-cell>
          <table:table-cell table:formula="of:=IF([.A995]=&quot;down&quot;; [.B995]; IF([.A995]=&quot;up&quot;; -[.B995];0))" office:value-type="float" office:value="1" calcext:value-type="float">
            <text:p>1</text:p>
          </table:table-cell>
          <table:table-cell table:formula="of:=SUM([.$D$2:.D995])" office:value-type="float" office:value="900" calcext:value-type="float">
            <text:p>900</text:p>
          </table:table-cell>
          <table:table-cell table:formula="of:=IF([.A995] = &quot;forward&quot;; [.B995]*[.E995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table:formula="of:=IF([.A996]=&quot;forward&quot;; [.B996])" office:value-type="float" office:value="0" calcext:value-type="float">
            <text:p>0</text:p>
          </table:table-cell>
          <table:table-cell table:formula="of:=IF([.A996]=&quot;down&quot;; [.B996]; IF([.A996]=&quot;up&quot;; -[.B996];0))" office:value-type="float" office:value="-7" calcext:value-type="float">
            <text:p>-7</text:p>
          </table:table-cell>
          <table:table-cell table:formula="of:=SUM([.$D$2:.D996])" office:value-type="float" office:value="893" calcext:value-type="float">
            <text:p>893</text:p>
          </table:table-cell>
          <table:table-cell table:formula="of:=IF([.A996] = &quot;forward&quot;; [.B996]*[.E996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table:formula="of:=IF([.A997]=&quot;forward&quot;; [.B997])" office:value-type="float" office:value="0" calcext:value-type="float">
            <text:p>0</text:p>
          </table:table-cell>
          <table:table-cell table:formula="of:=IF([.A997]=&quot;down&quot;; [.B997]; IF([.A997]=&quot;up&quot;; -[.B997];0))" office:value-type="float" office:value="1" calcext:value-type="float">
            <text:p>1</text:p>
          </table:table-cell>
          <table:table-cell table:formula="of:=SUM([.$D$2:.D997])" office:value-type="float" office:value="894" calcext:value-type="float">
            <text:p>894</text:p>
          </table:table-cell>
          <table:table-cell table:formula="of:=IF([.A997] = &quot;forward&quot;; [.B997]*[.E997]; 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table:formula="of:=IF([.A998]=&quot;forward&quot;; [.B998])" office:value-type="float" office:value="6" calcext:value-type="float">
            <text:p>6</text:p>
          </table:table-cell>
          <table:table-cell table:formula="of:=IF([.A998]=&quot;down&quot;; [.B998]; IF([.A998]=&quot;up&quot;; -[.B998];0))" office:value-type="float" office:value="0" calcext:value-type="float">
            <text:p>0</text:p>
          </table:table-cell>
          <table:table-cell table:formula="of:=SUM([.$D$2:.D998])" office:value-type="float" office:value="894" calcext:value-type="float">
            <text:p>894</text:p>
          </table:table-cell>
          <table:table-cell table:formula="of:=IF([.A998] = &quot;forward&quot;; [.B998]*[.E998]; 0)"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999]=&quot;forward&quot;; [.B999])" office:value-type="float" office:value="3" calcext:value-type="float">
            <text:p>3</text:p>
          </table:table-cell>
          <table:table-cell table:formula="of:=IF([.A999]=&quot;down&quot;; [.B999]; IF([.A999]=&quot;up&quot;; -[.B999];0))" office:value-type="float" office:value="0" calcext:value-type="float">
            <text:p>0</text:p>
          </table:table-cell>
          <table:table-cell table:formula="of:=SUM([.$D$2:.D999])" office:value-type="float" office:value="894" calcext:value-type="float">
            <text:p>894</text:p>
          </table:table-cell>
          <table:table-cell table:formula="of:=IF([.A999] = &quot;forward&quot;; [.B999]*[.E999]; 0)"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table:formula="of:=IF([.A1000]=&quot;forward&quot;; [.B1000])" office:value-type="float" office:value="3" calcext:value-type="float">
            <text:p>3</text:p>
          </table:table-cell>
          <table:table-cell table:formula="of:=IF([.A1000]=&quot;down&quot;; [.B1000]; IF([.A1000]=&quot;up&quot;; -[.B1000];0))" office:value-type="float" office:value="0" calcext:value-type="float">
            <text:p>0</text:p>
          </table:table-cell>
          <table:table-cell table:formula="of:=SUM([.$D$2:.D1000])" office:value-type="float" office:value="894" calcext:value-type="float">
            <text:p>894</text:p>
          </table:table-cell>
          <table:table-cell table:formula="of:=IF([.A1000] = &quot;forward&quot;; [.B1000]*[.E1000]; 0)"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7" calcext:value-type="float">
            <text:p>7</text:p>
          </table:table-cell>
          <table:table-cell table:formula="of:=IF([.A1001]=&quot;forward&quot;; [.B1001])" office:value-type="float" office:value="7" calcext:value-type="float">
            <text:p>7</text:p>
          </table:table-cell>
          <table:table-cell table:formula="of:=IF([.A1001]=&quot;down&quot;; [.B1001]; IF([.A1001]=&quot;up&quot;; -[.B1001];0))" office:value-type="float" office:value="0" calcext:value-type="float">
            <text:p>0</text:p>
          </table:table-cell>
          <table:table-cell table:formula="of:=SUM([.$D$2:.D1001])" office:value-type="float" office:value="894" calcext:value-type="float">
            <text:p>894</text:p>
          </table:table-cell>
          <table:table-cell table:formula="of:=IF([.A1001] = &quot;forward&quot;; [.B1001]*[.E1001]; 0)" office:value-type="float" office:value="6258" calcext:value-type="float">
            <text:p>6258</text:p>
          </table:table-cell>
        </table:table-row>
        <table:table-row table:style-name="ro1">
          <table:table-cell table:number-columns-repeated="2"/>
          <table:table-cell table:formula="of:=SUM([.C2:.C1001])" office:value-type="float" office:value="1857" calcext:value-type="float">
            <text:p>1857</text:p>
          </table:table-cell>
          <table:table-cell table:formula="of:=SUM([.D2:.D1001])" office:value-type="float" office:value="894" calcext:value-type="float">
            <text:p>894</text:p>
          </table:table-cell>
          <table:table-cell/>
          <table:table-cell table:formula="of:=SUM([.F2:.F1001])" office:value-type="float" office:value="864078" calcext:value-type="float">
            <text:p>8640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t1</text:p>
          </table:table-cell>
          <table:table-cell table:formula="of:=[.C1002]*[.D1002]" office:value-type="float" office:value="1660158" calcext:value-type="float">
            <text:p>166015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rt2</text:p>
          </table:table-cell>
          <table:table-cell table:formula="of:=[.C1002]*[.F1002]" office:value-type="float" office:value="1604592846" calcext:value-type="float">
            <text:p>16045928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5T18:13:47.025880894</dc:date>
    <dc:creator>ams</dc:creator>
    <meta:editing-duration>PT21M17S</meta:editing-duration>
    <meta:editing-cycles>2</meta:editing-cycles>
    <meta:generator>LibreOffice/7.2.3.2$Linux_X86_64 LibreOffice_project/20$Build-2</meta:generator>
    <meta:document-statistic meta:table-count="1" meta:cell-count="6013" meta:object-count="0"/>
  </office:meta>
</office:document-meta>
</file>